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_3c_p_3e_">
      <style:paragraph-properties fo:margin-left="0cm" fo:margin-right="0cm" fo:text-indent="0cm" style:auto-text-indent="false"/>
    </style:style>
    <style:style style:name="P2" style:family="paragraph" style:parent-style-name="_3c_p_3e_">
      <style:paragraph-properties fo:margin-left="0cm" fo:margin-right="0cm" fo:text-indent="0cm" style:auto-text-indent="false">
        <style:drop-cap style:lines="3"/>
      </style:paragraph-properties>
    </style:style>
    <style:style style:name="P3" style:family="paragraph" style:parent-style-name="_3c_p_3e_">
      <style:paragraph-properties fo:margin-left="0cm" fo:margin-right="0cm" fo:text-indent="0cm" style:auto-text-indent="false">
        <style:drop-cap/>
      </style:paragraph-properties>
    </style:style>
    <style:style style:name="P4" style:family="paragraph" style:parent-style-name="_3c_p_3e_">
      <style:paragraph-properties fo:margin-left="0cm" fo:margin-right="0cm" fo:text-align="center" style:justify-single-word="false" fo:text-indent="0cm" style:auto-text-indent="false"/>
    </style:style>
    <style:style style:name="P5" style:family="paragraph" style:parent-style-name="_3c_p_3e_">
      <style:paragraph-properties fo:margin-left="0cm" fo:margin-right="0cm" fo:text-align="center" style:justify-single-word="false" fo:text-indent="0cm" style:auto-text-indent="false">
        <style:drop-cap/>
      </style:paragraph-properties>
    </style:style>
    <style:style style:name="P6" style:family="paragraph" style:parent-style-name="_3c_p_3e_">
      <style:paragraph-properties fo:margin-left="0cm" fo:margin-right="0cm" fo:text-align="start" style:justify-single-word="false" fo:text-indent="0cm" style:auto-text-indent="false">
        <style:drop-cap/>
      </style:paragraph-properties>
    </style:style>
    <style:style style:name="P7" style:family="paragraph" style:parent-style-name="_3c_p_3e_">
      <style:paragraph-properties fo:margin-left="0cm" fo:margin-right="0cm" fo:text-indent="0cm" style:auto-text-indent="false">
        <style:drop-cap style:lines="3"/>
      </style:paragraph-properties>
      <style:text-properties fo:background-color="transparent"/>
    </style:style>
    <style:style style:name="P8" style:family="paragraph" style:parent-style-name="Standard">
      <style:paragraph-properties fo:margin-left="0cm" fo:margin-right="0cm" fo:text-indent="0cm" style:auto-text-indent="false"/>
    </style:style>
    <style:style style:name="P9" style:family="paragraph" style:parent-style-name="_3c_p_3e_">
      <style:paragraph-properties fo:margin-left="0cm" fo:margin-right="0cm" fo:margin-top="0cm" fo:margin-bottom="0cm" loext:contextual-spacing="false" fo:line-height="100%" fo:text-indent="0cm" style:auto-text-indent="false">
        <style:drop-cap/>
      </style:paragraph-properties>
      <style:text-properties fo:font-size="12pt" style:font-size-asian="12pt" style:font-size-complex="12pt"/>
    </style:style>
    <style:style style:name="P10" style:family="paragraph" style:parent-style-name="Normal">
      <style:paragraph-properties fo:text-align="center" style:justify-single-word="false"/>
    </style:style>
    <style:style style:name="P11" style:family="paragraph" style:parent-style-name="_3c_term_3e_">
      <style:text-properties style:use-window-font-color="true" fo:language="en" fo:country="US" fo:background-color="transparent"/>
    </style:style>
    <style:style style:name="P12" style:family="paragraph" style:parent-style-name="_3c_term_3e_">
      <style:text-properties style:use-window-font-color="true" fo:background-color="transparent"/>
    </style:style>
    <style:style style:name="P13" style:family="paragraph" style:parent-style-name="Standard">
      <style:text-properties officeooo:paragraph-rsid="0025c054"/>
    </style:style>
    <style:style style:name="P14" style:family="paragraph" style:parent-style-name="Heading_20_2">
      <style:paragraph-properties fo:text-align="center" style:justify-single-word="false"/>
    </style:style>
    <style:style style:name="P15" style:family="paragraph" style:parent-style-name="Heading_20_2">
      <style:paragraph-properties fo:text-align="start" style:justify-single-word="false"/>
    </style:style>
    <style:style style:name="P16" style:family="paragraph" style:parent-style-name="_3c_term_3e_" style:master-page-name="MP0">
      <style:paragraph-properties style:page-number="auto" fo:break-before="page"/>
      <style:text-properties style:use-window-font-color="true" fo:language="en" fo:country="US" fo:background-color="transparent"/>
    </style:style>
    <style:style style:name="P17" style:family="paragraph" style:parent-style-name="_3c_Pagedetitre_5f_sous-titre_3e_" style:list-style-name="L1">
      <style:text-properties style:use-window-font-color="true" fo:background-color="transparent"/>
    </style:style>
    <style:style style:name="P18" style:family="paragraph" style:parent-style-name="Heading_20_1">
      <style:paragraph-properties fo:text-align="center" style:justify-single-word="false"/>
    </style:style>
    <style:style style:name="P19" style:family="paragraph" style:parent-style-name="Heading_20_1">
      <style:paragraph-properties fo:text-align="center" style:justify-single-word="false"/>
      <style:text-properties fo:background-color="#ffff00"/>
    </style:style>
    <style:style style:name="P20" style:family="paragraph" style:parent-style-name="Heading_20_3">
      <style:paragraph-properties fo:text-align="center" style:justify-single-word="false"/>
    </style:style>
    <style:style style:name="P21" style:family="paragraph" style:parent-style-name="Heading_20_3">
      <style:paragraph-properties fo:text-align="center" style:justify-single-word="false"/>
      <style:text-properties officeooo:paragraph-rsid="0020b370"/>
    </style:style>
    <style:style style:name="P22" style:family="paragraph" style:parent-style-name="Heading_20_3">
      <style:paragraph-properties fo:text-align="center" style:justify-single-word="false"/>
      <style:text-properties officeooo:paragraph-rsid="0021dd2a"/>
    </style:style>
    <style:style style:name="P23" style:family="paragraph" style:parent-style-name="Heading_20_3">
      <style:paragraph-properties fo:text-align="center" style:justify-single-word="false"/>
      <style:text-properties officeooo:paragraph-rsid="0020b370" fo:background-color="transparent"/>
    </style:style>
    <style:style style:name="P24" style:family="paragraph" style:parent-style-name="Heading_20_3">
      <style:paragraph-properties fo:text-align="center" style:justify-single-word="false"/>
      <style:text-properties fo:font-style="normal" officeooo:paragraph-rsid="0021dd2a" style:font-style-asian="normal" style:font-style-complex="normal"/>
    </style:style>
    <style:style style:name="T1" style:family="text">
      <style:text-properties style:font-name="Times New Roman" fo:font-size="12pt" style:text-underline-style="none" fo:font-weight="normal"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2" style:family="text">
      <style:text-properties fo:font-variant="small-caps"/>
    </style:style>
    <style:style style:name="T3" style:family="text">
      <style:text-properties style:text-position="super 67%"/>
    </style:style>
    <style:style style:name="T4" style:family="text">
      <style:text-properties style:font-name="Arial" style:font-name-complex="Arial"/>
    </style:style>
    <style:style style:name="T5" style:family="text">
      <style:text-properties fo:background-color="#ffff00" loext:char-shading-value="0"/>
    </style:style>
    <style:style style:name="T6" style:family="text">
      <style:text-properties style:text-position="super 58%"/>
    </style:style>
    <style:style style:name="T7" style:family="text">
      <style:text-properties style:text-position="super 58%" fo:background-color="#ffff00" loext:char-shading-value="0"/>
    </style:style>
    <style:style style:name="T8" style:family="text">
      <style:text-properties style:text-position="super 58%" style:text-underline-style="none"/>
    </style:style>
    <style:style style:name="T9"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1" style:family="text">
      <style:text-properties style:use-window-font-color="true"/>
    </style:style>
    <style:style style:name="T12" style:family="text">
      <style:text-properties style:use-window-font-color="true" fo:background-color="transparent" loext:char-shading-value="0"/>
    </style:style>
    <style:style style:name="T13" style:family="text">
      <style:text-properties style:use-window-font-color="true" fo:font-style="italic" fo:background-color="transparent" loext:char-shading-value="0" style:font-style-asian="italic" style:font-style-complex="italic"/>
    </style:style>
    <style:style style:name="T14" style:family="text">
      <style:text-properties fo:background-color="transparent" loext:char-shading-value="0"/>
    </style:style>
    <style:style style:name="T15" style:family="text">
      <style:text-properties fo:background-color="#00ccff" loext:char-shading-value="0"/>
    </style:style>
    <style:style style:name="T16" style:family="text">
      <style:text-properties officeooo:rsid="001a513c"/>
    </style:style>
    <style:style style:name="T17" style:family="text">
      <style:text-properties officeooo:rsid="002889ca"/>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itle : Les Fascetieux devitz de cent nouvelles, nouvelles, tres récréatives et frt exemplaires pour resveiller les bons espritz Francoys, veuz et remis en leur naturel, par le seigneur de la Motte Roullant Lyonnois, hommes tres docte &amp; bien renommé</text:p>
      <text:p text:style-name="P11">author : La Motte Roullant (15..-15..)</text:p>
      <text:p text:style-name="P11">publisher : Sorbonne Université LABEX OBVIL</text:p>
      <text:p text:style-name="P11">issued : 2019</text:p>
      <text:p text:style-name="P11">idno : http://http://obvil.sorbonne-universite.site/corpus/faceties/<text:span text:style-name="T5">la-motte-roullant_fascetieux-devitz-des-cent-nouvelles_1549</text:span></text:p>
      <text:p text:style-name="P12">source : La Motte Roullant (15..-15..), Les Fascetieux devitz de cent nouvelles, nouvelles, tres récréatives et frt exemplaires pour resveiller les bons espritz Francoys, veuz et remis en leur naturel, par le seigneur de la Motte Roullant Lyonnois, hommes tres docte &amp; bien renommé, Paris, Jehan Real 1549. <text:span text:style-name="T5">cote</text:span></text:p>
      <text:p text:style-name="P12">created : 1549</text:p>
      <text:p text:style-name="P12">langue : moyen-français</text:p>
      <text:p text:style-name="P12">lieu : [premier lieu où se passe la narration]</text:p>
      <text:p text:style-name="_3c_term_3e_"><text:span text:style-name="T12">lieu : [deuxième lieu </text:span><text:span text:style-name="Police_20_par_20_défaut"><text:span text:style-name="T13">etc</text:span></text:span><text:span text:style-name="T12">]</text:span></text:p>
      <text:p text:style-name="P12">personnage : [premier personnage, soit nom + fonction, soit nom, soit fonction (drapière, bourgeois, curé)]</text:p>
      <text:p text:style-name="_3c_term_3e_"><text:span text:style-name="T12">personnage : [deuxième personnage, </text:span><text:span text:style-name="Police_20_par_20_défaut"><text:span text:style-name="T13">etc.</text:span></text:span><text:span text:style-name="T12">]</text:span></text:p>
      <text:p text:style-name="P13">&lt;front&gt;</text:p>
      <text:p text:style-name="Standard"><text:span text:style-name="_3c_pb_3e_">[f. a1r]</text:span></text:p>
      <text:p text:style-name="_3c_Pagedetitre_5f_titre_3e_">❧ Les Fascetieux</text:p>
      <text:p text:style-name="_3c_Pagedetitre_5f_titre_3e_"><text:span text:style-name="Majuscule">devitz des cent nov</text:span>%</text:p>
      <text:p text:style-name="_3c_Pagedetitre_5f_titre_3e_"><text:span text:style-name="Majuscule">velles, novvelles, tres</text:span></text:p>
      <text:p text:style-name="_3c_Pagedetitre_5f_titre_3e_">recreatives et fort</text:p>
      <text:p text:style-name="_3c_Pagedetitre_5f_titre_3e_"><text:soft-page-break/>exem2010<text:line-break/>plaires pour resueiller les bons espritz Francoys,<text:line-break/>veuz &amp; remis en leur naturel, par le seigneur de la<text:line-break/>Motte Roullant Lyonnois, homme tresdocte &amp; bien<text:line-break/>renommé.</text:p>
      <text:p text:style-name="_3c_figure_3e_">&lt;ATTimage&gt;</text:p>
      <text:p text:style-name="_3c_Pagedetitre_5f_sous-titre_3e_">Auec priuilege du Roy.</text:p>
      <text:p text:style-name="_3c_Pagedetitre_5f_sous-titre_3e_">On les vend à Paris en la rue du Meurier à l'ymage<text:line-break/>saincte Geneuiefue par Ichan Real.</text:p>
      <text:p text:style-name="_3c_Pagedetitre_5f_sous-titre_3e_">1549.</text:p>
      <text:list xml:id="list2575489966" text:style-name="L1">
        <text:list-header>
          <text:p text:style-name="P17"/>
        </text:list-header>
      </text:list>
      <text:p text:style-name="P8"><text:soft-page-break/>&lt;/front&gt;</text:p>
      <text:p text:style-name="_3c_Pagedetitre_5f_sous-titre_3e_"/>
      <text:p text:style-name="P1"><text:span text:style-name="_3c_pb_3e_">[f. a1v]</text:span></text:p>
      <text:h text:style-name="Heading_20_3" text:outline-level="3"><text:span text:style-name="dedicace">Dédicace</text:span></text:h>
      <text:p text:style-name="P2"><text:span text:style-name="lettrine6">H</text:span><text:span text:style-name="Police_20_par_20_défaut"><text:span text:style-name="T2">enry</text:span></text:span> par la grace de Dieu<text:line-break/>Roy de France, au preuost de Paris,<text:line-break/>Baillyf de Rouen, Seneschal de Lyõ<text:line-break/>&amp; de Thoulouze, &amp; à tous noz au2010<text:line-break/>tres iusticiers &amp; officiers de nostre<text:line-break/>royaulme, ou leurs lieutenans. Salut<text:line-break/>&amp; dilection. Receue auons l'humble supplication de<text:line-break/>nostre cher, &amp; bien amé Iehan Real, imprimeur de no2010<text:line-break/>stre ville de Paris, lequel nous à faict dire &amp; remon2010<text:line-break/>strer, que puis peu de temps enca, il à faict reuoir, cor2010<text:line-break/>riger &amp; adiouster les fascetieux deuitz des cent nou2010<text:line-break/>uelles, nouuelles, liure plaisant &amp; recreatif, &amp; auquel<text:line-break/>plusieurs pourroient prendre recreation, pour lequel<text:line-break/>liure mettre en impression à conuenu &amp; conuiẽt ex2010<text:line-break/>poser au dict suppliant grandes somme de deniers, &amp;<text:line-break/>doubte ledict suppliant que si tost qu'il metteroit en<text:line-break/>lumiere ledict liure imprimé, que plusieurs autres im2010<text:line-break/>primeurs de nostre royaulme s'efforsassẽt sur les cop%<text:line-break/>pies dudict liure faire imprimer icelluy liure. Enquoy<text:line-break/>faisant seroit grande perte &amp; destruction au dict sup2010<text:line-break/>pliant, lequel comme dict est, à pour ceste cause faict<text:line-break/>&amp; exposé grande partie de son bien, par<text:span text:style-name="erreurTypo"> </text:span>quoy il nous à<text:line-break/>humblement faict supplier, &amp; requerir que luy vueil2010<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2010<text:line-break/>mettõs faire imprimer ledict liure nommé &amp; appellé<text:line-break/>les fascetieux deuitz des cent nouuelles, nouuelles, re2010<text:line-break/><text:span text:style-name="_3c_pb_3e_">[f. a2r]<text:line-break/></text:span>ueu &amp; corrigé, &amp; exposer en vente dedans le terme de<text:line-break/>cinq ans prochains venans, à comp<text:span text:style-name="erreurTypo">r</text:span><text:span text:style-name="correctionTypo">t</text:span>er du iour &amp; date<text:line-break/>de ces presentes, sans ce qu'il soit loysible à aucun li2010<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2010<text:line-break/>lay dessusdict, sur peine de cõfiscation desdictz liures<text:line-break/>&amp; d'amende arbitraire à nous à applicquer. Si vous<text:line-break/><text:soft-page-break/>mandons, &amp; à vn chascun de vous sur ce requis, &amp; si2010<text:line-break/>comme à luy appartiendra. Commettons par ces pre2010<text:line-break/>sentes que de ceste presente permission, concession &amp;<text:line-break/>octroy, &amp; de l'effect cõtenu en icelluy, vous faictes per%<text:line-break/>mettez &amp; souffrez ledict suppliant iouyr &amp; vser plai%<text:line-break/>nement &amp; paisiblement, sans luy mettre ou donner, ne<text:line-break/>souffrir estre faict, mis ou donné aucun empeschemẽt<text:line-break/>au contraire, lequel si faict mis ou donné luy auoit<text:line-break/>esté ou estoit, le luy mettent ou facent mettre incon2010<text:line-break/>tinent &amp; sans delay à plaine &amp; entiere deliurance, &amp;<text:line-break/>au premier estat &amp; deu, car ainsi nous plaist il estre<text:line-break/>faict, &amp; audict suppliant l'auons octro<text:span text:style-name="restitution">y</text:span>é &amp; octroyons<text:line-break/>par ces presentes. Nonobstant quelconques lettres à<text:line-break/>ce contraires. Donné à Paris le vingthuitiesme iour<text:line-break/>de Iuing. L'an de grace mil cinq cens quarante neuf,<text:line-break/>&amp; de nostre regne le troisiesme.<text:tab/><text:span text:style-name="T14">Signé</text:span></text:p>
      <text:p text:style-name="P7"><text:tab/>Par le conseil. <text:tab/><text:tab/>Turpin.</text:p>
      <text:p text:style-name="_3c_signed_3e_">Par le conseil.<text:tab/>Turpin.</text:p>
      <text:p text:style-name="P1"><text:span text:style-name="_3c_pb_3e_">[f. a2v]</text:span></text:p>
      <text:h text:style-name="P14" text:outline-level="2">EPISTRE EXORTATIVE<text:line-break/>Aux lecteurs de bonne volunté.</text:h>
      <text:p text:style-name="P2"><text:span text:style-name="lettrine6">T</text:span>Res#illustres, magnificques &amp; tres<text:span text:style-name="Police_20_par_20_défaut">#</text:span>2010<text:line-break/><text:span text:style-name="T14">cheu</text:span>aleureux capitaines, gentilz<text:line-break/>hommes, Courtisans, &amp; vous au2010<text:line-break/>tres bons souldars, qui voluntiers<text:line-break/>vous adonnez à toutes gentillesses,<text:line-break/>&amp; fouuent employez vostre ieunes2010<text:line-break/>se à deuiser ioyeusement auecques les dames &amp; Da2010<text:line-break/>moyselles, pour lesquelles le plus souuent vous con2010<text:line-break/>trefaictes les transiz. A vous premierement i'ay de2010<text:line-break/>dié ces belles nouuelles, pour vo<text:span text:style-name="Police_20_par_20_défaut"><text:span text:style-name="T3">9</text:span></text:span> exciter à rire &amp; gau%<text:line-break/>dir gallentement, &amp; par similitudes &amp; faictz moder2010<text:line-break/>nes escriptz en ce petit traicté, pour tousiours aug2010<text:line-break/>menter voz creditz &amp; gaillardisses, &amp; pour alonger<text:line-break/>les beaulx propos qu'auez accoustumé tenir auec2010<text:line-break/>ques voz mignonnes, &amp; gorgiases valentines. En2010<text:line-break/>quoy le plus souuent vous passez les nuictz, fuyant<text:line-break/>melancolies, en beuuant d'autant pour mieulx respi2010<text:line-break/>rer au proffit du corps, &amp; laisse de vostre memoire. A<text:line-break/>vous aussi tres#venerables beuueurs, tondeurs de nap%<text:line-break/>pes, crocheteurs de flascons, &amp; autres qui voluntiers<text:line-break/>vous adonnez à scauoir nouuelles pour en faire vo2010<text:line-break/>stre proffit es lieux celebres de vinipotatiques tauer%<text:line-break/>nes, &amp; beaulx cabaretz attendant le vin fraiz, &amp; gros%<text:line-break/>ses endouilles sallées, &amp; aussi pour passer le temps, &amp;<text:line-break/>la pluye, &amp; de peur de dormir. A vous beaulx mignõs<text:line-break/>parasites, escornifleurs, &amp; autres fleureteurs de gros2010<text:line-break/>ses cuysines qui tant hõnestemẽt faictes vostre prof2010</text:p>
      <text:p text:style-name="P1"><text:soft-page-break/><text:span text:style-name="_3c_pb_3e_">[f. a3r]<text:line-break/></text:span>fit des nouvelles de court pour resiouyr ses gros eues2010<text:line-break/>ques, abbez, chanoynes &amp; autres personnages farciz<text:line-break/>de benefices qui vous recoiuent en leurs tables. @A<text:line-break/>vous aussi gouteux &amp; verollez qui iadis tant virile2010<text:line-break/>ment auez combatu, que maintenant en portez les<text:line-break/>enseignes &amp; guidons de peur que ne soyez oysifz,<text:line-break/>iay dediée ces fascetieux deuitz, lesquelz font de leur<text:line-break/>naturel, raieusnir les vieulx emerites, font rire les pi2010<text:line-break/>teux, allument le feu de ioye, font croistre lencre au<text:line-break/>cornet <text:span text:style-name="erreurTypo">f</text:span><text:span text:style-name="correctionTypo">s</text:span><text:span text:style-name="T5">eruent</text:span> demplastres au besoing, &amp; font ou2010<text:line-break/>blier toutes rencunes, maledictions &amp; iniures, car el2010<text:line-break/>les ont esté tainctes au fleuue de l'esté. Et generale2010<text:line-break/>ment à toutes personnes de quelque qualité &amp; con2010<text:line-break/>dition qu'ilz soiẽt sains &amp; malades, bossus, boyteux,<text:line-break/>&amp; contrefaictz, à tous barbiers, marchans, hostes, ho%<text:line-break/>stesses &amp; lĩgeres, quecunque prebstres, moynes ieunes<text:line-break/>&amp; vieulx, &amp; autres enragez de rien faire. I'ay presen2010<text:line-break/>té ces belles nouuelles, desquelles furent iadis escrip2010<text:line-break/>tes en tres#rude &amp; mal consonant langaige, auecques<text:line-break/>raisons prolixes, &amp; le plus souuent sans propos, en2010<text:line-break/>quoy les auditeurs estoient tres#chargez pour la gran%<text:line-break/>de multitude &amp; varieté de parolles. Et pour ceste oc2010<text:line-break/>casion, ce liure auoit esté delaissé comme chose en2010<text:line-break/>nuyeuse, &amp; mal limée au gré &amp; plaisir des Francoys,<text:line-break/>lesquelz sur toutes natiõs appettẽt brieueté en leurs<text:line-break/>langaiges, au moyen de leur tant subtil entendemẽt,<text:line-break/>comprenant en brief la substance du narré tant sont<text:line-break/>industrieux &amp; bien nez. Et pour ceste cause quand<text:line-break/>ma tres#aymée Valentine nous auroit produict en sa<text:line-break/>faueur, nous l'auons diligemment veu &amp; leu &amp; to2010<text:line-break/><text:span text:style-name="_3c_pb_3e_">[f. a3v]</text:span><text:line-break/><text:span text:style-name="erreurTypo">to</text:span>t<text:span text:style-name="T5">alement</text:span> i<text:span text:style-name="T17">mm</text:span>ué le langaige anticque, &amp; remis les<text:line-break/>nouuelles en leur naturel, brief &amp; succint, cõme vous<text:line-break/>pourrez veoir par la l'ecture d'icelles, à fin que tant<text:line-break/>voz oreilles qu'espritz ne recoiuent choses inutilles<text:line-break/>&amp; mal consonantes aux fascetieux deuitz. Et dauan2010<text:line-break/>tage, pource que es anticques i'ay trouué plusieurs<text:line-break/>comptes indignes de voz oreilles, qui estoient aussi<text:line-break/>sans faulces ne raisons. Nous les auons ostées, au lieu<text:line-break/>desquelles auons mis plusieurs comptes tres#ioyeulx &amp;<text:line-break/>dignes d'estre refferez es assemblées &amp; en toutes bon%<text:line-break/>nes compagnies, à propos pour euiter melancolie &amp;<text:line-break/>faire trouuer le vin meilleur, desquelles plusieurs cõ2010<text:line-break/>me i'espere en lecheront leurs doidz, &amp; n'en auront<text:line-break/>à demy, mais pour ceste heure ilz se pourront conten2010<text:line-break/>ter en demourant sur leur appetit, esperant qu'a2010<text:line-break/>lors que ie les voiray famelicques, &amp; appetans autres<text:line-break/>semblables, ie les resasiray encores de meilleures que<text:line-break/>ie leur garde en ma mãche bien serrée de peur qu'ilz<text:line-break/><text:soft-page-break/>ne s'en vollent, car le danger y est grand. Doncques,<text:line-break/>tres#debõnaires, ie vous supplie que ces fascetieux de2010<text:line-break/>uitz vous lisiez &amp; iceulx retenez de bonne affection,<text:line-break/>au trauail de vostre corps en vostre noble memoire,<text:line-break/>&amp; vous mesmes monstrez enuers les dames &amp; autres<text:line-break/>bonnes compagnies qu'en auez entendu quelque cho%<text:line-break/>se, à fin qu'en apres le tout leu vo<text:span text:style-name="T6">9</text:span> soyez digne d'estre<text:line-break/>appellé le paragõ des dames, beau deuiseur, &amp; le plai2010<text:line-break/>sant valentin. Enquoy faisant, pourrez acquerir louã%<text:line-break/>ges immortelles, auecques dragées &amp; potz de confitu%<text:line-break/>res que vous leur demãderez si estes si hardy, vous<text:line-break/>suppliant de boire, <text:span text:style-name="latin">in sempiterna secula</text:span>. Ainsi soit.<text:line-break/><text:span text:style-name="_3c_pb_3e_">[f. a4r]</text:span></text:p>
      <text:h text:style-name="P14" text:outline-level="2">AV LECTEVR, RIME<text:line-break/>à plaisir.</text:h>
      <text:p text:style-name="P1"><text:span text:style-name="T14">❧ </text:span>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line-break/>Haste toy doncques ce grand bien perceuoir.<text:line-break/>Ou de tous deux gardes choisir le pire.</text:p>
      <text:p text:style-name="P4">FIN.</text:p>
      <text:p text:style-name="P1"><text:span text:style-name="_3c_pb_3e_">[f. a4v]</text:span></text:p>
      <text:h text:style-name="P14" text:outline-level="2">CY COMMENCE LA TABLE<text:line-break/>des cent Nouuelles, Nouuelles, en laquelle est de2010<text:line-break/>claire amplement ce qui est traicté au con%<text:line-break/>tenu du present opuscule, &amp; le tout<text:line-break/>selon lintitulation des<text:line-break/>chapitres.</text:h>
      <text:p text:style-name="P2"><text:span text:style-name="lettrine5">D</text:span>D'un financier amoureux de la femme<text:line-break/>de son voysin, &amp; comment il eschappa<text:line-break/>finement, qu'il ne fust surprins auec2010<text:line-break/>ques elle. @Nouuelle premiere.</text:p>
      <text:p text:style-name="P1">D'vn frere cordelier borgne, qui per2010<text:line-break/>dit l'autre oeil, entreprenant guerir vne ieune fille de<text:line-break/>la maladie des broces, &amp; du proces qui fut faict. n.ii.</text:p>
      <text:p text:style-name="P1">D'vn gentil homme qui fist accroire à sa musniere,<text:line-break/>que son penil luy tomboit, pour iouyr de son amour.<text:line-break/>Et de la revenche du musnier enuers la femme du gẽ%<text:line-break/>til homme. @Nou.iii.</text:p>
      <text:p text:style-name="P1">D'vn mercier qui laissa vn Escossoys iouir de sa fem%<text:line-break/>me en sa presence, &amp; des propos du mercier contre la<text:line-break/>merciere, qui ne l'auoit reffusé, &amp; commẽt il fut de2010<text:line-break/>claire coqu. @<text:tab/>Nou.iiii.</text:p>
      <text:p text:style-name="P1"><text:soft-page-break/>Deux iugemẽs fascetieux que fist Thalebot Coronal<text:line-break/>des Angloys, estant delegué pour guerroyer contre<text:line-break/>les Francoys. @Nou.v.<text:line-break/>D'vn yurongne qui presenta son cousteau à vn Au2010<text:line-break/>gustin à fin de l'occire. @Nou.vi.<text:line-break/>D'vn bourgeoys de Paris, qui fist coucher à la bon2010<text:line-break/>ne foy sa femme entre luy &amp; son chartier, &amp; de la<text:line-break/>responce que fist le bourgeoys, quand il trouua le<text:line-break/><text:span text:style-name="_3c_pb_3e_">[f. a5r]</text:span><text:line-break/>chartier sur sa femme. @nou.vii.</text:p>
      <text:p text:style-name="P1">De la fascetieuse responce d'vne nouuelle mariée, la<text:line-break/>premiere nuict des ses nopces. @nouel.viii.</text:p>
      <text:p text:style-name="P1">D'vn noble cheuallier Frãcois cuydãt deceuoir l'vne<text:line-break/>des damoyselles de sa fẽme, &amp; pour coucher auec elle<text:line-break/>fist besongner sa femme par vn sien amy. Nouel. @ix<text:line-break/>D'vn subtil argumẽt que <text:span text:style-name="T5">prit</text:span>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2010<text:line-break/>ques sa femme, sinon quãd il plouuoit.<text:tab/>nou.xiiii.</text:p>
      <text:p text:style-name="_3c_p_3e_">D'vn baudroieur qui tapissa la chãbre de sa femme<text:line-break/>accouchée, de ses cuirs.<text:tab/>nou.xv.</text:p>
      <text:p text:style-name="_3c_p_3e_">D'vn ieune escollier qui donna sa robbe à vne apo2010<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2010<text:line-break/>mours, auecques vne ieunesẽme d'vn marchãt drap2010<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2010<text:line-break/>ce, accõparãt sa leur au naturel de son pere excel2010<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text:soft-page-break/>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2010<text:line-break/>stellerie pour coucher auecques elle, &amp; comment a2010<text:line-break/>pres son faict il les recouura &amp; du pet qui accusa la<text:line-break/>chambriere.<text:tab/>nou.xxvi.</text:p>
      <text:p text:style-name="_3c_p_3e_">Cõmẽt vne ieune femme voulut subtillemẽ persua2010<text:line-break/>der son mary q'vn enfant qu'elle eust, en son abscẽce<text:line-break/>estoit venu de neige, qu'elle auoit mengée, &amp; de la<text:line-break/>bonne faincte de son mary,<text:tab/><text:tab/>nou.xxviii.</text:p>
      <text:p text:style-name="_3c_p_3e_">D'vn simple puce au qui par le conseil d'vng mede2010<text:line-break/>cin atiltré, guerist sa pauure fẽme malade d'vnetres<text:line-break/>griefue fiebure chaulde, en luy fourbissant trespar2010<text:line-break/>faictemet bien son harnoys, &amp; de la responce final2010<text:line-break/>le dudict puceau.<text:tab/>nou.xxviii.</text:p>
      <text:p text:style-name="_3c_p_3e_">De la bonne &amp; deuote abbesse laquelle aymoit beau2010<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2010<text:line-break/>beir au tresdocte &amp; excellent medecin pour recou2010<text:line-break/>urer sa santé.<text:tab/>nou.xxix.</text:p>
      <text:p text:style-name="_3c_p_3e_">De la responce merueilleusement cautelleuse dv'ne<text:line-break/>affectée &amp; ruzée damoyselle, faicte à son amy, vou2010<text:line-break/>lant auoir l'enfant lequel il auoit faict, &amp; qu'elle a2010<text:line-break/>uoit donné au second amy.<text:tab/>nou.xxx.</text:p>
      <text:p text:style-name="_3c_p_3e_"><text:span text:style-name="Police_20_par_20_défaut"><text:span text:style-name="T2">d</text:span></text:span>e la gentille &amp; gracieuse maistresse qui passa la raye<text:line-break/>qu'auoit faict son clerc, dont elle fut tres bien punie<text:line-break/>à la sueur de son corps, &amp; pareillement de la renela2010<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2">d</text:span></text:span>e la loyaulté d'vne belle ieune damoyselle enuers<text:line-break/>vng escuyer lequel estoit son amy, &amp; de la desloyau2010<text:line-break/>té di' celluy escuyer, dont il fut pugny pour son mes2010<text:line-break/>pris.<text:tab/>nou.xliiii.<text:line-break/>De la damoyselle qui enferma son mary dedans vng<text:line-break/>bahu toute la nuict entierement pour mieulx iouir<text:line-break/><text:soft-page-break/>de son amy, &amp; les rizées faictes contre ledict mary,<text:line-break/>quand il fut hors ledict bahu.<text:tab/>nou.xxxv.</text:p>
      <text:p text:style-name="_3c_p_3e_"><text:span text:style-name="_3c_pb_3e_">[f. a6v]</text:span></text:p>
      <text:p text:style-name="_3c_p_3e_">D'vn noble escuyer qui reboucha au cõbat de ses a2010<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De trois marchans qui menerẽt leurs femmes en pel2010<text:line-break/>rinage.<text:tab/>nou.xxxix.<text:line-break/>De la cautelle que fist vn ieune escuyer pour iouyr de<text:line-break/>sa dame.<text:tab/>nou.xl.<text:line-break/>D'vn abuz cõmis en vn monastere de cordeliers, tou2010<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2010<text:lin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2010<text:line-break/>uecques sa femme.<text:tab/>nou. lii.<text:line-break/>D'vn curé de village qui presta son argent pour ma2010<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2010<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2010<text:line-break/>bit de gris, ou y auoit vne piece d'escarlate.<text:tab/>no.lvi.<text:line-break/><text:soft-pag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2010<text:line-break/>mes à sõ seruice d'amours &amp; print vn chartier. n.lxi.<text:line-break/>Cõment vne icune pucelle attaincte de la peste, se fist<text:line-break/>tresbien fourbir son bas.&amp;c.<text:tab/>nou.lxii.<text:line-break/>D'vn gentilhomme qui print sa femme &amp; son amy le<text:line-break/>curé auecques sa chãbriere &amp; vn loup au piege. lxiii.<text:line-break/>D'vne ieune damoyselle qui espousavn berger qu'el2010<text:line-break/>le aymoit.&amp;c.<text:tab/>nou.lxiiii.<text:line-break/>D'vn subtil conseil que donna vn escuyer à son com2010<text:line-break/>pagnon.<text:tab/>nou.lxv.</text:p>
      <text:p text:style-name="_3c_p_3e_"><text:span text:style-name="_3c_pb_3e_">[f. a7v]</text:span></text:p>
      <text:p text:style-name="_3c_p_3e_">D'vn curé qui pẽsoit soy gaudir d'vn chatreur &amp; cõ2010<text:line-break/>ment le chatreur couppa les couilles au maistre cu2010<text:line-break/>ré.<text:tab/>nou.lxvi.<text:line-break/>D'vne bourgeoise qui fist le voyage au mont sainct<text:line-break/>Michel.&amp;c.<text:tab/>nou.lxvii.<text:line-break/>De la ioyeuse responce d'vng enfant qui fust inter2010<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2">d</text:span></text:span>'vne notable damoyselle que ses parens contraigni2010<text:line-break/>rent à soy remarier.<text:tab/>nou.lxx.<text:line-break/>Comment vng gentil homme contrefist le dyable<text:line-break/>pour euader la surprinse du mary de l'amye.no.lxxii.<text:line-break/><text:span text:style-name="Police_20_par_20_défaut"><text:span text:style-name="T2">d</text:span></text:span>'vn curé lequel fust trouué dedans vne huche &amp; cõ<text:line-break/>ment il fut promené.<text:tab/>nou.lxxiii.<text:line-break/><text:span text:style-name="Police_20_par_20_défaut"><text:span text:style-name="T2">de</text:span></text:span> la cautelle que fist vng pauure sot lequel estoit es2010<text:line-break/>pié des bourguignons, pour faire prendre prisonnier<text:line-break/>le Baillif &amp; plusieurs autres bons marchãs de Troyes<text:line-break/>leurs aduersaire<text:tab/>nou.lxxiiii.<text:line-break/><text:span text:style-name="Police_20_par_20_défaut"><text:span text:style-name="T2">d</text:span></text:span>'vng gentilhomme qui print subtillement l'instru2010<text:line-break/>ment de son chappellain au laz, voulant besongner<text:line-break/>sa femme.<text:tab/>nou.lxxv.<text:line-break/><text:span text:style-name="Police_20_par_20_défaut"><text:span text:style-name="T2">d</text:span></text:span>e la mere qui souuent disoit à son enfant qu'elle se<text:line-break/>mouroit, &amp; de la responce que ledict enfant luy fai2010<text:line-break/>soit.<text:tab/>nou.lxxvi.<text:line-break/><text:span text:style-name="Police_20_par_20_défaut"><text:span text:style-name="T2">d</text:span></text:span>'vn cheuallier qui cautelleusement &amp; finement<text:line-break/>scauoit le mauuais gouuernement de sa femme, en<text:line-break/>saignant estre prebstre, &amp; la confesser.<text:tab/>nou.lxxvii.<text:line-break/><text:span text:style-name="Police_20_par_20_défaut"><text:span text:style-name="T2">d</text:span></text:span>'vng pauure homme de village qui recouura son<text:line-break/><text:span text:style-name="_3c_pb_3e_">[f. a8r]</text:span><text:line-break/>asne qu'il auoit esgarée par le moyen d'vn clistaire<text:line-break/>q'vng medecin luy auoit baille.<text:tab/>nou.lxxviii.<text:line-break/>D'vne ieune femme qui fut mal contente de son ma2010<text:line-break/>ry par ce qu'il n'auoit si gros.&amp;c.<text:tab/>nou.lxxix.<text:line-break/><text:soft-page-break/>Des aduentures d'vn gentilhomme aymant deux da2010<text:line-break/>moyselles.<text:tab/>nou.lxxx.<text:line-break/><text:span text:style-name="Police_20_par_20_défaut"><text:span text:style-name="T2">d</text:span></text:span>u berger hacquin qui refusa la bergere au ieu d'a2010<text:line-break/>mourettes.<text:tab/>nou.lxxxi.<text:line-break/><text:span text:style-name="Police_20_par_20_défaut"><text:span text:style-name="T2">d</text:span></text:span>e la responce d'vng clerc de Paris.&amp;c.<text:tab/>nou.lxxxii.<text:line-break/>De la responce que faisoit vng mary à sa mauuaise<text:line-break/>femme.<text:tab/>lxxxiii.<text:line-break/>Comment vng curê fut pugny.&amp;c.<text:tab/>nou.lxxxiiii.<text:line-break/><text:span text:style-name="Police_20_par_20_défaut"><text:span text:style-name="T2">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2">d</text:span></text:span>v'ne cautelle que inuenta vne ieune femme pour fai<text:line-break/>re absenter son mary.&amp;c.<text:tab/>nou.lxxxvii.<text:line-break/><text:span text:style-name="Police_20_par_20_défaut"><text:span text:style-name="T2">d</text:span></text:span>'vng curé ignorant.&amp;c.<text:tab/>nou.lxxxviii.<text:line-break/><text:span text:style-name="Police_20_par_20_défaut"><text:span text:style-name="T2">d</text:span></text:span>'vng mary qui guerist sa fẽme estant en extremité<text:line-break/>de maladie.&amp;c.<text:tab/>nou.lxxxix.<text:line-break/><text:span text:style-name="Police_20_par_20_défaut"><text:span text:style-name="T2">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2010<text:line-break/>me &amp; son amy estoient.<text:tab/>nou.xlii.<text:line-break/>D'vne cautelle d'vn mary enuers sa femme qui demã<text:line-break/>doit des nouuelles bagues &amp; habillemẽs pour se pa2010<text:line-break/>rer. Et cõment elle enfust frustrée.<text:tab/>nou.xliii.</text:p>
      <text:p text:style-name="_3c_p_3e_"><text:span text:style-name="_3c_pb_3e_">[f. a8v]</text:span></text:p>
      <text:p text:style-name="_3c_p_3e_">De triboullet fol du Roy Francoys &amp; de ses fasce2010<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2010<text:line-break/>fant.<text:tab/>Nou.ci.<text:line-break/>De la ruse d'vne hostesse de Callais, &amp; comment el2010<text:line-break/>le fust cogneue.<text:tab/>Nou.cii.<text:line-break/>D'vn chanoine qui inuita quatre de ses compagnons<text:line-break/>a disner d'vn gras cochon, &amp; comment il leur presen2010<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text:soft-page-break/>Comment par vng petit enfant les amours d'vne mar<text:line-break/>chande &amp; d'vn prebstre furent reuellez,<text:tab/>nou.cvi.<text:line-break/>D'vn lymosin qui amena vne grãde quantité de chiẽs<text:line-break/>pour vendre à Paris.<text:tab/>nouuelle.cvii.</text:p>
      <text:p text:style-name="_3c_trailer_3e_">Fin de la Table.</text:p>
      <text:p text:style-name="P1"><text:span text:style-name="_3c_pb_3e_">[f. b1r]</text:span></text:p>
      <text:h text:style-name="P18" text:outline-level="1">❧ LA PREMIERE NOV2010<text:span text:style-name="orig">☙</text:span><text:line-break/>VELLE.<text:span text:style-name="reg">☙</text:span><text:line-break/>D'vn Financier amoureux de la femme<text:line-break/>de son voisin, &amp; comment il eschap2010<text:line-break/>pa finement, qu'il ne fut sur2010<text:line-break/>prins auecques elle.</text:h>
      <text:h text:style-name="P19" text:outline-level="1">❧</text:h>
      <text:p text:style-name="P2"><text:span text:style-name="lettrine9">A</text:span>V Pays de France en la vil2010<text:line-break/>le de Paris, fut vn riche<text:line-break/>Financier, lequel fut espris<text:line-break/>de l'amour de vne sienne<text:line-break/>voysine femme d'vn drap2010<text:line-break/>pier de ladicte ville. Et pour<text:line-break/>paruenir à la iouissance il<text:line-break/>s'aduisa de faire chere a son<text:line-break/>mary, &amp; l'entretenir fami2010<text:line-break/>lierement à boire &amp; manger : à ce qu'il fist. Et pour2010<text:line-break/>ce gaigna le moyẽ de deuiser auecques la dame ioy2010<text:line-break/>eusement sans que le mary en fut aucunement em2010<text:line-break/>pesche, a laquelle il declaira son amour, la requerant<text:line-break/>de luy faire grace. A quoy fina<text:span text:style-name="erreurTypo">b</text:span>lement elle con2010<text:line-break/>sentit. Et de bonne fortune l'occasion aduint, que le<text:line-break/>Drappier son mary eut affaire dehors pour ache2010<text:line-break/>pter marchandises. Et pource, il se disposa de par2010<text:line-break/>tir &amp; print congie de sa femme tres#honnestement<text:line-break/>&amp; l'accolla en luy dõnant le bon iour de bonne gra2010<text:line-break/>ce, comme marchans ont de coustume faire au de2010<text:line-break/>partir a laquelle aussi il recommanda son honneur<text:line-break/>&amp; tout le mesnage &amp; enfans, &amp; si luy promist en<text:line-break/>verité estre de retour en brief. Puis monta à che2010<text:line-break/><text:span text:style-name="_3c_pb_3e_">[f.blv]</text:span><text:line-break/>ual, aussi huppé cõme vn Pan, &amp; guay cõme vn Per2010<text:line-break/>roquet. &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2010<text:line-break/><text:soft-page-break/>na incontinent bride, deliberé de retourner en la<text:line-break/>dicte ville de Valenciennes pour secrete<text:span text:style-name="T11">m</text:span><text:span text:style-name="T9">ẽ</text:span>t reque2010<text:line-break/>rir &amp; employer ses amys &amp; sans en aduertir sa fem2010<text:line-break/>me nulleme<text:span text:style-name="correctionTypo">n</text:span>t (car naturellement les femmes iamais<text:span text:style-name="erreurTypo">'</text:span><text:span text:style-name="correctionTypo"> </text:span>ne<text:line-break/>se contentent quant leurs maryz empruntent or, ar2010<text:line-break/>gent, ou autre chose quelconques, craignans execu2010<text:line-break/>tions, adiournemens, ou plaidoiries, qui souuentef2010<text:line-break/>fois pour telles choses, &amp; telz empruntemens en ad2010<text:line-break/>uiennent. Adonc ledict marchant conclud secrete2010<text:line-break/>ment en luymesme, qu'il tenteroit la fortune, &amp; que<text:line-break/>à sa grand necessité, &amp; a son present affaire, il scau2010<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1">p̃</text:span></text:span>paratif, pour amplemẽt iouir de la dame,<text:line-break/>Et feit chauffer vn bain auecques bonnes herbes, &amp;<text:line-break/>appareiller viandes en toutes sortes. A tant se mei2010<text:line-break/>rent lesdictz Financier &amp; Dame ensemblement es<text:line-break/>bains, &amp; illec se regaillardirẽt en mille manieres, cõ2010<text:line-break/>me pouez entẽdre. Cependãt arriua le marchant , le2010<text:line-break/>quel craignant estre veu de sa femme, &amp; reprins de<text:line-break/>negligẽce, mena son cheual bien secretement en vne<text:line-break/><text:span text:style-name="_3c_pb_3e_">[f. b2r]</text:span><text:line-break/>certaine hostellerie, &amp; ce faict s'en alla droit en l'ho%<text:line-break/>stel du financier, par la principale porte ou il heurta<text:line-break/>assez longuemẽt, &amp; plus que de coustume, au moyẽ<text:line-break/>de la desolation de la voisine, toutesfoys le finãcier,<text:line-break/>tant s'euertua pour le plus expedient qu'il feit cou2010<text:lin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2010<text:line-break/>nent quelque sinistre aduenture, &amp; que sa femme<text:line-break/>pouoit estre du bancquet, si tira les rideaux du lict<text:line-break/>&amp; apperceut qu'il y auoit autre couché auec ledict<text:line-break/>Finãcier, dont plus affectueusement s'ingera de le<text:line-break/>cognoistre, partant le Financier feignãt se courrous%<text:line-break/>ser de telles priuaultez, apres auoir entendu que le2010<text:line-break/>dict marchant y estimoit sa femme, luy accorda gra%<text:line-break/>tieusemẽt qu'il verroit les cuisses, le cul &amp; rains de<text:line-break/>la dame nue, pour luy oster telle fantasie, ce qu'il<text:line-break/>fut faict, à quoy le marchant fut tellement abbusé<text:line-break/>qu'il ne scauoit à la verité reco<text:span text:style-name="erreurTypo">n</text:span>gnoistre sa femme.<text:line-break/>si voulut perseuerer &amp; veoir le visage, a quoy le Fi2010<text:line-break/>nancier le repoulsa viuemẽt, luy remonstrant qu'il<text:line-break/>estoit de noble maison &amp; que des long temps il s'ẽ2010<text:line-break/>stoit accõpaigné d'vne damoyselle illec presente de2010<text:line-break/><text:soft-page-break/>dans son lict qu'il ne vouloit estre cõgneue, &amp; qu'il<text:line-break/>luy vouloit garder son honneur, &amp; qu'il ne voul2010<text:line-break/>droit estre si meschãt de faire telle honte a sa fem2010<text:line-break/>me. Laquelle aussy nestoit sa pareille, le requerant<text:line-break/>pour approbation de prẽdre du vin, &amp; d'aller veoir<text:line-break/><text:span text:style-name="_3c_pb_3e_">[f. b2v]</text:span><text:line-break/>en son hostel si sa femme n'y estoit pas, ce qui fut<text:line-break/>a grandes peines accord<text:span text:style-name="erreurTypo">e</text:span><text:span text:style-name="correctionTypo">é</text:span> par le marchant : neant2010<text:line-break/>moins pour obtemperer il se feit cõduire auecques<text:line-break/>deux torches, &amp; passa par la principalle porte, prenãt<text:line-break/>le plus long chemin. Ce pendant la dame tres#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2010<text:line-break/>mandant qui en bas heurtoit, a quoy le mary respon2010<text:line-break/>dit que cestoit son mary : elle pour le mieulx dist que<text:line-break/>elle ne le croyoit pas, &amp; q̃ son mary estoit party ledict<text:line-break/>iour pour aller a Lyon : mais qu'elle croyoit plust tost<text:line-break/>que feussent quelques mõmeurs, a quoy elle ne vou2010<text:line-break/>loit entendre, toutesfoys en fin de compte elle ouure<text:line-break/>la porte &amp; incontinent qu'elle l'eust apperceu com2010<text:line-break/>menca a luy demander ou estoit sa monteure &amp; dont<text:line-break/>il venoit, criant horriblement apres luy, l'<text:span text:style-name="correctionTypo">a</text:span><text:span text:style-name="T5">ccusant</text:span> de<text:line-break/>plusieurs vices, cõme paillard, meschant mesnager, &amp;<text:line-break/>qu'il la vouloit faire mourir en lãgueur voyant tous<text:line-break/>les iours telz trains malheureux, ce qui estonna tel2010<text:line-break/>lement le marchant qu'[SUPP]es<text:span text:style-name="T5">e</text:span>meu de sa premiere op2010<text:line-break/>pinion il se mist a genoux deuãt sa femme &amp; s'accusa<text:line-break/>griesuemẽt de sa folle persuasion qu'il auoit eu d'elle<text:line-break/>luy declairãt le compte tout au long, ce qui meust de<text:line-break/>rechief ladicte femme a plus fort calõ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ADD]s<text:span text:style-name="T5">[e]</text:span>ure2010<text:line-break/>ment au grand soulas des parties.</text:p>
      <text:h text:style-name="P14" text:outline-level="2"><text:soft-page-break/>❧ D'vn frere Cordelier borgne, qui perdit l'autre<text:line-break/>œil entreprenant guerir vne ieune fille, de la ma2010<text:line-break/>ladie des broces, &amp; du proces qui en fut faict.</text:h>
      <text:h text:style-name="Heading_20_3" text:outline-level="3">Nouuelle<text:span text:style-name="erreurTypo">. </text:span><text:span text:style-name="correctionTypo"> .</text:span>II.</text:h>
      <text:p text:style-name="P2"><text:span text:style-name="lettrine6">E</text:span>N ce temps vers le pays de Normã2010<text:line-break/>die vn notable marchãt fut, lequel<text:line-break/>entre ses biens de fortune auoit de<text:line-break/>loyal mariage acquis vne fille tres2010<text:line-break/>belle &amp; de bõne grace, qui des l'aa2010<text:line-break/>ge de. xv. a. xvi.ans, fut surprinse<text:line-break/>d'vne tresgriefue maladie des broces, qu'autrement<text:line-break/>on appelle hemorroydes, qui par lõg temps la per2010<text:line-break/>secuta sans y pouoir dõner allegeãce propre, &amp; à ce<text:line-break/>n'y congnoissoient les medecins du pays, qui estoit<text:line-break/>vn renouuellement de douleurs au pere. Aduint vn<text:line-break/>iour qu'vn cordelier passant, fut aduerty du faict : &amp;<text:line-break/>s'ingera de parler au pere, auquel il promist sãsfaul2010<text:line-break/>te, de guerir la fille, parmoyẽs dõt il estoit tresbiẽ in2010<text:line-break/>struict, ainsi qu'il disoit. Le iour promis, il s'adressa<text:line-break/>à la fille, laquelle il feit coucher au lict nue. Ie delais2010<text:line-break/><text:span text:style-name="_3c_pb_3e_">[f. b3v]</text:span><text:line-break/><text:span text:style-name="T5">[s]</text:span>e 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2010<text:line-break/>tre à la iournée des harẽs.) Pour abreger apres tou2010<text:line-break/>tes veues des deux pertuys &amp; a sõ loisir, il entreprint<text:line-break/>mettre vne certaine pouldre, dont il vouloit vser de2010<text:line-break/>dans vn tuyau ou canon à bailler clistaires, &amp; le pre2010<text:line-break/>sentant au trou du cul de la patiente, &amp; le conduy2010<text:line-break/>sant de son bõ œil frayé vn peu lourdemẽt a l'ẽtrée, ce<text:line-break/>qui feit tresaillir la fillette, laquelle de paour cõme<text:line-break/>l'on estime delascha de son derriere vn vẽt assez<text:span text:style-name="T5">|</text:span> fort,<text:line-break/>qui repoulsa diametralement les pouldres en l'œil<text:line-break/>du bon frere, dont peu de tẽps apres ledict frere per2010<text:line-break/>dit la veue de bõte, en quoy ledict cordelier ne gai2010<text:line-break/>gna gueres. Et en se doulant &amp; complaignant de son<text:line-break/>aduersité, s'aduisa soy conseiller pour l'aduenir. Et<text:line-break/>ainsi qu'il trouua resolut du conseil, il dressa sa re2010<text:line-break/>queste en forme de cõplaicte, en cas d'exces, a l'en2010<text:line-break/>contre de ladicte fille innocẽte, &amp; la presenta au iu2010<text:line-break/>ge preuostal de Cailly en Normãdie, donant à enten%<text:line-break/>dre le faict declaré cy deuant, &amp; concluant à fin de<text:line-break/>prouision, &amp; asseurance pour sa vie. Sur laquelle<text:line-break/>requeste, sans autres informations, feut dict que la<text:line-break/>partie comparoistroit. Laquelle pour ses defenses re%<text:line-break/>monstra sa maladie. Lentreprinse du medecin frere<text:line-break/><text:soft-page-break/>cordelier, qui c'estoit offert sans requisition, d'hom2010<text:line-break/>me à la guerir ce qu'il n'auoit faict, &amp; si n'auoit tenu2010<text:span text:style-name="T5">non</text:span><text:line-break/><text:span text:style-name="_3c_pb_3e_">[f. b4r]</text:span><text:line-break/>à ladicte defenderesse, qui s'estoit mise en son office<text:span text:style-name="T5">,</text:span><text:line-break/>suyuant le cõmandemẽt dudict cordelier, qui imperi%<text:line-break/>temẽt auoit exercé l'estat de medecin cõtre son obser%<text:line-break/>uance, dont en ce monde auoit esté puny du vouloir<text:line-break/>diuin, qu'elle croyoit veritable pour plus amples rai2010<text:line-break/>sons, dont aussi elle croyoit les chãbrieres assistentes<text:line-break/>à l'infusion de la medecine, qui pourroiẽt instãment<text:line-break/>deposer du grand plaisir que prenoit ledict cordelier<text:line-break/>à veoir &amp; manier les belles &amp; blanches cuysses &amp; au2010<text:line-break/>tres parties de ladicte defenderesse, qui en estoit tou%<text:line-break/>te honteusse, &amp; eust voulu pour le cas, que le corde2010<text:line-break/>lier eust esté a cent lieues de là. Concluant aux fins<text:line-break/>d'absolution : &amp; neantmoins suppliant que en vuydãt<text:line-break/>le proces, lon eust esgard à la personne innocente. Et<text:line-break/>à la temerité du Cordelier, requerant sur ce l'adion2010<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h text:style-name="P14" text:outline-level="2">D'un gentilhomme qui feit accroire à sa musnie2010<text:line-break/>re, que son penil luy tomboit, pour iouir de son<text:line-break/>amour. Et de la reuenche du musnier<text:line-break/>enuers la femme du gentilhõme.</text:h>
      <text:h text:style-name="P21" text:outline-level="3">Nouuelle<text:span text:style-name="correctionTypo"> .</text:span>III.</text:h>
      <text:p text:style-name="P1"><text:span text:style-name="_3c_pb_3e_">[f. b4v]</text:span></text:p>
      <text:p text:style-name="P2"><text:span text:style-name="lettrine5">A</text:span>V pays de Berry au tẽps predict, fut<text:line-break/>vn noble gentil homme, tresriche<text:line-break/>en biens temporelz. vniour qu'il se<text:line-break/>promenoit à l'entour de son Cha2010<text:line-break/>steau par plaisir, apperceut la fem2010<text:line-break/>me<text:span text:style-name="T5">,</text:span> de son musnier d'assez bon maintien. Et scachãt<text:line-break/>l'absence du musnier, ieunesse &amp; simplesse de la fem%<text:line-break/>me, en se rigolant demãda à la musniere, si elle estoit<text:line-break/>malade, par ce qu'elle auoit vn visage triste, &amp; sem2010<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text:soft-page-break/>se souuint que la nuict precedẽte elle auoit eu quel2010<text:line-break/>ques douleurs es parties du ventre, qui l'oppressoiẽt<text:line-break/>durement, &amp; luy reuela incontinẽt tel secret, ce qui<text:line-break/>donna encores plus grand'occasion au seigneur de<text:line-break/>poursuyure son entreprinse. Si luy dist qu'il enten2010<text:line-break/>doit telles choses par les plus habiles medecins de la<text:line-break/>court du Roy, &amp; il en auoit veu soudre beaucoup<text:line-break/>d'incõueniens à aucunes damoyselles, par faulte d'y<text:line-break/>remedier, dont leurs maryz en auoiẽt esté mal con2010<text:line-break/>tentz. A quoy la musniere fut tresattentiue, &amp; luy<text:line-break/>demanda quel estoit l'inconueniẽt. C'est (dist le sei2010<text:line-break/>gneur) que leur penil leur estoit tombé, &amp; oncques<text:line-break/>puis ne eurent enfans. Et certes i'appercoys que si<text:line-break/>n'y aduisez, vous aduiendra tel danger. Ces propos<text:line-break/>rendirent la musniere si fort esbahye qu'en re2010<text:line-break/><text:span text:style-name="_3c_pb_3e_">[f. b5r]</text:span><text:line-break/>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moyens de guerison, dont il fut fort esbahy, &amp; de2010<text:line-break/>fendit a sa femme de n'en parler a personne, &amp; de<text:line-break/>plus obeir au seigneur en tel cas, luy remõstrãt qu'il<text:line-break/>estoit plus grãd ouurier que luy, &amp; qu'il auoit bien<text:line-break/>approuue le contraire. Si garda ledict musnier sa pẽ%<text:line-break/>see a son seigneur, sãs luy faire pire chere qu'au par2010<text:line-break/>auãt. Aduint<text:span text:style-name="T5">'</text:span>peu de temps apres que ledict gentil<text:line-break/>homme fut mandê pour aller aux garnisons, dõt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2010<text:line-break/>let &amp; luy presenta vn brochet, tousiours pour l'entre%<text:line-break/>tenir de propos. Aduint en deuisant qu'il apperceut<text:line-break/><text:soft-page-break/>vn diamant de la damoyselle tresbien enrichy, estant<text:lin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2010<text:line-break/>moyselle si elle l'estimoit larron, ce qui rendit la da2010<text:line-break/>moyselle en telle perplexité qu'elle ne scauoit que re%<text:line-break/>spondre, sinon qu'elle l'auoit tousiours trouué loy2010<text:line-break/>al, &amp; maintenant ne le vouldroit accuser de tel cri2010<text:line-break/>me. Si s'auisa ledict musnier qu'il conuenoit scauoir<text:line-break/>la verité, pour oster toute suspicion, &amp; demanda à la<text:line-break/>damoyselle, ou elle l'auoit mis, lors laquelle luy dit,<text:line-break/>que c'estoit sur le bort de la baignoire. Par aduentu2010<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2010<text:line-break/>nier luy respondit que cest acte estoit defendu, &amp;<text:line-break/>qu'il craignoit en estre accusé, &amp; qu'il aymeroit mi2010<text:line-break/>eulx perdre tout son bien. Ces propos tant enflãme2010<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2010<text:line-break/>le s'il pourroit bien cognoistre. Si la fist descouurir<text:line-break/>&amp; luy mist les herbes sus le nombril, &amp; incontinent<text:line-break/>regar da dedans s'a penillere si la trouueroit : ce faict<text:line-break/>requist à la damoyselle de luy pardõner, ce qu'il vou%<text:line-break/>loit faire, a quoy condescent la bonne dame, &amp; lors<text:line-break/>priuement se mist en son deuoir d'accõplir son de2010<text:line-break/>sir, donnant à entendre qu'il n'auoit vstil plus pro2010<text:line-break/>pre &amp; plus long pour scauoir si l'anneau estoit de2010<text:line-break/>dans : ce faict declara qu'il ne l'auoit apperceu, &amp; le<text:line-break/>lendemain il reuiẽdroit, &amp; que s'il estoit en son ven%<text:line-break/>tre il pourroit apperceuoir par la vertu des herbes<text:line-break/>qu'il commanda estre iusques au lendemain. Le bon<text:line-break/>musnier cõtinua telles fredaines par l'espace de huict<text:line-break/>iours, en fin de compte l'exhiba encores tout chault<text:line-break/>&amp; tout mouillé, dont la damoyselle fut tres ayse, la2010<text:line-break/>quelle en feit le cõpte a son mary au long qui se trou%<text:line-break/>ua fort estõné. Et depuis le gentil homme passant<text:line-break/>par deuant le moulin, salua le musnier l'appellãt ar2010<text:line-break/>racheur de dyamans. Et le musnier en pareil salut,<text:line-break/><text:soft-page-break/>l'appella releueur de penil. Par telz moyens furent<text:line-break/>grandz amys ensemble, &amp; plus n'en fut faict ne dict.</text:p>
      <text:h text:style-name="P14" text:outline-level="2">¶ D'vng mercier qui laissa vng Escossoys iouyr de<text:line-break/>sa femme en sa presence, &amp; des propos du Mer2010<text:line-break/>cier contre la Merciere, qui ne l'auoit refusé, &amp;<text:line-break/>comment il fut declaré coquu.</text:h>
      <text:h text:style-name="P23" text:outline-level="3">Nouuelle<text:span text:style-name="correctionTypo"> .</text:span>IIII.</text:h>
      <text:p text:style-name="P1"><text:span text:style-name="_3c_pb_3e_">[f. b6v]</text:span></text:p>
      <text:p text:style-name="P2"><text:span text:style-name="lettrine4">E</text:span>N ce temps demouroit a Tours vn Mer2010<text:line-break/>cier, marie a vne tresbelle &amp; iolie femme,<text:line-break/>de laquelle vn Escossoys, archer de la<text:line-break/>garde du Roy Charles .vij. s'amoura.<text:line-break/>Et par succession de temps elle fut tellement pour2010<text:line-break/>chassée &amp; importunée par l'Escossoys, qu'elle fut<text:line-break/>contraincte le reueler a son mary, lequel ennuyé<text:span text:style-name="T5">|</text:span>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text:span text:style-name="T5">l a'amoureux</text:span>, &amp; pour mieulx accomplir<text:line-break/>son vouloir, s'equippa de pied en cape de toutes ar2010<text:line-break/>meures, &amp; se saisist de fors bastõs : si tost qu'il enten%<text:line-break/>dit l'Escossoys monter les degrez, il se cacha en la<text:line-break/>ruelle, esperãt le prendre sur le faict. L'Escossoys ar%<text:line-break/>riué requiert a la merciere de luy declairer si son ma%<text:line-break/>ry estoit en la chambre, laquelle luy dist que non, &amp;<text:line-break/>qu'il n'y auoit aucun homme leans : si ferma ledict<text:line-break/>Escossoys l'huys de la chambre pour sa seurete, iu2010<text:lin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sa pareillement<text:line-break/>sur le lict, &amp; viuement l'embrocha a son plaisir : ce<text:line-break/>faict se departit l'Escossois de la chambre. Le mary<text:line-break/>qui auoit ouy toutes les fredaines de l'Escossoys, cõ%<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2010<text:line-break/><text:soft-page-break/>treprinses en la forme &amp; maniere qu'il auoit ia cõ2010<text:line-break/>mencé, auecques exectations &amp; munitions defensi2010<text:line-break/>ues. Ce faict deuisa lõguemẽt auecques sa dame, puis<text:line-break/>print cõgé. Le mercier qui de rechef auoit ouy telles<text:line-break/>nouuelles, fut tellemẽt esmeu qu'il voulut soy ven2010<text:line-break/>ger de sa femme, qui n'auoit resisté au desir de l'Es2010<text:line-break/>cossoys : si se meist en effort de l'outrager, laquelle<text:line-break/>pour euader telles fureurs se retira chez l'vn de ses<text:line-break/>voisins, ou elle declaira le faict, &amp; tost apres le vail2010<text:line-break/>lant Mercier declairé coquu en sa presence.</text:p>
      <text:h text:style-name="P14" text:outline-level="2">¶ Deux iugemens fascetieux que feit Thalebot<text:line-break/>Coronal des Angloys, estant delegue pour<text:line-break/>guerroyer contre les Francoys.</text:h>
      <text:h text:style-name="P22" text:outline-level="3">Nouuelle<text:span text:style-name="correctionTypo"> .</text:span>V.</text:h>
      <text:p text:style-name="P2"><text:span text:style-name="lettrine5">A</text:span>V tẽps predict fut eleu <text:span text:style-name="T10">ꝑ</text:span> les Anglois<text:line-break/>vn nõmé Thalebot pour estre corõal<text:line-break/>de l'armée enuoyée cõtre les Frãcoys.<text:line-break/>Ledict Thalebot en sa charge fut quel%<text:line-break/>que iour aduerty qu'vn certain An2010<text:line-break/><text:span text:style-name="_3c_pb_3e_">[f. b7v]</text:span><text:line-break/>gloys auoit contrainct vn Francoys captif de se ren2010<text:line-break/>dre de rechef a luy, nonobsta<text:span text:style-name="erreurTypo">u</text:span><text:span text:style-name="correctionTypo">[n]</text:span>t son saufconduict si2010<text:line-break/>gné &amp; approuué dudict Thalebot soubz couleur que<text:line-break/>audict saufconduict essoit escript, reserué tous vrays<text:line-break/>habillemẽs de guerre, &amp; que ledict Frãcoys auoit en2010<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text:span text:style-name="correctionTypo">n</text:span>s faitz à sa personne, durant sa tortionaire<text:line-break/>captiuité, à quoy ne peut oncque ledict Angloys re2010<text:line-break/>spõdre chose vallable, sinon que les esguillettes d'ar2010<text:lin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2010<text:line-break/>ment accoustré par le Francoys contrainct à ce faire<text:line-break/>qu'il en feust griefuement malade. Et ainsi feust de2010<text:line-break/>terminé que esguillettes d'armes n'estoient aucu2010<text:line-break/><text:soft-page-break/>nement vrayes armes deffensiues. Et si feust le Fran2010<text:line-break/>coys renuoyé de l'auctorité &amp; puissance dudict Tha2010<text:line-break/>lebot franc, &amp; si luy feurent rendues ses armures, &amp;<text:line-break/><text:span text:style-name="_3c_pb_3e_">[f. b8r]</text:span><text:line-break/>harnoys &amp; aussi ses cheueaulx. Le second iuge2010<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2010<text:line-break/>posant.</text:p>
      <text:h text:style-name="Heading_20_2" text:outline-level="2">❧ D'vn yuroigne qui presenta son cousteau à<text:line-break/>vn Augustin, à fin de l'occire, pour aller in2010<text:line-break/>continent en paradis.</text:h>
      <text:h text:style-name="P20" text:outline-level="3">Nouuelle. VI.</text:h>
      <text:p text:style-name="P10"><text:span text:style-name="correctionTypo"/></text:p>
      <text:p text:style-name="P2"><text:span text:style-name="lettrine5">A</text:span>V temps predict au pays de Holande<text:line-break/>fut vn Holandoys, lequel retournant<text:line-break/>à la bourgade de Hestrene lymphes<text:line-break/>yure à merueilles, r'encontra vn pri2010<text:line-break/>eur des Augustins, qui se pourme2010<text:line-break/>noit pres du couuent, &amp; acheuant ses heures cano2010<text:line-break/>niales, qu'il pressa fort de luy donner confession,<text:line-break/>&amp; pour le reffus que luy feit le religieux, congnois2010<text:line-break/>sant son infirmité, il desgainna vn grand cousteau<text:line-break/>qu'il portoit, &amp; en blasphemant menassoit ledict<text:line-break/>religieux de le tuer, s'il ne luy bailloit confesson. Si<text:line-break/><text:span text:style-name="_3c_pb_3e_">[f. b8v]</text:span></text:p>
      <text:p text:style-name="P3">fut le religieux fort emeu, &amp; pour crainte le feit a2010<text:line-break/>genoiller deuant luy, &amp; apres plusieurs propos d'ac2010<text:line-break/>cusations de ses mestaictz, luy fut dõnée absolution<text:line-break/>par ledict religieux, lequel d'abõdant luy dist qu'il<text:line-break/>s'en allast en son hostel sans crainte, l'asseurãt qu'il<text:line-break/>estoit repentant de ses offenses, &amp; ou il mourroit <text:span text:style-name="erreurTypo">é</text:span><text:span text:style-name="correctionTypo">à</text:span><text:line-break/>present, qu'il iroit droict en Paradis. Adõc le pau2010<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text:soft-page-break/>religieux, luy presentant son cousteau pres du visa2010<text:line-break/>ge, ce qui estonna ledict religieux plus fort. A donc<text:lin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2010<text:line-break/>monstrances quelconques de ses compagnons &amp; a2010<text:line-break/>mys passans par la, qui le chargerent sur vn chariot<text:line-break/>qu'ilz auoyent, luy donnant à entendre qu'ilz por2010<text:line-break/>toient son corps inhumer en terre saincte. Et fut re2010<text:line-break/>menée en son hostel, ou il fut deux iours &amp; deux<text:line-break/>nuictz sans resueiller, &amp; depuis fut en cest erreur,<text:line-break/>qu'il a<text:span text:style-name="erreurTypo"> </text:span>uoit esté en Paradis, &amp; qu'il auoit esté res2010<text:line-break/>uscité de mort a vie.</text:p>
      <text:p text:style-name="P1"><text:span text:style-name="_3c_pb_3e_">[f. c1r]</text:span></text:p>
      <text:h text:style-name="P14" text:outline-level="2">❧ D'vn Bourgeois de Paris, qui feist coucher à la<text:line-break/>bonne foy sa femme entre luy &amp; son char2010<text:line-break/>tier, &amp; de la respõce que feist le bour2010<text:line-break/>geois, quand il trouua le chartier<text:line-break/>sur sa femme.</text:h>
      <text:h text:style-name="P24" text:outline-level="3">Nouuelle<text:span text:style-name="erreurTypo">. </text:span><text:span text:style-name="correctionTypo"> .</text:span>VII.</text:h>
      <text:p text:style-name="P2"><text:span text:style-name="lettrine5">A</text:span>V dict temps vn Bourgeois de Paris du<text:line-break/>mestier d'orfeurerie, marchanda à vn<text:line-break/>sien compere chartier, de luy voiturer<text:line-break/>&amp; amener certaine quantité de char2010<text:line-break/>bon en son tombereau. Le pris faict, se<text:line-break/>meist ledict chartier en son deuoir, &amp; tãt feist ledict<text:line-break/>chartier par ses diligences, qu'il amena la quantité<text:line-break/>promise : toutesfoys y fut iusques au iour couché,<text:line-break/>dõt l'orfeure fut <text:span text:style-name="T5">tresayse</text:span>. Et pour ceste cause le vou%<text:line-break/>lut festoyer au soupper : &amp; cependant feit mettre ses<text:line-break/>cheuaulx au logis d'vn sien voisin hostelier. Tant de2010<text:line-break/>uiserent apres leur soupper, qu'<text:span text:style-name="T5">voze</text:span> heures sonnerẽt :<text:line-break/>&amp; oyoit on en plusieurs monasteres sonner matines,<text:line-break/>dont ilz furẽt quelque peu estõnez. L'orfeure res2010<text:line-break/>iouy plus que de coustume, ne voulut laisser aller le<text:line-break/>chartier, de paour du guet. Si s'aduisa que pour ceste<text:line-break/>nuict il pourroit coucher auecques luy en son lict, ce<text:line-break/>qui fut accomply Et feit ledict orfeure coucher sa<text:line-break/>femme ieune &amp; fraiche au millieu d'entre eulx, crai2010<text:line-break/>gnant (comme ie croy) perdre sa prerogatiue du de2010<text:line-break/>uant du lict, ou estre deshonoré. La fẽme recõgnois2010<text:line-break/>sant son mary, retourna sa face vers luy, &amp; meist son<text:line-break/><text:span text:style-name="_3c_pb_3e_">[f. c1v]</text:span><text:line-break/>cul au giron du chartier, qui estoit homme robuste,<text:line-break/>&amp; de l'aage de trente ans seulement. Lequel ne peult<text:line-break/><text:soft-page-break/>si tost s'endormir, au moyẽ du tendron &amp; chair frai2010<text:line-break/>che : &amp; auoit son foüet en tel poinct, que sans flechir<text:line-break/>il eust peu percer vne forte muraille. Et feit tant par<text:line-break/>excitation de nature, qu'il brocha par derriere la ieu2010<text:line-break/>ne dame, qui n'en voulut faire plaincte, craignãt d'es2010<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line-break/>pella le chartier &amp; luy dist qu'il sẽbloit qu'il fut en2010<text:line-break/>ragé, &amp; le pria fort qu'il ne fist plus tel acte : &amp; que si<text:line-break/>sa femme se fust lors esueillée, qu'elle l'eust esgrati2010<text:line-break/>gné, &amp; bien crié apres luy, à quoy le chartier fit respõ%<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line-break/>fusé de la dame, &amp; en auoit tresbiẽ iouy en l'absen2010<text:line-break/>ce de son mary.</text:p>
      <text:h text:style-name="P14" text:outline-level="2">❧ De la fascetieuse response d'vne nouuelle ma2010<text:line-break/>riée, la premiere nuict de ses nopces.</text:h>
      <text:h text:style-name="P22" text:outline-level="3">Nouuelle<text:span text:style-name="erreurTypo">. </text:span><text:span text:style-name="correctionTypo"> .</text:span>VIII.</text:h>
      <text:p text:style-name="P1"><text:span text:style-name="_3c_pb_3e_">[f. c2r]</text:span></text:p>
      <text:p text:style-name="P2"><text:span text:style-name="lettrine3">A</text:span>V tẽps predict, en la ville de Bru2010<text:line-break/>celles aduint qu'en certaine mai2010<text:line-break/>son vn ieune seruiteur s'amoura<text:line-break/>de la fille de sõ maistre, qui estoit<text:line-break/>marchant, en sorte qu'apres plu2010<text:line-break/>sieurs deuitz &amp; baisers s'appro2010<text:line-break/>cha si pres de la ieunesse, qu'il engrossa la fille. Dõt<text:line-break/>il fut esbahy : si ꝑpẽsa au mieux qu'il peult les moyẽs<text:line-break/>d'euiter l'infamie : &amp; cõclud de prendre congé de son<text:line-break/>maistre pour quelque temps, à fin d'aller vn voyage<text:line-break/>à son pays de Picardie. Ce qui fut executé, &amp; dist à<text:line-break/>dieu bien courtoisement à son maistre &amp; maistresse,<text:line-break/>sans oublier sa mignõne, à laquelle il promist appor2010<text:line-break/>ter de belles besongnes, se recommandãt tousiours à<text:line-break/>sa bonne grace. Pendant ce temps le ventre s'enfla, de<text:line-break/>sorte que le faict fut apperceu par la mere de la fille,<text:line-break/>qui <text:span text:style-name="T5">en en</text:span> fut tresmal contente, &amp; voulut scauoir la<text:line-break/>verité du cas : ce que la ieune fille luy declara au lõg.<text:line-break/>A donc la mere plus enflãmée de courroux, ne se peut<text:line-break/>cõtenir qu'elle ne se mutinast fort, &amp; iniuriast la fil2010<text:line-break/>lette. Et pour conclure, en ceste colere elle ietta sadi2010<text:line-break/><text:soft-page-break/>cte fille dehors la maison, &amp; l'enuoya en l'estat de<text:line-break/>grossesse chercher celuy qui luy auoit faict ledict en2010<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2010<text:line-break/>re, les noyses &amp; iniures qu'elle auoit enduré de sa<text:line-break/><text:span text:style-name="_3c_pb_3e_">[f. c2v]</text:span><text:line-break/>me2010re pour le faict, luy suppliant de defaire ce qui auoit<text:line-break/>esté commencé en son ventre, ainsi comme sa mere<text:line-break/>luy auoit commandé : ce que benignement l'espoux<text:line-break/>luy accorda, la suppliant pour le iour le vouloir excu%<text:line-break/>ser. Et ce pendant la fist tresbien traicter en vne mai2010<text:line-break/>son, ou elle fut conduicte. Quand la nuict fut venue,<text:line-break/>&amp; que l'espousée fut couchée auecques son mary, la<text:line-break/>bonne dame repoulsa rudement son mary, &amp; ne vou2010<text:line-break/>loit approcher de luy, dont le mary fut fort esbahy,<text:line-break/>si luy demanda la cause de ce reffus : à quoy assez ai2010<text:line-break/>gremẽt elle respõdit qu'il allast chercher c'elle qu'il<text:line-break/>auoit si lõguement entretenue apres le disner. A lors<text:line-break/>ledict mary luy remonstre treshonestement, que cela<text:line-break/>ne luy deuoit desplaire, &amp; luy recita qu'elle elle e2010<text:line-break/>stoit, &amp; comment elle estoit venue par deca expresse2010<text:line-break/>ment par la cõtraincte de sa mere, pour luy faire de2010<text:line-break/>faire ce qu'il mesmes luy auoit faict. A donc deman2010<text:line-break/>da l'espousée si c'este femme auoit esté si beste qu'el2010<text:line-break/>le l'ay reuelé a sa mere : <text:span text:style-name="reg">« </text:span>vrayement (dist elle) le char2010<text:line-break/>tier de nostre maison me la faict plus de cent foys<text:line-break/>&amp; oncques ma bouche ne fut ouuerte pour le reueler<text:line-break/>a ma mere<text:span text:style-name="reg"> »</text:span>. Ces parolles ouyes le paoure marié si fut<text:line-break/>fort estõné de ces nouuelles &amp; delaissa le lendemain<text:line-break/>la belle espousée &amp; adhera auecques sa femme grosse.</text:p>
      <text:h text:style-name="P14" text:outline-level="2">❧ D'vn noble cheualier Francoys cuydant dece2010<text:line-break/>uoir l'vne des damoyselles de sa femme,<text:line-break/>pour coucher auecques elle, fist be2010<text:line-break/>songner sa femme par vn sien au2010<text:line-break/>tre cheualier amy.</text:h>
      <text:p text:style-name="P1"><text:span text:style-name="_3c_pb_3e_">[f. c3r]</text:span></text:p>
      <text:h text:style-name="P22" text:outline-level="3">Nouuelle<text:span text:style-name="erreurTypo">. </text:span><text:span text:style-name="correctionTypo"> .</text:span>IX.</text:h>
      <text:p text:style-name="P2"><text:span text:style-name="lettrine8">I</text:span>L aduint au mesmes temps qu'vn<text:line-break/>gros &amp; puissant seigneur de ce<text:line-break/>Royaulme eut vn grand desir a<text:line-break/>l'vne des damoyselles de sa fem2010<text:line-break/>me, pour la grãde beaulte &amp; doul%<text:line-break/>ceur qui estoit en icelle. Si la re2010<text:line-break/><text:soft-page-break/>quist &amp; supplia <text:span text:style-name="T5">par plusieurs </text:span>foys<text:line-break/>de luy faire tant de biens, d'accõ2010<text:line-break/>plir son desir auecques elle, autrement qu'il estoit en<text:line-break/>grand danger de sa personne. A quoy la damoyselle<text:line-break/>ne voulut aucunement condescendre pour or ou ar2010<text:line-break/>gent qu'il luy eust offert. Et toutesfoys apres lõgues<text:line-break/>poursuytes fut tellement contraincte, qu'elle ne pou2010<text:line-break/>uoit plus resister. Si s'aduisa que la cõsequẽce estoit<text:line-break/>tres dangereuse, tant pour la honte du monde, que<text:line-break/>de ses nobles parens, qui ne la vouldroient iamais rẽ2010<text:line-break/>contrer, aduenant qu'elle fust grosse. A donc propo2010<text:line-break/>sa d'en aduertir sa dame &amp; cheualiere : ce qui fut in2010<text:line-break/>cõtinẽt executé. Ladicte dame luy en sceut tresbon%<text:line-break/>gré : &amp; luy conseilla consentir aux demandes dudict<text:line-break/>cheualier &amp; quelle luy donnast <text:span text:style-name="T5">assignantion</text:span> au l'en2010<text:line-break/>demain en sa chambre, qui estoit ioignant la cham2010<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text:span text:style-name="T5">soubzriant</text:span><text:line-break/><text:span text:style-name="_3c_pb_3e_">[f. c3v]</text:span><text:line-break/>vn petit, en quoy le cheualier print goust. Si feit tel2010<text:line-break/>les harengues, qu'elle y condescendit &amp; prindrent<text:line-break/>leur assignation au l'endemain en la chambre de la2010<text:line-break/>dicte damoyselle, heure de neuf attẽdant dix de soir.<text:line-break/>Ledict iour arriua vn autre cheualier bien accom2010<text:line-break/>paigné, tresgrand amy &amp; familier de la maison, qui<text:line-break/>venoit expres visiter ledict cheualier (comme ont ac2010<text:line-break/>coustumé faire les nobles Francoys.) Pour l'aduene2010<text:line-break/>ment duquel furent faictes grandes solẽnitez &amp; res2010<text:line-break/>iouyssances, tant durant le soupper qu'apres. Le tẽps<text:line-break/>pour se reposer venu, ladicte dame se retire tresbien,<text:line-break/>(apres les salutz accoustumez) &amp; s'en va biẽ &amp; beau<text:line-break/>coucher au lict de ladicte damoyselle, sans faire nul<text:line-break/>bruict. Ce temps pendant son mary (qui ne voulut<text:line-break/>riens celer à son bon compagnon &amp; amy) luy com2010<text:line-break/>pta les promesses que luy auoyent estez faictes, par<text:line-break/>l'vne de ses damoyselles, &amp; l'assignatiõ presenté, dõt<text:line-break/>il luy promeict qu'il en participeroit pour la pareille<text:line-break/>à vne autrefoys. Tost apres se departirent lesdictz cõ%<text:line-break/>freres &amp; amyz soubz ladicte promesse. Le mary s'en<text:lin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aour qu'il ne fust ouy. Ce faict, le bon<text:line-break/>mary se couche en son lict de cãp, ou il repousa quel2010<text:line-break/>que temps. Cepẽdant son amy besongnoit à ses pie2010<text:line-break/><text:soft-page-break/>ces tres viuement, &amp; de la se retira de paour d'estre<text:line-break/>apperceu de la damoyselle. Sur les troys heures du<text:line-break/>matin le mary retourna au friant lict d'amourettes,<text:line-break/><text:span text:style-name="_3c_pb_3e_">[f. c4r]</text:span><text:line-break/>ou il fust iusques au soleil leué. Et comme il se voul%<text:line-break/>loit leuer, il regarda sa compagnie, &amp; apperceut que<text:line-break/>c'estoit sa femme qu'il auoit tant lassée, dont il se es%<text:line-break/>bahyt fort, si congneut son offense, &amp; requist prom%<text:line-break/>ptement pardon, luy promettant nõ iamais venir cõ%<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line-break/>neur de sa dame.</text:p>
      <text:h text:style-name="P14" text:outline-level="2">¶ Du subtil argument que print vn groz<text:line-break/>Milloud d'Angleterre, pour<text:line-break/>changer souuent<text:line-break/>d'amyes.</text:h>
      <text:h text:style-name="P22" text:outline-level="3">Nouuelle<text:span text:style-name="erreurTypo">. </text:span><text:span text:style-name="correctionTypo"> .</text:span>X.</text:h>
      <text:p text:style-name="P2"><text:span text:style-name="lettrine8">A</text:span>V pays d'Angleterre y eut<text:line-break/>vn noble milloud, riche &amp;<text:line-break/>opulent en biens, lequel en2010<text:line-break/>tre autres ses seruiteurs a2010<text:line-break/>uoit en sa grace vn ieune af2010<text:line-break/><text:span text:style-name="T5">feté</text:span>, dont il se seruoit au se2010<text:line-break/>cret de ses aduentures &amp; a2010<text:line-break/>moureuses rencontres. Ad2010<text:line-break/>uint que le milloud fut marié à vne treshonneste<text:line-break/><text:span text:style-name="_3c_pb_3e_">[f. c4v]</text:span><text:line-break/>damoyselle, de laquelle il eut son plaisir par vne espa%<text:line-break/>ce de temps. Et commencant à s'ennuyer d'elle, le ra2010<text:line-break/>compte à son feal messager d'amours, luy requerant<text:line-break/>faire seruice de son estat, pour le resiouyr en autre<text:line-break/>lieu : ce que ledict messager refusa instamment, en re2010<text:line-break/>mostrant audict milloud qu'il en auoit assez en sa<text:line-break/>maison, sans en querir allieurs. Et pour comman2010<text:line-break/>demens, prieres, ou mines ne voulut lors obtempe2010<text:line-break/>rer au milloud, dont ledict milloud fut mal con2010<text:line-break/>tent de telles responses. Neantmoins pour l'heure<text:line-break/>n'en feit semblant, si feit r'appeller ce messager, &amp;<text:line-break/>en se rigolant auecques luy, interroga qu'elle estoit<text:line-break/>la viande qu'il aymoit le mieulx : à quoy prompte2010<text:line-break/>ment respõdit le messager, que c'estoient pastez d'an%<text:line-break/>guilles. Quand le messager se fust retiré à part : le<text:line-break/><text:soft-page-break/>milloud feit appeller l'vn de ses maistres d'hostel, &amp;<text:line-break/>leur commanda de ne seruit à la table dudict messa2010<text:line-break/>ger son feal amy, que des pastez d'anguilles. Ce qui<text:line-break/>fut faict. Le messager apres auoir continué ceste vi2010<text:line-break/>ande l'espace de cinq ou six iours, il commẽca à s'en2010<text:line-break/>nuyer, &amp; fut expres disner à la table des maistres d'ho%<text:line-break/>stel, ou l'on apposa deuant luy pareilles viandes de<text:line-break/>pastez d'anguilles &amp; nõ autre choses, dont il se cour2010<text:line-break/>roussa contre lesdictz maistres d'hostel. Si luy fut<text:line-break/>dict qu'estoit faict du vouloir &amp; par le commade2010<text:line-break/>ment dudict milloud leur maistre &amp; seigneur. A2010<text:line-break/>donc ledict messager s'ingera de scauoir le motif du<text:line-break/>milloud, auquel ledict messager compta l'afaire.<text:line-break/>A quoy ledict milloud print vn tresgrand plaisir.<text:line-break/>Et demãda si en tel bref temps il s'estoit lassé de mã2010</text:p>
      <text:p text:style-name="P1"><text:span text:style-name="_3c_pb_3e_">[f. c5r]</text:span></text:p>
      <text:p text:style-name="P1">ger de la viande qu'il aymoit le mieux. A quoy le<text:line-break/>messager respond asseurement oy. <text:span text:style-name="reg">« </text:span>Doncques (dit le<text:line-break/>milloud) ne t'esbahys plus si en vn ans ie me suis las2010<text:line-break/>se de ma femme. Et ie t'asseure de ne ta faire bailler<text:line-break/>autre viande, iusques à ce que tu ayes fait ton office,<text:line-break/>dont ie t'ay requis<text:span text:style-name="reg"> »</text:span>. A donc ce messager cognoissant<text:line-break/>la raison de son seigneur, fist tant par ses diligẽces,<text:line-break/>qu'il luy liura &amp; feit iouir de ce que tant de foys il<text:line-break/>auoit desiré. Et par telz moyens fut ledict milloud<text:line-break/>obey sans courroux.</text:p>
      <text:h text:style-name="P14" text:outline-level="2">❧ D'vn Ialoux qui ne trouua meilleur remede<text:line-break/>faict pour sa maladie, que du diable qui<text:line-break/>estoit soubz les piedz de sainct Michel. Et<text:line-break/>de lapparition d'celuy diable.</text:h>
      <text:h text:style-name="P20" text:outline-level="3">❧ Nouuelle. XI.</text:h>
      <text:p text:style-name="P2"><text:span text:style-name="lettrine5">E</text:span>N la ville de Paris au mesmes tẽps fut<text:line-break/>vn bourgeoys, lequel imprima en son<text:line-break/>esprit tant de malignes fantasies sur<text:line-break/>lestat &amp; condition de sa femme, qu'il<text:line-break/>en deuint fort vmbrageux. Au moyen<text:line-break/>de quoy souuent se retiroit aux eglises, pour reque2010<text:line-break/>rir dieu &amp; ses sainctz en son secours, &amp; plus (comme<text:line-break/>on l'estimoit) pour diuertir sa femme de foruoier,<text:line-break/>que pour l'inspirer soymesmes &amp; retirer de ses folles<text:line-break/>follies. Et continua tant de fois, qu'il ne seroit pos2010<text:line-break/>sible racompter, requerant chascun iour vn nou2010<text:line-break/>ueau sainct, il veoit l'ymage en l'<text:span text:style-name="correctionTypo">[e]</text:span>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text:soft-page-break/>il pourpensa d'vn courage triste, que s'il bailloit vne<text:line-break/>chandelle à l'ymage qui estoit soubz les piedz du2010<text:line-break/>dict sainct Michel, que à l'aduenture il pourroit a2010<text:line-break/>uoir secours, puys qu'autremẽ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2010<text:line-break/>la coucher auecques sa femme. Si <text:span text:style-name="T5">sõgea</text:span> que ce dia2010<text:line-break/>ble s'estoit apparu à luy, &amp; l'auoit très bien reconfor%<text:line-break/>té en ses tribulations, &amp; luy auoit reuele que sa fem2010<text:line-break/>me estoit preude &amp; sage femme, de laquelle il ne luy<text:line-break/>conuenoit doubter, &amp; si n'en seroit iamais vmbra2010<text:line-break/>geux, si que de ce luy auoit mis vn anneau à sõ doig.<text:line-break/>Le pauure sot s'esueilla en sursault de ceste nouuelle<text:line-break/>Et bien ioyeux (cuidant ces apparitions estre veri2010<text:line-break/>tables) cherche son anneau en ses doigz, au lieu du2010<text:line-break/>quel truue l'vn d'ceulx dedans le cul de sa femme<text:line-break/>dont il fut fort esmerueillé. Neantmoins il eut de2010<text:line-break/>puys telle fantasie du songe qu'il fut remis en son<text:line-break/>premier &amp; meilleur iugement.</text:p>
      <text:h text:style-name="P14" text:outline-level="2">❧ Facetieuse demande d'vn paisant à vn ieu2010<text:line-break/>ne marchant, visitant les orifices du penil<text:line-break/>de sa femme.</text:h>
      <text:h text:style-name="P20" text:outline-level="3">Nouuelle, XII.</text:h>
      <text:p text:style-name="P1"><text:span text:style-name="_3c_pb_3e_">[f. c6r]</text:span></text:p>
      <text:p text:style-name="P2"><text:span text:style-name="lettrine5">A</text:span>V pays d'Orleans enuiron ledict temps<text:line-break/>fut vn ieune marchant, lequel portoit<text:line-break/>si grand'affection à sa nouuelle femme,<text:line-break/>qu'il ne la pouoit laisser ne nuict ne<text:line-break/>iour : duquel aussi elle se tenoit tant cõ%<text:line-break/>tente, pour la grand'execution qu'il faisoit au ieu<text:line-break/>d'aymer, que rien plus. Si aduisent vne iournee d'al2010<text:line-break/>ler prendre l'air en la forest du pays, &amp; illec eulx res2010<text:line-break/>iouir : ce qui fut faict amoureusement. Or aduint ce<text:line-break/>iour mesmes, qu'vn paisant des villages circonuoi2010<text:line-break/>sins auoit esgaré vne ieune Thaure : et pour craincte<text:line-break/>qu'il auoit qu'elle ne peust retourner, &amp; fust perdue,<text:line-break/>choisist vn chesne d'icelle forest le plus hault qu'il<text:line-break/>veoit, &amp; si brancha, pour veoir de plus loing sa thau%<text:line-break/>re. De fortune ces bonnes parties s'allerent reposer<text:line-break/>soubz ledict chesne, pour eulx esbatre &amp; resiouir à<text:line-break/>leur ayse. Le marchã peut soucié, se meit en belle che%<text:line-break/>mise, &amp; la dame despouilla sa robbe pour mieux fai2010<text:line-break/>re leurs ouurages. Et pour plus ample deduict, le<text:line-break/>marchant voulut desnuer sa femme, &amp; luy visiter ses<text:line-break/>belles cuysses, son petit vẽtre, &amp; le reliqua, nonob2010<text:line-break/><text:soft-page-break/>stãt petites reuẽges &amp; empeschemẽs que s'efforsoit y<text:line-break/>faire ladicte femme. Doncques le mary cõtemplant<text:line-break/>le secret de nature, cryoit à haulte voix par admira2010<text:line-break/>tions qu'il veoit beaucoup de choses, denommant<text:line-break/>plusieurs villages des enuirons. A lors le paisant cõ2010<text:line-break/>menca à parler, &amp; requist ce marchant de luy reue2010<text:line-break/>ler s'il veoit point sa thaure qu'il auoit esgarée. Et ie<text:line-break/>croy (dist il) qu'elle est pres de vous : car il me semble<text:line-break/>que i'en appercoys du poil, voiant le poil du penil<text:line-break/><text:span text:style-name="_3c_pb_3e_">[f. c6v]</text:span> de la ieune femme. A ces propos furent tellement<text:line-break/>estonnez ces pauures ieunes gens, qu'ilz s'enfouyrẽt<text:line-break/>roidement, sans aduiser derriere, delaissans leurs ha2010<text:line-break/>bitz. Et cuidant que ce fussent espritz fantastiques.</text:p>
      <text:h text:style-name="P14" text:outline-level="2">❧ D'vn clerc amoureux de sa maistresse, qui<text:line-break/>pour mieux en iouir par subtilz moyens, se<text:line-break/>feit garde d'celle par le vouloir de son mai2010<text:line-break/>stre.</text:h>
      <text:h text:style-name="P20" text:outline-level="3">Nouuelle. XIII.</text:h>
      <text:p text:style-name="P2"><text:span text:style-name="lettrine5">E</text:span>N la ville de Londres au mesmes temps<text:line-break/>y eut vn ancien procureur de la court<text:line-break/><text:span text:style-name="T5">ou</text:span> parlement dudict lieu, qui auoit vn<text:line-break/>dierc assez ieune, beau, &amp; gratieux. Du%<text:line-break/>quel sa maistresse fut esprinse d'amou2010<text:line-break/>rettes : Et cherchoit to<text:span text:style-name="T7">9</text:span> les iours ladicte dame moy2010<text:line-break/>ens pour luy donner a cognoistre telle amytié. Le<text:line-break/>ieune clerc voiant les secretes menées de sa maistres2010<text:line-break/>se, qui estoit belle &amp; ieune, concent de sa part vne pa<text:line-break/>reille amytié, qu'il garda en son cœur assez longue2010<text:line-break/>ment. Et durant ce temps mettoit toutes diligences<text:line-break/>à luy complaire. Si trouua vn iour l'occasion de de2010<text:line-break/>uiser longuement auecques elle, &amp; luy reuela son ar2010<text:line-break/>dent feu d'amours enuers elle, la requerant luy vou2010<text:line-break/>loit accorder sa requeste. La dame quelque peu hõ2010<text:line-break/>teuse eust ia voulu cela estre accomply. Neantmoins<text:line-break/>pour luy demonstrer qu'elle n'estoit la poursuyuã2010<text:line-break/>te, feit plusieurs reffuz auecques bonnes remõstran2010<text:line-break/>ces : toutesfois en fin de compte elle luy accorda vo2010l<text:line-break/><text:span text:style-name="_3c_pb_3e_">[f. c7r]</text:span><text:line-break/>untiers. Et tellement fut l'amoureuse distribution<text:line-break/>entretenue, qu'ilz feirent de deux cueurs vn seul.<text:line-break/>Mais craignoient tousiours que le mary ne s'en ap2010<text:line-break/>perceust. Quelquefois le ieune clerc s'auisa de sub2010<text:line-break/>tilz moyens, pour engarder son maistre de ne pren2010<text:line-break/>dre l'occasion d'en estre vmbrageux &amp; ialoux de ce<text:line-break/>faict. Vn iour il se presenta à sondict maistre, luy re2010<text:line-break/>querãt qu'il le pleust oyr en son faict, plorant hon2010<text:line-break/>teusement, a quoy ledict maistre <text:span text:style-name="T5">tresuoluntiers</text:span> vou%<text:line-break/><text:soft-page-break/>lut prester l'oreille, desirant scauoir le motif de telz<text:line-break/>pleurs. Le clerc subtil commenca a remonstrer les<text:line-break/>longs seruices, loyaultez, &amp; reuerence, qu'il auoit<text:line-break/>tousiours eües enuers son maistre, dont il ne s'esti2010<text:line-break/>moit lassé, &amp; desiroit tousiours perseuerer en mieux :<text:line-break/>Mais que fortune l'a<text:span text:style-name="erreurTypo"> </text:span>uoit si mal pourueu, qu'il s'esti2010<text:line-break/>moit indigne d'estre au monde. Ces parolles rendi2010<text:line-break/>rent ce maistre si fort ententif, qu'il voulut scauoir<text:line-break/>au long l'inconuenient de son seruiteur. Lequel il<text:line-break/>consola honnestement, &amp; luy donna espoir d'alle2010<text:line-break/>gence, luy declarant oultre l'amour dont il l'aymoit,<text:line-break/>&amp; qu'il esperoit le faire homme de bien, &amp; le pour2010<text:line-break/>uoit richement. Le clerc adonc luy dist qu'il estoit<text:line-break/>tant fortuné, que iamais il ne pouoit estre pourueu<text:line-break/>en l'estat de mariage, &amp; que maintenant luy conue2010<text:line-break/>noit auecques l'ayde de ses bons amys chercher reli2010<text:line-break/>giõ pour y finir ses iours : <text:span text:style-name="reg">« </text:span>Par ce (dist il) qu'il n'estoit<text:line-break/>perfect ne naturel homme<text:span text:style-name="reg"> »</text:span>. Et en disant telz propos,<text:line-break/>luy exhiba son membre genital auecque la bourset2010<text:line-break/>te, ou n'aparoissoit riens dedans : car subtilement il<text:line-break/>auoit cachez dedãs le petit vẽtre ses deux tesmoings,<text:line-break/><text:span text:style-name="_3c_pb_3e_">[f. c7v]</text:span></text:p>
      <text:p text:style-name="P1">Le bon maistre ignorant la cautelle, eust pitié &amp; grã%<text:line-break/>de compassion de son clerc, considerant la belle pro2010<text:line-break/>portion de ses membres, &amp; perfecte forme de son vi2010<text:line-break/>sage, auecques le bon seruice qu'il luy faisoit tous2010<text:line-break/>iours, si le consola tres doulcement, en luy remon2010<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en fiance qu'il auoit) de luy reueler tel secret, par re%<text:line-break/>ciproque, aussi luy voulut faire entendre ses pensées<text:line-break/>si luy compta amyablement comme il estoit ia viel,<text:line-break/>&amp; auoit espousé vne ieune femme, qu'il aymoit per2010<text:line-break/>fectemẽt, &amp; pour telle amour il craignoit fort qu'el%<text:line-break/>le fust deceüe de quelque mauuaise personne, dont<text:line-break/>il peust estre blasonné : &amp; par tant luy recommãdoit,<text:line-break/>le requerant qu'il print garde sur sa maniere de vi2010<text:line-break/>ure. A quoy hũblemẽt le clerc respondit, que volũ2010<text:line-break/>tiers il accõpliroit son madement : toutefoys que cy<text:line-break/>deuant il n'auoit congneu n'apperceu mal en sa mai2010<text:line-break/>stresse, luy racomptant ses honnestes conuersations<text:line-break/>&amp; occupations, dont le maistre fut tres content. Par<text:line-break/>telles subtilitez ledict mary eust telle fiance en son<text:line-break/>clerc, qu'il luy laissa la garde entiere de sa femme, en<text:line-break/>sorte que le maistre eust plus tost emprũté le varlet<text:line-break/>de sõ voysin pour l'accõpagner aux champs, à fin de<text:line-break/>laisser ledict clerc en l'hostel, qu'autrement. Et si la<text:line-break/><text:soft-page-break/>maistresse vouloit aller aux chãps, le clerc luy faisoit<text:line-break/>compagnie par le vouloir expres du maistre, dont<text:line-break/><text:span text:style-name="_3c_pb_3e_">[f. c8r]</text:span><text:line-break/>tous troys furent tres contens.</text:p>
      <text:h text:style-name="P14" text:outline-level="2">¶ D'vn supersticieux medecin qui ne vou2010<text:line-break/>loit rire auecques sa femme, sinon quant<text:line-break/>il pleuuoit, &amp; de la bonne fortune<text:line-break/>de ladicte femme apres<text:line-break/>son trespas.</text:h>
      <text:h text:style-name="P20" text:outline-level="3">Nouuelle XIIII.</text:h>
      <text:p text:style-name="P10"/>
      <text:p text:style-name="P2"><text:span text:style-name="lettrine7">E</text:span>N ceste ville le Paris est recente2010<text:line-break/>mẽt aduenu qu'vn medecin se son2010<text:line-break/>da tellemẽt en raisons supersticieu%<text:line-break/>ses, iuxte la quinte essence qu'il<text:line-break/>estimoit par astrologie que rire &amp;<text:line-break/>prẽdre le desduit auecques sa fem%<text:line-break/>me en temps sec, luy fut tres con2010<text:line-break/>traire, &amp; pour ce il s'en abstenoit totalement, &amp; en%<text:line-break/>cores quant il veoit le temps humide obseruoit il le<text:line-break/>cours de la lune, ce qu'il ne plaisoit gueres à sa fem%<text:line-break/>me, laquelle souuent le requeroit du desduict, &amp; par<text:line-break/>necessité qu'elle auoit ce efforcoit à le faire ioindre,<text:line-break/>mais elle ne gaignoit gueres, &amp; pour toute resolutiõ<text:line-break/>il luy donnoit à entendre que le temps n'estoit dis2010<text:line-break/>posé, &amp; que telle chose luy seroit plus nuysible qu'à<text:line-break/>son profict, &amp; ainsi rapesoit sa pauure femme à riẽs<text:line-break/>ne faire. Aduint que familiairement la medecine cõ%<text:line-break/>pta son affaire à vne sienne voysine, laquelle luy con%<text:line-break/>seilla qu'incontinẽt qu'elle seroit couchée elle feist<text:line-break/>porter troys ou quatre seaulx d'eaue en son grenier<text:line-break/>&amp; les feit verser en vn bassin de plomb qui estoit iux%<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2010<text:line-break/>nes maisons. Et dit la voysine qu'incontinent qu'el%<text:line-break/>le oyroit le bruict de ladicte eaue qu'elle en aduer2010<text:line-break/>tist son mary, ce que la bonne dame medecine feit<text:line-break/>tres voluntiers'&amp; combien que la iournée eust esté<text:line-break/>chaulde &amp; seiche : neantmoins elle executa son en2010<text:line-break/><text:span text:style-name="T5">treprinse</text:span>. Et quant tous deux furẽt couchez en leur<text:line-break/>lict la chambriere instruicte, laisse peu à peu decoul2010<text:line-break/>ler l'eaue par ledict canail, ce qui rendoit bruict, au2010<text:line-break/>quel la dame esueilla son medecin &amp; le couuia a fai2010<text:line-break/><text:soft-page-break/>re le desduict, ce que le medecin executa à son pou2010<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2010<text:line-break/>ne, &amp; riche, plusieurs la demandoyent en mariage :<text:line-break/>mais oncques ne voulut accorder à aucun tant riche<text:line-break/>fut il qu'elle n'eust parlé à luy, demedecinselle n'eust<text:line-break/>plus cure, &amp; demandoit aux autres s'ilz se congnois%<text:line-break/>soyent aux estoilles, &amp; à la lune, &amp; plusieurs d'iceulx<text:line-break/>ignorans du faict luy respondoyent qu'ilz en auoyẽt<text:line-break/>fort bien apris tout ce qu'il en failloit scauoir, les2010<text:line-break/>quelz pour ce elle esconduisoit. Aduint qu'vn bon<text:line-break/>compaignon assez lourdault, luy demanda s'elle le<text:line-break/>vouloit pour mary, &amp; ainsi qu'ilz deuisoient ioyeu<text:line-break/>sement elle l'interroga s'il se congnoissoit aux estoil%<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2010<text:line-break/>uoit trop de ce qu'elle auoit eu de trop peu au par2010<text:line-break/>auant.</text:p>
      <text:h text:style-name="P14" text:outline-level="2">¶ D'vn baudroyeur qui tapissa la chambre<text:line-break/>de sa femme accouchée, de ses cuirs<text:line-break/>&amp; du motif d'icelluy.</text:h>
      <text:h text:style-name="P20" text:outline-level="3">Nouuelle XV.</text:h>
      <text:p text:style-name="P2"><text:span text:style-name="lettrine3">P</text:span>Vys nagueres, en la ville de Paris<text:line-break/>fut vn riche baudroyeur, lequel<text:line-break/>auroit tousiours employé son ar2010<text:line-break/>gent, peine, &amp; soucy, à faire son<text:line-break/>estat dont il viuoit bien aisément<text:line-break/>posposant toutes curieuses opi2010<text:line-break/>nions des femmes qui n'estiment vne maison riche<text:line-break/>s'il n'y a meubles en abondance, mesmes vaiselles<text:line-break/>d'or &amp; d'argent &amp; quantité de tapisseries. Aduint<text:line-break/>que la femme dudict baudroyeur d'vn enfant accou%<text:line-break/>cha, &amp; pour ce que la bonne coustume est au pays<text:line-break/>que les femmes parentes, amyes, &amp; voysines, vont<text:line-break/>veoir la couchée, &amp; pour les recepuoir lon ait ac2010<text:line-break/>coustumé de parer la chãbre des plus belles couuer%<text:line-break/>tures &amp; tapisseries que lon puisse auoir. La bonne<text:line-break/>accouchée employa ses amys, &amp; d'iceulx emprunta<text:line-break/><text:span text:style-name="_3c_pb_3e_">[f. d1v]</text:span><text:line-break/><text:soft-page-break/>plusieurs &amp; diuerses pieces de tapisseries, dont elle<text:line-break/>para tres bien sa chambre, &amp; ainsi cõme lesdictes pa2010<text:line-break/>rentes, amyes, &amp; voysines estoyent illec, visitoyent les%<text:line-break/>dictes tapisseries. Le bon baudroyeur entra en la chã%<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vnes apres les autres toutes les proprietaresses d'icel%<text:line-break/>les tapisseries, dont le baudroyeur fut mal content<text:line-break/>&amp; sans replicque sort hors d'icelle chambre, &amp; le len%<text:line-break/>demain matin destendit toutes les tapisseries de ladi%<text:line-break/>cte chambre &amp; les renuoya ou lon les auoit emprun%<text:line-break/>têes au lieu les quelles il arrangea tous les plus grãdz<text:line-break/>&amp; plantureux cuirs qu'il auoit baudroyez à luy ap2010<text:line-break/>pertenans, &amp; quant les bonnes dames parentes furẽt<text:line-break/>arriuéez en la chambre &amp; eurent apperceu ses cuirs<text:line-break/>ainsi estenduz qui donnoyẽt en la chambre vne tres<text:line-break/>infaictes odeur de gresses, ilz se esmeurent toutes, &amp;<text:line-break/>vouloyent entẽdre la cause de ce faict, cuydans qu'il<text:line-break/>despleust audict baudroyeur qu'ilz accõpagnassent<text:line-break/>ladicte accouché sa femme, &amp; quant le baudroyeur<text:line-break/>fut arriué il leur dict, <text:span text:style-name="reg">« </text:span>vrayemẽt mes dames i'ay faict<text:line-break/>destendre voz tapisseries qui me faisoyent plus de<text:line-break/>honte que d'honneur, &amp; en leur lieu i'ay faict atta2010<text:line-break/>cher celles que voyez maintenant, qui me honorent<text:line-break/>&amp; me rendent groz profict qui est plus à estimer : car<text:line-break/>les vostres vous coustent gros deniers de premier a2010<text:line-break/>chapt &amp; n'en retirez voz pieces à la fin, celles cy<text:line-break/><text:span text:style-name="_3c_pb_3e_">[f. d2r]</text:span><text:line-break/>me2010coustent peu, &amp; en puys retirer le quadruple, pour la<text:line-break/>moins<text:span text:style-name="reg"> »</text:span>. Ainsi donna à entendre que le profict estoit<text:line-break/>plus à estimer que l'honneur.</text:p>
      <text:h text:style-name="P14" text:outline-level="2">❧ D'vn escollier qui donna sa robbe à vne<text:line-break/>ieune apothicaresse d'Orleans pour<text:line-break/>iouir de son amytié, &amp; comment<text:line-break/>il eust sa robbe.</text:h>
      <text:h text:style-name="P20" text:outline-level="3">Nouuelle XVI.</text:h>
      <text:p text:style-name="P2"><text:span text:style-name="lettrine7">P</text:span>Eu au parauant ce compte, aduint<text:line-break/>à Orleans qu'vn ieune escollier s'a2010<text:line-break/>moura d'vne belle &amp; brune apothi%<text:line-break/>caresse de la ville, laquelle plusieurs<text:line-break/>foys il solicita de luy faire iouir du<text:line-break/>fruict de son amytié, <text:span text:style-name="T5">a</text:span> quoy la da2010<text:line-break/>me resistoit fermement, &amp; nonob2010<text:line-break/>stant plusieurs promesses qui luy faisoit elle ne vou%<text:line-break/><text:soft-page-break/>lut condescendre. Vn iour aduint que ledict mignõ<text:line-break/>s'adressa a elle, &amp; instamment la requeroit, luy don2010<text:line-break/>nant à entendre qu'il estoit mort s'elle n'en auoit pi%<text:line-break/>tié, &amp; comme la dame defendoit &amp; remetoit le pau2010<text:line-break/>ure trancy en autres propos, il entendit les plainctes<text:line-break/>qu'elle faisoit contre son mary, qui ne luy vouloit fai%<text:line-break/>re liurer du drap pour luy faire vne robbe. Adõc dict<text:line-break/>il, madame ie fuys en la plus extraime peine ou<text:line-break/>iamais ie pourroys estre si de moy n'auez pitiê,<text:line-break/>pour ce<text:span text:style-name="correctionTypo"> </text:span>ie vous donneray ma robbe pour vous fai2010<text:lin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puis endure l'amoureuse accollée, &amp; quant l'escol2010<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line-break/>der sa robbe, &amp; quant il apperceut ledict mary, &amp; en<text:line-break/>l'absence de la dame il r'aporta ledict mortier &amp; pil%<text:line-break/>lon, &amp; le presenta au mary, luy disant que sa femme<text:line-break/>luy auoit presté son mortier, à laquelle il auoit de2010<text:line-break/>laissé sa robbe en gaige, qu'elle auoit enfermée à vn<text:line-break/>tel coffre de sa chambre. Adonc le mary qui auoit<text:line-break/>vne pareille clef du coffre, feit ouuerture d'icelluy,<text:line-break/>&amp; sans contredict luy rend sa robbe. Ainsi fut la da%<text:line-break/>me destituée de sa proye, &amp; l'escollier resuestu de sa<text:line-break/>robbe sans infamie de l'vne ou aultre des parties.</text:p>
      <text:h text:style-name="P14" text:outline-level="2">¶ D'vn seigneur de Thurin qui gue2010<text:line-break/>rist sa femme d'vne griefue ma2010<text:line-break/>ladie de courte allaine<text:line-break/>pour auoir faict vn en2010<text:line-break/>fant à sacham2010<text:line-break/>briere.</text:h>
      <text:h text:style-name="P20" text:outline-level="3">Nouuelle XVII.</text:h>
      <text:p text:style-name="P1"><text:span text:style-name="_3c_pb_3e_">[f. d3r]</text:span></text:p>
      <text:p text:style-name="P2"><text:span text:style-name="lettrine5">A</text:span>V pays de Thurin au mesmes temps,<text:line-break/>fut vn noble seigneur, lequel auoit es2010<text:line-break/>pousé vne bonne &amp; saige damoyselle,<text:line-break/>qui estoit fort maladiue d'vne courte<text:line-break/>allaine, &amp; aduenoit qu'elle enduroit<text:line-break/>telles passions, la nuict principallement qui luy con%<text:line-break/><text:soft-page-break/>uenoit auoir chambre &amp; couché à part. Or estoit le<text:line-break/>bon seigneur homme de bonne grace prompt aux ar%<text:line-break/>mes, &amp; combat des dames, dont il enduroit quelque<text:line-break/>temps patiemment, pour la bonne amytié qu'il por2010<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text:span text:style-name="T5">obteint</text:span><text:line-break/>iouissance de son desir, &amp; tant continua sans contre<text:line-break/>dict, qu'il rendit la bonne fille grosse d'vn enfant.<text:lin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2010<text:line-break/>stoit du faict de son mary. A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line-break/>ner son mary, feit faire la couche de sa chambriere<text:line-break/>&amp; encores de present nourrit l'enfant, qui est vn mi2010<text:line-break/>gnon grand &amp; fort comme son pere.</text:p>
      <text:h text:style-name="P14" text:outline-level="2">Comment vn prothenotaire executa le deb2010<text:line-break/>uoir d'amours, auecques vne ieune<text:line-break/>femme d'vn marchant drap2010<text:line-break/>pier, &amp; de l'issue de<text:line-break/>ladicte execu2010<text:line-break/>tion.</text:h>
      <text:h text:style-name="P20" text:outline-level="3">Nouuelle XVIII.</text:h>
      <text:p text:style-name="P10"/>
      <text:p text:style-name="P2"><text:span text:style-name="lettrine7">P</text:span>Vys peu de temps en ca est aduenu<text:line-break/>q'vn bon Seigneur Protheno2010<text:line-break/>taire, fut fort esprins de l'amour<text:line-break/>d'vne ieune belle dame qui estoit<text:line-break/>femme d'vn riche marchant drap2010<text:line-break/><text:soft-page-break/>pier de ceste ville de Paris, &amp; tant<text:line-break/>feit par menéez &amp; longues pour2010<text:line-break/>faictes qu'vn iour <text:span text:style-name="T5">esteu</text:span> il obteint grace &amp; bonne<text:line-break/><text:span text:style-name="_3c_pb_3e_">[f.d4r]</text:span><text:line-break/>assignation de la dame, &amp; ainsi qu'ilz estoyent au<text:line-break/>lieu destiné ensemble, &amp; ce pourmenoyent par le<text:line-break/>iardin, &amp; se delibererent illec prendre leurs desduict<text:line-break/>&amp; plaisir. A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2010<text:line-break/>nouer, il commenca à se plaindre &amp; despiter en soy<text:line-break/>mesmes, groumellant entre ses dens pour l'ennuict<text:line-break/>qu'il recepuoit &amp; qu'il luy tardoit voyant la da2010<text:line-break/>me prosternée sur l'herbe preste à recepuoir le com2010<text:line-break/>bat, &amp; lors la dame se reliesue &amp; luy bailla l'vn de<text:line-break/>ses cousteaux lequel estoit emmanché d'argent, dont<text:line-break/>il coppa ladicte esguillette, &amp; par tel moyens il iouit<text:line-break/>plainement du fruict tant desiré, sans contredict &amp;<text:line-break/>congnoissance d'aultruy fors d'vn bon compagnon<text:line-break/>qui estoit fort legier d'argent, qui veit tous les mi2010<text:line-break/>staires des deux parties, lequel troys ou quatre iours<text:line-break/>apres, delibera de recouurer &amp; auoir d'icelluy pro2010<text:line-break/>thenotaire argent par finesses, &amp; pour premier s'a2010<text:line-break/>dressa audict prothenotaire &amp; luy dict que la da2010<text:line-break/>me drappiere se recommandoit bien à luy &amp; qu'el2010<text:line-break/>le l'auoit enuoyé par deuers luy le suppliant de luy<text:line-break/>prester cinquante escutz pour payer quelque quan2010<text:line-break/>tité de draps qui luy estoyent suruenuz en l'absen2010<text:line-break/>ce de son mary &amp; luy promectoit rendre lesdictz<text:line-break/>cinquante escutz, incontinent que sondict ma2010<text:line-break/>ry seroit de retour &amp; venu de son voyage, aux en2010<text:line-break/>seignes du petit cousteau, au manche d'argent<text:line-break/><text:span text:style-name="_3c_pb_3e_">[f. d4v]</text:span><text:line-break/>qui coppa l'esguillette. Quant le prothenotaire<text:line-break/>eut entendu tel propos &amp; enseignes il fut prompt de<text:line-break/>luy liurer la dicte somme sans plus enquerir. Ain2010<text:line-break/>si s'en alla ledict mignon garny des deniers, &amp; à l'in2010<text:line-break/>stant sen va par deuers la drappiere, &amp; luy dict<text:line-break/>que son maistre tel prothenotaire se recomman2010<text:line-break/>doit à elle, &amp; la prioit de luy enuoyer six aulnes de<text:line-break/>bon drap noir à cent solz l'aulne, &amp; en fiance pour<text:line-break/>vestir vn petit nepueu qu'il auoit, &amp; que en brief il<text:line-break/>luy bailleroit argent, aux enseignes du petit cou2010<text:line-break/>steau d'argent qui coppa l'esguillette, &amp; la dame<text:line-break/>en pareil oyant telles enseignes ne differa oncques<text:line-break/>de bailler au messagier le drap &amp; du meilleur qu'el2010<text:line-break/>le eust marqué audict pris. Ainsi le bon vallet s'en<text:line-break/>alla content du seruice, qu'il leur auoit faict d'assi2010<text:line-break/><text:soft-page-break/>ster en leurs secretz d'amourettes. Quelque<text:line-break/>temps apres se rencontrerent les parties en lieu<text:line-break/>propre, &amp; la dame demanda au prothenotaire si<text:line-break/>le drap qu'elle luy auoit enuoyé luy estoit aggrea2010<text:line-break/>ble, dont le prothenotaire fut esmeu &amp; desniant a2010<text:line-break/>uoir enuoyé par deuers elle emprunter ledict drap :<text:line-break/>mais dictilles cinquante escutz que tel iour m'en2010<text:line-break/>uoyastes emprunter pour payer les draps qui vous<text:line-break/>estoyent suruenuz en l'absence de vostre mary,<text:line-break/>estoyent ilz bons &amp; de poix, certes dict elle ie ne scay<text:line-break/>que cest, &amp; ne vous ay enuoyé emprunté icel2010<text:line-break/>le somme de cinquante escutz, cõment dit il, si a2010<text:line-break/>uez, aux enseignes du cousteau d'argẽt qui coppa l'es<text:line-break/>guillette, c'est dit elle l'ẽ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2010<text:line-break/>ray aux iuges, sur ce faict.</text:p>
      <text:h text:style-name="P14" text:outline-level="2">❧ De la subtilité d'vn hermite, pour iouyr de<text:line-break/>l'amour d'vne ieune fille.</text:h>
      <text:h text:style-name="P20" text:outline-level="3">Nouuelle XIX.</text:h>
      <text:p text:style-name="P2"><text:span text:style-name="lettrine3">A</text:span>V pays de la haulte Bourgõgne pres<text:line-break/>la riuiere d'ousche, regnoit audict<text:line-break/>temps vn hermite, qui estoit fort e2010<text:line-break/>stimé pour la saincte &amp; austere vie<text:line-break/>qu'il menoit en son hermitage, cõ2010<text:line-break/>me il en faisoit le semblant. Aduint<text:line-break/>qu'il fut esprint de l'amour d'vne belle &amp; ieune fille,<text:line-break/>qui souuent visitoit son oratoire, en accompaignant<text:line-break/>sa mere tres deuote. Et subtilement seul trouua<text:line-break/>moyens pour en iouyr à son desir. Adoncques choy2010<text:line-break/>sist vne nuict fort obscure : &amp; sur le mynuict s'en al2010<text:line-break/>la vers la maison de la femme deuote, parce qu'elle<text:line-break/>luy donnoit souuent l'aulmosne. Et à l'endroit du<text:line-break/>cheuet du lict feit vn petit pertuys, &amp; y passa subti2010<text:line-break/>lement vn baston creux qu'il auoit porté expres : &amp;<text:line-break/>respondoit iustement sur le chef deladicte deuote :<text:line-break/>puis par iceluy appella ladicte deuote par son nom à<text:line-break/><text:span text:style-name="_3c_pb_3e_">[f. d5v]</text:span><text:line-break/>voix subtilisée &amp; faincte, luy signifiãt qu'il estoit an2010<text:line-break/>ge de dieu, enuoyé à elle, pour luy denoncer que<text:line-break/>son sainct vouloir estoit que de sa posterité sust en2010<text:line-break/>gendre vng filz qui seroit pape et dominateur sur les<text:line-break/>chrestiens &amp; reformeroit l'eglise. A ceste fin luy com%<text:line-break/><text:soft-page-break/>manda de par le createur quelle menast sa fille par<text:line-break/>deuers le sainct hermite pour accomplir la volunté<text:line-break/>diuine. Ces parolles furent bien entendues par la de2010<text:line-break/>uote qui loüa dieu de ces nouuelles Et le lendemain<text:line-break/>la deuote conta la nouuelle à sa fille qui accorda au<text:line-break/>vouloir de sa mere. Adonc la mena en l'hermitage,<text:line-break/>pour accõplir le vouloir diuin, ou ilz trouuerẽt le de2010<text:line-break/>uotieux hermite à genoulx, faignant estre en cõtem2010<text:line-break/>plation grande. Auquel la deuote recita la nouuelle<text:line-break/>de l'ange au long, non sans grãdz pleurs de ioye de la<text:line-break/>part desdictes dames, dont l'hermite à voix hũble &amp;<text:line-break/>mains ioinctes inclinant les yeulx en bas, puis les esle2010<text:line-break/>uant par admiration hypocrite, cõsoloit les pauures<text:line-break/>femmes, leurs disant cõme l'esprit malin se pouuoit<text:line-break/>transmuer en ange de lumiere, pour deceuoir elle, sa<text:line-break/>fille, &amp; luy mesmes, qui auoit faict veu de chasteté &amp;<text:line-break/>bõne continence. Si conclud que pour auoir la veri2010<text:line-break/>té plus assurée, il leur conuenoit se preparer à prier<text:line-break/>dieu, à fin qu'il luy plust leur reueller son secret : non<text:line-break/>toutesfoys que l'hermite eust vouloir de repugner à<text:line-break/>la saincte voix de dieu. Ces parolles finées, la nuict ve%<text:line-break/>nue, l'hermite retourna &amp; fist cõme au parauãt, que<text:line-break/>la deuote entendit parfaictemẽt. Et le lendemain re2010<text:line-break/>tournerẽt lesdictes femmes en telle deuotion par de2010<text:line-break/>mers ledict hermite, qu'ilz trouuerent en pareille de2010<text:line-break/><text:span text:style-name="_3c_pb_3e_">[f. d6r]</text:span><text:line-break/>notion : &amp; luy feirent le recit desdictes nouuelles. Si<text:line-break/>leur dist l'hermite qu'elles retournassent pour ouyr<text:line-break/>si l'ange perfeuereroit pour la .iii. foys, ce quilz firẽt.<text:line-break/>Et en la nuict retourna l'hermite, &amp; enioingnit à la<text:line-break/>deuote d'en aduertir l'hermite, que<text:span text:style-name="correctionTypo"> </text:span>pour le refus qu'il<text:line-break/>en feroit, il auroit dãnation perpetuelle. Ces parolles<text:line-break/>furẽ entẽdues des pauures femmes. Et le iour venu<text:line-break/>s'en retournerẽt par deuers l'hermite, auquel declai2010<text:line-break/>rerẽt la peine pour le refus qu'il en feroit. Si feit l'her%<text:line-break/>mite grãdes admirations, &amp; mena lesdictes fẽmes en<text:line-break/>son oratoire, ou il se despouilla &amp; print vn foü et, &amp;<text:line-break/>se frapãt cryoit misericorde à dieu, se iectoit cõtre la<text:line-break/>terre, &amp; la baissoit : puis se frappoit la poictrine, en si2010<text:line-break/>gne de cõtrition, dont il feit fort plorer les fẽmes, &amp;<text:line-break/>les cõfeit par telles mines en deuotiõ, toutes ces cho2010<text:line-break/>ses accõplies, ledict hermite se leua, &amp; s'approcha de<text:line-break/>la fille laquelle il baisa, marmotãt &amp; faisant signes de<text:line-break/>la croix, puis la mena en sa chãbre &amp; coucha auec el2010<text:line-break/>le si souuẽt tant en l'hermitage qu'en la maison de la<text:line-break/>deuote que la fille fut enceinte. Les voysines cognois%<text:line-break/>santes telles grossesses<text:span text:style-name="T5">, </text:span>en aduertirẽt la deuote, crai2010<text:line-break/>gnãt qu'elle ne sceust pas l'aiffaire, ausquelles la deuo%<text:line-break/>te racõpta l'histoire des bõnes apparitiõ, que l'ange<text:line-break/>luy auoit faictes par trois foys, qui luy reuela que de<text:line-break/><text:soft-page-break/>sa fille par le ministre &amp; oeuures naturelles de l'her2010<text:line-break/>mite deuoit estre engendr<text:span text:style-name="T5">êé</text:span> vn pape, qui extirperoit<text:line-break/>toutes oeuures du monde. Cela fut diuulgué par la<text:line-break/>parroisse. Et le iour venu de l'enfantement fut trou2010<text:line-break/>uée vne fille fort layde, dont l'hermite fut aduerty, le%<text:line-break/>quel s'enfuit en autre pays, &amp; les fẽmes si fort ennuy2010<text:line-break/>ez que finablemẽt cõceurẽt la mort.</text:p>
      <text:p text:style-name="P1"><text:span text:style-name="_3c_pb_3e_">[f. d6v]</text:span></text:p>
      <text:h text:style-name="P14" text:outline-level="2">❧ De la plaisante respõce que feit vn escuyer<text:line-break/>à vn prince accomparant sa seur au naturel<text:line-break/>de son pere excellent abbateur<text:line-break/>de femmes.</text:h>
      <text:h text:style-name="P20" text:outline-level="3">Nouuelle XX.</text:h>
      <text:p text:style-name="P2"><text:span text:style-name="lettrine5">A</text:span><text:span text:style-name="Police_20_par_20_défaut"><text:span text:style-name="T16"> </text:span></text:span>Bloys fut iadis vn gentilhomme fort<text:line-break/>beau &amp; puissant en corsage, lequel en2010<text:line-break/>tre autres vertuz fut estimé le superla%<text:line-break/>tif au combat des femmes. Ce gentil<text:line-break/>homme tant fut excellent lucteur que<text:line-break/>sa femme ne luy pouoit assez fournir à sa demãde &amp;<text:line-break/>pource elle fut contraincte prẽdre de belles chãbrie2010<text:line-break/>res &amp; les presenter en son lieu, pour cependant auoir<text:line-break/>repos auecques luy. Mais encores les chãbrieres à pei2010<text:line-break/>ne y pouuoient elles resister, tant il les secouoit vi2010<text:line-break/>nemet &amp; au pris qu'il croissoit en aage il se habili2010<text:line-break/>coit à l'oeure des fesses, en forte que par succession<text:line-break/>de temps les femmes du pays qui estoient mal gar2010<text:line-break/>nies d'ouuriers y alloient comme l'on faict au tria2010<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donc l'en2010<text:line-break/>uoya querir par deux de ses archiers en seureté, mais<text:line-break/>de fortune sept ou huict iours au parauant il estoit<text:line-break/>trespassé &amp; trouua on au logis seulement son filz<text:line-break/>aisné, lequel on mena par deuers ledict prince en ladi%<text:line-break/><text:span text:style-name="_3c_pb_3e_">[f. d7r]</text:span><text:line-break/>cte seureté. Et quãd ilz furent arriuez, le prince leur<text:line-break/>demanda s'il estoit si vaillãt au combat comme il en<text:line-break/>auoit le bruict. A lors respondit le ieune escuyer, <text:span text:style-name="reg">« </text:span>sire<text:line-break/>ie entendz maintenant l'occasion de vostre mande2010<text:line-break/>mẽt, que l'on ne m'a voulu dire, vray est que deffunct<text:line-break/>mon pere fut si vertueux qu'il ne reboucha oncques<text:line-break/>à quelconques assault que femme luy eust peu don2010<text:line-break/>ner, car il auoit tousiours matiere pour faire vne dou%<text:line-break/>zaine d'enfans. Le iour dont il fut fort loué des fem%<text:line-break/>mes encores maintenant plus regretté, vray est que ie<text:line-break/><text:soft-page-break/>suis son filz aisné habille à luy succeder, non pas en<text:line-break/>ceste virilité, car sire ie tiens plus du costé de ma me2010<text:line-break/>re &amp; de son naturel que de mon pere : car quand i'ay<text:line-break/>faict deux ou trois foys par iour i'en suis tout lassé &amp;<text:line-break/>conuient me reposser, euitant toutes importunité de<text:line-break/>f<text:span text:style-name="erreurTypo">é</text:span><text:span text:style-name="correctionTypo">ẽ</text:span>mes. Mais i'ay vne seur puisnée qui tire fort à la na%<text:line-break/>ture &amp; cõplexion de mondict &amp; en ce est sa vraye fil2010<text:line-break/>le, car tant plus elle est secou<text:span text:style-name="T5">é</text:span>e, tant plus elle est en2010<text:line-break/>uieuse de recommancer &amp; n'est iamais degoustée<text:line-break/>&amp; croy que sy elle le faisoit cẽt foys par iour elle n'en<text:line-break/>seroit encores saoullée<text:span text:style-name="reg"> »</text:span>. De telle responce le prince se<text:line-break/>contenta &amp; feit payer audict escuyer quelque argent<text:line-break/>pour s'en retourner comme il m'a dict.</text:p>
      <text:h text:style-name="P14" text:outline-level="2">D'vn maistre praticien &amp; de son clerc.</text:h>
      <text:h text:style-name="P20" text:outline-level="3">Nouuelle. XXI.</text:h>
      <text:p text:style-name="P1"><text:span text:style-name="_3c_pb_3e_">[f. d7v]</text:span></text:p>
      <text:p text:style-name="P2"><text:span text:style-name="lettrine5">E</text:span>N la ville d'orleans il fut vn bon &amp; ho2010<text:line-break/>neste praticien fascetieux autãt que l'on<text:line-break/>eust peu rẽcõtrer. Lequel auoit vn clerc<text:line-break/>fort esueillé &amp; d'vn bõ esprit qu'il surnõ%<text:line-break/>ma finet. Et pource ilz auoiẽt tousiours<text:line-break/>quelque maille a departir ensemble ioyeusemẽt. Ad2010<text:line-break/>uint vn iour que le clerc arriua en l'hostel plus tard<text:line-break/>que de coustume &amp; trouua que son maistre estoit au<text:line-break/>meillieu de son soupper. Quãd le maistre l'eust aper%<text:line-break/>ceu il l'appella &amp; le tẽca vn peu de ce qu'il auoit esté<text:line-break/>deffaillãt au seruice de la table &amp; luy cõmãda par pe2010<text:line-break/>nitẽce qu'il dist benedicite au bout de la table, ce que<text:line-break/>le clerc n'oza refuzer deauãt la cõpaignie &amp; quand il<text:line-break/>fut à ces motz <text:span text:style-name="T5">benedicat dextera Christi</text:span>. A lors le<text:line-break/>maistre faignãt estre courroussé le reprint &amp; dist <text:span text:style-name="reg">« </text:span>ha<text:line-break/>meschãt coquin q̃ tu es fol, veulx tu<text:span text:style-name="correctionTypo"> </text:span>que dieu se taise<text:line-break/>pour toy, tu dis dieu se taira va (dit il) marault va aprẽ%<text:line-break/>dre à mieulx parler deuãt bõne cõpaignie sans cõmã2010<text:line-break/>der à dieu qu'il se taise<text:span text:style-name="reg"> »</text:span>, ainsi fut pugny par ceste foys<text:line-break/>le pauure finet. Vn autre foys aduint qu'en souppãt<text:line-break/>finet s'amusa en la cuisine cependãt l'vn de la cõpai2010<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verre vuyde &amp; tout honteux deualle &amp; versa du vin<text:line-break/><text:span text:style-name="_3c_pb_3e_">[f. d8r]</text:span><text:line-break/>audict verre : vn autrefoys le maistre fit escrire finet<text:line-break/><text:soft-page-break/>deuãt luy &amp; enscriuãt il aduisa vn petit bord de ve2010<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qu'il escriroit par ce que finet estoit deuenu trop ri2010<text:line-break/>che persõne &amp; qu'il ne luy appartenoit faire sõ clerc<text:line-break/>d'vn qui portoit velours. A lors finet print son gani2010<text:line-break/>uet &amp; coppa ledict velours sans respondre ou grõder<text:line-break/>esperãce d'auoir vn autre iour sa reuẽche, ce qu'il feit<text:line-break/>car depuis il aduisa vn petit bort de velours au collet<text:line-break/>du <text:span text:style-name="T5">pourpoõt</text:span> de sõ maistre, que sa fẽme y auoit couzu<text:line-break/>par honnesteté. Et ainsi que le maistre entra en l'estu2010<text:line-break/>de pour faire escrire ses clers, finet luy demanda con2010<text:line-break/>gẽ &amp; luy dist qu'il s'en vouloit aller &amp; qu'il veoit biẽ<text:line-break/>qu'il ne pourroit desormais faire son proufit leans,<text:line-break/>par ce que son maistre deunoit trop gros seigneur<text:line-break/>&amp; qu'il portoit plus d'estat qu'il n<text:span text:style-name="erreurTypo">a'</text:span><text:span text:style-name="correctionTypo">'a</text:span>uoit acoustumé.<text:line-break/>A lors le maistre luy demanda à quoy il veoit l'aug2010<text:line-break/>mentation d'<text:span text:style-name="correctionTypo">e</text:span>stat, &amp; dist finet au bord de velours que<text:line-break/>ma maistresse à couzu au collet de vostre pourpoint.<text:line-break/>A lors le maistre estima que finet auoit eu sa reuen2010<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P1"><text:span text:style-name="_3c_pb_3e_">[f. d8v]</text:span></text:p>
      <text:h text:style-name="P14" text:outline-level="2">❧ De la cautelle d'vn garson d'hostellerie, pour<text:line-break/>estrãger quelques moynes qui coustumie2010<text:line-break/>rement logeoient leans.</text:h>
      <text:h text:style-name="P20" text:outline-level="3">Nouuelle. XXII.</text:h>
      <text:p text:style-name="P2"><text:span text:style-name="lettrine8">A</text:span>V diocese d<text:span text:style-name="erreurTypo">,</text:span><text:span text:style-name="correctionTypo">'</text:span>Aniou fut vne bõ2010<text:line-break/>ne femme veufue hostelliere, la2010<text:line-break/>quelle par bonne deuotion a2010<text:line-break/>uoit accoustumé loger des cor2010<text:line-break/>deliers &amp; les traicter selon son<text:line-break/>pouuoir dont vn sien filz en fut<text:line-break/>marry voyãt qu'ilz dependoiẽt<text:line-break/>beaucoup du bien de sa mere<text:line-break/>sans espoir de recompence &amp; pource delibera de les<text:line-break/>estranger. Aduint que trois ou quatre iours apres,<text:line-break/>deux cordeliers arriuerent leans pour y heberger, aus%<text:line-break/>quelz ledict filz ne voulut faire semblant de malueil%<text:line-break/>lance de paour d'offenser sa mere. Mais quãd vn cha2010<text:line-break/>scun se fust retiré en sa chambre, sur le mynuict ledict<text:line-break/><text:soft-page-break/>filz apporta vn ieune veau de trois sepmaines ou vn<text:line-break/>moys en la chambre des freres secrettemẽt, sans qu'il<text:line-break/>fust apperceu aucunement. Et quand ce maistre ve2010<text:line-break/>au sentit qu'il n'auoit sa nourrice pres de luy, il se<text:line-break/>trainnoit par toute la chambre cherchant à repai2010<text:line-break/>stre &amp; de fortune se mist soubz le lict ou les corde2010<text:line-break/>liers estoiẽt fort endormiz &amp; ainsi comme se paoure<text:line-break/>veau furetoit il rencõtra la teste du plus ieune &amp; no%<text:line-break/>uice, qui estoit pendante du costé de la ruelle du lict<text:line-break/>&amp; ce veau commenca à leicher le paoure moyne qui<text:line-break/><text:span text:style-name="_3c_pb_3e_">[f. e1r]</text:span><text:line-break/>suoit comme vn pourceau en sorte qu'il l'ecueilla en<text:line-break/>tressault &amp; appella en ayde son c<text:span text:style-name="erreurTypo">o</text:span><text:span text:style-name="correctionTypo">õ</text:span>pagnon cordelier<text:line-break/>auquel il dict qu'il y auoit des espritz leans qui l'a2010<text:line-break/>uoyent attouché par le visage, le suppliant de le vou%<text:line-break/>loir conforter, &amp; en disant telles parolles il trẽbloit<text:line-break/>si fort qu'il estonna le compagnon, lequel luy com2010<text:line-break/>manda sur peine d'inobedience de se leuer du lict &amp;<text:line-break/>allumer du feu, ce que le pauure frere refusoit faire,<text:line-break/>craignant l'esprit, toutefoys nonobstant toutes re2010<text:line-break/>questes qu'il feist, il se leua du lict &amp; se retira vers le<text:line-break/>foyer pour allumer de la chandelle, quant le veau en<text:line-break/>tendit marcher il cuida que fust sa mere &amp; s'appro2010<text:line-break/>chant meit le museau entre les iambes dudict corde2010<text:line-break/>lier &amp; empoigna ses dendriles (car les cordeliers sont<text:line-break/>cours vestus par dessoubz leur grande robbe) Adõc<text:line-break/>le pauure cordelier commenca à crier plus hault, <text:span text:style-name="reg">« </text:span>mi%<text:line-break/>sericorde<text:span text:style-name="reg"> »</text:span>, &amp; incontinent s'en retourna coucher au<text:line-break/>lict implorant la grace de dieu, disoit ses sept pseaul%<text:line-break/>mes &amp; autres oraisons. Ce veau ennuyé de perdre la<text:line-break/>tette de sa nourrice couroit par la chambre, &amp; en fin<text:line-break/>cria vn hault crit de voys argentine (comme pouuez<text:line-break/>supplier<text:span text:style-name="correctionTypo">)</text:span> dont les moynes furent encores plus eston2010<text:line-break/>nez, le lendemain deuant les quatres heures le filz re%<text:line-break/>tourna aussi secretement qu'il auoit faist au parauãt<text:line-break/>&amp; enuoya son veau, quant les pauures cordeliers fu2010<text:line-break/>rent leuez, ilz annoncerent à l'hostesse de leans ce<text:line-break/>qu'ilz auoyent oy la nuict &amp; luy donnoyent à enten%<text:line-break/>dre que c'estoit vn trespassé qui faisoit leans sa peni%<text:line-break/>tence &amp; ainsi decrierent tant ceste hostellerie en le<text:line-break/>racomptant à tous les freres qu'ilz rencontroyent<text:line-break/><text:span text:style-name="_3c_pb_3e_">[f. e1v]</text:span><text:line-break/>que oncques puis ne logea cordelier ny autre moy2010<text:line-break/>ne.</text:p>
      <text:h text:style-name="P14" text:outline-level="2"><text:soft-page-break/>¶ De la nonne qui refusa le moyne en<text:line-break/>ses amoureuses requestes,<text:line-break/>par ce qu'il auoit<text:line-break/>trop petit<text:line-break/>vistil.</text:h>
      <text:h text:style-name="P20" text:outline-level="3">Nouuelle XXIII.</text:h>
      <text:p text:style-name="P2"><text:span text:style-name="lettrine3">E</text:span>N la duché de Braban y a deux<text:line-break/>monasteres tres riches &amp; pro2010<text:line-break/>chains voysins l'vn de l'autre, dont<text:line-break/>l'vn est de moynes blancz, &amp; l'au2010<text:line-break/>tres de nonnes (qui audict temps<text:line-break/>n'estoient reformées) &amp; pour la<text:line-break/>proximité des lieux se visitoient souuent les bõs fre2010<text:line-break/>res &amp; seurs, tant en processions publicques qu'en se2010<text:line-break/>crerz <text:span text:style-name="T5">diuiz</text:span>. Aduint vn iour que l'vn desdictz moy2010<text:line-break/>nes inuita l'vne des bõnes seurs au desduict d'amou2010<text:line-break/>rettes, dõt elle feit grãd refuz, plus pour le mauuais<text:line-break/>bruict que l'on faisoit du personnage, tresmal enui2010<text:line-break/>taillé, que pour autre cause : toutfoys apres plu2010<text:line-break/>sieurs deuiz, ladicte dame accorda au frere son desir,<text:line-break/>foubz condition qu'on la verité se confermeroit à<text:line-break/>la renommêe, qu'il n'obtiendroit, &amp; luy donna l'as%<text:line-break/><text:span text:style-name="_3c_pb_3e_">[f. e2r]</text:span><text:line-break/>signation à neuf heures du soir, luy disant qu'il hur2010<text:line-break/>tast à l'huys de son iardin, &amp; qu'apres qu'elle auroit<text:line-break/>manié son benest, pour scauoir la verité, qu'il cou2010<text:line-break/>cheroit auecques elle &amp; accompliroit son desir, ce<text:line-break/>qui fust compromis. Cepẽdant le pauure amant co2010<text:line-break/>gnoissant sa portée, craignoit de n'auoir iouissance,<text:line-break/>&amp; à ceste cause s'adressa à vn sien confrere, nommé<text:line-break/>frere Conrad, tres bien emanché. &amp; luy compta tout<text:line-break/>le faict, le requerant pour la pareille qu'il luy pleust<text:line-break/>se transporter auecques luy iusques à la porte du iar%<text:line-break/>din de la nonne seulement, pour presenter son bour2010<text:line-break/>don au lieu du sien, lequel ledict Conrad luy accor2010<text:line-break/>da. L'heure venue lesdictz moynes hurterẽt à la por2010<text:line-break/>te dudict iardin, &amp; la nõne ouure, suyuãt sa promes2010<text:line-break/>se, si voulut ladicte nonne tenir le billouard du lict<text:line-break/>requerant auant que passer oultre, &amp; à fin qu'elle<text:line-break/>ne fust abbusée. Adonc le pauure moyne prend la<text:line-break/>main de la nonne, &amp; la guyde iusques au manche du<text:line-break/>frere Conrad, qui estoit roydement tendu. La non2010<text:line-break/>ne recognoissant le manche, refusa plainemẽt ledict<text:line-break/>moyne, &amp; luy dist (ainsi que nature l'incitoit) que la<text:line-break/>queue qu'elle tenoit n'estoit de ce veau, &amp; combien<text:line-break/>qu'elle ne veist clair, si elle qu'elle recognoissoit biẽ<text:line-break/>ladicte queüe, qui estoit de frere Cõrad, il n'y a nõ2010<text:line-break/><text:soft-page-break/>nain ceans (dict elle) qui ne le cognoisse, &amp; ne me de2010<text:line-break/>ceurez ainsi, ie le cognoys trop, par tant alles que2010</text:p>
      <text:p text:style-name="P5">rir vostre aduenture ailleurs. Si referma sa<text:line-break/>porte, &amp; renuoya le moy2010<text:line-break/>ne confuz.</text:p>
      <text:p text:style-name="P6"><text:span text:style-name="_3c_pb_3e_">[f. e2v]</text:span></text:p>
      <text:h text:style-name="P14" text:outline-level="2">❧ De la cautelle que feist vne damoyselle<text:line-break/>à son mary pour faire euader son<text:line-break/>amy caché en sa<text:line-break/>chambre.</text:h>
      <text:h text:style-name="P20" text:outline-level="3">Nouuelle. XXIIII.</text:h>
      <text:p text:style-name="P2"><text:span text:style-name="lettrine5">A</text:span>V pays d'Artoys en ce mesmes temps<text:line-break/>fut vn gros seigneur, cheualier mono2010<text:line-break/>cule, lequel auoit espousé vne tres bel2010<text:line-break/>le &amp; ieune fille, friande à merueilles du<text:line-break/>ieu d'aymer. Aduint quelque temps a2010<text:line-break/>pres la consommation de son maryage, qu'il fust re%<text:line-break/>quis d'aller à l'encontre des Turcs, pour les reduire<text:line-break/>à la foy de Iesuchrist, ou il fust par long temps. Ce%<text:line-break/>pendant la damoyselle feist vn amy d'vn ieune gen2010<text:line-break/>tilhomme, auecques lequel elle se tenoit fort pres, &amp;<text:line-break/>souuent pour compagnie l'auoit pres d'elle couché<text:line-break/>en son lict à grand plaisir, &amp; sans penser aux peines<text:line-break/>que pouuoit auoir son mary en la guerre, lequel a2010<text:line-break/>pres auoir seruy son temps audict faict, voulut soy<text:lin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text:span text:style-name="T5">ve</text:span><text:span text:style-name="erreurTypo"><text:span text:style-name="T5">in</text:span></text:span><text:span text:style-name="T5">ssent</text:span> apres, sans gre2010<text:line-break/>uer leurs cheuaulx. Ce bon cheualier entrant en son<text:line-break/>chasteau ne trouua seulement qu'vne personne qui<text:line-break/>luy teint l'estrier, &amp; print son cheual, incontinent le%<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2010<text:line-break/>moureux, de se leuer soubdain, &amp; se habiller, cepen%<text:line-break/><text:soft-page-break/>dant la damoyselle tenoit son mary suspend, luy di2010<text:line-break/>sant qu'elle n'estimoit que se fust son mary, &amp; esti2010<text:line-break/>moit que c'estoit vn autre qui la vouloit innocen2010<text:line-break/>ter, ou bailler la cotte verte : toutefoys cest amy abil2010<text:line-break/>le, &amp; apres longues disputes entre ledict mary &amp; la<text:line-break/>femme, elle faict cacher son amy derriere l'huys, &amp;<text:line-break/>incontinent feist ouuerture à son mary, &amp; pendant<text:line-break/>que lon apportoit de la lumiere, elle luy donna mil<text:line-break/>accollades, baisers, &amp; autres plaisirs, faignant estre<text:line-break/>tres aise de sa venue, &amp; luy dist qu'alors qu'il auoit<text:line-break/>heurté, elle songeoit en luy, &amp; luy estoit aduis qu'il<text:line-break/>estoit reuenu de son voyage plus beau, qu'il n'estoit<text:line-break/><text:span text:style-name="T5">au parauant</text:span>, &amp; combien qu'il fust party ayant vn<text:line-break/>oeil creué, si elle que luy estoit aduis, qu'en son re2010<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2010<text:line-break/>moyselle sa femme, <text:span text:style-name="reg">« </text:span>si esse qu'il me semble bien du<text:line-break/>contraire, car comme ie vous ay dict que i'auoye son%<text:line-break/>gé que vous estiez deuenuz plus beau que para2010<text:line-break/>uant, voyant des deux œilx, combien que vous n'en<text:line-break/>voyez que d'vn au parauãt, &amp; ne puys certes oster ma<text:line-break/>pensée qu'autrement ne soit<text:span text:style-name="reg"> »</text:span>. Puys de rechef luy<text:line-break/>meict la main sus l'œil, &amp; de la teste feict signe au mi%<text:line-break/>gnon, qu'il se retirast de la, &amp; luy demanda de re2010<text:line-break/>chef s'il ne veoit aucunement la clarté, lequel en iu%<text:line-break/>rant luy dict, que non, &amp; qu'il estoit tel qu'il estoit<text:line-break/>quand il partist, &amp; n'estoit point deuenu plus<text:line-break/>sainct qu'auparauãt d'icelluy œil &amp; n'en veoit gout%<text:line-break/>te non plus que quant il partit pour aller en la guer%<text:line-break/>re. Ce<text:span text:style-name="correctionTypo"> </text:span>pendant l'amy s'euada &amp; partit d'illec, sans<text:line-break/>qu'il fust apperceu d'homme. Si appella ladicet da2010<text:line-break/>moyselle les seruiteurs de la maison, &amp; feict debo2010<text:line-break/>ster, &amp; deshabiller le cheualier, &amp; luy feict tenir la<text:line-break/>place de son amy en son lict.</text:p>
      <text:h text:style-name="P14" text:outline-level="2">¶ D'vn notable iuge, qui se laissa coyffer<text:line-break/>d'vn bluteau, &amp; tamissa de la<text:line-break/>farine, pour agréer<text:line-break/>sa chambriere<text:line-break/>qu'il ay2010<text:line-break/>moit.</text:h>
      <text:p text:style-name="P1"><text:span text:style-name="_3c_pb_3e_">[f. e4r]</text:span></text:p>
      <text:p text:style-name="P2"><text:span text:style-name="lettrine7">E</text:span>N ce temps dedans la ville de Paris<text:line-break/>y eust vn fort notable personnage<text:line-break/>&amp; vn des principaulx iuges, lequel<text:line-break/>print en amour vne siẽne ieune chã%<text:line-break/><text:soft-page-break/>briere de cuysine, &amp; tant la solicita<text:line-break/>par prieres &amp; offres d'argent, qu'el%<text:line-break/>le se trouua cõfuse, &amp; neantmoins<text:line-break/>preferant son honneur à tous biẽs, n'y voulut iamais<text:line-break/>consentir : dont le seigneur fut tres mal content &amp;<text:line-break/>nonobstant les refuz, encores poursuiuoit il à sa pre%<text:line-break/>miere requeste, la menassant de la prendre <text:span text:style-name="T5">quelqu</text:span>e<text:line-break/>foys desprouueue, &amp; d'accõplir son desir &amp; vouloir.<text:line-break/>Vn iour fort matin entendit qu'elle blutoit &amp; ta2010<text:line-break/>missoit en sa cuysine, a donc secretement se leua de<text:line-break/>son lict, print ses chausses &amp; sa robbe de nuict, &amp; de%<text:line-break/>scend en la cuysine, ou il trouua à poinct la dicte chã%<text:line-break/>briere, laquelle à peine de sa force il gaigna. Quant<text:line-break/>la pauure chambriere cogneust qu'il n'y auoit au2010<text:line-break/>tre remede, &amp; que le seigneur auoit gaigné le poinct<text:line-break/>luy feict vne doulce requeste, luy remonstrant que<text:line-break/>le lieu n'estoit pas seur, &amp; que si ma damoyselle en<text:line-break/>estoit aduertié, que iamais n'auroit bien. Adonc re2010<text:line-break/>quist de luy donner le loysir d'aller seulement ius2010<text:line-break/>ques en la chambre, pour scauoir si madame dor2010<text:line-break/>moit, de paour d'estre surprise en tel acte le seigneur<text:line-break/>luy accorda, soubz la promesse de retourner tout in%<text:line-break/>continent, ce qu'elle luy iura faire : <text:span text:style-name="reg">« </text:span>mais ce pen2010<text:line-break/>dant (dist elle) il vaudroit mieux que vous prinssiez<text:line-break/>le bluteau, &amp; faissiez comme ie faisoys, <text:span text:style-name="T5">à </text:span>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2010<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line-break/>le se leue, &amp; prend son manteau de nuict, &amp; descend<text:line-break/>à la cuysine ou elle trouua le bon seigneur blutant,<text:line-break/>dont elle fust fort esbahye, si commenca à crier a2010<text:line-break/>pres, en luy demandant ou il auoit mis sa prudence,<text:line-break/>son scauoir, &amp; honneur â quoy tout confus qu'il e2010<text:line-break/>stoit, honteusement respondit, qu'il auoit mis au<text:line-break/>bout de sa braguette. Puis se retira en sa chambre, re%<text:line-break/>gardant sa chambriere, qui luy auoit ioué vn si mau%</text:p>
      <text:p text:style-name="P5">uais tour. La damoyselle le suit, qui bien le laua de<text:line-break/>propos &amp; iniures. Encores fut le malheureux<text:line-break/><text:soft-page-break/>plus sot qui s'en alla venter à ses<text:line-break/>compagnons.</text:p>
      <text:h text:style-name="P14" text:outline-level="2">❧ De subtilité d'vn gentilhõme de Bourgongne qui<text:line-break/>auoit baillé dix escutz à vne chambriere d'ho2010<text:line-break/><text:span text:style-name="_3c_pb_3e_">[f. e5r]</text:span>stellerie, pour coucher auecques elle : &amp; com2010<text:line-break/>ment apres son faict, il les recouura &amp;<text:span text:style-name="T5"> du pet<text:line-break/>quiencusa la chambriere.</text:span></text:h>
      <text:h text:style-name="P20" text:outline-level="3">❧ Nouuélle. XXVI.</text:h>
      <text:p text:style-name="P2"><text:span text:style-name="lettrine3">A</text:span>V mesmes temps vn noble gentil<text:line-break/>homme du pays de Bourgongne,<text:line-break/>arriua dedans Paris, &amp; logea de2010<text:line-break/>dans vne assez bonne &amp; bien nõ2010<text:line-break/>mée hostellerie ou y auoit vne<text:line-break/>belle chambriere, de laquelle il<text:line-break/>fut esprins d'amourettes. Aduint vn iour qu'elle en2010<text:line-break/>tra en la chambre du gentilhõme pour retirer quel2010<text:line-break/>que chose qu'elle y auoit porté, ou ledict gentilhom2010<text:line-break/>me print l'occasiõ de luy declairer fon affaire au lõg,<text:line-break/>luy requerãt de luy faire ce bon tour pour la pareil2010<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2010<text:line-break/>ques elle &amp; par rencontres luy<text:span text:style-name="correctionTypo"> </text:span>touchant d'ielles ma2010<text:line-break/>tieres. Laquelle feit response audict vallet, apres lo2010<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line-break/>bres, l'hostesse &amp; chambriere : dont le gentilhomme<text:line-break/>ne tint grand compte, par ce qu'il estoit follemẽt en2010<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2010<text:line-break/>serent par la chambre de l'hoste, sans qu'ils s'en apper%<text:line-break/>ceust du faict. Ie croy que le gentilhomme employa<text:line-break/>loyallement ses dix<text:span text:style-name="erreurTypo">,</text:span> escutz. Le matin qu'il conuenoit<text:line-break/>desloger de ce lict, la chambrie se leue la premiere &amp;<text:line-break/><text:soft-page-break/>esueille le gentilhomme, luy requerant qu'il se reti2010<text:line-break/>rast en sa chambre de paour de la scandalizer enuers<text:line-break/>son maistre qui auoit accoustumé d'entrer les matins<text:line-break/>en icelle chambre. Le gentilhomme reffusa &amp; dict,<text:line-break/>qu'il n'auoit baillé ses dix escutz pour estre si peu a2010<text:line-break/>necques elle &amp; qu'il vouloit reposer en ce lict, dont<text:line-break/>la chambriere fut mal cõtẽte &amp; le pria encores plus<text:line-break/>instamment de se leuer, ce que le gentilhomme ne<text:line-break/>voulut faire s'il n'auoit ses dix escutz. La chambrie2010<text:line-break/>re cognoissant l'obstination du gentil<text:span text:style-name="erreurTypo"> </text:span>homme crai2010<text:line-break/>gnant estre deshonorée &amp; apres longues prieres fut<text:line-break/>cõtraicte luy rendre ses dix escutz &amp; qu'il se retirast<text:line-break/>de la chambre pour la grande craincte qu'elle auoit,<text:line-break/>qu'il ne fut apperceu de son maistre. Quand le gen2010<text:line-break/><text:span text:style-name="_3c_pb_3e_">[f. e6r]</text:span><text:line-break/>tilhomme eut ses dix escutz entre ses mains il ne vou%<text:line-break/>loit encores departir du giste, si la chambriere ne le<text:line-break/>portoit sur son doz hors de la chambre. A quoy fina2010<text:line-break/>blement accorda la chambriere <text:span text:style-name="T5">tresdolente</text:span> &amp; print<text:line-break/>les habitz du gentilhomme sur son bras &amp; chargea<text:line-break/>ledict gentilhomme sur ses espaulles, Quand le gen2010<text:line-break/>tilhomme fust au meillieu de la chambre de son ho2010<text:line-break/>ste il fist vn si gros pet que du son il esueilla son ho2010<text:line-break/>ste qui demãda hastiuement qui estoit ce gros villain<text:line-break/>creue qui si horriblemẽt &amp; villainemẽt petoit, &amp; le<text:line-break/>gentilhomme commence à respondre que c'estoit sa<text:line-break/>chambriere qui le portoit rendre au lieu &amp; à la pla2010<text:line-break/>ce ou elle l'auoit prins &amp; emprunté, dont l'hoste fut<text:line-break/>merueilleusement estonné &amp; fort esbahy, car iamais<text:line-break/>n'eust pensé telle chose estre aduenue à son hostel.<text:line-break/>Et le lendemain mist &amp; chassa sa malheurese cham2010<text:line-break/>briere hors de sa maison. Et le gentilhomme se reti2010<text:line-break/>ra bien &amp; beau en son pays.</text:p>
      <text:h text:style-name="P14" text:outline-level="2">❧ Comment vne ieune femme voulut subtil2010<text:line-break/>lement persuader son mary qu'vn en2010<text:line-break/>fant qu'elle eut en son absence estoit<text:line-break/>venu de neige, qu'elle auoit man2010<text:line-break/>gée, &amp; de la bonne <text:span text:style-name="T5">faincte</text:span><text:line-break/>de son mary.</text:h>
      <text:h text:style-name="P20" text:outline-level="3">Nouuelle XXVII.</text:h>
      <text:p text:style-name="P1"><text:span text:style-name="_3c_pb_3e_">[f. e6v]</text:span></text:p>
      <text:p text:style-name="P2"><text:span text:style-name="lettrine5">A</text:span>V temps iadis fut vn riche marchant du<text:line-break/>Pays d'Angleterre, lequel vn iour se de2010<text:line-break/>libera traficquer comme il auoit acou2010<text:line-break/>stumé se mettre sur mer &amp; porter mar2010<text:line-break/>chandises du pays es lieux loingtains, &amp;<text:line-break/>apres auoir communicqué de ce faict à sa ieune fem2010<text:line-break/><text:soft-page-break/>me &amp; recommandé son mesnage &amp; ses enfans, se de2010<text:line-break/>partit d'auecques elle &amp; luy dist à Dieu iusques à<text:line-break/>que<text:span text:style-name="correctionTypo">l</text:span>que peu de temps, auquel il esperoit estre de re2010<text:line-break/>tour. La ieune femme fist son mesnage &amp; train de<text:line-break/>marchandise le mieulx qu'elle peut, attendant la ve2010<text:line-break/>nue de son mary, laquelle ne fust si brie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elle eut vn beau filz. Le marchant apres les dix ans<text:line-break/>passez retourna en sa maison, r'apportant le proufit<text:line-break/>de sa marchandise dont fut faicte grande ioye. Qua2010<text:line-break/>tre ou cinq iours apres le marchant voulut veoir le<text:line-break/>nõbre de ses enfans, &amp; aperceut que à son departe2010<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2010<text:line-break/>tant que son mary ne la croyoit à son affirmatiõ elle<text:line-break/>l'appaisa &amp; luy dist qu'il n'en deuoit estre mal cõtẽt<text:line-break/>aussi qu'il n'y auoit faulte de sa part, mais bien vray<text:line-break/>est &amp; long temps à qu'elle eust grande enuie de man%<text:line-break/><text:span text:style-name="_3c_pb_3e_">[f. e7r]</text:span><text:line-break/>ger de l'ozeille<text:span text:style-name="T5"> ?</text:span> si fut en son iardin ou elle n'<text:span text:style-name="correctionTypo">e</text:span>n pou2010<text:line-break/>uoit trouuer qu'elle ne fust pleine de neige &amp; que<text:line-break/>pour le grand desir qu'elle y auoit elle mangea la nei%<text:line-break/>ge auecques l'herbe, dont incontinent apres elle de2010<text:line-break/>uint grosse &amp; de ce fust ainsi engendré cest enfant.</text:p>
      <text:p text:style-name="P1">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2010<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line-break/>le demande qu'il estoit deuenu. A lors respondit le<text:line-break/>mary que au pays dont il venoit il auoit faict vne si<text:line-break/>horrible chaleur que le pauure enfant engendre de<text:line-break/>neige estoit fondu au soleil, Et ainsi fut la bonne da2010<text:line-break/>me seruie de pareille bourde qu'elle auoit donnée à<text:line-break/>son mary.</text:p>
      <text:h text:style-name="P14" text:outline-level="2"><text:soft-page-break/>❧ D'vn simple puceau qui par le conseil d'vn mede2010<text:line-break/>cin atiltré, guerist sa femme malade de fieb2010<text:line-break/>ure chaulde, en luy fourbissant son har2010<text:line-break/>noys, &amp; de la responce finale du2010<text:line-break/>dict puceau.</text:h>
      <text:h text:style-name="P20" text:outline-level="3">Nouuelle. XX.</text:h>
      <text:p text:style-name="P1"><text:span text:style-name="_3c_pb_3e_">[f. e7v]</text:span></text:p>
      <text:p text:style-name="P2"><text:span text:style-name="lettrine5">E</text:span>N la conte de Chãpaigne en ce temps :<text:line-break/>fut vn ieune marchant riche &amp; oppu2010<text:line-break/>lent en biens, le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2010<text:line-break/>struicte) que alors ilz deuiseroient de quelque pe2010<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2010<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2010<text:line-break/>menca à baisser la teste &amp; ne scauoit quelle conte2010<text:line-break/>nance tenir en plorant, la mere meue de pitié, voulut<text:line-break/>scauoir commẽt il en estoit &amp; la fille respond, qu'il<text:line-break/><text:span text:style-name="_3c_pb_3e_">[f. e8r]</text:span><text:line-break/>ne luy auoit riens faict depuis le tẽps, mais au demou2010<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feray par luy mesmes porter vostre eaue au mede2010<text:line-break/>cin, lequel premierement l'instruiray. En ce faisant<text:line-break/>i'espere que tout ce portera bien. Et comme il auoit<text:line-break/>esté deliberé &amp; conclud, ainsi fut faict. Le lendemain<text:line-break/>la fille se plaignoit fort &amp; disoit à son mary qu'elle<text:line-break/><text:soft-page-break/>sentoit bien qu'elle estoit morte tant elle sentoit de<text:line-break/>douleurs au moyen de quoy la mere fut mandée par<text:line-break/>le pauure ydiot de mary. La quelle arriuée en la chã2010<text:line-break/>bre tasta le poulx &amp; le fronc de sadicte fille &amp; dict au<text:line-break/>mary piteusemẽt qu'elle auoit vne grosse &amp; merueil2010<text:line-break/>leuse fiebure chaulde &amp; quil conuenoit aller au me2010<text:line-break/>decin, son eaue fut mise en vne petite fiolle &amp; bien<text:line-break/>bouchée, laquelle fiolle ladicte mere bailla au mary,<text:line-break/>&amp; l'enuoya chez vn certain medecin qu'elle auoit<text:line-break/>tres bien embouché. Le medecin voyant l'eaue de la<text:line-break/>patiente ioua merueilleusement bien son personnage<text:line-break/>&amp; luy dist qu'elle estoit en grand danger de mort si<text:line-break/>briefuement elle n'estoit secourue, ces propos eston2010<text:line-break/>nerent le mary en telle sorte qu'incõtient &amp; en plo2010<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text:span text:style-name="reg">« </text:span>mais (dict le medecin) i'entẽs si auez faict oeuure de<text:line-break/>mariage, à ce respõd que nõ lors le medecin dist qu'il<text:line-break/><text:span text:style-name="_3c_pb_3e_">[f. e8v]</text:span><text:line-break/>s'<text:span text:style-name="correctionTypo">e</text:span>n retournast briefment en son hostel &amp; qu'il con2010<text:line-break/>uenoit qu'<text:span text:style-name="correctionTypo">i</text:span>l montast sur sa femme &amp; mist son bidault<text:line-break/>au sec et d'celle &amp; y fist son deuoir, luy commandant<text:line-break/>qu'il continuast par quatre ou cinq foys ceste iour2010<text:line-break/>née, puis tous les iours ꝑseuerast en icelle oeuure &amp;<text:line-break/>elle gueriroit en brief. Autrement luy dict qu'elle e2010<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line-break/>fus tãt pour sa maladie que pour la premiere entrée<text:line-break/>qu'elle craignoit. Ce nonobstant le lourdault royde2010<text:line-break/>ment l'ẽgaina &amp; cõtinua ꝑ trois ou quatre foys pour<text:line-break/>la matinée. Apres le disner se mist encores en son de2010<text:line-break/>uoir, &amp; si bien perseuera qu'en brief temps la fille fut<text:line-break/>guerie. Et pour la ioye il prepara vn beau banquet ou<text:line-break/>il inuita tous ses parens &amp; fut loué dieu de la gueri2010<text:line-break/>son &amp; sur ce poinct le pauure lourdault commenca à<text:line-break/>plorer aigrement, dont les parens furent esmerueil2010<text:line-break/>lez &amp; l'enquirent de la cause de telz pleurs par plu2010<text:line-break/>sieurs foys à quoy il ne pouuoit respondre tant il e2010<text:line-break/>stoit dolent. Toutesfoys en fin il dict qu'il auoit tres<text:line-break/>grande occasion de plorer &amp; croyoit qu'il auoit esté<text:line-break/>la cause de la mort de ses pere &amp; mere qui furent ain%<text:line-break/>si malades de fiebures chauldes, <text:span text:style-name="reg">« </text:span>helas (dict il) si ie leur<text:line-break/>eusse faict ainsi comme i'ay faict à ma femme ilz ne<text:line-break/>fussent encores mors<text:span text:style-name="reg"> »</text:span>. Il m'a esté recité que il auoit<text:line-break/><text:soft-page-break/>tellemẽt cõtinué à ceste medecine que l'esprit luy en<text:line-break/><text:span text:style-name="_3c_pb_3e_">[f. f1r]</text:span><text:line-break/>estoit reuenu &amp; fut depuis bon compagnon.</text:p>
      <text:h text:style-name="P14" text:outline-level="2">¶ De l'abbesse qu'aymoit mieux mourir que<text:line-break/>de coucher auecques les hommes, &amp; de<text:line-break/>la bonne responce que luy feirent<text:line-break/>ses seurs religieuses, pour la<text:line-break/>conuertir à obeir au me2010<text:line-break/>decin pour recou2010<text:line-break/>urir sa san2010<text:line-break/>té.</text:h>
      <text:h text:style-name="P20" text:outline-level="3">Nouuelle XXIX.</text:h>
      <text:p text:style-name="P2"><text:span text:style-name="lettrine9">A</text:span>V<text:span text:style-name="Police_20_par_20_défaut"><text:span text:style-name="T2">x</text:span></text:span> limites de Normandie y<text:line-break/>a vne abbaye de dames. Ad2010<text:line-break/>uint audict temps que l'ab2010<text:line-break/>besse d'icelle cheust en vne<text:line-break/>tres <text:span text:style-name="T5">griefue</text:span> maladie &amp; pour<text:line-break/>telle occasiõ fut enuoyé son<text:line-break/>caue au medecin, qui fist<text:line-break/>respõce (apres toutes enque%<text:line-break/>stes) qu'il conuenoit à la pa2010<text:line-break/>tiente qu'elle coucha auecques les hommes, autre2010<text:line-break/>mẽt qu'elle estoit morte en l'estat ou elle estoit, l'ab%<text:line-break/>besse oye la responce du medecin fut tres piteuse, re2010<text:line-break/>fusant totallemẽt telle cõpagnie, &amp; preferãt sa mort<text:line-break/>à icelle, si manda querir les seurs de la religion, les2010<text:line-break/>quelles elle instruict à tousiours perseuerer en bõnes<text:line-break/>&amp; sainctes oeuures, sans occasion de scandalle, leur si%<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2010<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2010<text:line-break/>uez par toutes les seurs. A quoy respõd l'abbesse que<text:line-break/>par cy deuant elle s'estoit tousiours bien gouuernée<text:line-break/>comme il estoit requis, suyuant sa profession sans scã%<text:line-break/>dalles ou iniures d'autruy, &amp; qu'elle ne voulloit com%<text:line-break/>mencer à present en telles œuures en quoy aussi elle<text:line-break/><text:soft-page-break/>pourroit scandaliser toutes les seurs, dont il ensuy2010<text:line-break/>uroit vne reproche sur elle à iamais. Les seurs apres<text:line-break/>longues prieres faictes à l'abbesse à fin d'obeir au me%<text:line-break/>decin, se retirerẽt toutes esplorées pour la future per%<text:line-break/>te de leur abbesse, &amp; apres aucunes prieures qu'elles<text:line-break/>feirent en commun pour leur dicte abbesse, elles s'as%<text:line-break/>semblerent au chapitre ou fut la prieure esleue pour<text:line-break/>executer leurs cõclusions &amp; persuasions. A donc re2010<text:line-break/>tornent toutes en la chambre de la patiente en gran%<text:line-break/>de cõpation ou la prieure fist son rapport à l'abbes2010<text:line-break/>se en ceste maniere, <text:span text:style-name="reg">« </text:span>ma dame(dict elle)nous ne pou2010<text:line-break/>uons comprendre vostre conception &amp; nous semble<text:line-break/>qu'ayez plus grand desir de mourir &amp; nous laisser<text:line-break/><text:span text:style-name="_3c_pb_3e_">[f. f2r]</text:span><text:line-break/>desolées, que de viure auecques nous, &amp; que l'affe2010<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2010<text:line-break/>ctes &amp; desirant totalemẽt vostre prosperité que dieu<text:line-break/>ꝑ sa grace veuille remectre au port de salut &amp; bõne<text:line-break/>santé, &amp; pour vous demõstrer nostre grãd desir qu'a%<text:line-break/>uons singulierement en vous, nous auons cõclud au<text:line-break/>chapitre à fin que cy apres ne vous senties iniuriée<text:line-break/>d'aucunes de noz seurs, qu'auecques vous nous le se%<text:line-break/>ront toutes<text:span text:style-name="reg"> »</text:span>. Quant l'abbesse eustoy telles parolles,<text:line-break/>elle se condescendit à telles conclusions, si furent mã%<text:line-break/>dez en secret aucuns moynes fors &amp; biẽ dispos pour<text:line-break/>accomplir ce present cõcille, &amp; si l'abbesse s'en trou%<text:line-break/>ua biẽ, encores mieulx les nonnes que dieu absolue.</text:p>
      <text:h text:style-name="P14" text:outline-level="2">❧ De la responce cautelleuse d'vne damoyselle, fai2010<text:line-break/>cte à son premier amy, voulãt auoir l'enfant qu'il<text:line-break/>auoit faict, &amp; qu'elle auoit donné au secõd amy.</text:h>
      <text:h text:style-name="P20" text:outline-level="3">Nouuelle XXX.</text:h>
      <text:p text:style-name="P2"><text:span text:style-name="lettrine5">A</text:span><text:span text:style-name="Police_20_par_20_défaut"> </text:span>Bruges en ces mesmes iours y eust vn<text:line-break/>gentilhõme lequel s'amoura d'vne bel%<text:line-break/>le &amp; ieune damoyselle qu'ilz entretint<text:line-break/>assez lõg tẽps. A duint qu'il fut mandé<text:line-break/>par son capitaine, pour aller en la guer%<text:line-break/>re, &amp; par ce que s'amye se disoit estre grosse de son<text:lin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text:soft-page-break/>qu'il l'en mena en sa maison, la bonne bague cognois%<text:line-break/>sant qu'elle estoit grosse dict au marchant que c'e2010<text:line-break/>stoit de son faict, dont le marchãt fut bien ioyeux, au<text:line-break/>bout des sept moys elle enfanta vn filz que lon fist<text:line-break/>tres bien nourryr, &amp; le gentilhomme retourné de la<text:line-break/>guerre, fut tres dolent &amp; fort animé contre le mar2010<text:line-break/>chant, pour auoir suborné &amp; emmené sa damoyselle,<text:line-break/>encores plus faché d'auoir prins son enfant, dõcques<text:line-break/>ainsi que desir le conseilla, droict s'en alla tout cour%<text:line-break/>roucé en l'hostel du marchant, ou il trouua sa da2010<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h text:style-name="P14" text:outline-level="2">❧ De la maistresse qui passa la raye' qu'auoit<text:line-break/>faict son clerc, dont elle fut punie à la sueur<text:line-break/>de son corps &amp; de la reuelation de<text:line-break/>l'enfant present au combat.</text:h>
      <text:h text:style-name="P20" text:outline-level="3">Nouuelle XXXI.</text:h>
      <text:p text:style-name="P1"><text:span text:style-name="_3c_pb_3e_">[f. f3r]</text:span></text:p>
      <text:p text:style-name="P2"><text:span text:style-name="lettrine8">A</text:span>V mont en Haynau, fut iadis<text:line-break/>vn procureur, lequel auoit vn<text:line-break/>ieune clerc, beau à merueilles,<text:line-break/>don la maistresse fut amoureu%<text:line-break/>se &amp; pour paruenir au des2010<text:line-break/>duict souuent elle portoit sa<text:line-break/>besongne à l'entrée de l'huys<text:line-break/>de l'estude du clerc &amp; en l'ab2010<text:line-break/>sence du ꝑcureur se railloit &amp; gaudissoit de se clerc<text:line-break/>le reprenant de son langage &amp; de ses manieres de fai%<text:line-break/>re &amp; tout en riãt si familiairemẽt luy cõtoit plusieurs<text:lin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2010<text:line-break/>tes pierres, le poulcant, effacant son escripture &amp; au2010<text:line-break/>tres mille sortes le prouocant, tellement qu'il dict à<text:line-break/>sa maistresse que si elle ne se desistoit qu'il ne fau2010<text:line-break/>droit à luy taster son nombril, &amp; feroit dauantage, la<text:line-break/>dame qui ne demandoit autre chose ne cessa pour<text:line-break/>telles menasses &amp; luy dict qu'il ne luy scauroit faire<text:line-break/><text:soft-page-break/>pis que la moüe. Adonc le clerc fist vne raye au mil2010<text:line-break/>lieu de l'estude &amp; luy dict que si elle passoit ceste<text:line-break/>raye qu'il ne faudroit à son entreprinse, &amp; la dame in%<text:line-break/>continent trespassant s'en va vers luy, disant qu'elle<text:line-break/>le dessi<text:span text:style-name="correctionTypo">r</text:span>oit, adoncques le clerc la print &amp; la coucha<text:line-break/>sur vn banc &amp; viuement luy fist son desir en quoy la<text:line-break/>dame ne feist aucune resistance, toutes ses amouret2010<text:line-break/>tes furẽt expedies en la presence d'vn petit enfant de<text:line-break/><text:span text:style-name="_3c_pb_3e_">[f. f3v]</text:span><text:line-break/>la maison qui veoit &amp; escoutoit tout, vn iour le pro%<text:line-break/>cureur entra en son estude, comme de coustume ou<text:line-break/>son petit enfant estoit, &amp; ainsi que le procureur vou%<text:line-break/>lut approcher de son clerc, son enfant luy dict qu'il<text:line-break/>ne passast pas la raye qu'il luy monstra, car le clerc<text:line-break/>luy feroit comme il auoit faict à sa mere : de ses pro2010<text:line-break/>pos ledict maistre ne tint pas grand compte, à tout2010<text:line-break/>lemoings pour lors n'en fist il semblant, &amp; n'est me2010<text:line-break/>moire qu'il en ait reuelé autre chose.</text:p>
      <text:h text:style-name="P14" text:outline-level="2">❧ De la cautelle que trouua vne prudente fille pour<text:line-break/>se retirer hors des mains de son seigneur<text:line-break/>qui la vouloit violer, dont elle<text:line-break/>fut fort honorée.</text:h>
      <text:h text:style-name="P20" text:outline-level="3">Nouuelle XXXII</text:h>
      <text:p text:style-name="P2"><text:span text:style-name="lettrine4">A</text:span>V dict temps y eust vn beau conte, lequel<text:line-break/>faisoit voluntiers sa residence en sa cha2010<text:line-break/>stel Ienie de l'Isle, ou il fut quelquefoys es%<text:line-break/>pris d'amour d'vne ieune &amp; belle fille de<text:line-break/>ses subiectes dudict lieu, &amp; pour paruenir à son de2010<text:line-break/>sir mist plusieurs de ses seruiteurs en peine de la con%<text:line-break/>uertir à ce faire, laquelle fut si ferme que pour or &amp;<text:line-break/>argent iamais ne voulut y consentir, dont il fut fort<text:line-break/>ennuyé. Aduint de bonne fortune qu'estant à la chas%<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2010<text:line-break/>sistoit à son pouuoir, toutefoys quant elle cogneust<text:line-break/>qu'elle ne pouuoit plus resister, à lors elle requist<text:line-break/>mercy &amp; supplia ledict seigneur de la laisser, dont il<text:line-break/>ne tint compte, a donc luy dict la fille puys qu'il cõ2010<text:line-break/>uenoit obeir qu'il luy pleust oster ses bottes &amp; s'of2010<text:line-break/>fre à les tirer, ce que liberalement fut accordé. La<text:line-break/>fille à ce faict fist tres biẽ l'empechée, &amp; tira les deux<text:line-break/><text:soft-page-break/>bottes à demy seullement, puys elle print sa course<text:line-break/>vers son hostel, &amp; laissa son seigneur empetré qui<text:line-break/>n'eust peu courir, dont le cõte fut fort <text:span text:style-name="T5">esmerueille</text:span>,<text:line-break/>&amp; se retira par deuers ses gẽs qui l'attẽdoyẽt dedãt<text:line-break/>vn boys pres d'illec, ausquelz il cõpta l'affaire en lou%<text:line-break/>ant la fille de l'hõneur qu'elle auoit deuant ses yeux<text:line-break/>laquelle depuys il marya pour sa prudence &amp; bonne<text:line-break/>conduicte.</text:p>
      <text:h text:style-name="P14" text:outline-level="2">❧ De la cõplaincte d'vne ieune fille qui disoit auoir<text:line-break/>esté forcée par vn ieune garson, lequel afferma qu'el%<text:line-break/>le mesmes l'auoit mis dedant dont il fut absoubz.</text:h>
      <text:h text:style-name="P20" text:outline-level="3">Nouuelle XXXIII.</text:h>
      <text:p text:style-name="P2"><text:span text:style-name="lettrine4">A</text:span><text:span text:style-name="Police_20_par_20_défaut"> </text:span>Ceste fille ne print exẽple vne autre pro%<text:line-break/>chaine du pays, laquelle audict tẽps fut<text:line-break/>tellemẽt poursuyuie d'amours par vn ieu<text:line-break/>ne homme qu'il en fist à son plaisir. Au<text:line-break/>moyẽ dequoy elle fist cõuenir par deuãt le preuost<text:line-break/>de mantes soustenant que ledict cõpagnõ auoit cõ2010<text:line-break/>mis rapt en sa personne &amp; que de force &amp; violẽce il<text:line-break/>auoit deflorée, requerant prouision &amp; interestz a2010<text:line-break/>uecques l'aionction du procureur fiscal : les par2010<text:line-break/>ties comparans en plain siege, furent interroguées,<text:line-break/><text:span text:style-name="_3c_pb_3e_">[f. f4v]</text:span><text:line-break/>la demanderesse afferma sa iuste demãde, &amp; le defen%<text:line-break/>deur dict pour ses defences qu'a la verité il auoit biẽ<text:line-break/>aymée, cõme encores<text:span text:style-name="correctionTypo"> </text:span>faict, la cõplaignãt &amp; qu'vn iour<text:line-break/>nature du premier mouuemẽt l'induict à la requerir<text:line-break/>de luy faire iouir du biẽ d'amours, ce que elle refusa,<text:line-break/>toutefoys cognoissant l'opportunité &amp; vehemẽte ar%<text:line-break/>deur d'amour il la getta sur vn lict &amp; dict qu'elle mes%<text:line-break/>mes le meist dedãt sãs autre ayde, le iuge interrogua<text:line-break/>la cõplaignant si elle l'auoit mis dedans, à quoy res2010<text:line-break/>pond la pauure complaignant qu'il estoit bien vray<text:line-break/>que ledict defendeur contre son vouloir l'auoit cou%<text:line-break/>chée sur le lict, mais par ce que le defendeur luy vou2010<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2010<text:line-break/>rir paix &amp; amour entre les gens, sans empescher la<text:line-break/>court de telles amourettes.</text:p>
      <text:h text:style-name="P14" text:outline-level="2"><text:soft-page-break/>¶ De la loyaute d'vne ieune damoyselle enuers vn<text:line-break/>escuyer son amy, &amp; de la desloyaute d'icelluy<text:line-break/>escuyer dont il fut pugny pour son mespris.</text:h>
      <text:h text:style-name="P20" text:outline-level="3">Nouuelle XXXIIII.</text:h>
      <text:p text:style-name="P2"><text:span text:style-name="lettrine3">E</text:span>N la duché de Braban au mesmes temps<text:line-break/>fut conceue vne amytié tresgrande entre<text:line-break/>vne noble damoyselle nommée Catha2010<text:line-break/><text:span text:style-name="_3c_pb_3e_">[f. f5r]</text:span><text:line-break/>rine &amp; vn ieune escuyer nomme Girard estant tous<text:line-break/>deux au seruice &amp; compagnie d'vn gros seigneur ba2010<text:line-break/>ron du pays. Ceste amytié fut tellement continuée en<text:line-break/>propos &amp; deuis entre les parties nommées que plusi2010<text:line-break/>eurs de la maison en furent aduerties dont souuent<text:line-break/>ilz en tenoyent leurs comptes &amp; fut le bruit si grand<text:line-break/>qu'il paruint iusques aux oreilles du barõ qui en fut<text:line-break/>mal content, craignant que par cõtinuation ilz exe2010<text:line-break/>cutassent leur feu au grãd reproche des pere &amp; mere<text:line-break/>de la damoyselle. Et pource secretement donna con2010<text:line-break/>gié audict Girard dont suruint griefues &amp; fort lon2010<text:line-break/>gues plainctes &amp; exclamations entre les deux parties,<text:line-break/>tant pour le bruict qui estoit si grand de leur bonne<text:line-break/>amytié que pour la dure separation qu'il conuenoit<text:line-break/>faire entre eulx. Si parlementerent longuement en2010<text:line-break/>semble, auecques regretz doloreux en plorant ten2010<text:line-break/>drement. Et firent les promesses l'vn à l'autre de ma2010<text:line-break/>riage en parolles de futur, prenans congé, auecques<text:line-break/>baisiers &amp; accollades tres doulces. Et en signe de ce &amp;<text:line-break/>pour la perpetuelle memoire donna ladicte damoy2010<text:line-break/>selle vne verge d'or audict Girad, soubz l'esperance<text:line-break/>dudict mariage, Adonc s'en partit ledict Girard &amp; se<text:line-break/>retira au pays de Barroys ou il r'enco<text:span text:style-name="correctionTypo">n</text:span>tra vn gros sei2010<text:line-break/>gneur qui le print à son seruice, dont ladicte Catha2010<text:line-break/>rine fut aduertie par ses lettres. Peu de tẽps apres le<text:line-break/>pere de la damoyselle fut aduerty des amours dont<text:line-break/>il fut mal cõtent. Et pource pensa à la pourueoir crai%<text:line-break/>gnant l'inconueniẽt, &amp; quand il eust trouue vn bon<text:line-break/>party il manda sa fille &amp; s'enquist d'elle du vouloir<text:line-break/>qu'elle auoit en mariage, laquelle pour la feruente &amp;<text:line-break/><text:span text:style-name="_3c_pb_3e_">[f. f5v]</text:span><text:line-break/>premiere amour qu'elle auoit par tres<text:span text:style-name="correctionTypo"> </text:span>hõnestes moy2010<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2010<text:line-break/>tendre qu'elle auoit faict vẽu que iamais elle ne se2010<text:line-break/>roit mariée que premieremẽt elle n'eust faict vn voy2010<text:line-break/><text:soft-page-break/>age à sainct Niolas de Varengeuille &amp; par telz moy2010<text:line-break/>ens requeroit qu'elle y fust conduicte auant autres<text:line-break/>choses. Ce que ledict pere accorda. Et pour les dif2010<text:line-break/>ficultez qui estoient en quelques compaignies &amp; cõ2010<text:line-break/>mẽt elle y pourroit seuremẽt aller, elle requist qu'el2010<text:line-break/>le fut habillée en habit d'homme &amp; que son oncle<text:line-break/>bastard l'accompaignast. Cela fut incontinent ac2010<text:line-break/>cordé &amp; se mirent en chemin ou la fille se porta tres2010<text:line-break/>bien. Et quant ilz furent au retour du voyage pres<text:line-break/>du chasteau ou estoit ledict Girad son amy demou2010<text:line-break/>rant, elle dict à son oncle ce qu'il ensuyt. <text:span text:style-name="reg">« </text:span>Mon on2010<text:line-break/>cle &amp; mon bon amy vous scauez que ie suis fille vni2010<text:line-break/>que de la maison ou ie vous puis faire beaucoup de<text:line-break/>bien ce que i'espere, si plaist à dieu, en brief faire. Ie<text:line-break/>vous supplie que ie puisse encores veoir vne foys en<text:line-break/>ma vie le pauure Girard, il est cy pres demourãt, l'es2010<text:line-break/>pere retourner dedans le deux ou troisiesme iour à<text:line-break/>vous au lieu ou vous m'attenderez<text:span text:style-name="reg"> »</text:span>. Et sans vitupe2010<text:line-break/>re de ma personne il semble certainement à me veoir<text:line-break/>que ie soys hõme plus tost que femme, car lon ne me<text:line-break/><text:span text:style-name="_3c_pb_3e_">[f. f6r]</text:span><text:line-break/>cognoistra pas<text:span text:style-name="reg"> »</text:span>.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beaulte qu'elle auoit en son visage &amp; la fist l'vn de<text:line-break/>ses escueyrs &amp; luy bailla compaignie de Girard par<text:line-break/>ce quilz estoient tous deux d'vn pays. Quand ladi2010<text:line-break/>cte fille vist Girard elle fust tresaise &amp; fort ioyeuse<text:line-break/>&amp; se retira par deuers luy pour deuiser &amp; scauoir de<text:line-break/>luy son secret en amours. Si mist ladicte damoyselle<text:line-break/>ledict Girad en train de plusieurs propos d'<text:span text:style-name="correctionTypo">a</text:span>mours &amp;<text:line-break/>luy donnant à entendre qu'elle estoit tellement es2010<text:line-break/>prise d'vne ieune damoyselle dudict pays de Braban<text:line-break/>qu'elle n'en pouuoit durer ne dormir &amp; qu'il luy se2010<text:line-break/>roit impossible à iamais de la scauoir oublyer &amp; de2010<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line-break/>tre par deca. Aussi que autresfois il en auoit bien ay2010<text:line-break/>mé vne audict pays, mais incontinent apres qu'il fut<text:line-break/>party de la il n'y pensa en elle &amp; en auoit faict vne au%<text:line-break/>tre en la court de sondict seigneur. Ces parolles ouy2010<text:line-break/>es la bonne damoyselle fut fort esbahye &amp; ennuyée<text:line-break/>&amp; cogneut à l'heure ce qu'elle desiroit cognoistre &amp;<text:line-break/>scauoir, si fist encores par ses moyens qu'elle emprũ2010<text:line-break/><text:soft-page-break/>ta ceste verge d'or que ledict Girard auoit gardée<text:line-break/><text:span text:style-name="_3c_pb_3e_">[f. f6v]</text:span><text:line-break/>en son doig. Et fist vne paire de lettres adressantes à<text:line-break/>icelluy ou elle racõta toutes les aduentures, le voya2010<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2010<text:line-break/>rard. Et incontinent partit ladicte damoyselle auec2010<text:line-break/>ques son oncle pour s'en retourner. Auquel elle com%<text:line-break/>pta tout au lõg ce qu'elle auoit faict audict chasteau.</text:p>
      <text:p text:style-name="P1">Ledict Girard en fouillant en sa manche trouue ses<text:line-break/>lettres sur lesquelles estoit subscript. Au desloyal Gi<text:line-break/>rard, dont il fut tout estonné &amp; pour tant il voulut<text:line-break/>veoir tout au long ce qui y estoit escript. Adonc le<text:line-break/>pauure Girard fut si dolent qu'a peine peust il par2010<text:line-break/>ler, si print son cheual &amp; à force desperon s'en va par<text:line-break/>chemin pour rencontrer ladicte damoyselle, ce qu'il<text:line-break/>ne peut faire. Et arriua seulement en la ville de Bra2010<text:line-break/>bant le iour que ladicte damoyselle fut espousée dõt<text:line-break/>il fut si tresfort esmeu qu'il ne scauoit à qui le dire.</text:p>
      <text:p text:style-name="P1">Il la voulut mener aux dances pour parler à elle, ce<text:line-break/>qu'elle ne voulut faire &amp; partant fut ledict Girad par<text:line-break/>sa faulte banny de l'amytié d'vne tres honorable da2010<text:line-break/>moyselle.</text:p>
      <text:h text:style-name="P14" text:outline-level="2">❧ Dela damoyselle qui enferma son mary<text:line-break/>dedans vn bahu toute la nuict pour iouyr<text:line-break/>de son amy, &amp; les rizées faictes contre le2010<text:line-break/><text:span text:style-name="_3c_pb_3e_">[f. f7r]</text:span><text:line-break/> dict mary quant il fut hors ledict bahu.</text:h>
      <text:h text:style-name="P20" text:outline-level="3">Nouuelle .XXXV.</text:h>
      <text:p text:style-name="P2"><text:span text:style-name="lettrine5">E</text:span>N ce Royaulme de France fut au mes2010<text:line-break/>mes tẽps vn ieune escuyer lequel print ac%<text:line-break/>cointance auecques vne noble damoy2010<text:line-break/>selle mariée &amp; tellement fut nourrie<text:line-break/>leur amytié, que desir de coucher ensem2010<text:line-break/>ble les assault, la damoyselle neãtmoins pour la pre2010<text:line-break/>sence du mary fist assez de reffuz. Toutesfoys à la fin<text:line-break/>elle luy dõna assignatiõ de venir à dix heures du soir<text:line-break/>hurter à l'huis de la chãbre ce ꝗ fut accordé. A l'heu2010<text:line-break/>re du coucher la damoyselle &amp; son mary se retire2010<text:line-break/>rent en<text:span text:style-name="correctionTypo"> </text:span>leur chambre pour reposer &amp; semerent pro2010<text:line-break/>pos entre eulx pour rayson d'vn bahu qui estoit en la<text:line-break/>dicte chambre ou la damoyselle affermoit qu'elle y<text:line-break/><text:soft-page-break/>mettoit ses habillemens ce que le mary ne vouloit<text:line-break/>croyre parce qu'il estoit assez moyen &amp; estroict &amp; di%<text:line-break/>soit le mary que les habillemens de sa femme ne pou2010<text:line-break/>uoient y estre de leur long &amp; sans y estre fort foullez<text:line-break/><text:span text:style-name="reg">« </text:span>Adonc ie gaige (dist la damoyselle) pour vne demye<text:line-break/>douzainne de chemises de Holande à l'encontre d'v2010<text:line-break/>ne cotte de satin que vous y pouriez bien à l'ayse de2010<text:line-break/>dans<text:span text:style-name="reg"> »</text:span>. Le mary accorde la gaieure, la damoyselle fut<text:line-break/>bien ayse &amp; fist vuyder tout ce qui estoit dedans le ba%<text:line-break/>hu, &amp; le mary en pourpoint se mist dedans ou il co2010<text:line-break/>gneut estre assez à l'ayse sans peine. Adonc la femme<text:line-break/>ferma le bahu à clef &amp; auecques l'ayde de ses damoy2010<text:line-break/>selles fut porté en vne garde robbe assez loing de la<text:line-break/><text:span text:style-name="_3c_pb_3e_">[f. f7v]</text:span><text:line-break/>chambre dont le mary estoit fort courroucé &amp; de2010<text:line-break/>dans icelluy iuroit &amp; blasphemoit tellemẽt qu'il sem%<text:line-break/>bloit qu'il deust tuer tous ses subiectz. Et nonobstãt<text:line-break/>la damoyselle le laissa pour la nuict coucher ainsi. Et<text:line-break/>en son lieu fist coucher son amy auquel elle compta<text:line-break/>le faict. Le lendemain conuenoit deliurer le prison2010<text:line-break/>nier &amp; pour crainte qu'il ne fist effort, la damoyselle<text:line-break/>parlementa auecques ses chambrieres &amp; les instruict<text:line-break/>comment elles debuoient faire pour euiter sa fureur.</text:p>
      <text:p text:style-name="P1">Adonc la damoyselle entra en la garderobbe &amp; com2010<text:line-break/>menca à chanter. Et le mary au contraire à crier que<text:line-break/>l'on le deliurast. Et la damoyselle oyant sa voix fai2010<text:line-break/>gnant estre fort courroucée, luy demanda s'il estoit<text:line-break/>encores la &amp; s'il y auoit couché, par mon sermẽt dict<text:line-break/>elle l'on me auoit dict que vous esties alle coucher<text:line-break/>ailleurs pour votre plaisir. Et subit elle appella ses<text:line-break/>damoyselles &amp; les reprent rudemẽt de ce qu'elles n'a%<text:line-break/>uoient ouuert le bahu des le soir. Et leur commanda<text:line-break/>qu'elles allassent incontinent chercher la clef. Cepẽ2010<text:line-break/>dant la damoyselle par doulces parolles atira son ma%<text:line-break/>ry à elle en soy excusant sur la faulte desdictes cham2010<text:line-break/>brieres &amp; <text:span text:style-name="reg">« </text:span>fault (dict elle) que vous leur ayez faict<text:line-break/>quelque chose, car ilz ont grande enuye de vous fai2010<text:line-break/>re mal &amp; en prendre vengeance dont il me desplaist<text:span text:style-name="reg"> »</text:span>.</text:p>
      <text:p text:style-name="P1">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2010<text:line-break/>rée &amp; le mena en la chambre. Adonc toutes les cham%<text:line-break/>brieres se presenterent ensemble par deuers luy riant<text:line-break/>d'vn tel courage que le pauure escuyer fut tout con2010<text:line-break/>fus &amp; ne peult auoir autre contenance pour lors que<text:line-break/><text:soft-page-break/>les contrefaire en riant cõme elles faisoyent. Ainsi es2010<text:line-break/>chappa la bonne damoyselle qui depuis eust sa cot2010<text:line-break/>te de satin.</text:p>
      <text:h text:style-name="P14" text:outline-level="2">❧ D'vn noble escuyer qui reboucha au<text:line-break/>combat de ses amours &amp; du repro2010<text:line-break/>che qu'il en eut.</text:h>
      <text:h text:style-name="P20" text:outline-level="3">❧ Nouuelle. XXXVI.</text:h>
      <text:p text:style-name="P2"><text:span text:style-name="lettrine6">E</text:span>N la court d'vn roy fut vne foys vn<text:line-break/>noble escuyer beau &amp; plaisant per2010<text:line-break/>sonnage lequel pour ses vertus &amp;<text:line-break/>graces estoit fort aymé &amp; honoré<text:line-break/>en la court. Aduint quelque iour<text:line-break/>qu'il fut esprins de l'amour d'vne<text:line-break/>belle damoyselle premiere de la chambre &amp; mieulx<text:line-break/>aymée de la royne &amp; tellement continuerent leurs a2010<text:line-break/>mytiez que l'escuyer la requist de iouir du benefice<text:line-break/>d'amours. Ce que la damoyselle de prime face n'ac2010<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cher la leurette &amp; conuiendroit (dist elle) que<text:line-break/><text:span text:style-name="reg">« </text:span>vous entrez dedans ladicte sallete à dix heures du soir<text:line-break/>&amp; chercherez la leurette qui vous cognoist &amp; luy ti2010<text:line-break/>rant ou serrant l'oreille elle crira, a lors la Roynne<text:line-break/>me fera leuer &amp; ie m'en yray à vous<text:span text:style-name="reg"> »</text:span>. Ainsi qu'il fut cõ%<text:line-break/>clud il fut executé &amp; l'heure venue l'escuyer se retira<text:line-break/>en ladicte sallette &amp; fit crier la leurete, la Roynne es2010<text:line-break/>ueille sa damoyselle &amp; luy commande ouurir l'huis à<text:line-break/>la leurette &amp; la mettre dedans la chambre. La damoy%<text:line-break/>selle se leue &amp; s'en va à son assignation ou elle trouue<text:line-break/>son amy qui la baise, tien<text:span text:style-name="correctionTypo">t</text:span> son tetin &amp; se met à son de%<text:line-break/>uoir d'acomplir l'oeuure promise à quoy la damoy2010<text:line-break/>selle se dispose &amp; luy fist le pl<text:span text:style-name="T6">9</text:span> beau ieu qu'elle peut.<text:line-break/>Toutesfoys la paste est molle &amp; rebouche à tous pro%<text:line-break/>pos en sorte qu'il ne veult entrer, dont la damoyselle<text:line-break/>fut mal contente &amp; se retire en la chambre de la roy2010<text:line-break/>ne à la<text:span text:style-name="erreurTypo"> </text:span>quelle elle dict qu'elle ne vouloit entrer de2010<text:line-break/>dans &amp; se recouche. L'escuyer fut tresfaché de son<text:line-break/>inconuenient &amp; de courroux deux heures apres il ti2010<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text:soft-page-break/>en riant &amp; en mil autres petites graces l'entretenoit,<text:line-break/>pour luy bailler chaleur en tel cas requise, en quoy<text:line-break/>elle ne prousita gueres, car son leurier n'en leua onc2010<text:line-break/>ques la testes, dont elle fut plus ennuyée &amp; nonob2010<text:line-break/>stant les doulces parolles de son amy, qu'il la voit re2010<text:lin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desplaisant de sa<text:line-break/>vie cognoissant sa tant froide nature, &amp; se pourme2010<text:line-break/>noit par la sallette en soy complaignant de sa fortu2010<text:line-break/>ne tant estrange, dont il esperoit malheur en la fin de<text:line-break/>ses iours. Toutesfois apres ses longues pensées il fist<text:line-break/>de rechef crier la leurette &amp; la Royne appella sa da2010<text:line-break/>moyselle comme de coustume. Quand la bonne da2010<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2010<text:line-break/>gne d'estre en bonnes compaignies, &amp; plusieurs au2010<text:line-break/>tres propos rigoureux, &amp; en disant telz propos elle se<text:line-break/>retira à grande force des mains de lescuyer qui ne la<text:line-break/>vouloit laisser aller, &amp; luy ferma roy dement son huys<text:line-break/>au nez, &amp; la Royne qui l'ouit luy demanda à qui elle<text:line-break/>parloit. <text:span text:style-name="reg">« </text:span>Cest <text:span text:style-name="T5">dist ell</text:span>e à cest paillard chien qui ma do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line-break/>pit que ie luy ay fermé l'huys au nez<text:span text:style-name="reg"> »</text:span>. La Royne ap2010<text:line-break/>prouua ceste excuse. Et le lẽdemain le pauure escuyer<text:line-break/>s'adressa à sa damoyselle pour faire sa paix, à quoy<text:line-break/>elle ne tint compte &amp; luy dist tant de parolles iniu2010<text:line-break/><text:span text:style-name="_3c_pb_3e_">[f. g1v]</text:span><text:line-break/>rieuses, qu'on cques depuis il ne s'ingera de parler à<text:line-break/>elle ne en sa compagnie deuiser craignant sa renom2010<text:line-break/>mée departir par ces dessusdictes faultes.</text:p>
      <text:h text:style-name="P14" text:outline-level="2"><text:soft-page-break/>¶ De la cautelle d'vne ieune femme qui fist iu2010<text:line-break/>rer son debteur sur vn bras sainct<text:line-break/>Anthoine, dont elle recouura<text:line-break/>sa debte.</text:h>
      <text:h text:style-name="P20" text:outline-level="3">Nouuelle XXXVII.</text:h>
      <text:p text:style-name="P2"><text:span text:style-name="lettrine5">E</text:span>N la ville d'Orleans fut vn marchant fre%<text:line-break/>quentant la riuiere de loyre, homme tres<text:line-break/>desloyal &amp; qui ne craignoit soy pariu2010<text:line-break/>rer iudiciairement quand on luy auoit<text:line-break/>faict vn prest, &amp; tousiours par sa malice<text:line-break/>tendoit de non plaider ne payer. Aduint qu'vne mar%<text:line-break/>chande de poisson luy auoit presté grosses sommes<text:line-break/>de deniers, dõt elle n'auoit cedulle ne breuet. Et quãt<text:line-break/>le terme fut passé la marchande voulut auoir son ar2010<text:line-break/>gent, &amp; pource luy demanda par plusieurs fois, mais<text:line-break/>le marchant n'y vouloit entendre, &amp; quand il estoit<text:line-break/>seul auecques elle pour la contenter de parolles, il cõ%<text:line-break/>fessoit le debt, &amp; luy promettoit bien payer inconti2010<text:line-break/>nent, mais deuãt les gẽs il regnioit tousiours le debt,<text:line-break/>iuroit execrablement qu'il n'auoit iamais eu affaire<text:line-break/>ne emprunté denier de ladicte marchande, dont elle<text:line-break/>estoit moult dolente &amp; se complaignoit fort à ses voi%<text:line-break/>sins &amp; amys du lache tour de ce marchant, dont elle<text:line-break/>rengregoit son mal, car ilz l'aduisoient du mauuais<text:line-break/>bruict qu'il auoit, &amp; que autres auoient esté trom2010<text:line-break/>pez comme elle, &amp; qu'a grand en seroit elle<text:line-break/>payée. Et quand la marchande eust entendu tel rap2010<text:line-break/><text:span text:style-name="_3c_pb_3e_">[f. g2r]</text:span><text:line-break/>port, elle s'en alla au conseil, suyuant lequel elle fist<text:line-break/>conuenir pardeuant le preuost du lieu aux plaitz or2010<text:line-break/>dinaires, &amp; conclud à la fin de luy rendre ses deniers<text:line-break/>qu'elle luy auoit prestez, &amp; le iuge ordonna que le<text:line-break/>marchant comparoistroit en personne pour le faire<text:line-break/>iurer &amp; estre enquis sur ladicte demãde. Au iour que<text:line-break/>le marchant auoit assignation, la marchande se deli2010<text:line-break/>bera d'y comparoir. Et ainsi qu'elle passoit par des2010<text:line-break/>sus le pont, elle aduisa vn bras de boys painct au meil%<text:lin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2010<text:line-break/>uoit bonneyssue de son proces, elle pria fort le gar%<text:line-break/>dien des reliquaires de luy prester ledict bras, &amp; pour<text:line-break/>la seurete elle bailla en gaige vn escu promettant le<text:line-break/>rapporter sans autre chose dire. Quãd la cause de la<text:line-break/>marchande fut appellée, &amp; que les parties se fussent<text:line-break/>apparuz deuant le iuge, &amp; quand le iuge leur ouye il<text:line-break/><text:soft-page-break/>voulut faire leur la main au marchant &amp; l'adiurer<text:line-break/>à scauoir s'il ne debuoit l'argent, mais à linstant la<text:line-break/>marchande dist au iuge. <text:span text:style-name="reg">« </text:span>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2010<text:line-break/>ra ou brullera du feu sainct Anthoine, dont il sera im%<text:line-break/>potent toute sa vie<text:span text:style-name="reg"> »</text:span>, à quoy le iuge de prime face ne<text:line-break/><text:span text:style-name="_3c_pb_3e_">[f. g2v]</text:span><text:line-break/>voulut consentir attendu que lon <text:span text:style-name="erreurTypo">à</text:span><text:span text:style-name="correctionTypo">a</text:span> accoustumé en<text:line-break/>telles choses appeller Dieu nostre createur, &amp; par ice%<text:line-break/>luy iurer, toutesfois par importunité de la femme, il<text:line-break/>fist iurer le marchant par sainct Anthoine, dont il<text:line-break/>veoit illec le bras figuré qu'il diroit verité. Alors le<text:line-break/>marchant espouenté de ce que la damanderesse auoit<text:line-break/>remõstre au iuge, craignoit fort à iurer, &amp; dist au iu2010<text:line-break/>ge qu'il n'estoit tenu iuger ainsi, toutesfois apres cõ2010<text:line-break/>trainctes de iurer par le dict sainct &amp; bras, il confessa<text:line-break/>le debt, craignant qu'en apres il ne fust ars ou en dan%<text:line-break/>ger du mal sainct Anthoine. Et pource fut cõdempne<text:line-break/>à payer, dont la demanderesse fut fort aise. Et depuis<text:line-break/>fut par sobriquement surnommée bras sainct An2010<text:line-break/>thoine.</text:p>
      <text:h text:style-name="P14" text:outline-level="2">❧ D'vne Damoyselle qui accoucha la premiere<text:line-break/>nuict de ses nopces d'vn beau filz, &amp; de la<text:line-break/>complaincte du nouueau maryé.</text:h>
      <text:h text:style-name="P20" text:outline-level="3">Nouuelle. XXXVIII.</text:h>
      <text:p text:style-name="P2"><text:span text:style-name="lettrine8">A</text:span>Duint en ses contrées peu au<text:line-break/>parauant le regne de Charles<text:line-break/>septiesme, qu'vn ieune gentil<text:line-break/>homme de Lymosin s'acoin2010<text:line-break/>cta d'vne tresbelle Damoysel2010<text:line-break/>le du pays chartrain, laquelle<text:line-break/>au parauant auoit esté fort a2010<text:line-break/>moureuse d'vn gros seigneur<text:line-break/>du pays, qui par amytié luy auoit emply le ventre &amp;<text:line-break/>pour couurir la faulte, tant s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2010<text:line-break/>pousée couchée à grande solennité, &amp; puis le maryé<text:line-break/>apres qui ne s'espargnit poĩt en son office, &amp; tãt gref%<text:line-break/>sa le poulain que la ieune Damoyselle fut cõtraincte<text:line-break/><text:soft-page-break/>de vuyder son enfant assez aysement moyennant aus%<text:line-break/>si layde d'vne seruante propre qui couchoit en la chã%<text:line-break/>bre. Quand le mary eust veu cest enfant, il fut esba2010<text:line-break/>hy ignorant la fertilité du pays. Le lendemain les ma%<text:line-break/>trosnes &amp; autres ieunes gens vindrent veoir la ma2010<text:line-break/>ryée pour scauoir de sa disposition, &amp; comme est leur<text:line-break/>coustume apporterent vn chault humet pour les ref2010<text:line-break/>iouir auecques du vin &amp; du reliqua des nopces. Et<text:line-break/>quand ilz eurent tout mis par ordre sur la table, ilz<text:line-break/>manderent le nouueau maryé à desieuner, dont le ma%<text:line-break/>ryé ne tint cõpte, &amp; se tenoit triste &amp; pensif sans par2010<text:line-break/>ler, cõbien qu'il en fust requis. Toutesfois apres lon2010<text:line-break/>gues interpellations pour declarer la cause de sa me2010<text:line-break/>lancholie. <text:span text:style-name="reg">« </text:span>Iay (dist il) cause tressufisante de me melan%<text:line-break/>cholier, car si ma femme continue ainsi qu'elle à com%<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quoy, en descouurãt vn peu le lict, mõstre la<text:line-break/>mere &amp; le filz, dont les assistans furent esto<text:span text:style-name="erreurTypo"> </text:span><text:span text:style-name="correctionTypo">n</text:span>nez du<text:line-break/>cas, mais neantmoins le bon escuyer fut remis par<text:line-break/>l'vne des matrosnes Damoyselles qui luy compta en<text:line-break/>secret la force que son seigneur auoit faicte à la Da2010<text:line-break/>moyselle, à quoy elle n'auoit peu resister qu'il <text:s/>con2010<text:line-break/><text:span text:style-name="_3c_pb_3e_">[f. g3v]</text:span><text:line-break/>uenoit qu'il print en patience cest enfant, esperant<text:line-break/>quelque bonne recompence du seigneur. Ainsi se cõ2010<text:line-break/>tempta le bon escuyer, dont depuis il fut remunere.</text:p>
      <text:h text:style-name="P14" text:outline-level="2">❧ De troys marchans qui menerent leurs fem2010<text:line-break/>mes en pellerinage auecques veu de ne cou%<text:line-break/>cher auecques elles en chemin. Et<text:line-break/>comment leur veu fut rompu<text:line-break/>à layde de trois cordeliers<text:line-break/>qui coucherent auec2010<text:line-break/>ques lesdictes fem2010<text:line-break/>mes.</text:h>
      <text:h text:style-name="P20" text:outline-level="3">Nouuelle. XXXIX.</text:h>
      <text:p text:style-name="P2"><text:span text:style-name="lettrine6">E</text:span>N ce mesme temps troys bons mar2010<text:line-break/>chans de Sauoye, apres soupper fi2010<text:line-break/>rent complot d'aller en voyage à. S.<text:line-break/>Anthoine de Viennoys &amp; y mener<text:line-break/>leurs femmes, &amp; fut cõclud par veu<text:line-break/>qu'ilz n'abiteroient ne couche2010<text:line-break/>roient auecques elles par le chemin. Aduint qu'ilz<text:line-break/>arriuerent en vne hostellerie ou logeoient trois cor2010<text:line-break/>deliers bons freres, lesquelz apres soupper apperceu2010<text:line-break/><text:soft-page-break/>rẽt que les maryz ne couchoient auecques leurs fem%<text:line-break/>mes, &amp; que les hommes couchoient en l'vne des chã2010<text:line-break/>bres &amp; les femmes en lautre. Si conspirerẽt les moyẽs<text:line-break/>pour besongner auecques ses femmes. Et conclurent<text:line-break/>que sur la minuict ilz les yroient assaillir sans faire<text:line-break/>bruist ou parler en leurs chambres &amp; chascun empoi%<text:line-break/>gneroit la sienne. La conclusion fut executée &amp; de bõ%<text:line-break/>ne fort une trouuerent leur chambre qui n'estoit ver%<text:line-break/>rouillée, si firent leur debuoir en telle sorte que les<text:line-break/><text:span text:style-name="_3c_pb_3e_">[f. g4r]</text:span><text:line-break/>dames furent contentes, non toutesfois qu'elles ne<text:line-break/>fussent esmerueillées, que ainsi ilz rõpoient leur veu,<text:line-break/>&amp; pour la cause ilz requirent la cause qui les mou2010<text:line-break/>uoit de faire tel acte &amp; de rõpre le veu, à quoy les bõs<text:line-break/>freres ne firent responce, &amp; estimoient les pauures fẽ%<text:line-break/>mes qu'il y eust gaieure entre leurs marys de ne par2010<text:line-break/>ler. Quand les cordeliers eurẽt accomply leur bons<text:line-break/>desirs par quatre ou cinq foys, ilz se retiretẽt en leur<text:line-break/>chambre, &amp; se disposerent à vuyder de la maison &amp;<text:line-break/>prendre chemin hors la voye des marchans, Les da2010<text:line-break/>mes fresches &amp; plus gaillardes que de coustume, si se<text:line-break/>leuerent les premieres, &amp; allerent assaillir leurs ma2010<text:line-break/>rys. Et entre autres propos dist l'vne à son mary qu'il<text:line-break/>y auoit plus de deux ans qu'il n'auoit faict si bonne<text:line-break/>besõgne qu'il luy auoit faict cest nuict. <text:span text:style-name="reg">« </text:span>Ie cuyde dist<text:line-break/>elle que vous estiez enragé<text:span text:style-name="reg"> »</text:span>. Le mary secoua la teste &amp;<text:line-break/>luy dist qu'elle resuoit. Alors les deux autres afferme%<text:line-break/>rent à leurs marys qu'elle ne resuoit pas, &amp; que tous<text:line-break/>trois les auoient assaillies sans mot dire ne respondre<text:line-break/>au veu qu'ilz cassoient. Ces parolles ouyes furent les<text:line-break/>pauures marchans fort estonnez, &amp; penserent que<text:line-break/>les cordeliers y auoient mouillé leurs souppes, si dist<text:line-break/>l'vn d'entre eulx que le vin qu'ilz auoiẽt beu au soup%<text:line-break/>per les auoit cõtrainctz ainsi bien besongner &amp; qu'ilz<text:line-break/>n'eussent peu pour l'heure eulx contenir. Et quand<text:line-break/>les marchans furent seulz ilz recouurerent leurs of2010<text:line-break/>fences. Adonc fut conclud que chascun coucheroit<text:line-break/>auecques sa partie, &amp; la garderoit, &amp; se pourroient<text:line-break/>contenir si bon leur sembloit.</text:p>
      <text:p text:style-name="P1"><text:span text:style-name="_3c_pb_3e_">[f. g4v]</text:span></text:p>
      <text:h text:style-name="P14" text:outline-level="2"><text:soft-page-break/>❧ De la cautelle que fit vn Ieune escuyer pour iouir<text:line-break/>de sa dame qui attendoit vng autre amy com2010<text:line-break/>paignon du dict escuyer et de laliance fi%<text:line-break/>nalle enuers les ceux<text:line-break/>escuyers.</text:h>
      <text:h text:style-name="P20" text:outline-level="3">Nouuelle. XXXIX.</text:h>
      <text:p text:style-name="P2"><text:span text:style-name="lettrine6">A</text:span>V pays de Rochan fut vne tres bel%<text:line-break/>le damoyselle laquelle pour sa bõ%<text:line-break/>ne grace acquit plusieurs amys, en%<text:line-break/>tre autres elle eust vn singullier<text:line-break/>plus en recommandation auquel<text:line-break/>elle se declaroit et habandonnoit<text:line-break/>son corps liberalement : Aduint que vn autre escuyer<text:line-break/>grand compaignon dudict bien venu s'aperceut du<text:line-break/>grand racueil que luy faisoit ceste damoyselle plus<text:line-break/>qu'a luy qui estoit amoureulx, Si se aduisa de sca2010<text:line-break/>uoir la verité du faict et vng iour s'en alla soupper a2010<text:line-break/>uecques son compaignon le bien venu, auquel en gau%<text:line-break/>dissant il demanda sil aymoit la damoyselle et si elle<text:line-break/>luy faisoit aucune grace ce que le cõpaignon ne vou2010<text:line-break/>lut reueller &amp; luy dist seullemẽt quil ne en auoit que<text:line-break/>faire. Quant ilz eurent souppé le ieune escuyer laissa<text:line-break/>le bien venu en luy donnant la bonne nuict. Et quãt<text:line-break/>il fut à la porte du chasteau il trouua vne mulle<text:line-break/>quil cognoissoit appartenir audict bien venu et ny<text:line-break/>auoit homme qui la gardast, donc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va en la chambre de la damoyselle ou il la trouua en<text:line-break/>cotte attendant son amy à laquelle il dist franche2010<text:line-break/>ment qu'il s'en venoit tenir la place de son compai2010<text:line-break/>gnõ qui luy auoit enuoyé pour autres empeschemẽs<text:line-break/>audict bien aymé, dont la dame fut fort ennuyée de2010<text:line-break/>clarant son amy tres deloyal de l'auoir ainsi accusée<text:line-break/>&amp; habandonnée à autres qu'elle auoit tãt recuellie,<text:line-break/>adonc dict à l'escuyer qu'il se retirast &amp; qu'elle n'a2010<text:line-break/>uoit appareillé la collation ne son corps pour luy, iu2010<text:line-break/>rant qu'il ne coucheroit pas l'eans. Lescuyer au con%<text:line-break/>traire iuroit que si &amp; fist tant par doulces &amp; vertu2010<text:line-break/>euses parolles qu'ilz coucheroient ensemble vne heu%<text:line-break/>re. Apres quilz furent couchez l'escuyer bien venu ar%<text:line-break/>riua &amp; heurta à la porte &amp; appelloit la damoyselle à<text:line-break/>fin que l'on luy fist entrée, ce que la Damoyselle ne<text:line-break/>vouloit, rememorant la desloyaulte d'icelluy &amp; seu2010<text:line-break/>lement demanda par la fenestre qui estoit à la porte,<text:line-break/>à quoy l'escuyer dist que c'estoit son amy qui venoit<text:line-break/><text:soft-page-break/>pour coucher auecques elle. Alors la damoyselle l'ac%<text:line-break/>cusa fort d'auoir tresmal faict sõ debuoir &amp; iniurieu%<text:line-break/>sement habandonnée à vn autre qui a prins sa place,<text:line-break/>ces parolles entendues fut l'escuyer fort nauré &amp; vou%<text:line-break/>lut scauoir qui estoit celluy tãt priué d'auoir entre2010<text:line-break/>prins sur luy, adonc le compaignon se leua du lict &amp;<text:line-break/>respõd par la fenestre que c'estoit il &amp; qu'il n'en fust<text:line-break/>marry. La porte fut ouuerte au bien venu &amp; entra en<text:line-break/>la chambre ou se meurent propos tresennuyeulx en2010<text:line-break/>tre sa dame &amp; luy dont il fut mal content. Si interro2010<text:line-break/>gua le compaignon qui l'auoit amené leans. <text:span text:style-name="reg">« </text:span>C'est dist<text:line-break/><text:span text:style-name="_3c_pb_3e_">[f. g5v]</text:span><text:line-break/>il vostre mulle qui scauoit bien le chemin, ie luy de2010<text:line-break/>manday qu'elle faisoit la seulle, elle me dist qu'elle<text:line-break/>vous attendoit pour vous amener ceans. A donc ie la<text:line-break/>requis de m'y conduire, ce qu'elle fist sans reffus<text:span text:style-name="reg"> »</text:span>. Et<text:line-break/>quãd lescuyer vit que son cõpaignon luy auoit faict<text:line-break/>tel tour, il ne voulut se courroucer, &amp; apres quelque<text:line-break/>gracieuse parolle qu'il dist à sa damoyselle en s'excu2010<text:line-break/>sant du faict il s'en partit de la maison, &amp; s'en retour%<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line-break/>ma comme au parauant le dict escuyer, &amp; de leur vou2010<text:line-break/>loir elle les ayma esgallement sans noyse ou discen2010<text:line-break/>tion, ains pour telle cause acreut leur amytié en sorte<text:line-break/>qu'ilz ne pouoient depuis estre l'vn sans lautre.</text:p>
      <text:h text:style-name="P15" text:outline-level="2">❧ D'vn abus cõmis en vng monastere de cordeliers,<text:line-break/>touchant la disme qu'ilz cherchoiẽt leur estre deues<text:line-break/>par les femmes mariées d'vn village, pour raison de leurs<text:line-break/>oeuures maritalles &amp; de leur pugnition finalle.</text:h>
      <text:h text:style-name="P20" text:outline-level="3">Nouuelle. XLI.</text:h>
      <text:p text:style-name="P2"><text:span text:style-name="lettrine4">E</text:span>N la ville des hosteliers en casteloyne fut<text:line-break/>ediffiée vne religion de cordeliers ou pre2010<text:line-break/>mierement furent mis aucuns de lobseruã2010<text:line-break/>ce, au parauant dechassez pour leur mau2010<text:line-break/>uais gouuernement &amp; ficte deuotion. Ces religieux<text:line-break/>&amp; leurs successeurs, firent tant par continuation de<text:line-break/>leurs predications qu'ilz conuertirent les habitans a<text:line-break/><text:span text:style-name="_3c_pb_3e_">[f. g6r]</text:span><text:line-break/>seruir &amp; honorer Dieu &amp; ses sainctz, &amp; se demon2010<text:line-break/>stroient enuers iceulx habitans si fort incomprehen2010<text:line-break/>sibles &amp; si deuostz qu'ilz attirerẽt l'amytié d'vn chaf%<text:line-break/>cun, dont bien leur vint, car ilz n'eurent iamais dixe%<text:line-break/><text:soft-page-break/>te de viures, pour les grandes aulmosnes que chascun<text:line-break/>iour leur faisoient les habitãs, &amp; pour leur sainctete<text:line-break/>souuent alloient les dictz habitans à confesse à leur<text:line-break/>couuent. Toutesfois cõme il aduient souuent, ilz fu2010<text:line-break/>rent si<text:span text:style-name="correctionTypo"> </text:span>bien nourrys, honorez &amp; entretenuz par les ha%<text:line-break/>bitans, que leur chair surmonta le bon <text:span text:style-name="T5">esperit</text:span> &amp; au<text:line-break/>lieu de prier pour le bon gouuernement de leurs biés<text:line-break/>faicteurs. Ilz persuaderent aux femmes par viues pre%<text:line-break/>dications qu'elles debuoiẽt premier à Dieu tout deb%<text:line-break/>uoir, honneur &amp; reuerence, secondement à leurs ma2010<text:line-break/>rys amour &amp; dilection, à leur cure la dismé de leurs<text:line-break/>biens temporelz, &amp; aux freres dismes spirituelles qui<text:line-break/>estoiẽt dismes des oeuures de mariage. Cela tellemẽt<text:lin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u%<text:line-break/>per auecques son mary voulut y aller. Vng soir bien<text:line-break/>tard contre le gre de son mary qui l'enquist en telle<text:line-break/>sor<text:span text:style-name="erreurTypo">r</text:span><text:span text:style-name="correctionTypo">te</text:span> qu'elle luy reuella (comme elle entendoit qu'il<text:line-break/>sceust) qu'elle vouloit aller payer sa disme des oeu2010<text:line-break/>ures qu'ilz faisoiẽt dedãs le lict &amp; que c'estoit grand<text:line-break/><text:span text:style-name="_3c_pb_3e_">[f. g6v]</text:span><text:line-break/>peché aux fẽmes qui n'y alloiẽ pas. Le mary fut fort<text:line-break/>esmeu du propos &amp; voulut scauoir la verité du nõ2010<text:line-break/>bre de .xviii. femmes de la partoisse qui la payeoiẽt à<text:line-break/>frere Eustace dõt la fẽme du s<text:span text:style-name="T5">eigneuren</text:span> estoit l'vne<text:line-break/>&amp; qu'il n'y auoit frere qui n'en eust autãt à acqui2010<text:line-break/>ter comme ledict frere Eustace. Ces parolles ouyes le<text:line-break/>nouuea maryé s'en alla par deuers le seigneur &amp; luy<text:line-break/>cõpta la nouuelle dont fut esbahy. Si fist appeller se2010<text:line-break/>crettemẽt les habitãs &amp; leur cõpta l'affaire pour en or%<text:line-break/>dõner, apres ainsi que de raison. A ceste fin les habitãs<text:line-break/>assemblez estoiẽt fort troublez, toutesfoys ne purẽt<text:line-break/>accorder pour l'heure, car les vns disoient sans autre<text:line-break/>inquisitions qu'il cõuenoit les pẽdre, autres <text:span text:style-name="T5">brusler</text:span><text:line-break/>en public. Le seigneur auecques les plus sages furẽt<text:line-break/>d'aduis que pour scauoir la verité du cas les femmes<text:line-break/>seroient appellées au lendemain auquel iour messire<text:line-break/>Iehan les prescheroit &amp; feroit tõber son poinct sur<text:line-break/>les dismes spirituelles deües aux cordeliers. Le lende2010<text:line-break/>mains les femmes furent à l'assẽblée &amp; quãd la silence<text:line-break/>fut faicte, Messire Iehã cõmẽca ses parolles ainsi qu'il<text:line-break/>ensuyt. <text:span text:style-name="reg">« </text:span>A vous ma damoyselle &amp; vostre noble cõpai2010<text:line-break/>gnie &amp; à toutes autres dames icy assẽblées de par mõ%<text:line-break/>seigneur. Ie vous faictz scauoir que sur l'aduis &amp; de2010<text:line-break/><text:soft-page-break/>liberation de son peuple cy present il est cõclud que<text:line-break/>pour auoir la grace de dieu &amp; pardõ de noz offences,<text:line-break/>aussi pour obuier à la pestilẽce qui euironne desia no%<text:line-break/>stre ville seront faictes publicques processions ou vn<text:line-break/>chascũ se trouuera en la plus grãde reuerẽce qu'il se2010<text:line-break/>ra possible faire toutes cõfessiõs &amp; satisfactions pre2010<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text:span text:style-name="erreurTypo">u</text:span><text:span text:style-name="correctionTypo">ü</text:span>es dismes spirituelles des oeuures de voz maria2010<text:line-break/>riages. Et auãt que proceder à ladicte processiõ, nous<text:line-break/>voulõs scauoir de vo<text:span text:style-name="T6">9</text:span> si auez faict vostre debuoir de<text:line-break/>payer lesdictes dismes, car vous y estes toutes obligées<text:line-break/>par lesglise, vous scauez que ces bõs religieux ne peu%<text:line-break/>uent venir à voz hostez querir leur disme, se leur se2010<text:line-break/>roit trop grãde peine. Il doibt bien suffire s'ilz ont<text:line-break/>ceste peine de la recepuoir en leurs chãbres de chari2010<text:line-break/>té. Et partãt s'il ya aulcunes qui n'en ayent faict leurs<text:line-break/>debuoirs qu'ilz le declarẽt presentement sur peine<text:line-break/>corporelle<text:span text:style-name="reg"> »</text:span>. Ces parolles ne furẽt pas si tost pronõcées<text:line-break/>que plus de trẽte de ses fẽmes cõmẽcerẽt à crier tou2010<text:line-break/>tes d'vne voix qu'elles auoyent bien payé, autres plus<text:line-break/>ieunes disoiẽt qu'ilz leurs en estoit deu de retour, les<text:line-break/>vieilles disoient qu'ilz auoiẽt cõposé à eulx pour vn<text:line-break/>an moyennãt des nappes &amp; seruiettes, autres moyen2010<text:line-break/>nant du gris pour les vestir par ce que leur cõfesseur<text:line-break/>ne leur vouloit riens faire. Ces respõces oyêes fut ar2010<text:line-break/>resté que le feu seroit mis aux coins de leur cõuent &amp;<text:line-break/>illec seroiẽt bruslez tous vifz. Ce qui fut executé sãs<text:line-break/>autre iugement &amp; fut mys le cõuent en cendres pour<text:line-break/>extirper &amp; punir leur erreur.</text:p>
      <text:h text:style-name="P14" text:outline-level="2">❧ De l'alliance qui fut entre deux compaignons<text:line-break/>d'amours pour raison de leur dame,</text:h>
      <text:h text:style-name="P20" text:outline-level="3">Nouuelle .XLII.</text:h>
      <text:p text:style-name="P1"><text:span text:style-name="_3c_pb_3e_">[f. g7v]</text:span></text:p>
      <text:p text:style-name="P2"><text:span text:style-name="lettrine7">S</text:span>Vr les marches de bourgongne en<text:line-break/>ce mesme temps fut vne damoyselle<text:line-break/>tresbelle &amp; de bõ entretien laquel2010<text:line-break/>le pour ses graces fut aymée &amp; ser2010<text:line-break/>uie de plusieurs nobles. Entre aul2010<text:line-break/>tres de deux ieunes escuyers dudict<text:line-break/>pays, à chascun desquelz elle donna<text:line-break/>iours certaĩs pour l'aller visiter &amp; coucher auec elle.<text:line-break/>Ce que fut tresbien cõtinue par lõgue espace de tẽps,<text:line-break/>&amp; iusques à ce que le plus ieune eust espié par plu2010<text:line-break/>sieurs iours ceulx qui les aultres fois freque<text:span text:style-name="erreurTypo">u</text:span><text:span text:style-name="correctionTypo">n</text:span>toient<text:line-break/><text:soft-page-break/>sa dame. Et feit tant que apres auoir congneu la ve2010<text:line-break/>rité, il rencontra son corriual, c'est à dire son com2010<text:line-break/>paignon d'amours. Et luy dict amyablement. <text:span text:style-name="reg">« </text:span>Ie scay<text:line-break/>que vous aymez vne telle damoyselle, &amp; que vous a2010<text:line-break/>uez voz assignations à telz &amp; à telz iours : &amp; les aul2010<text:line-break/>tres iours me sõt assignez. Toutesfois il me desplaist<text:line-break/>de ce que la dame nous faict croire qu'lle n'a aultre<text:line-break/>amy que l'vng de nous, &amp; congnoissons maintenant<text:line-break/>le contraire<text:span text:style-name="reg"> »</text:span>. Partant apres longs deuis ilz s'aduise2010<text:line-break/>rent de luy reprocher l'vng apres l'autre sa desloy2010<text:line-break/>aulté, &amp; l'aduertir que ilz entendent bien qu'elle a<text:line-break/>aultres amys, &amp; donc ilz ne sont contentz. Ceste cõ2010<text:line-break/>clusion fut arrestée &amp; executée par les dictz amou2010<text:line-break/>reux. Et dict le premier en iurant fermement, que s'il<text:line-break/>trouuoit l'aultre, qu'il ne fauldroit à le tuer villaine2010<text:line-break/>ment &amp; pour l'amour d'elle. Donc la damoyselle fut<text:line-break/>fort fachée, &amp; tachoit par doulc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2010<text:line-break/>pos affin de faire confesser la verité à la damoyselle,<text:line-break/>ce que oncques ne voulut, tant fut ruzée, desnyant<text:line-break/>tousiours le faict. Toutesfois. Ie second qui estoit le<text:line-break/>plus liberal, enuoya quelque iour son hõme par de2010<text:line-break/>uers elle, qui luy donna à entendre que pour sa des2010<text:line-break/>loyaulté il ne la visitoit, &amp; renoncoit à son amytié.<text:line-break/>Quant le messager eust faict sa harangue, la damoy2010<text:line-break/>selle plora, &amp; se cõtrista si fort, qu'elle en deuint tou2010<text:line-break/>te pasle. Et ne peust faire aultre responce sinon cou2010<text:line-break/>per vne partie de ses cheueulx, &amp; luy enuoyer en gai2010<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line-break/>gnon luy auoit enuoyez, ou il commenca fort &amp; fer2010<text:line-break/>me à la reprendre de sa malice &amp; mauluaise grace, la<text:line-break/>reputant indigne d'estre aymée, &amp; luy dict aultres<text:line-break/>propos iniurieux : pour tous lesquelz encores la da2010<text:line-break/>me ne voulut confesser la verité. Adonc luy exhibe<text:line-break/>ses cheueulx qu'elle auoit enuoyez à son<text:span text:style-name="correctionTypo"> </text:span>cõpaignon,<text:line-break/>lesquelz elle ne peust desnyer, parce qu'il luy osta sõ<text:line-break/>attour, ou elle fut veue sans cheueulx. Et sur ces<text:line-break/>poinctz arriua l'aultre compaignon, qui luy dict pa2010<text:line-break/>reilles iniures : &amp; qu'elle debuoit auoir grande honte<text:line-break/>de tenir la main à deux amys, &amp; qu'il n'auoit tenu en<text:line-break/>elle, qu'ilz ne se fussent entretuez. Adonc la bonne<text:line-break/>dame leurs requist mercy &amp; dict que lamytié qu'elle<text:line-break/><text:soft-page-break/><text:span text:style-name="_3c_pb_3e_">[f. g8v]</text:span><text:line-break/>auoit vers eulx estoit si parfaicte qu'elle n'eut peu es2010<text:line-break/>conduire l'vn ne l'autre. Les suppliant que cy apres<text:line-break/>les trois cueurs fussent assemblez en vn &amp; de ceste<text:line-break/>heure la, furent les deux escuyers tellement amys en2010<text:line-break/>semble que pour riens l'v<text:span text:style-name="correctionTypo">n</text:span> n'eust esconduit l'autre.</text:p>
      <text:h text:style-name="P14" text:outline-level="2">❧ D'vne bonne dame qui donna si briefue assigna2010<text:line-break/>tion à ses amys qu'ilz sceurent le faict l'vn de<text:line-break/>l'autre &amp; du trouble du mary quand<text:line-break/>il apperceut tout le faict.</text:h>
      <text:h text:style-name="P20" text:outline-level="3">Nouuelle XLIII.</text:h>
      <text:p text:style-name="P2"><text:span text:style-name="lettrine8">A</text:span>V dict temps en la ville de Pa%<text:line-break/>ris fut vne notable dame ma%<text:line-break/>riée à vn marchãt du lieu la2010<text:line-break/>quelle fit tant par son doulx<text:line-break/>langage qu'elle acquist plu2010<text:line-break/>sieurs amys qu'elle entretint<text:line-break/>de si bonne grace qu'elle ren%<text:line-break/>dit son mary soubsõneux de<text:line-break/>l'affaire. Vn iour elle sceut que son mary estoit pres2010<text:line-break/>sé d'aller au lendemain soliciter ses marchandises &amp;<text:line-break/>ses proces, elle donna assignation à ses mignons pour<text:line-break/>coucher auecques elle. Et dist à l'vn qu'il ne faillist<text:line-break/>pas à huict heures du matin &amp; l'autre à neuf. Les con%<text:line-break/>clusions prinses le lendemain la bonne dame dist à<text:line-break/>son mary qu'elle se trouuoit fort debile &amp; qu'elle ne<text:line-break/>se pouuoit soubstenir tant elle sentoit griefues dou2010<text:line-break/>leurs par les mẽbres &amp; cõuenoit qu'elle se reposast en%<text:line-break/><text:span text:style-name="_3c_pb_3e_">[f. h1r]</text:span><text:line-break/>cores vn peu de temps, Le mary qui doubtoit que le<text:line-break/>mal ne gisoit la n'en fist grãde estime &amp; la laissa dor%<text:line-break/>mir à son aise, esperant la prendre sur le faict. Et s'en<text:line-break/>va à ses affaires : à l'heure de huict assignée, arriua le<text:line-break/>premier amy, lequel d'entrée se mist sur le lict chaus%<text:line-break/>se &amp; vestu, &amp; accolla la dame d'vne grande affectiõ,<text:line-break/>&amp; puis ne<text:span text:style-name="correctionTypo"> </text:span>fut long à se despouiller, &amp; fist tresbien ses<text:line-break/>besongnes, &amp; luy dura le plaisir tant qu'il fut seul a2010<text:line-break/>uecques la dame, &amp; neuf heures sonnées, l'autre amy<text:line-break/>arriua &amp; heurta fort, dont le premier fut fort eston2010<text:line-break/>né, estimant que ce fust le mary, si reprint hastiue2010<text:line-break/>ment ses vestures, &amp; la dame le fist monter en vn gre2010<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text:soft-page-break/>dont la dame &amp; le mignon furent fort empeschez,<text:line-break/>toutesfois pour abreger elle mist le second en la ruel%<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line-break/>sieurs parolles iniurieuses, l'appellant paillarde in2010<text:line-break/>faicte, mechante, &amp; par plusieurs autres beaulx til2010<text:line-break/>tres la nommoit, donc elle fut malcontente, &amp; en sa<text:line-break/>responce ne fut pas pour lors muette, car elle luy ren%<text:line-break/><text:span text:style-name="_3c_pb_3e_">[f. h1v]</text:span><text:line-break/>dit tresbien son change. Le mary continuant ses in2010<text:line-break/>iures, luy dist. <text:span text:style-name="reg">« </text:span>Vous ne vous souciez de ce que ie vous<text:line-break/>dis meschante, mais i'espere qu'en brief vous en au2010<text:line-break/>rez des nouuelles, &amp; que celuy de la hault payera<text:line-break/>tout<text:span text:style-name="reg"> »</text:span>. Quand celuy d'enhault ouyt telles parolles, il<text:line-break/>cria à haulte voix, <text:span text:style-name="reg">« </text:span>sire (dist il) que celuy qui est en la<text:line-break/>ruelle en paye la moytié, car il en à eu autant de plai2010<text:line-break/>sir<text:span text:style-name="reg"> »</text:span>.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h text:style-name="P14" text:outline-level="2">❧ D'vne damoyselle qui fist coucher sa<text:line-break/>chambriere au lict de son mary pen%<text:line-break/>dant qu'elle estoit couchée<text:line-break/>auecques son amy. Et<text:line-break/>de la responce finalle<text:line-break/>du mary,</text:h>
      <text:h text:style-name="P20" text:outline-level="3">Nouuelle. XLIIII.</text:h>
      <text:p text:style-name="P2"><text:span text:style-name="lettrine6">I</text:span>L fut en ce mesme temps vne Da2010<text:line-break/>moyselle, laquelle apres auoir faict<text:line-break/>plusieurs petis tours d'amourettes<text:line-break/>fut maryée à vn tres sage &amp; ia anciẽ<text:line-break/>cheualier qui la traicta &amp; ayma par%<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line-break/>tunes aduenues aux voyages qu'il auoit faictz par<text:line-break/>les Espaignes &amp; Portugal, lequel fut treshonneste2010<text:line-break/>ment receu par le mary &amp; bien traicté pour lantic2010<text:line-break/>que cognoissance &amp; pour la maison notoire, &amp; ordre<text:line-break/><text:soft-page-break/>qu'il portoit. La Damoyselle fut tresioyeuse de sa<text:line-break/>venue, &amp; pource l'entretint longuement de propos<text:line-break/>&amp; entre autres de leurs ieunesses, &amp; tant &amp; si longue2010<text:line-break/>ment furent à leurs deuis attendant le soupper que<text:line-break/>le cheualier luy dist qu'il failloit qu'il couchast en2010<text:line-break/>cores auecques elle ceste nuict, autrement qu'il n'en<text:line-break/>seroit content : Ce que la Damoyselle reffusa cognois%<text:line-break/>sant la complexion de son mary, lequel combien<text:line-break/>qu'il ne luy fist riens qu'au moys vne foys, neant2010<text:line-break/>moins deux ou trois foys la nuict il la tastoit, &amp; si el2010<text:line-break/>le n'estoit aupres de luy elle pourroit en auoir grand<text:line-break/>diffame. Toutesfois persista tellemẽt le ieune cheua%<text:line-break/>lier qu'elle accorda faire coucher en sa place sa Da2010<text:line-break/>moyselle qui estoit fort ieune &amp; belle fille pour fai2010<text:line-break/>re vmbre pendant qu'elle seroit couchée entre les<text:line-break/>bras de son amy le ieune cheualier : Ce qu'il fut accõ2010<text:line-break/>ply, apres plusieurs deuis &amp; bons traictemẽs du soup%<text:line-break/>per. Quand le mary fut couché la Damoyselle fist<text:line-break/>coucher secrettement sa ieune chambriere auecques<text:line-break/>luy &amp; en deux saultz se retira pardeuers son amy qui<text:line-break/>tres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line-break/>dre, ne par le nom de sa maistresse ne autrement, tou%<text:line-break/>tesfois sans figure de proces il lãgaina tres aspremẽt<text:line-break/>sa chambriere par deux ou trois fois, &amp; le matin ap2010<text:line-break/>pella son ieune cheualier &amp; luy dist que tousiours il<text:line-break/>feroit cest eschange d'vne vieille ia passée, deshon2010<text:line-break/>neste &amp; desloyalle à vne ieune &amp; fresche fille, <text:span text:style-name="reg">« </text:span>ainsi<text:line-break/>mauez vous party(dist il) dont vous remercye<text:span text:style-name="reg"> »</text:span>. A ces<text:line-break/>propos fut la pauure ieune fille tant honteuse qu'el2010<text:line-break/>le ne scauoit ou aller, tant pour son faict que pour<text:line-break/>celuy de sa maistresse, &amp; de lautre part furent le ieu2010<text:line-break/>ne cheualier &amp; la dame tant esmeuz que le cheua2010<text:line-break/>lier fut contrainct partir de la sans dire à Dieu.</text:p>
      <text:h text:style-name="P14" text:outline-level="2"><text:soft-page-break/>❧ D'vn Italien ialoux qui trouua sa dame<text:line-break/>entre deux mignons Francoys, tenant<text:line-break/>leurs manches en ses poings. Et de la fin<text:line-break/>de Litalien à la relation de la vie de sa<text:line-break/>dame.</text:h>
      <text:h text:style-name="P20" text:outline-level="3">Nouuelle. XLV.</text:h>
      <text:p text:style-name="P2"><text:span text:style-name="lettrine7">L</text:span>Ors en ce temps fut vn Italien nom%<text:line-break/>mé Dannemarche, lequel faisoit sa<text:line-break/>residence en la ville de Paris pour<text:line-break/>mieulx exploicter ses marchandi2010<text:line-break/>ses. Aduint qu'il fut esprins de la2010<text:line-break/>mour d'vne tresbelle Damoyselle<text:line-break/>Francoyse, &amp; souuent luy faisoit<text:line-break/><text:span text:style-name="_3c_pb_3e_">[f. h3r]</text:span><text:line-break/>compagnie, esperant par ses <text:span text:style-name="T5">prochas</text:span> en auoir bonne<text:line-break/>fin. Vng iour il fut par deuers elle en sa chambre ou<text:line-break/>il la trouua entre deux beaulx ieunes Francoys gen2010<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2010<text:line-break/>ment il debuoit proceder à telle desloyauté, à quoy<text:line-break/>respondit ledict Francoys qu'il ne conuenoit autre2010<text:line-break/>ment proceder sinon par patience, <text:span text:style-name="reg">« </text:span>car(dist il) cest<text:line-break/>reigle tres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text:span text:style-name="reg"> »</text:span>.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2010<text:line-break/><text:soft-page-break/>me cognoissant la ialousie de Lytalien luy dist qu'il<text:line-break/>ne s'en failloit plus tourmenter, car elle à plus de cent<text:line-break/>amys. <text:span text:style-name="reg">« </text:span><text:span text:style-name="T5">O bone deo</text:span> dist Lytalien cest encores pour<text:line-break/>rengreger mon mal, or ie cognois qu'il n'y à remede<text:line-break/>pour moy<text:span text:style-name="reg"> »</text:span>, si s'en alla &amp; se pendit de desplaisir qu'il<text:line-break/>eut de telle fortune.</text:p>
      <text:h text:style-name="P14" text:outline-level="2">❧ D'vne bonne cautelle que trouua vn<text:line-break/>escollier pour iouir de sa dame<text:line-break/>bien aymée, malgre du<text:line-break/>mary ialoux.</text:h>
      <text:h text:style-name="P20" text:outline-level="3">Nouuelle. XLVI.</text:h>
      <text:p text:style-name="P2"><text:span text:style-name="lettrine9">L</text:span>Ors au mesme temps fut vn<text:line-break/>praticien de la ville d'Or2010<text:line-break/>leans, tellement esprins de la2010<text:line-break/>mour de sa ieune &amp; tresbelle<text:line-break/>femme qu'il en deuint si tres2010<text:line-break/>fort ialoux &amp; si oultrageux<text:line-break/>qu'à autre chose ne pouuoit<text:line-break/>applicquer son esperit, sinon<text:line-break/>à garder que sa femme ne cõ2010<text:line-break/>muniquast auecques homme quelconque, dont il<text:line-break/><text:span text:style-name="_3c_pb_3e_">[f. h4r]</text:span><text:line-break/>n'estoit à son ayse, car la femme cognoissant cest af2010<text:line-break/>faire fut beaucoup plus ardente à en parler &amp; deui2010<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conuenoit pour l'amour d'elle qu'il quitast sa pra2010<text:line-break/>ticque ou qu'il luy baillast garde, il print en son ser2010<text:line-break/>uice vne moult vieille femme, à laquelle il compta<text:line-break/>son faict, luy recommandant sa femme, &amp; qu'elle se<text:line-break/>gardast bien de s'eslongner de la compagnie d'icel2010<text:line-break/>le, ce qu'il fut faict. Aduint quelque tẽps apres qu'el%<text:line-break/>le fut rencontrée par vn moult beau ieune escollier<text:line-break/>en allant à ses deuotions auecques la femme vieille,<text:line-break/>lequel l'accompaigna, en luy comptant comment il<text:line-break/>estoit si tresfort amoureux d'elle, que si en brief<text:line-break/>temps elle ne luy donnoit secours il tomberoit en<text:line-break/>tresgrand danger de sa personne. Auquel elle res2010<text:line-break/>pondit moult fort briefuement comptant la ialousie<text:line-break/>de son mary &amp; la guide qu'elle auoit. Et partant ne<text:line-break/>pouuoit autrement luy tenir autre propos, sinon par<text:line-break/>escript. L'escollier s'en alla moult fort bien ayse espe2010<text:line-break/>rant contentement, &amp; mist par escript tout son<text:line-break/>desir qu'il bailla le lendemain à sa dame, dont la vieil%<text:line-break/><text:soft-page-break/>le en fut tresmal contente, toutesfois elle fut appai2010<text:line-break/>sée en brief, car la dame luy dist que c'estoient let2010<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2010<text:line-break/>roit &amp; souffroit pour la tresgrande amour qu'il a2010<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2010<text:line-break/>stel en vn tel lieu, &amp; tout incontinent qu'il la verroit<text:line-break/>deuant l'hostel, il luy gecteroit vn pot d'eaue meslée<text:line-break/>auecques de la cendre, &amp; elle entreroit dedans l'ho2010<text:line-break/>stel &amp; requerroit son hostesse, &amp; de luy prester vne<text:line-break/>chambre pour se despouiller, &amp; renuoyeroit sa cham%<text:line-break/>briere en son hostel ce pendant qu'ilz iouyroient<text:line-break/>du bien damours. Certes ces lettres furent presentées<text:line-break/>bien secrettement à la dame par ledict escollier des2010<text:line-break/>guysé, lesquelles veues, la dame fist responce en s'ac2010<text:line-break/>cordant au faict, &amp; luy donna lassignation au lende2010<text:line-break/>main matin. Tout ainsi qu'il fut escript ainsi fut il<text:line-break/>faict. Et alors quand la dame se vit ainsi diffamée el2010<text:line-break/>le entra en la maison de ceste hostesse que l'escol2010<text:line-break/>lier auoit instruicte, &amp; se despouilla &amp; renuoya sa<text:line-break/>chambriere en son hostel querir vne autre robbe, ce%<text:line-break/>pendant la vieille gardoit la bouticque &amp; l'escollier<text:line-break/>iouyssoit de ses amours. Et par ses moyens fut le pau2010<text:line-break/><text:span text:style-name="_3c_pb_3e_">[f. h5r]</text:span><text:line-break/>ure praticien abbusé auecques sa garde.</text:p>
      <text:h text:style-name="P14" text:outline-level="2">❧ Commẽt vne femme persuada subtillement à son<text:line-break/>mary qu'il n'auoit apporté vne Lamproye<text:line-break/>en l'hostel, cõbien que ladicte femme l'eut<text:line-break/>receue &amp; enuoyée à son amy vn<text:line-break/>Cordelier.</text:h>
      <text:h text:style-name="P20" text:outline-level="3">Nouuelle XLVII.</text:h>
      <text:p text:style-name="P2"><text:span text:style-name="lettrine7">E</text:span>N la ville de Tours fut vu marchãt<text:line-break/>lequel vn iour inuita son cure &amp;<text:line-break/>autres marchãs ses familiers à dis2010<text:line-break/>ner en son hostel. ce que luy fut ac2010<text:line-break/>cordé. Et pour ce s'en alla luy mes%<text:line-break/><text:soft-page-break/>mes en la poyssonnerie ou il ache2010<text:line-break/>pta vne quãtité de poysson &amp; vne<text:line-break/>Lamproye &amp; porte tout à sa femme pour l'appareil2010<text:line-break/>ler au disner, &amp; de la s'en va à ses affaires. Quand la<text:line-break/>femme veit ceste belle Lamproye elle l'enuoya incõ2010<text:line-break/>tinent à vn cordelier son amy &amp; luy manda qu'il l'ap%<text:line-break/>prestast pour soupper eulx deux ensemble &amp; que la<text:line-break/>nuict elle coucheroit auecques luy. A l'heure du dis2010<text:line-break/>ner le marchant ameine sa compaignie en l'hostel &amp;<text:line-break/>leur dist qu'ilz entrassent en sa cuysine pour veoir la<text:line-break/>belle lamproye qu'il auoit acheptée. Et quand il ne<text:line-break/>la trouua pas il demãda à sa femme qu'elle estoit de2010<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2010<text:line-break/>proye le tout en l'absence de la fẽme qui estoit ce pẽ2010<text:line-break/>dant au logis d'vne ieune voisine, à laquelle elle racõ%<text:line-break/>ptoit qu'elle estoit si lasse de son mary qu'elle n'en<text:line-break/>pouuoit p1<text:span text:style-name="T6">9</text:span> &amp; que c'estoit le plus grãd besõgneur de<text:line-break/>la ville, à quoy elle ne pouuoit fournir. Si la pria que<text:line-break/>la nuict elle couchast auecques sõ mary &amp; qu'elle s'en<text:line-break/>trouueroit bien &amp; feroit plaisir. Et par ce que le mar%<text:line-break/>chant souppa ou il auoit disne, ilz furẽt toutes deux<text:line-break/>soupper en sa maison &amp; apres soupper la femme cou%<text:line-break/>cha tresbien sa voisine en sa place &amp; luy defendit de<text:line-break/>parler de peur d'inconueniens, mais seulement de re2010<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lamproye ou il ne trouua feu quelconques &amp; pour2010<text:line-break/>tant ledict marchant differa son execution iusques<text:line-break/>au lendemain au matin. Et quand ledict marchant<text:line-break/>fut habillé &amp; prest, il descouurit sa voisine &amp; incõti2010<text:line-break/>nent à tort &amp; à trauers sans regarder sur qui, ne sur<text:line-break/>quoy il frappoit, la sessa en telle maniere, &amp; en telle<text:line-break/>sorte que sa pongnée fut vsée &amp; les draps du tous en2010<text:line-break/><text:span text:style-name="_3c_pb_3e_">[f. h6r]</text:span><text:line-break/>senglantez &amp; tous desrompuz &amp; puis s'en alla sou2010<text:line-break/>dainement à ses affaires &amp; negoces. La pauure voi2010<text:line-break/>sine laquelle pensoit auoir la bonne nuict à cause<text:line-break/>qu'elle en auoit long temps ieuné, ne fut pas trop con%<text:line-break/><text:soft-page-break/>tẽte de la fortune &amp; s'en va fort piteuse &amp; desplaisan%<text:line-break/>te en sa maison. Et quand la bonne femme dudict<text:line-break/>marchant fut de retour de son voyage &amp; qu'elle vit<text:line-break/>tant de sions de verges à l'entour de son lict, &amp; les<text:line-break/>draps tous seigneux &amp; rompuz, elle s'en alla à sa voi2010<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line-break/>res sa femme au lict, il luy dist assez rudement qu'elle<text:line-break/>se leuast vitement, ou elle en auroit encores autant<text:line-break/>qu'il luy en auoit baillé le matin. Et sa femme fai2010<text:line-break/>gnant estre toute endormie demanda à son mary ce<text:line-break/>qu'il disoit : <text:span text:style-name="reg">« </text:span>Comment (dit le mary) ne vous sou2010<text:line-break/>vient il plus de ce que ie vous ay faict ce matin<text:span text:style-name="reg"> »</text:span>. <text:span text:style-name="reg">« </text:span>Par<text:line-break/>ma foy (dist elle) ie ne vous ouys onques leuer de vo2010<text:line-break/>stre lict, il me souuient que ceste nuict vous m'auez<text:line-break/>accollée &amp; non autre chose<text:span text:style-name="reg"> »</text:span>. Le mary fut fort eston2010<text:line-break/>né &amp; la fit leuer en chemise &amp; la trouua aussi fresche<text:line-break/>cõme de coustume, regarda par la chãbre &amp; ne vit ses<text:line-break/>verges ne apparẽce de sang dedans les draps. Adonc<text:line-break/>dist la femme, certes vous auez aussi bien resué<text:line-break/><text:span text:style-name="_3c_pb_3e_">[f. h6v]</text:span><text:line-break/>que vous m'auez fessée ce matin que vous resuastes<text:line-break/>hyer de m'auoir apporté vne lamproye. De telles cho%<text:line-break/>ses fut le pauure mary si confus qu'il fut contrainct<text:line-break/>requerir mercy à sa femme des iniures qu'il luy auoit<text:line-break/>dictes &amp; de l'effort qu'il auoit faict pour la battre es<text:line-break/>presences du cure &amp; de ses marchans.</text:p>
      <text:h text:style-name="P14" text:outline-level="2">❧ Comment vne damoyselle retournant de coucher<text:line-break/>auecques son amy trouua sa chambriere cou2010<text:line-break/>chée auecques son mary &amp; comment la<text:line-break/>chãbriere pour se venger declara<text:line-break/>au mary les amours de<text:line-break/>sa femme.</text:h>
      <text:h text:style-name="P20" text:outline-level="3">Nouuelle XLVIII.</text:h>
      <text:p text:style-name="P2"><text:span text:style-name="lettrine5">S</text:span>Vr les marches D'amiens fut vne da2010<text:line-break/>moyselle gente &amp; courtoyse maryée à<text:line-break/>vn fort honorable gentil homme, vng<text:line-break/>iour vint par deuers elle vng ieune es2010<text:line-break/>cuyer qu'elle aymoit beaucoup &amp; ne2010<text:line-break/>antmoings ne pouuoit trouuer occasion de luy faire<text:line-break/>iouir de sa pensée sans danger d'estre apperceue de<text:line-break/>son mary : toutesfoys elle songea au mieulx qu'elle<text:line-break/><text:soft-page-break/>peult les moyens d'y paruenir. Et ce pendant entre2010<text:line-break/>tient le bon escuyer au mieulx quelle peult &amp; le trai2010<text:line-break/>cta à soupper à la meilleure chere que son mary &amp; el%<text:line-break/>le peurent faire, en la compagnie d'autres gentilzhõ2010<text:line-break/>mes qui la estoient arriuez. Apres soupper la da2010<text:line-break/>moyselle luy fit accoustrer vne chambre biẽ secrette<text:line-break/><text:span text:style-name="_3c_pb_3e_">[f. h7r]</text:span><text:line-break/>&amp; l'enuoya en icelle reposer de 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2010<text:line-break/>gnie de son mary fust departie. Quand l'escuyer eut<text:line-break/>ouy le message il la print mignonnement &amp; nonob2010<text:line-break/>stant son petit reffus la baisa, puis en se riant ioyeu2010<text:line-break/>sement la mit sur son lict &amp; fit tant par son beau par%<text:line-break/>ler &amp; bonne grace qu'il passe oultre au desduict d'a2010<text:line-break/>mours sans plainctes &amp; en attendãt la damoyselle que<text:line-break/>la fille intendoit bien estre ses amours. Quand la cõ%<text:line-break/>pagnie eut assez ioué chascũ se retira &amp; le mary s'en<text:line-break/>va coucher pensant que sa femme se couchast apres.<text:line-break/>Mais la damoyselle prent ses heures &amp; commenca à<text:line-break/>parler à dieu &amp; dist à son mary qu'elle ne se couche2010<text:line-break/>roit de la nuict qu'elle n'eut acheué ses oraisons. Et<text:line-break/>par l'importunité que luy faisoit son mary elle se re2010<text:line-break/>tira en vne autre chambre &amp; luy laissa la mesmes da2010<text:line-break/>moyselle sa seruante pour luy faire compagnie. Et el2010<text:line-break/>le s'en va veoir son amy auecques lequel elle se resiou%<text:line-break/>it tresbien &amp; se coucha nue pres luy. Et aussi d'autre<text:line-break/>part le mary ennuyé de la bigoterie de sa femme s'a2010<text:line-break/>mourache de sa chambriere ieune &amp; frescheen sorte<text:line-break/>qu'il la fit coucher la nuict auecques luy. Quand il<text:line-break/>fut t<text:span text:style-name="correctionTypo">r</text:span>ois ou quatre heures apres mynuict la bonne da%<text:line-break/>moyselle reprent sa cotte &amp; son mãteau &amp; s'en reuiẽt<text:line-break/>auecques ses heures &amp; sa bougie en la main pour sca2010<text:line-break/><text:span text:style-name="_3c_pb_3e_">[f. h7v]</text:span><text:line-break/>uoir si son mary reposoit. Adonc le trouua sus sa chã%<text:line-break/>briere qui tresfort l'enguinnoit, dõt elle fut tres dolẽ%<text:line-break/>te &amp; n'oublia à crier apres luy. Toutesfois elle remist<text:line-break/>tout au lendemain &amp; rẽuoya sa chambriere coucher<text:line-break/>en sa couchette &amp; elle se repose pres du mary qui fut<text:line-break/>tout honteux de la rencõtre. Le lendemain la damoy%<text:line-break/>selle voulut renouueller ceste noyse &amp; se print à sa<text:line-break/>chambriere, l'iniuriãt en plusieurs manieres &amp; telle2010<text:line-break/>ment eschaussa sa chambriere qu'elle reuela au mary<text:line-break/>que sa maistresse faignoit dire ses heures à fin qu'il<text:line-break/>s'endormit &amp; que plus liberement elle allast coucher<text:line-break/>auecques son amy le ieune escuyer, dont le mary fut<text:line-break/><text:soft-page-break/>fort courroussé &amp; furent les parties en telz discordz<text:line-break/>par long temps qu'à peine ilz se peurent accorder.</text:p>
      <text:h text:style-name="P14" text:outline-level="2">❧ D'vne bouchere enuieuse que son amy vn lacobin<text:line-break/>l'auoit delaissée, pour en prendre vne plus belle &amp; cõ<text:line-break/>ment elle fut trouuée dedans le tuyau de la che<text:line-break/>minée du lacobin pensant par la entrer<text:line-break/>dedans la chambre pour surpren2010<text:line-break/>dre le moyne.</text:h>
      <text:h text:style-name="P20" text:outline-level="3">Nouuelle. XLIX.</text:h>
      <text:p text:style-name="P2"><text:span text:style-name="lettrine6">E</text:span>S enuirons de la conté de sainct Pol<text:line-break/>au mesme temps vn Iacobin fut, le2010<text:line-break/>quel par doulces parolles eut l'a2010<text:line-break/>mour d'vne belle ieune femme bou2010<text:line-break/>chere, auecques laquelle il se reiouit<text:line-break/>assez long temps : toutesfois aduint<text:line-break/><text:span text:style-name="_3c_pb_3e_">[f. h8r]</text:span><text:line-break/>que depuis le Iacobin conuertit vne autre plus ieune<text:line-break/>damoyselle à la charité du frere &amp; pource luy con2010<text:line-break/>uint delaisser la bouchere de peur de scandalle en la<text:line-break/>religion, dont la bouchere ne fut contente. Et vng<text:line-break/>iour qu'elle estoit en son estal vit que les seruiteurs<text:line-break/>du Iacobin alloient querir tant de viandes &amp; vin, si<text:line-break/>voulut scauoir la cause de la resiouissance &amp; pour2010<text:line-break/>ce subitement appella l'vn des seruiteurs dudict iaco%<text:line-break/>bin qui luy dist qu'il ne scauoit à la verité qui estoit<text:line-break/>leans parce que leur maistre les attendoit à la porte<text:line-break/>de la chambre &amp; n'y entroient point. Toutesfois<text:line-break/>il croyoiẽt que fut vne tresbelle &amp; ieune damoyselle<text:line-break/>qui ne vouloit pas estre cogneue. Ces propos esmeu%<text:line-break/>rent tellement ladicte bouchere, qu'elle voulut aller<text:line-break/>espier pour scauoir ce qu'il en estoit &amp; pour mieulx<text:line-break/>faire &amp; les prendre tous deux sur le faict elle monta<text:line-break/>sur la maisõ auecques des eschelles qu'elle y trouua,<text:line-break/>appartena<text:span text:style-name="correctionTypo">n</text:span>s a vn couureur qui y besongnoit de sõ me2010<text:line-break/>stier. Et quand elle vit qu'<text:span text:style-name="correctionTypo">e</text:span>lle ne faisoit riens si elle ne<text:line-break/>descendoit par dedans la cheminée, elle dressa les es2010<text:line-break/>chelles du couureur contre la cheminée &amp; auecques<text:line-break/>vne petite corde qu'elle y trouua descẽd par dedãs le<text:line-break/>tuyau. Et quãd elle fut au meilleu d'icelle, elle demou%<text:line-break/>ra la sans auoir puissance de remonter ne descendre,<text:line-break/>&amp; croy que le tuyau estoit plus estroict par le meilleu<text:line-break/>ou que son cul estoit trop enflé. Quand la bõne bou%<text:line-break/>chrere se sentit prinse, elle fut fort esbahye &amp; en grãt<text:line-break/>ennuy, car il pleut tant la reste de la iournée &amp; tou2010<text:line-break/>te la nuict que le couureur ne vint à sa besongne.<text:line-break/>Toutesfois le lendemain matin le couurent vient<text:line-break/><text:span text:style-name="_3c_pb_3e_">[f. h8v]</text:span><text:line-break/><text:soft-page-break/>qui trouue son eschelle dressée contre la cheminée<text:line-break/>dont s'esbahyt, estimant que fussent larrons qui es%<text:line-break/>chellassent pour desrober les moynes, doncques il re%<text:line-break/>garda dedans le tuyau ou il aperceut la bouchere en2010<text:line-break/>close qui le prie de la retirer &amp; pour la difficulté que<text:line-break/>il en faisoit luy compta tout au long ce qui l'auoit<text:line-break/>meu de ce faire, toutes ses amours &amp; peines qu'elle a2010<text:line-break/>uoit endure la nuict et luy promist le fournir de chair<text:line-break/>pour trois moys &amp; qu'il ne le reuelast a personne. Le<text:line-break/>couureur la tira hors &amp; la mena en sa maison ou de2010<text:line-break/>puis elle fut longuement malade.</text:p>
      <text:h text:style-name="P14" text:outline-level="2">❧ Pourquoy'vne damoyselle ayma mieulx l'a2010<text:line-break/>mour d'vn clerc que de son mary qui<text:line-break/>estoit cheuallier.</text:h>
      <text:h text:style-name="P20" text:outline-level="3">Nouuelle. XLIX.</text:h>
      <text:p text:style-name="P2"><text:span text:style-name="lettrine5">A</text:span>V mont en Henault fut vng cheuallier<text:line-break/>lequel auoit acoustumé faire prendre à<text:line-break/>sa fẽme vng beau haubergon de fer qu'il<text:line-break/>luy auoit expressement faict faire quãd<text:line-break/>il la vouloit baiser &amp; en amours la re2010<text:line-break/>cepuoir comme auoiẽt acoustumé les cheualliers du<text:line-break/>temps passé &amp; par grand honneur. Aduint depuis<text:line-break/>que le cheuallier s'en alla à la guerre ou il fut assez<text:line-break/>longuement. Ce temps pendant la damoyselle fut re%<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line-break/>bat d'amours &amp; qu'il vint incontinẽt. Lescollier fut<text:line-break/>habille de monter en la chambre, &amp; quand il vit sa<text:line-break/>Damoyselle ainsi armée. <text:span text:style-name="reg">« </text:span>Ma foy (dist il en deuallant<text:line-break/>les degrez) ma Damoyselle vous ne me tenez pas en2010<text:line-break/>cores, vous me voulez doncques tuer<text:span text:style-name="reg"> »</text:span>. Et la Damoy2010<text:line-break/>selle courroucée l'appella instament, &amp; luy dist que<text:line-break/>non, mais plus tost elle se preparoit ainsi que son ma2010<text:line-break/>ry luy auoit aprins faire quand il la vouloit accoller,<text:line-break/>or dist l'escollier, ce nest pas ainsi que les clercs ac2010<text:line-break/>collent leurs dames. <text:span text:style-name="reg">« </text:span>Et comment (dist elle)<text:span text:style-name="reg"> »</text:span> Alors l'es2010<text:line-break/>collier la fist despouiller toute nue, &amp; la fist coucher<text:line-break/>dedans le lict &amp; luy aupres d'elle qui tresbiẽ &amp; à son<text:line-break/>ayse la festoya en maniere que les puces ne luy eus2010<text:line-break/>sent peu nuyre tant la remua à poinct, dont elle fut<text:line-break/>tresioyeuse, prisant plus ceste coustume que celle de<text:line-break/>cheualerie. Quand le cheualier fut de retour &amp; que<text:line-break/>les graces du disner furent acheuées il dist à sa da2010<text:line-break/><text:soft-page-break/>me qu'elle allast vestir son haubergeõ. A quoy trop<text:line-break/>legierement elle respondit que la coustume des<text:line-break/>clercs valloit mieulx. <text:span text:style-name="reg">« </text:span>Comment (dist le cheualier)<text:line-break/>entendez vous ceste coustume des clercs<text:span text:style-name="reg"> »</text:span>. La dame se<text:line-break/>sentant prinse par le bec, de bon esprit se saulua &amp;<text:line-break/>dist que la coustume des clercs (par ouy dire) estoit de<text:line-break/>boire apres graces, dont le cheualier fut moult ioy2010<text:line-break/>eulx qui desia auoit cõceu en soy quelque malle ad2010<text:line-break/>uẽture à sa fẽme, si fist apporter du vin &amp; beurent en2010<text:line-break/>semble, &amp; ladicte alla vestir son haubergeon qui gue%<text:line-break/>res ne luy plaisoit.</text:p>
      <text:p text:style-name="_3c_p_3e_"><text:span text:style-name="_3c_pb_3e_">[f. i1v]</text:span></text:p>
      <text:h text:style-name="P14" text:outline-level="2">❧ D'vn clerc de villaige qui se fist<text:line-break/>declarer à Romme prebstre,<text:line-break/>clerc &amp; maryé en2010<text:line-break/>semble.</text:h>
      <text:h text:style-name="P20" text:outline-level="3">Nouuelle. LI.</text:h>
      <text:p text:style-name="P2"><text:span text:style-name="lettrine8">A</text:span>N l'an mil quatre cens cin2010<text:line-break/>quante, fut vn clerc d'vn vil2010<text:line-break/>lage au dyocese de Noyon,<text:line-break/>lequel se delibera vn iour<text:line-break/>d'aller à Romme gaigner les<text:line-break/>pardons. Et quand il fut ar2010<text:line-break/>riué il rencontra vn sien amy<text:line-break/>cõpagnon d'escolle du mes2010<text:line-break/>me village, qui luy fist tresbonne chere, &amp; l'adressa<text:line-break/>chez vn cardinal pour seruir de notaire apostolic2010<text:line-break/>que, ou il fut par l'espace de six ans. Quatre ou cinq<text:line-break/>ans apres il rencontra à Romme vn autre ieune clerc<text:line-break/>de son village qui estoit venu expres pour obtenir la<text:line-break/>cure dudict village qui vacquoit, moyennant la gra2010<text:line-break/>ce du Pape &amp; de ces bons amys. Et en deuisant du<text:line-break/>pays &amp; de la chere que son y faisoit, ce nouueau clerc<text:line-break/>dist au notaire que sa femme estoit morte, &amp; que ses<text:line-break/>enfans se portoient bien. Ces parolles ouyes par ce<text:line-break/>notaire furent moult bien recueillies, &amp; dist au clerc<text:line-break/>qu'il alloit par deuers son maistre pour obtenir le<text:line-break/>benefice au nom dudict clerc. Mais tout fut au con2010<text:line-break/>traire, car il obtint en son nom priué &amp; se <text:span text:style-name="T5">ensesina</text:span><text:line-break/><text:span text:style-name="_3c_pb_3e_">[f. i2r]</text:span><text:line-break/>tresbien, &amp; depuis fist responce au clerc le notaire<text:line-break/>qu'elle estoit ia conferée, dont le pauure clerc eust<text:line-break/>l'allée pour la venue. Cependant le clerc print ses or%<text:line-break/>dres &amp; se fist sacrer prebstre. Vn an apres le notaire<text:line-break/>voulut retouner au pays pour prendre la possession<text:line-break/>de sa cure, &amp; la premiere personne qu'il rencontra au<text:line-break/>chemin ce fut sa femme, dont il fut tresfaché. Tou2010<text:line-break/><text:soft-page-break/>tesfois force luy fut de le prendre à gré. Et apres lon2010<text:line-break/>gues plainctes de sa femme, &amp; de sa belle mere, &amp; de<text:line-break/>les parens, &amp; autres bonnes cheres pour l'or &amp; l'ar2010<text:line-break/>gent qu'il auoit rapporté, &amp; auoir esté par l'espace<text:line-break/>de deux ou trois moys repatrier, il s'en retourna à<text:line-break/>Romme &amp; declara à son maistre le cardinal l'aduen2010<text:line-break/>ture de son faict, &amp; comment vn clerc luy auoit don2010<text:line-break/>né à entendre que sa femme estoit morte, &amp; soubz tel%<text:line-break/>le intelligence il auoit obtenu le benefice &amp; estoit<text:line-break/>faict prebstre, &amp; qu'il à trouué puis nagueres que sa<text:line-break/>femme estoit encore viuante, requerant que le bene2010<text:line-break/>fice luy demourast pour en iouir à sa vie attendant la<text:line-break/>mort de sa femme. Le cardinal fist la requeste au con%<text:line-break/>sistoire du Pape ou il fut conclud puis que le benefi2010<text:line-break/>ce auoit esté confere à se clerc qu'il demourroit, at2010<text:line-break/>tendu que soubz ledict benefice il auoit prinse lordre<text:line-break/>de prebstrise, &amp; cependant demoureroit prebstre cu2010<text:line-break/>ré &amp; maryé, en enioignant au dessusdict clerc de<text:line-break/>soy retirer auecques sa bonne femme &amp; se gouuer2010<text:line-break/>ner comme vn honneste homme doit faire en son ma2010<text:line-break/>riage sans reproche. Et seront ses enfans faictz &amp; af2010<text:line-break/>faire declarez legitimes &amp; non bastardz, nonobstant<text:line-break/>que le clerc soit prebstre. Si se retira ledict clerc auec2010,<text:line-break/><text:span text:style-name="_3c_pb_3e_">[f. i2v]</text:span><text:line-break/>ques ses bulles &amp; dispences, &amp; print bonne possession<text:line-break/>de sa cure, dont les parroyssiens furent bien ayses, car<text:line-break/>leur precedent curé gastoit toutes leurs femmes.</text:p>
      <text:h text:style-name="P14" text:outline-level="2">❧ Comment vn laboureur trouua son voy2010<text:line-break/>sin couché auecques sa femme, &amp; de la<text:line-break/>rencon qu'en eut le laboureur,<text:line-break/>pour le laisser acheuer<text:line-break/>son amoureuse en2010<text:line-break/>treprise.</text:h>
      <text:h text:style-name="P20" text:outline-level="3">Nouuelle LI.</text:h>
      <text:p text:style-name="P2"><text:span text:style-name="lettrine6">P</text:span>Eu de temps apres l'hystoire prece2010<text:line-break/>dente demouroit à l'isle vn bon la2010<text:line-break/>boureur riche &amp; fort auaritieulx.</text:p>
      <text:p text:style-name="P1">Aduint vn iour qu'il trouua sa fem%<text:line-break/>me couchée auecques son voisin ieu%<text:line-break/>ne filz à maryer, &amp; l'vn des plus ri2010<text:line-break/>ches de la parroysse, dont il fut fort courroucé &amp; de<text:line-break/>grande fureur qu'il eut, il tira son cousteau pour tuer<text:line-break/>le ieune filz &amp; sa femme, dont ilz n'estoient bien as2010<text:line-break/>seurez, &amp; pource cest amoureux le requist tresaf2010<text:line-break/>fectueusement qu'il luy pardonnast le forfaict, pro2010<text:line-break/>mettant tout ce qu'il vouldroit &amp; qu'il ne luy mes2010<text:line-break/>fist. Le laboureur oyant parler de donner, appaisa sa<text:line-break/><text:soft-pag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line-break/>cé. Et apres longs propos, le laboureur le quitta pour<text:line-break/>neuf septiers, &amp; par ses moyens acheua le ieune filz ce<text:line-break/>qu'il auoit tant ioyeusement commencé à faire auec%<text:line-break/>ques s'amye.</text:p>
      <text:h text:style-name="P14" text:outline-level="2">❧ D'vn curé de village qui presta son ar2010<text:line-break/>gent pour maryer vne ieune fille qu'il<text:line-break/>aymoit, à fin d'en iouir apres, &amp; de<text:line-break/>la cautelle du mary, &amp; respon2010<text:line-break/>ce de la femme à la demã%<text:line-break/>de du curé.</text:h>
      <text:h text:style-name="P20" text:outline-level="3">Nouuelle. LII.</text:h>
      <text:p text:style-name="P2"><text:span text:style-name="lettrine5">E</text:span>N vn certain village de Picardie fut<text:line-break/>vn bon homme curé, lequel fut telle2010<text:line-break/>ment espris de lamour d'vne ieune fil2010<text:line-break/>le de sa parroysse qu'il ne scauoit que<text:line-break/>faire pour en iouir : Vn iour il trouua<text:line-break/>loccasion opportune pour deuiser auecques elle, &amp;<text:line-break/>luy decouura sa pensée. La fille qui estoit assez lour2010<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ir de la<text:line-break/>dame. Le iour venu le curé s'adressa à la bonne fille,<text:line-break/>laquelle sagement luy fist respõce que pour craincte<text:line-break/>de son ventre elle ne luy obeiroit iusques à ce qu'el2010<text:line-break/>le fust maryée. Et pour ce apres longs propos &amp; bon2010<text:line-break/>nes promesses, le curé fist grãde diligence de luy trou%<text:line-break/>uer party par tous moyens, &amp; tant fist par comperes<text:line-break/>&amp; commeres qu'il luy trouua vn beau vallet du vil2010<text:line-break/>lage. Et quand vint la veille des nopces ilz furent<text:line-break/>tous deux à confesse au curé, &amp; de malle fortune le<text:line-break/>fiancé fut si pres qu'il ouyt que le curé disoit a sa fian%<text:line-break/>cée qu'elle scauoit ce qu'elle luy auoit promis, à sca2010<text:line-break/>uoir qu'il la cheuaucheroit apres qu'elle seroit ma2010<text:line-break/>ryée, ce qu'elle accorda liberement audict curé.</text:p>
      <text:p text:style-name="P1"><text:soft-page-break/>Quand le mariage fut celebré &amp; que la nuict fut ve2010<text:line-break/>nue, les parties se coucherent ensemble, mais l'espou2010<text:line-break/>sé n'oublia à mettre vne poignée de verges soubz le<text:line-break/>cheuet du lict, &amp; de propos deliberté s'endormit au<text:line-break/>lict sans rien faire. Autant en fist il le lendemain, &amp;<text:line-break/>quatre ou cinq iours, dont la fille fut fort mal con2010<text:line-break/>tente, &amp; à ceste occasion elle fist sa complaincte à ses<text:line-break/>parentes qui luy conseillerent dire à son mary qu'il<text:line-break/>la cheuauchast. Et la ieune femme couchée ne faillit<text:line-break/>à dire ses motz au mary, lequel en faisoit grand ref2010<text:line-break/>fus, luy disant qu'elle ne scauoit qu'elle demandoit,<text:line-break/>&amp; si elle le vouloit à ses perilz &amp; fortunes, ce qu'elle<text:line-break/>accorda voluntiers. Incontinent le mary print ses ver%<text:line-break/>ges &amp; la fessa tresfort, dont elle se douloit &amp; crioit<text:line-break/>à haulte voix sans que les voysines en eussent pitié<text:line-break/><text:span text:style-name="_3c_pb_3e_">[f. i4r]</text:span><text:line-break/>estimant qu'on la depucellast. Et vne heure ou deux<text:line-break/>apres ceste aduenue, le mary la baisa fort amoureuse2010<text:line-break/>ment, &amp; luy fist ce qu'elle esperoit auoir par sa de2010<text:line-break/>mande. La besongne faicte elle demanda à son mary<text:line-break/>hardiment comment lon appelloit la besongne qu'il<text:line-break/>auoit faicte, &amp; il luy fist responce que c'estoit le ieu<text:line-break/>de souffle en cul, &amp; lautre premiere (dist elle) cest dist<text:line-break/>il le passetemps de cheuaucher, il n'y à dist elle plai2010<text:line-break/>sir pour deux. Quelque temps apres la pauure fem2010<text:line-break/>me fut rencontrée par son curé qui luy demanda<text:line-break/>quand il la cheuaucheroit, &amp; elle luy respondit qu'el%<text:line-break/>le aymetoit mieulx qu'il fist mort qu'elle endurast<text:line-break/>si grand martyre, comment dist elle il n'y auroit que<text:line-break/>vous qui eust le plaisir &amp; moy i'auroys la peine : nen2010<text:line-break/>da dist elle ie ne veulx point que vous me cheuau2010<text:line-break/>chiez, mais ie vous accorde que vous me souffliez au<text:line-break/>cul, car à cela y à plus grand plaisir. Ces parolles<text:line-break/>furent tant desplaisantes au curé qu'il la laissa, &amp; dist<text:line-break/>qu'il aymoit mieulx que le dyable l'eust emportée<text:line-break/>que de luy auoir soufflé au cul. Et pourquoy (dist el2010<text:line-break/>le) il ya si grand plaisir, ie ne fuz oncques si ayse à ces<text:line-break/>parolles, le curé fut, tresbien abusé &amp; y perdit ses<text:line-break/>peines.</text:p>
      <text:h text:style-name="P14" text:outline-level="2">❧ D'vn Escossoys qui fut par lespace de qua2010<text:line-break/>torze ans desguisé en habit de femme<text:line-break/>pour coucher sans craincte auec2010<text:line-break/>ques ses amyes, &amp; de la puni2010<text:line-break/>tion qui en fut faicte à<text:line-break/>Romme.</text:h>
      <text:h text:style-name="P20" text:outline-level="3">Nouuelle. LIII.</text:h>
      <text:p text:style-name="P1"><text:span text:style-name="_3c_pb_3e_">[f. i4v]</text:span></text:p>
      <text:p text:style-name="P2"><text:soft-page-break/><text:span text:style-name="lettrine6">A</text:span>Romme audict temps fut vn es2010<text:line-break/>cossoys lequel des son ieune aage<text:line-break/>pour sõ effeminé visage accoustu%<text:line-break/>ma les habitz des femmes, &amp; ainsi<text:line-break/>s'entretint par l'espace de qua2010<text:line-break/>torze ans, pendant lequel temps il<text:line-break/>se fist appeller Marguerite, &amp; seruoit aux maisons de<text:line-break/>faire les lesciues &amp; blanchir le linge, à quoy il estoit<text:line-break/>fort à droict, &amp; pour la bonne cognoissance que plu2010<text:line-break/>sieurs femmes auoient à la personne qui estoit seure,<text:line-break/>il estoit souuent appellé à telles oeuures, &amp; commu2010<text:line-break/>nemẽt lon le faisoit coucher auecques les chambrie2010<text:line-break/>res de l'hoste, desquelles par amytié il auoit aucunes2010<text:line-break/>fois distribution amoureuse. Aussi bien souuent il<text:line-break/>couchoit auecques les maistresses qui le cognois2010<text:line-break/>soient bon besongneur quand leur mary estoit ab2010<text:line-break/>sent. Vn iour il coucha en certaine maison ou il en2010<text:line-break/>grossa la fille de leãs, laquelle le reuela à son pere qui<text:line-break/>par grande fureur fist prendre ledict Escossoys &amp; a2010<text:line-break/>mener à la iustice, laquelle apres auoir veu ses parties<text:line-break/>&amp; fresches denrées, le condempna à estre trainé sur<text:line-break/>vn chariot en habit de fẽme, &amp; aux coings des roues<text:line-break/>seroit ledict Escossoys dressé sur ledict chariot &amp; y2010<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2010<text:line-break/>tres disoient que pour pitié ilz l'auoient aussi<text:line-break/><text:span text:style-name="_3c_pb_3e_">[f. i5r]</text:span><text:line-break/>faict coucher le gallant auecques les chambrieres &amp;<text:line-break/>autres auecques leurs filles. Et ainsi declaroient les<text:line-break/>faultes de leurs femmes, filles &amp; chambrieres qui ne<text:line-break/>s'en estoient plainctes.</text:p>
      <text:h text:style-name="P14" text:outline-level="2">❧ D'vn bon compagnon qui frustra vn Iacobin de<text:line-break/>l'esperance qu'il auoit de iouir d'vne bonne<text:line-break/>nonne &amp; comment le compagnon se gou2010<text:line-break/>uerna enuers ladicte nonne.</text:h>
      <text:h text:style-name="P20" text:outline-level="3">Nouuelle LIIII.</text:h>
      <text:p text:style-name="P2"><text:span text:style-name="lettrine5">E</text:span>N vne bonne abbaye de ce royaulme de<text:line-break/>France fut vne benoiste nonne, laquelle<text:line-break/>fut tellement aueuglée de l'amour d'vn<text:line-break/>Iacobin qu'elle s'y abandonna, &amp; soubz<text:line-break/>le manteau de religion tant firent leurs<text:line-break/>deduoirs &amp; veües que l'abbesse &amp; autres s'en apper2010<text:line-break/>ceurent, &amp; de peur de scãdalle, ladicte abbesse fit def2010<text:line-break/><text:soft-page-break/>fences au Iacobin de n'entrer en la religiõ, &amp; à la nõ2010<text:line-break/>ne de ne communiquer auecques luy seul à seul, dont<text:line-break/>les pauures amoureux furent tresmal contens. Ad2010<text:line-break/>uint que l'abbesse maria vne niepce &amp; fit celebrer la<text:line-break/>nopce en l'abbaie ou tous les parens &amp; amys y furent<text:line-break/>appellez à grande solemnité de tabourins, ou tous<text:line-break/>les assistans prindrent telz esbatemens à dancer &amp; l'<text:span text:style-name="correctionTypo">i</text:span>%<text:line-break/>re qu'ilz n'eurent loysir à mal pencer ne dire mal du<text:line-break/>bon Iacobin illec present qui entretenoit la nonne<text:line-break/>accoustumée, fors vn bon mignon de la ville qui en2010<text:line-break/>tendit plusieurs propos fort amoureux entre les par2010<text:line-break/><text:span text:style-name="_3c_pb_3e_">[f. i5v]</text:span><text:line-break/>ties mesme l'assignation des fesses que bailla la bõne<text:line-break/>nonnette au moyne à l'heure presente à leur grãd pre%<text:line-break/>soubz vn hault poirier, ou la nonne se debuoit ren2010<text:line-break/>dre d'vn costé &amp; le moyne de l'autre. Et quãd le moy%<text:line-break/>ne fut party pour y aller d'vn costé le mignon print<text:line-break/>l'autre costé pour le plus court &amp; y fut premier sans<text:line-break/>que persõne l'eust aperceu &amp; se brãcha au plus hault<text:line-break/>de l'arbre. Et en attendant s'amusa à menger des poi2010<text:line-break/>res &amp; le moyne arriué ayant les oreilles droictes adui%<text:line-break/>sant sa &amp; la à trauers des hayes &amp; la nonne du costé<text:line-break/>du conuent. Et se rendirẽt les deux parties soubz le2010<text:line-break/>dict poirier, ou fut veu le moyne gaillardemẽt recep2010<text:line-break/>uoir sa nonne, la baisant, accollant, faisant courir ces<text:line-break/>mains aux meilleures parties d'icelle &amp; l'entretenant<text:line-break/>auecques menuz propos de gayetté &amp; puis se depouil%<text:line-break/>la le moyne &amp; montroit son beau corps à la nonne &amp;<text:line-break/>se<text:span text:style-name="correctionTypo"> </text:span>exaltoit pardessus tous autres freres &amp; demandoit<text:line-break/>à la nonne que luy en sembloit, s'il ne valloit pas bien<text:line-break/>vne belle fille à quoy respondit la nonne que ouy.<text:line-break/>Adonc dist le frere aussi l'autres vous dieu aydant, &amp;<text:line-break/>des ceste heure sans plus attendre. Et quand ilz se pẽ%<text:line-break/>serent accoller le mignon prend des branches &amp; dist<text:line-break/>qu'il auroient des poires pour faire la collation de2010<text:line-break/>uant l'oeuure, dont ses amoureux furent fort eston2010<text:line-break/>nez, ne le pensant pas la &amp; le moyne prend son froc<text:line-break/>&amp; gaigne la haye par ou il estoit entré le mignon le2010<text:line-break/>gieremẽt fut à bas &amp; arreste la nõne qui s'en fuyoit &amp;<text:line-break/>par doulces raisons la ramena &amp; la conuertit en ses<text:line-break/>dieux dõt il fut ioyeulx. Et apres deux ou <text:span text:style-name="correctionTypo">.</text:span>iii. bonnes<text:line-break/>emploictes, le mignon tant fut eloquent, qu'il obtint<text:line-break/><text:span text:style-name="_3c_pb_3e_">[f. i6r]</text:span><text:line-break/>l'amityé d'celle pour le temps aduenir.</text:p>
      <text:h text:style-name="P14" text:outline-level="2"><text:soft-page-break/>❧ De la subtile inuention que trouua vn iuge pour<text:line-break/>se defaire de sa femme qui luy faisoit vitupere<text:line-break/>par son mauuais gouuernement.</text:h>
      <text:h text:style-name="P20" text:outline-level="3">Nouuelle LIIII.</text:h>
      <text:p text:style-name="P2"><text:span text:style-name="lettrine5">F</text:span>Vt nagueres en la Prouence vn tressage<text:line-break/>presidẽt lequel auoit vne femme la plus<text:line-break/><text:span text:style-name="T5">i</text:span><text:span text:style-name="correctionTypo"><text:span text:style-name="T5">m</text:span></text:span><text:span text:style-name="T5">pudicque</text:span> que oncques fut, dõt le mary<text:line-break/>estoit fort dolẽt, &amp; toutesfois par tou2010<text:line-break/>tes voyes solicitoit à luy garder son hõ2010<text:line-break/>neur vn iour l'vn de ses seruiteurs vint a luy &amp; luy re%<text:line-break/>uelle ceste ĩperfection en luy nõmãt aulcuns gentilz2010<text:line-break/>hõmes qui l'entretenoiẽt &amp; couchoiẽt auecques elle<text:line-break/>quãd il estoit au palais, dont le mary fut fort animé<text:line-break/>cõtre son seruiteur soubstenãt qu'il estoit riens de<text:line-break/>ceu &amp; que sa fẽme estoit la plus pudicque de la ville.<text:line-break/>Aussi qu'il cognoissoit les gẽtilzhõmes qui n'eussẽt<text:line-break/>voulu luy faire tel vitupere &amp; pource luy dõna cõgié<text:line-break/>sur l'heure. Toutes fois le bon presidẽt cõsiderãt que<text:line-break/>il ne pouuoit dõner remede à ceste infortune, ne par<text:line-break/>parolles cõminatoires ou doulces tant vertueusemẽt<text:line-break/>qu'il les eut peu pronõcer &amp; que sa mauuaise renom%<text:line-break/>mée estoit ia tant vulgaire par le pays à son grand vi%<text:line-break/>tupere. Il ne sceut autre chose penser sinõ de luy ab2010<text:line-break/>breger les iours &amp; pour ce faire il cõsidera que elle se<text:line-break/>disposoit d'aller à vnes nopces hors la ville &amp; conue2010<text:line-break/>noit quelle passast la riurere. Et pourtãt fit accroyre<text:line-break/>à son vallet que sa mulle estoit fort debile &amp; luy<text:line-break/><text:span text:style-name="_3c_pb_3e_">[f. i6v]</text:span><text:line-break/>commãda expressement de ne luy donner à boire par<text:line-break/>l'espace de quatre iours &amp; auecques son auoy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2010<text:line-break/>zans. Quand ilz eurent passé le Pont &amp; la mulle vit<text:line-break/>leaue il ne fut oncques possible à la presidente engar2010<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tz, faignant en estre tres dolent. Et par<text:line-break/>ces moyens euita la honte &amp; scandalle que sa femme<text:line-break/>luy faisoit.</text:p>
      <text:h text:style-name="P14" text:outline-level="2"><text:soft-page-break/>❧ De la responce ioyeuse que fit vne damoysel2010<text:line-break/>le à son amy auquel elle habandõnoit<text:line-break/>tous ses membres fors que la<text:line-break/>bouche.</text:h>
      <text:h text:style-name="P20" text:outline-level="3">Nouuelle LV.</text:h>
      <text:p text:style-name="P2"><text:span text:style-name="lettrine5">A</text:span>V temps predict fut vne notable damoy%<text:line-break/>selle laquelle fut tant poursuyuie en a2010<text:line-break/>mour par vng ieune mignon de court<text:line-break/>qu'elle n'y peult resister &amp; fut contrain<text:span text:style-name="T5">//</text:span><text:line-break/>cte luy octroyer par grace, ce que para2010<text:line-break/>uant elle luy auoit reffusé par rigueur &amp; luy haban2010<text:line-break/><text:span text:style-name="_3c_pb_3e_">[f. i7r]</text:span><text:line-break/>donna tout son corps &amp; personne à toucher &amp; tenir,<text:line-break/>fors la bouche dont elle n'en vouloit ouyr parler. Le<text:line-break/>mignon considerant la grande amytié qui estoit en2010<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text:span text:style-name="reg">« </text:span>A quoy respond la dame qu'il ne luy estoit loysible<text:line-break/>donner vne chose deux fois, puis doncques que vne<text:line-break/>fois ie promis foy &amp; loyaulté de ma bouche a mon<text:line-break/>mary, il conuient que ie luy garde, &amp; ne souffriroye<text:line-break/>pour mourir que autre que luy y touchast, elle est si2010<text:line-break/>enne &amp; à nul autre &amp; ne vous y attendez de riens<text:line-break/>y auoir. Mais mon deuant ne luy a riens promis ne iu%<text:line-break/>ré, car il ne parla oncques. Faictes de luy &amp; du surpl<text:span text:style-name="T6">9</text:span><text:line-break/>(ma bouche hors) ce qu'il vous plaira, ie le vous habã%<text:line-break/>donne, car (dist elle) si mon mary iouit aucunesfois de<text:line-break/>mon deuant cest par empruntz de vous, mon amy, à<text:line-break/>qui ie l'ay donné &amp; croy que n'en estes mal content<text:span text:style-name="reg"> »</text:span> :<text:line-break/>de ceste responce, le mignon print vng si grand plai2010<text:line-break/>sir qu'il se euanouit presques à force de rire.</text:p>
      <text:h text:style-name="P14" text:outline-level="2">❧ Comment vng marchant fit vestir à sa femme vng<text:line-break/>habit de gris<text:span text:style-name="T5">, </text:span>ou y auoit vne piece d'escarlate au<text:line-break/>derriere en signe de loyaulté, &amp; parce que sa<text:line-break/>femme c'estoit dõnée à son amy fors le<text:line-break/>cul qu'elle auoit reserué à son mary.</text:h>
      <text:h text:style-name="P20" text:outline-level="3">Nouuelle. LVI.</text:h>
      <text:p text:style-name="P1"><text:span text:style-name="_3c_pb_3e_">[f. i7v]</text:span></text:p>
      <text:p text:style-name="P2"><text:span text:style-name="lettrine5">E</text:span>N la ville d'Arras fut voix publicque au<text:line-break/>mesme temps qu'vn bon marchant des<text:line-break/>plus riches de ladicte ville auoit vne fem2010<text:line-break/>me tres desloyalle. Et pour les grandes ap%<text:line-break/>parences qu'il y veoit, vn iour fit semblãt<text:line-break/><text:soft-page-break/>d'aller aux chãps &amp; s'enferma en l'vne des chãbres<text:line-break/>de sa maison : la dame croyant cest partemẽt fut bien<text:line-break/>aise &amp; incontinent elle manda vng amy qu'elle auoit<text:line-break/>pour deuiser &amp; passer le tẽps ensemble. Et quand l'a%<text:line-break/>my fut arriue ilz s'enferment tous deux en vne chã2010<text:line-break/>bre prochaine de celle ou estoit le mary &amp; illec se des%<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text:span text:style-name="reg">« </text:span>à vous (dist elle) mon<text:line-break/>amy, &amp; les yeulx, à vous aussi (dist elle)<text:span text:style-name="reg"> »</text:span>. En effaict el2010<text:line-break/>le comptoit a son amy que de toutes les parties de sõ<text:line-break/>corps elle n'auoit reserué à son mary que le cul qu<text:span text:style-name="erreurTypo">e</text:span>'el<text:line-break/>le luy donnoit de bon cueur. Quand le mary eust en2010<text:line-break/>tendu diligemment considere la deloyaulté de sa fem%<text:line-break/>me tant par faictz que par dictz, il fut fort courrou2010<text:line-break/>cé &amp; se delibera de la deschasser d'auecques luy pour<text:line-break/>le deshonneur qu'elle luy faisoit sans occasion. Adõc<text:line-break/>vng iour ou deux apres ces beaulx ieux il luy fist bail%<text:line-break/>ler vne robbe de gris &amp; fist mettre vne belle piece d'es%<text:line-break/>ca<text:span text:style-name="correctionTypo">r</text:span><text:span text:style-name="T5">llate</text:span> par derriere. Et puis inuita tous les parens du<text:line-break/>cost<text:span text:style-name="erreurTypo">è</text:span><text:span text:style-name="correctionTypo">é</text:span> d'elle à vn disner &amp; par force fist vestir à sa fem%<text:line-break/>me sa belle robbe de gris dont les parẽs furent esmer%<text:line-break/>ueillez, cõsiderant la piece rouge qui estoit au cul &amp;<text:line-break/><text:span text:style-name="_3c_pb_3e_">[f. i8r]</text:span><text:line-break/>requirent au mary de leur dõner à entendre la cause<text:line-break/>qui le mouuoit à ce faire, lequel n'en voulut iamais<text:line-break/>riens dire que le disner ne fust acheué. Et apres que<text:line-break/>la cõpagnie eust faict bonne chere &amp; graces furẽt ce2010<text:line-break/>lebrées le mary racõpte la desloyaulté de sa femme<text:line-break/>ainsi que cy deuant a esté declare, mesmes comment<text:line-break/>elle donna tout son corps à son amy reserué le cul<text:line-break/>qu'elle luy delaissoit qui estoit la cause pour laquel2010<text:line-break/>il auoit mis au derriere la belle <text:span text:style-name="T5">escallatte</text:span>, &amp; pourtãt<text:line-break/>rendit sa femme à ses parens &amp; amys leur declarant<text:line-break/>qu'il n'<text:span text:style-name="correctionTypo">e</text:span>n vouloit plus.</text:p>
      <text:h text:style-name="P14" text:outline-level="2">❧ D'vn filz qui voulut monter sus sa mere grand &amp;<text:line-break/>du discort qu'il en vint entre le pere &amp; le filz.<text:line-break/>Aussi de la fascetieuse responce qu'en<text:line-break/>fist le filz à ses cõpagnons qui de2010<text:line-break/>puis firent l'accord.</text:h>
      <text:h text:style-name="P20" text:outline-level="3">Nouuelle. LVIII.</text:h>
      <text:p text:style-name="P2"><text:span text:style-name="lettrine5">A</text:span>V pays de Lannoys fut vng ieune filz<text:line-break/>de laboureur lequel oultre le gre de ses<text:line-break/>pere &amp; mere voulut aller veoir le pays<text:line-break/>ou il fut quinze ou seze ans. Et quand<text:line-break/><text:soft-page-break/>il fut de retour l'on luy fist la meilleu2010<text:line-break/>re chere dont l'on se peult aduiser. Et pour ce qu'il<text:line-break/>n'y auoit que deux lictz en la maison l'vn pour ses pe%<text:line-break/>re &amp; mere &amp; l'autre pour sa mere grand, il fut adui2010<text:line-break/>sé qu'il coucheroit auecques sa mere grand. Et<text:line-break/>ainsi qu'ilz furent couchez il voulut monter sur le<text:line-break/><text:span text:style-name="_3c_pb_3e_">[f. i8v]</text:span><text:line-break/>ventre de sa mere grand, dont elle fut tresdeplaisante<text:line-break/>&amp; s'escria fort, racomptãt au pere de lenfant l'enor2010<text:line-break/>me faict, dõt le pere fut si sort courroucé qu'il ne sca%<text:line-break/>uoit quelle punition il en debuoit faire. Et se leua in2010<text:line-break/>continent auecques son espée proposant le tuer. Mais<text:line-break/>il ne le rencontra pour lors, car ledict mignon fut pl<text:span text:style-name="T6">9</text:span><text:line-break/>habille, &amp; eschappa des premiers deux ou trois iour :<text:line-break/>apres le pere rencõtre son filz en vn ieu de paulme a2010<text:line-break/>uecquess ses compagnons &amp; illec tira son poignart :<text:line-break/>deliberé de le tuer pour ledict crime, toutesfois, son<text:line-break/>effort fut repoulcé par les dictz compagnons &amp; ce pẽ%<text:line-break/>dant le filz euade la fureur du pere. Le iour mesmes<text:line-break/>fut demandé au filz qu'il auoit faict a son pere qui le<text:line-break/>vouloit tuer. A quoy fasctieusement respondit. <text:span text:style-name="reg">« </text:span>Ma<text:line-break/>foy (dist il) ie n'ay riens faict, mon pere me veult mal<text:line-break/>pour vne fois que i'ay voulu Rouciner sa mere &amp; il a<text:line-break/>bien Rouciné la mienne plus de cinq centz fois<text:span text:style-name="reg"> »</text:span>. Les<text:line-break/>compagnons oyans ces propos s'euertuerent de faire<text:line-break/>la paix entre le pere &amp; ledict filz. Et par telz moyens<text:line-break/>eschappa le malheureux filz qui depuis ne coucha à<text:line-break/>la maison.</text:p>
      <text:h text:style-name="P14" text:outline-level="2">❧ De la repentance d'vne amoureuse, estant en l'ar2010<text:line-break/>ticle de la mort &amp; comment elle dechar2010<text:line-break/>gea son mary de la<text:span text:style-name="correctionTypo"> </text:span>moytié de ses enfans<text:line-break/>par partage qu'elle en fit deuant<text:line-break/>sa mort.</text:h>
      <text:h text:style-name="P20" text:outline-level="3">Nouuelle. LVIII :</text:h>
      <text:p text:style-name="P1"><text:span text:style-name="_3c_pb_3e_">[f. k1r]</text:span></text:p>
      <text:p text:style-name="P2"><text:span text:style-name="lettrine6">E</text:span>N la ville de Paris fut vne femme,<text:line-break/>laquelle en sa santé &amp; ieune aage<text:line-break/>s'estoit tresbiẽ acquitée en amours,<text:line-break/>en sorte que luy est oient demourez<text:line-break/>plusieurs enfans engendrez par a2010<text:line-break/>mourettes. Adõc quãd elle fut mala%<text:line-break/>de &amp; cogneut que le vouloir de Dieu estoit la mettre<text:line-break/>hors du monde, elle eut moult grãd regret de sa mal2010<text:line-break/>le conuersation &amp; de ses offences, &amp; au mieulx qu'el2010<text:line-break/>le peust requist pardõ à Dieu, &amp; enuoya querir deux<text:line-break/>de ses amoureux, ausquelz en la presence de tous ses<text:line-break/>enfans elle rememora le temps passé ou elle s'estoit<text:line-break/><text:soft-page-break/>habandonnée à eulx, &amp; dont elle auoit eu des enfans.<text:line-break/>Si dist à l'vn que telz &amp; telz estoient de luy, &amp; à l'au2010<text:line-break/>tre semblablement telz, leur requerant qu'il leur<text:line-break/>pleust en descharger son mary pour le sauluement de<text:line-break/>sa pauure ame, en disant telles parolles, le mary heur2010<text:line-break/>ta à lhuys venant du conseil du medecin, &amp; l'vn de se<text:span text:style-name="correctionTypo">s</text:span><text:line-break/>enfans courut audeuant de son pere, &amp; luy dist qu'il<text:line-break/>s'aduansast, &amp; que sa mere donnoit tous ses freres, &amp;<text:line-break/>qu'en la fin il n'en auroit plus. Quand le pere fut en<text:line-break/>la chambre la patiente requist pardon à son mary<text:line-break/>pour les desloyaultez qu'elle luy auoit faictes, &amp; luy<text:line-break/>compta qu'elle auoit enuoyé querir les deux person2010<text:line-break/>nes illec presentes, desquelz elle auoit conceu telz &amp;<text:line-break/>telz enfans qui ne sont legitimes, &amp; qu'ilz auoient<text:line-break/>promis apres sa mort les prendre, nourrir &amp; entrete2010<text:line-break/>nir comme leurs enfans bastars &amp; l'en descharger, le<text:line-break/>mary fut moult esbahy qui auparauant auoit estimé<text:line-break/>sa femme tresloyalle. Si demanda ausdictz amoureux<text:line-break/><text:span text:style-name="_3c_pb_3e_">[f. k1v]</text:span><text:line-break/>s'ilz en estoient d'accord qui leur dirent que ouy, &amp;<text:line-break/>promirent prendre lesdictz enfans, ce qui fut accom2010<text:line-break/>ply apres la mort de la ieune femme, &amp; par ses moyẽs<text:line-break/>fut le mary deschargé de grande charge d'enfans, &amp;<text:line-break/>de huict ne luy en demoura que les deux plus grãdz.</text:p>
      <text:h text:style-name="P14" text:outline-level="2">❧ <text:s/>Des trois enseignemens que fist vn gentil hom2010<text:line-break/>me estant à larticle de la mort à son filz<text:line-break/>vnicque pour sauluer son honneur<text:line-break/>&amp; garder sa santé, lesquelz<text:line-break/>furent trouuez verita2010<text:line-break/>bles par le filz.</text:h>
      <text:h text:style-name="P20" text:outline-level="3">Nouuelle. LIX.</text:h>
      <text:p text:style-name="P2"><text:span text:style-name="lettrine5">E</text:span>N ce royaulme fut iadis vn tressage gẽ2010<text:line-break/>til homme, lequel n'auoit qu'vn filz<text:line-break/>qu'il aymoit fort. Quand le bon gen2010<text:line-break/>til homme apperceut la fin de ses iours<text:line-break/>il appelle son filz, &amp; luy commanda de<text:lin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2010<text:line-break/>tion. Quand le bon pere fut decede, le filz voulut<text:line-break/>frequenter auecques ses voysins &amp; se delectoit à boi2010<text:line-break/>re &amp; manger souuent en l'hostel d'vn gentil hom2010<text:line-break/>me son voysin, ou il fut seruy de beau pain blanc.</text:p>
      <text:p text:style-name="P1"><text:soft-page-break/><text:span text:style-name="_3c_pb_3e_">[f. k2r]</text:span><text:line-break/>Toutesfois depuis ce gentil hõme eut quelque suspi%<text:line-break/>siõ que le ieune filz saccoinctoit de sa fẽme qui estoit<text:line-break/>belle &amp; ieune, &amp; proposa len eslongner, &amp; pour ce fai%<text:line-break/>re luy fist mettre du paĩ bis sur la table au lieu de blãc<text:line-break/>&amp; ne faisoit la chere qu'il auoit accoustumée, ce que<text:line-break/>le ieune escuyer cogneut, &amp; cõsiderant les parolles de<text:line-break/>son pere, de son bon gre sen voulut retirer pour saul2010<text:line-break/>uer son honneur, &amp; emporta vn pain bis qu'il atta2010<text:line-break/>cha d'vne corde en sa salle pour en auoir memoire,<text:line-break/>dequoy estãt à la chasse d'vn Lieure, il fist telle cour%<text:line-break/>se que le Lieure descendit dedans vne vallée, &amp; le ieu%<text:line-break/>ne escuyer picqua viuement &amp; en sorte que son che2010<text:line-break/>ual tresbucha &amp; se rompit le col, dont lescuyer fut<text:line-break/>fort marry, &amp; en rememorant l'instruction de son pe%<text:line-break/>re cogneut sa faulte. Si fist attacher la peau de son<text:line-break/>cheual en sa salle pres le pain bis pour en auoir me2010<text:line-break/>moire vne autresfois, &amp; depuis fut le ieune escuyer<text:line-break/>veoir les pays estranges ou il se marya à vne Damoy2010<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belle cham2010<text:line-break/>bre ioignant celle de l'espousée, &amp; de nuict s'adui2010<text:line-break/>sa de faire vn pertuys de son espée en la cloyson<text:line-break/>qui n'estoit que de terre, &amp; parla il vit acoucher l'es2010<text:line-break/>pousée. Et depuis il vit venir vn prebstre de la mai2010<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2010<text:line-break/>ment, &amp; en la chatouillant apperceut les brayes du<text:line-break/>prebstre qu'il serra secrettement, &amp; au disner racom%<text:line-break/>pta au pere de lespousée &amp; à sa compagnie l'honneur<text:line-break/>que lon luy auoit faict de luy bailler ceste fille en ma%<text:line-break/>ryage sans scauoir sa lignée, &amp; que ceste nuict il auoit<text:line-break/>faict veu de ne coucher iamais auecques sa femme<text:line-break/>que premieremẽt il ne l'eust menée en son pays veoir<text:line-break/>ses possessions, à quoy le pere s'accorda, &amp; en fin tant<text:line-break/>cheuaucherent le pere, la mere &amp; autres parens auec2010<text:line-break/>ques le ieune escuyer &amp; sa femme qu'ilz arriuerent<text:line-break/>au chasteau dudict escuyer, qui incontinent attacha<text:line-break/>les brayes pres du pain bis &amp; peau de cheual, &amp; fist<text:line-break/>tresbonne chere à la compagnie, laquelle fut fort at2010<text:line-break/>tentiue à contempler l'excellence des ediffices &amp; mes%<text:line-break/>mes des richesses de lescuyer, encores plus à conside2010<text:line-break/>rer que vouloit signifier ce pain bis, la peau de cheual<text:line-break/><text:soft-page-break/>&amp; les brayes, &amp; requirent ledict escuyer de leur en<text:line-break/>donner lintelligence qu'il promist faire, &amp; apres le<text:line-break/>disner solemnel il declara comment il estoit filz vnic%<text:line-break/>que, auquel son pere auoit commãde soy garder des<text:line-break/>trois choses susdictes, ce qu'il n'auoit faict, dont il<text:line-break/>s'en estoit tresmal trouué, mesmement d'auoir espou%<text:line-break/>sé vne estrãgere, laquelle auoit receu vn prestre pour<text:line-break/>coucher auecques elle, &amp; le <text:span text:style-name="Police_20_par_20_défaut"><text:span text:style-name="T1">p̃</text:span></text:span>mier iour des espousail2010<text:line-break/>les quil auoit oublié soubz le cheuet du lict de lespou%<text:line-break/>sée ses brayes illec pendues en leur racõptant du per2010<text:line-break/>tuys qu'il auoit faict pour veoir le mystere, &amp; con2010<text:line-break/>clud que pour telle occasion iamais son espousée ne<text:line-break/><text:span text:style-name="_3c_pb_3e_">[f. k3r]</text:span><text:line-break/>coucheroit entre ses bras, &amp; leur requist de l'emme2010<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2010<text:line-break/>uecques leur espousée la queue entre les iambes, &amp;<text:line-break/>par ses moyens esprouua ledict ieune escuyer les ensei%<text:line-break/>gnemens de feu son pere estre tres veritables, &amp; de2010<text:line-break/>puis se garda de mesprendre.</text:p>
      <text:h text:style-name="P14" text:outline-level="2">❧ Comment vn curé marya la fiancée d'vn<text:line-break/>ieune Cordonnier auecques vn vieil<text:line-break/>marchãt fiancée auecques vne vieil2010<text:line-break/>le &amp; riche veufue. Et marya la<text:line-break/>veufue auecques le cordon2010<text:line-break/>nier. Des querelles &amp; ioy2010<text:line-break/>euses responces, &amp; du<text:line-break/>proces qui en fut par<text:line-break/>deuant lofficial.</text:h>
      <text:h text:style-name="P20" text:outline-level="3">Nouuelle. LX.</text:h>
      <text:p text:style-name="P2"><text:span text:style-name="lettrine6">A</text:span>V mesme temps le curé de sainct<text:line-break/>Goulle à Brucelles qui estoit borgne<text:line-break/>fist vn matin deuant le iour des es2010<text:line-break/>pousailles tres ferialles. Et pour en2010<text:line-break/>tendre le faict s'estoient presentées<text:line-break/>vn homme &amp; femme veufue ia sur<text:line-break/>l'aage &amp; tresriches en biẽs pour accomplir vn marya%<text:line-break/>ge d'vne part, &amp; vn ieune garson du mestier de cor2010<text:line-break/><text:span text:style-name="_3c_pb_3e_">[f. k3v]</text:span><text:line-break/>donnier, &amp; vne ieune fille assez pauure pour en faire<text:line-break/>autre mariage. D'autre part ainsi que les parens &amp; af%<text:line-break/>fins de toutes les quatre parties estoient assemblez en<text:line-break/>ladicte Eglise, ou il auoit peu de lumiere, le curé<text:line-break/><text:soft-page-break/>fut tant estourdy en son faict, ioinct qu'il ne veoit<text:line-break/>cler que d'vn oeil, que sans auoir esgard aux person2010<text:line-break/>nes, il print les mains du vieillard &amp; de la ieune fille<text:line-break/>&amp; les espousa par les parolles accoustumées, &amp; puis<text:line-break/>print les mains du ieune homme &amp; de la vieille, &amp;<text:line-break/>en fist au cas pareil, &amp; incontinent les fist ouyr la mes%<text:line-break/>se qu'il celebra, &amp; ainsi les renuoya en leurs maisons,<text:line-break/>lon ramena le vieillard &amp; la ieune fille d'vn costé &amp;<text:line-break/>la vieille &amp; le ieune homme de l'autre costé. Et quãd<text:line-break/>ilz apperceurent ce beau faict du curé, ilz ne sceu2010<text:line-break/>rent que penser, car le vieillard n'auoit fiancé la ieune<text:line-break/>fille, ne la vieille le ieune filz, toutesfois en face de<text:line-break/>saincte Eglise, le vieillard auoit promis par parolles<text:line-break/>de present à la ieune fille, au moyen dequoy fut trou2010<text:line-break/>ué par conseil que le mariage debuoit tenir. <text:span text:style-name="reg">« </text:span>Et par<text:line-break/>Dieu (dist le vieillard maryé) nostre curé est plus sai2010<text:line-break/>ge que nous, il n'a riens faict sans cause, car i'ay du<text:line-break/>bien &amp; la fille n'en à point. Et la vieille en à aussi, &amp;<text:line-break/>son mary n'en à point, par ces moyens nous ne scau2010<text:line-break/>rions faillir à viure, que nous fault il plus, i'ay des es2010<text:line-break/>cus &amp; ieune femme, &amp; la vieille vn ieune mary pour<text:line-break/>luy fournir sa besongne pour son argent, &amp; ainsi le<text:line-break/>vieillard print la ieune fille &amp; la consolla le mieulx<text:line-break/>qu'il peut, &amp; par petis moyens auecques layde des<text:line-break/>bonnes gens la conuertit au maryage, &amp; ainsi accor2010<text:line-break/>dez s'en allerẽt coucher &amp; firent tresbien leurs deb2010<text:line-break/><text:span text:style-name="_3c_pb_3e_">[f. k4r]</text:span><text:line-break/>uoirs, mais la vieille n'en fut pas contente, car com2010<text:line-break/>me auaritieuse, elle ne vouloit auoir mary qui ne fust<text:line-break/>riche, &amp; au surplus ne se mecontentoit de la ieunesse<text:line-break/>car elle veoit que le personnage estoit de bonne tail2010<text:line-break/>le pour satisfaire au benefice d'amourettes, &amp; pource<text:line-break/>accusoit rudement le curé du forfaict, &amp; enuoya par<text:line-break/>deuers le vieillard pour scauoir s'il la vouloit pren2010<text:line-break/>dre, lequel luy manda qu'ilz se debuoient contenter<text:line-break/>du bien de Dieu, &amp; qu'il scauoit que son principal<text:line-break/>motif de mariage n'estoit que pour estre <text:span text:style-name="T5">fourbie</text:span> à sõ<text:line-break/>ayse, &amp; dieu par la bouche du curé luy à donné celuy<text:line-break/>qu'elle à espousé propre à son desir, &amp; qu'elle sen con%<text:line-break/>tentast. De telle responce ne fut contente la pauure<text:line-break/>mere aux escus, &amp; se conseilla aux plus saiges de la<text:line-break/>ville comment elle debuoit y proceder, donnant à<text:line-break/>entendre qu'à lors ilz ne veoient cler par faul<text:span text:style-name="erreurTypo">r</text:span><text:span text:style-name="correctionTypo">t</text:span>e de lu%<text:line-break/>miere &amp; que son intention estoit de espouser celuy à<text:line-break/>qui elle auoit promis qui estoit le plus riche. Adonc<text:line-break/>fut conseillée la pauurette mander le curé, pour en2010<text:line-break/>tendre sa conception, ce qui fut faict. Et apres longs<text:line-break/>pleurs &amp; propos iniurieux à lencontre du curé luy re%<text:line-break/>monstrant sa faulte euidente, <text:span text:style-name="reg">« </text:span>ie cuyde(dist le curé)<text:line-break/>que vo<text:span text:style-name="T6">9</text:span> estimez que maryage fut marché de petis en%<text:line-break/><text:soft-page-break/>fans, &amp; quand lon à permis maryage que lon puisse<text:line-break/>sen deffaire à son plaisir. Certes ma dame vous estes<text:line-break/>abbusée, car puis qu'auez promis il n'en pourroit au2010<text:line-break/>tre chose aduenir, sinon mariage entre vous deux.<text:span text:style-name="reg"> »</text:span><text:line-break/>Et la vieille iura moult fermement que iamais el2010<text:line-break/>le n'y consentiroit. Et pourquoy (dist le curé) par<text:line-break/>ce (dist elle) que vous auez chãgé mõ mary qui estoit<text:line-break/><text:span text:style-name="_3c_pb_3e_">[f. k4v]</text:span><text:line-break/>riche à vn pauure. Aussi dist le curé ie vous ay baillé<text:line-break/>vn ieune &amp; fort mary, pour contenter vostre affe2010<text:line-break/>ction &amp; vous resiouir, dont auez le plus affaire, puis<text:line-break/>qu'auez des biens assez, &amp; vous ay osté celuy qui par<text:line-break/>debile vieillesse n'eust faict que dormir &amp; se plain2010<text:line-break/>dre, dont n'auez besoing, &amp; partant louez Dieu du<text:line-break/>bon change. Ces propos finiz, la dame ne voulut<text:line-break/>obeir au ieune mary, &amp; incontinent fist citer le curé<text:line-break/>d'vne part pour la demaryer, le vieillard pour la re2010<text:line-break/>prendre &amp; à delaisser<text:span text:style-name="erreurTypo"> :</text:span>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2010<text:line-break/>brez au iour des espousailles, attendu le consentemẽt<text:line-break/>du vieillard, de la ieune femme, &amp; ieune filz, aussi des<text:line-break/>bonnes &amp; sainctes raisons alleguées par le curé non2010<text:line-break/>obstant le contredict de la vieille, &amp; sauf quand lon<text:line-break/>iugeroit le principal de luy faire droict &amp; de les se2010<text:line-break/>parer s'il estoit trouué que la matiere y fut disposée<text:line-break/>non autrement, de telle sentẽce la vieille appella : mais<text:line-break/>peu de iours apres qu'elle eut cogneu la bonne &amp; de2010<text:line-break/>licate besongne de son ouurier elle se desista de son<text:line-break/>appel &amp; depuis est demouré le proces indecis pendu<text:line-break/>au clou pour en faire des torcheculz.<text:line-break/><text:span text:style-name="_3c_pb_3e_">[f. k5r]</text:span></text:p>
      <text:h text:style-name="P14" text:outline-level="2">❧ D'vne damoyselle qui reffusa deux beaulx gen2010<text:line-break/>tilzhommes à son seruice d'amours &amp; print<text:line-break/>vng chartier &amp; de la responce qu'elle<text:line-break/>fist aux deux gentilzhommes.</text:h>
      <text:h text:style-name="P20" text:outline-level="3">Nouuelle. LXI.</text:h>
      <text:p text:style-name="P2"><text:span text:style-name="lettrine7">E</text:span>N la conté de Flandres fut au mes2010<text:line-break/>me tẽps vne ieune &amp; belle damoy2010<text:line-break/>selle veufue d'vng gentil homme, la%<text:line-break/>quelle pour plusieurs dons de gra2010<text:line-break/><text:soft-page-break/>ce qu'elle auoit, fut requise souuẽ2010<text:line-break/>tesfois du ieu d'aymer par aulcuns<text:line-break/>nobles Cheualiers, à quoy elle ne<text:line-break/>vouloit entendre les rechassans loing d'elle comme<text:span text:style-name="Police_20_par_20_défaut"><text:span text:style-name="T4"><text:line-break/></text:span></text:span>vne preude femme doibt faire, dont elle fut fort esti2010<text:line-break/>mée. Toutesfois vng iour elle se fist conduire en vne<text:line-break/>ferme qu'elle auoit aux chãps, par vng ieune chartier<text:line-break/>assez recreatif &amp; bon ieune hõme, duquel en chemin<text:line-break/>elle fut esprinse d'amours &amp; apres qu'ilz eurent tres2010<text:line-break/>bien disné en ladicte ferme, la damoyselle de la fene2010<text:line-break/>stre de sa chambre se railloit au chartier &amp; luy get2010<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2010<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2010<text:line-break/>le auoit refusé tant de fois ce grand &amp; amoureux be2010<text:line-break/>nefice, dont ilz furent fort desplaisans. Et pour ceste<text:line-break/>cause vng iour ilz s'adresserent à elle &amp; luy remon2010<text:line-break/>strerẽt le grand deshonneur qu'elle leur auoit faict<text:line-break/>de les mespriser &amp; si fort les reculler d'elle pour ad2010<text:line-break/>mettre &amp; faire approcher de sa noble personne vng si<text:line-break/>mecanique chartier, dont elle auoit conceu vng en2010<text:line-break/>fant. A quoy respondit ladicte damoyselle, qu'elle<text:line-break/>estoit tres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2010<text:line-break/>tier pour fournir à sa grande opprossion &amp; furieux<text:line-break/>desir comme naturelle<text:span text:style-name="erreurTypo">)</text:span> <text:span text:style-name="T5">a</text:span> quoy elle n'auoit peu resi2010<text:line-break/>ster. Et si vous eussiez esté presens auecques moy,<text:line-break/>autres que vous n'eussent approché de moy. Sainct</text:p>
      <text:p text:style-name="P5">Iehan (dist l'vn d'iceulx) il vint à bone heure.<text:line-break/>Toutesfois depuis ilz furent receuz en<text:line-break/>sa grace &amp; accomplirent leur vou2010<text:line-break/>loir auecques elle en lon2010<text:line-break/>gue amytié.</text:p>
      <text:p text:style-name="P1"><text:span text:style-name="_3c_pb_3e_">[f. k6r]</text:span></text:p>
      <text:h text:style-name="P14" text:outline-level="2"><text:soft-page-break/>❧ Comment vne ieune pucelle attainte de<text:line-break/>la peste, se fist tres bien fourbir son bas<text:line-break/>à plusieurs de ses amoureux, dont<text:line-break/>ell<text:span text:style-name="erreurTypo">l</text:span>e fut en brief<text:line-break/>guerie.</text:h>
      <text:h text:style-name="P20" text:outline-level="3">Nouuelle LXII.</text:h>
      <text:p text:style-name="P2"><text:span text:style-name="lettrine5">E</text:span>N ce tẽps la en Daulphiné fut vne ieu<text:line-break/>ne pucelle laquelle pour sa grãde beau2010<text:line-break/>té &amp; affecté visage, fut par plusieurs re2010<text:line-break/>quise en amours ou elle ne voulut onc2010<text:line-break/>ques entendre de peur de deshonneur<text:line-break/>&amp; que son pere ne s'en apperceust. Peu de temps a2010<text:line-break/>pres elle tomba malade de peste qui estoit grande &amp;<text:line-break/>contagieuse en la ville &amp; pays, &amp; pour ceste cause se<text:line-break/>retira au logis d'vne vielle femme qu'elle cognois2010<text:line-break/>soit &amp; luy dist. <text:span text:style-name="reg">« </text:span>Helas mamye il me desplaist maite2010<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text:span text:style-name="reg"> »</text:span>. La vielle entẽdant &amp; considerant le bon vou2010<text:line-break/>loir &amp; affection de cueur du sa patiente, elle luy dist<text:line-break/>qu'elle souhetast qui bon luy sembleroit &amp; quelle le<text:line-break/>feroit venir. Adoncques luy nomma vng certain<text:line-break/>marchant lequel fut incontinent appellé &amp; quand il<text:line-break/>fut arriué luy cõpta le grãd desir qu'elle auoit de fai2010<text:line-break/>re ce dõt tãt de fois il l'auoit poursuyuie, luy requerãt<text:line-break/><text:span text:style-name="_3c_pb_3e_">[f. k6v]</text:span><text:line-break/>si tel plaisir luy vient à souhet qu'il en face à son vou%<text:line-break/>loir. A ces propos le marchant fut si fort resiouy qu'il<text:line-break/>n'eust pencée aulcune au mal de samye &amp; se mist en<text:line-break/>tel debuoir qu'il s'en lassa incontinent. La ieune pu2010<text:line-break/>celle ne fust encores de ceste venue rasasiée, car elle en%<text:line-break/>uoya querir de rechef vn autre duquel elle receut pa%<text:line-break/>reille distribution. Et continua ceste ioyeuse aduen2010<text:line-break/>ture auecques quatre ou cinq personnages tous les2010<text:line-break/>quelz elle lassa tresbien en vn mesmes instant, puis se<text:line-break/>fist tresbien suer &amp; par ceste sueur apparurẽt par de2010<text:line-break/>hors deux apostumes, dont en brief temps elle fut pre%<text:line-break/>seruée &amp; guerie. Toutesfois lon dist que ces amou2010<text:line-break/>reux y perdirẽt la vie pour le mal qu'ilz en prindrẽt.</text:p>
      <text:h text:style-name="P14" text:outline-level="2"><text:soft-page-break/>❧ D'vn gentilhomme qui print sa femme &amp; son<text:line-break/>amy le curé, auecques sa chambriere &amp; vng<text:line-break/>loup au piege. Tous lesquelz il brusla<text:line-break/>dedans &amp; de la remission qu'en<text:line-break/>eust le gentilhomme.</text:h>
      <text:h text:style-name="P20" text:outline-level="3">Nouuelle LXIII.</text:h>
      <text:p text:style-name="P2"><text:span text:style-name="lettrine7">I</text:span>L fut en la duché d'Auuergne<text:line-break/>vne tresbelle &amp; ieune damoysel2010<text:line-break/>le laquelle sans le sceu de son ma%<text:line-break/>ry s'accointa du curé de la par2010<text:line-break/>roysse tellement que par succes2010<text:line-break/>sion de temps leurs amours furẽt<text:line-break/>tant diuulguées que plusieurs en<text:line-break/>fasoient leurs comptes &amp; paruindrent telz actes ius2010<text:line-break/><text:span text:style-name="_3c_pb_3e_">[f. k7r]</text:span><text:line-break/>ques aux oreilles d'vn autre gentilhomme cousin du<text:line-break/>mary qui incontinent l'en aduertit, dont le bon ma2010<text:line-break/>ry fut fort ennuyé. Et sans demonstrer en sa maison<text:line-break/>aucun semblant de scauoir le faict, delibera de se ven2010<text:line-break/>ger du curé. Vng iour il faing s'en aller visiter quel2010<text:line-break/>que gentilhomme auecques son cousin, &amp; se mect en<text:line-break/>ambusche pour scauoir la verité &amp; en faire briefue<text:line-break/>execution du crime, &amp; vit arriuer le curé en son ho2010<text:line-break/>stel apres le disner ou il fut assez long temps, toutes2010<text:line-break/>fois il s'en retourna au soir. Le gentilhomme enten2010<text:line-break/>doit bien que apres le soupper il reuiendroit leans &amp;<text:line-break/>partant s'aduisa auecques son cousin de faire vng pie%<text:line-break/>ge au chemin ou debuoit passer nostre curé, ce qui<text:line-break/>fut faict, auquel incotinent tomba vng loup. Et de2010<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line-break/>gue demourée eust suspicion que le curé accolloit en<text:line-break/>chemin sa chambriere &amp; se mist au chemin pour al2010<text:line-break/>ler au deuant de son amy le curé, &amp; fut prinse com2010<text:line-break/>me les autres. Quand le mary &amp; le cousin eurent tou%<text:line-break/>tes ses belles prinses, ilz consulterẽt des moyens pour<text:line-break/>soy vẽger du curé &amp; fut le mary tout resolut de le me%<text:line-break/>ctre à mort auecques sa femme. Et pour accomplir<text:line-break/>son entreprinse il renuoya son cousin veoir leurs che%<text:line-break/>uaulx, cependant le gentilhõme s'en alla en son ho2010<text:line-break/>stel querir vne quantité de gluons de paille &amp; deuãt<text:line-break/>le iour en remplist le piege &amp; y mist le feu ou le curé<text:line-break/><text:span text:style-name="_3c_pb_3e_">[f. k7v]</text:span><text:line-break/>la fẽme, la chãbriere &amp; le loup furent miserablemẽt<text:line-break/>bruslez : depuis le gentilhõme se retira par deuers le<text:line-break/><text:soft-page-break/>Roy &amp; apres auoir dõné le faict à entendre à son ad2010<text:line-break/>uantage, il obtint remission du crime. Encores di2010<text:line-break/>soient aucuns que lon auoit deu mettre en la remis2010<text:line-break/>sion qu'il n'y auoit dõmage que pour le pauure loup<text:line-break/>qui n'estoit coupable du faict &amp; si en fut bruslé.</text:p>
      <text:h text:style-name="P14" text:outline-level="2">❧ D'vne ieune damoyselle qui espousa<text:line-break/>vn berger qu'elle aymoit en refu2010<text:line-break/>sant d'honnestes gen2010<text:line-break/>tilzhommes.</text:h>
      <text:h text:style-name="P20" text:outline-level="3">Nouuelle. LXIIII.</text:h>
      <text:p text:style-name="P2"><text:span text:style-name="lettrine5">A</text:span>V pays de Daulphiné fut vng riche gen2010<text:line-break/>tilhomme, lequel auoit vne belle &amp; gra2010<text:line-break/>cieuse seur, qu'il nourrissoit en sa mai2010<text:line-break/>son attendant son party : vng iour apres<text:line-break/>soupper la femme du gentilhomme &amp;<text:line-break/>la seur s'en allerent à l'esbat a l'entour de leur mai2010<text:line-break/>son &amp; de fortune s'adresserent à vng ieune berger a2010<text:line-break/>uecques lequel ilz s'arresonnerent long temps &amp; luy<text:line-break/>demandoient si en sa petite loge de boys il n'auoit<text:line-break/>pas grand froict en hyuer : puis luy parlerent de le ma%<text:line-break/>rier &amp; sur ses propos luy demanda la damoyselle s'il<text:line-break/>fourniroit bien vne femme. Et le berger dist qu'il o2010<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 bien festoye sa<text:line-break/>dame en deux ou trois heures en la chambre de ladi%<text:line-break/>cte damoyselle, il se retire en sa petite loge bien aise<text:line-break/>de la bonne fortune, laquelle il continua tresbien<text:line-break/>par plusieurs iours, tant que la ieune deuint grosse<text:line-break/>d'enfant. Ie delaiseray a compter que durant &amp; au<text:line-break/>parauant telles amours, plusieurs hobereaulx &amp; gẽ2010<text:line-break/>tilzhommes auoient faict demander &amp; requerir en<text:line-break/>nom de mariage la ieune fille, de tous lesquelz elle<text:line-break/>auoit faict refus, Aduint que son faict fut cogneu<text:line-break/>&amp; confessa ladicte fille qu'elle auoit esté tellement<text:line-break/>surprinse de l'amour de ce berger qu'elle luy auoit<text:line-break/>promis maryage &amp; en tesmoings de ce elle auoit cõ2010<text:line-break/><text:soft-page-break/>ceu vng enfant. Quand le frere de ladicte fille ouyt<text:line-break/>ceste respõce il fust tresdeplaisant &amp; fort courroucé<text:line-break/>contre sa seur : neantmoings pour la grande amy2010<text:line-break/>tié qu'il luy portoit la voulut disuader &amp; empescher<text:line-break/>de prendre tel mary luy donnant à entendre qu'elle<text:line-break/>luy faisoit vng grand deshonneur d'auoir refusé<text:line-break/>tant de bons gentilzhommes qui luy eussent faict<text:line-break/>beaucoup d<text:span text:style-name="erreurTypo">h'</text:span><text:span text:style-name="correctionTypo">'h</text:span>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gosse maison au2010<text:line-break/>dict pays, dont leurs successeurs se sont ennobliz.</text:p>
      <text:h text:style-name="P14" text:outline-level="2">❧ D'vn subtil conseil que donna vng escuyer<text:line-break/>à son compagnon, pour euiter l'amy%<text:line-break/>tié de leurs dames rigoreuses.</text:h>
      <text:h text:style-name="P20" text:outline-level="3">Nouuelle. LXV.</text:h>
      <text:p text:style-name="P2"><text:span text:style-name="lettrine5">E</text:span>N ce temps au pays de la France furẽt<text:line-break/>deux ieunes escuyers, lesquelz pour la<text:line-break/>longue frequentation furent tant a2010<text:line-break/>mys &amp; familliers enfẽble qu'ilz n'eus2010<text:line-break/>sent voulu entreprendre l'vng sur l'au%<text:line-break/>tre. Aduint, comme sont vsagiers les nobles, que ses<text:line-break/>deux, escuyers furent esprins de l'amour de deux ieu2010<text:line-break/>nes damoyselles pour lesquelles ilz firent plusieurs<text:line-break/>pas. Toutesfois leurs peines ne leur seruit de gueres :<text:line-break/>car iamais ilz ne peurent tant faire auecques elles<text:line-break/>qu'ilz eussent puissance de paruenir au doulx plaisir<text:line-break/>de iouyssance, dont ilz furent fort ennuyez, conside2010<text:line-break/>rant que par toutes voyes doulces &amp; amyables ilz s'y<text:line-break/>estoiẽt gouuernez. Et pource vng iour l'vng d'iceulx<text:line-break/>entre leurs deuiz de la rigueur de leurs dames, s'adui%<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bien les four2010<text:line-break/>bir tant qu'ilz en seroient soulz &amp; puis aller aux dan%<text:line-break/>ces ou leurs Damoyselles seroient, &amp; la n'en tenir<text:line-break/>grands comptes. L'aduis fut receu &amp; executé. Et<text:line-break/>quand ilz furent aux dances ou estoient leurs dames,<text:line-break/>ilz s'adresserent à autres pres d'elles qu'ilz entretin2010<text:line-break/>drent longuement, &amp; les firent dancer &amp; baller assez<text:line-break/>ioyeusement, &amp; aucunes fois s'adressoient à leurs da2010<text:line-break/><text:soft-page-break/>mes pensant qu'elles vsassent de grace, ce qu'elles ne<text:line-break/>firent, ains furent encores plus rigoureuses. Adonc<text:line-break/>dist l'vn des escuyers, ie croy que noz damoyselles<text:line-break/>sont saoulles de le faire cõme nous, &amp; n'ay autre pen2010<text:line-break/>sée maintenant : car s'ilz n'eussent riens faict, ilz eus2010<text:line-break/>sent eu quelque vouloir auiourd'huy à nous, &amp; fault<text:line-break/>qu'ilz ayent autres mignons. Par telz propos fut, con%<text:line-break/>clud qu'ilz les delaisseroiẽt aux dyables pour mieulx<text:line-break/>fourbir leurs harnoys. Et ainsi se departirent de leurs<text:line-break/>amours &amp; chercherent autre place.</text:p>
      <text:h text:style-name="P14" text:outline-level="2">❧ D'vn curé qui pensoit soy gaudir d'vn cha2010<text:line-break/>treur, &amp; comment le chatreur coup2010<text:line-break/>pa, les couilles au curé.</text:h>
      <text:h text:style-name="P20" text:outline-level="3">Nouuelle. LXVI.</text:h>
      <text:p text:style-name="P2"><text:span text:style-name="lettrine4">A</text:span>V pays de Lymosin fut vn curé tres amou%<text:line-break/>reux de ses parroyssiennes, lequel vn iour<text:line-break/>fut conuié à disner à certaine tauerne de<text:line-break/>la parroysse auecques des plus apparens<text:line-break/><text:span text:style-name="_3c_pb_3e_">[f. l1v]</text:span><text:line-break/>des habitans, &amp; illec fut le curé assis au plus hault<text:line-break/>bout de la table, comme lon à accoustumé faire, &amp; a2010<text:line-break/>pres auoir longuement chopiné &amp; beu dautant à la<text:line-break/>compagnie, se maistre curé vit arriuer vn <text:span text:style-name="T5">chatreur</text:span><text:line-break/>leans, auquel pour faire rire sa compagnie, il adressa<text:line-break/>ses propos, &amp; luy en comptoit depuis les grans ius2010<text:line-break/>ques aux petis, à quoy le chatreur respõdoit ioyeuse2010<text:line-break/>ment sans penser en mal : mais le curé eut la langue<text:line-break/>si chatouilleuse &amp; mordante, qu'il ne cessa oncques<text:line-break/>de se gaudir, en l'irritant &amp; se mocquant de ce me2010<text:line-break/>stier qu'il estimoit le plus vil sur tous les autres, &amp;<text:line-break/>en ses propos, delibera auecques sa compagnie auant<text:line-break/>partir de la tauerne de bailler vne trousse au cha2010<text:line-break/>treux, &amp; leur dist qu'il luy feroit à croire qu'il auoit<text:line-break/>l'vn des rongnõs pourriz, &amp; qu'il luy ostast, &amp; se mec%<text:line-break/>troit en debuoir de luy laisser manier ses testiculles<text:line-break/>&amp; quand il vouldroit appliquer ses ferremens il luy<text:line-break/>monstreroit son cul, &amp; requist à sa compagnie qu'el%<text:line-break/>le luy aydast à faire ceste fraulde, ce qui luy fut pro2010<text:line-break/>mis. Adonc le curé demanda au chatreux s'il se co2010<text:line-break/>gnoissoit bien aux rongnons pourris, &amp; qu'il en auoit<text:line-break/>vn qu'il luy faisoit beaucoup de mal, &amp; le requeroi<text:span text:style-name="correctionTypo">t</text:span><text:line-break/>d'assez bonne grace. Le chatreux croyant que ce fut<text:line-break/>chose veritable, luy afferma qu'il c'estoit des long<text:line-break/>temps tresbien experimenté &amp; auoir faictes de belle<text:line-break/>cures, dont il auoit gaigné beaucoup descus, &amp; lui<text:line-break/>dist, <text:span text:style-name="reg">« </text:span>monsieur s'il vous plaist que ie vous loste, ie ga%<text:line-break/>ge ma teste à coupper que ie ne vous feray point d<text:span text:style-name="correctionTypo">e</text:span><text:line-break/><text:soft-page-break/>mal, le curé si accorda Et quand les tables furent le%<text:line-break/>uées, aucuns de la compagnie du curé qui se doub2010<text:line-break/><text:span text:style-name="_3c_pb_3e_">[f. l2r]</text:span><text:line-break/>toient que ce curé besongnoit leurs femmes, furent<text:line-break/>bien ayses, &amp; faignans tenir son party parlemente2010<text:line-break/>rent secrettement auecques le chatreux, &amp; luy dirent<text:line-break/>qu'il ne faillist au premier coup de luy coupper les<text:line-break/>deux testiculles sans en faire à deux fois, &amp; qu'ilz fe2010<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line-break/>gnie qu'il fut tout racoustré, &amp; n'eut autre mal fors<text:line-break/>le gaudissement &amp; risée d'vn chascun, qui fut vn grãd<text:line-break/>proffit tant pour l'Eglise au moyen du peuple qui al2010<text:line-break/>loit pour veoir le cure chastré, que pour les parroys2010<text:line-break/>siens qui cognoissoient que le dict curé besongnoit<text:line-break/>leurs femmes.</text:p>
      <text:h text:style-name="P14" text:outline-level="2">❧ D'vne bourgeoyse qui fist le voyage au mõt sainct<text:line-break/>Michel pour esprouuer si le tauernier du<text:line-break/>lieu estoit si bien amanché comme son<text:line-break/>mary luy auoit faict le compte, &amp;<text:line-break/>comment le mary y pour2010<text:line-break/>ueut sagement.</text:h>
      <text:h text:style-name="P20" text:outline-level="3">Nouuelle. LXVII.</text:h>
      <text:p text:style-name="P1"><text:span text:style-name="_3c_pb_3e_">[f. l2v]</text:span></text:p>
      <text:p text:style-name="P2"><text:span text:style-name="lettrine5">A</text:span>V dict tẽps aduint qu'vn hoste d'vn vil2010<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ãché que lõ eust sc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2010<text:line-break/>uernier du pays, suyuant le compte qu'il luy en auoit<text:line-break/>faict, &amp; pource la laissa aller par vn chemin &amp; sen al2010<text:line-break/>la par l'autre, &amp; fist tant à grande course <text:span text:style-name="T5">de che</text:span>u<text:span text:style-name="correctionTypo">aulx</text:span><text:line-break/><text:soft-page-break/>qu'il arriua le premier en la maison du tauernier, au%<text:line-break/>quel il recita comment le iour precedent il auoit faict<text:line-break/>le compte à vne cõpagnie qu'il portoit à soupper de<text:line-break/>beaulx vstilz que ledict tauernier auoit en sa bra%<text:line-break/>guette, &amp; que sa femme y auoit prins goust, pource<text:line-break/>l'aduertit que sa femme estoit en chemin faignant a%<text:line-break/>uoir deuotion à sainct Michel, combien qu'il scach<text:line-break/>que soit expressement pour veoir &amp; esprouuer ledic<text:span text:style-name="correctionTypo">te</text:span><text:line-break/>taurnier. <text:span text:style-name="reg">« </text:span>Adonc il fault dist il qu'incontinent qu'el%<text:line-break/>le sera arriuée vous luy faciez la meilleure chere que<text:line-break/>vous pourrez, &amp; que alliez en sa chambre, &amp; facie<text:span text:style-name="correctionTypo">z</text:span><text:line-break/>tant par doulces parolles qu'elle condescende que<text:line-break/>vous couchiez auecques elle pour ceste nuict, &amp; lui<text:line-break/>promettez que sur le minuict vous yrez en sa cham2010<text:line-break/><text:span text:style-name="_3c_pb_3e_">[f. l3r]</text:span><text:line-break/>bre &amp; accomplirez son vouloir, &amp; moy ie yray en<text:line-break/>vostre lieu &amp; la contenteray. Cela fut ioyeusement<text:line-break/>accordé par le tauernier, &amp; incontinent que la dame<text:line-break/>fut arriuée, il luy fist plusieurs petites gaillardises, &amp;<text:line-break/>la conduisit en sa chambre ou il fut assez loug temps<text:line-break/>en deuisant plaisamment, &amp; fist tant qu'elle luy ac2010<text:line-break/>corda le ioyeulx passetemps à l'heure de minuict, &amp;<text:line-break/>puis se retira ledict tauernier, &amp; l'heure destinée ve2010<text:line-break/>nue, le mary s'en alla au lict de sa femme, &amp; fist son<text:line-break/>plain debuoir sans parler, puis se retira trois ou qua2010<text:line-break/>tre heures apres en vne autre chambre. Le lendemain<text:line-break/>la bonne dame se trouua toute contente voulant iu2010<text:line-break/>ger que le bruict que lon faisoit du tauernier ne res2010<text:line-break/>pondoit à son faict, &amp; qu'il ne faisoit mieulx la be2010<text:line-break/>songne que son mary, &amp; pource toute courroucée<text:line-break/>des le poinct du iour sans auoir visité le sainct Mi2010<text:line-break/>chel, ne print point congé de son hoste &amp; sen retour2010<text:line-break/>na en son hostel, &amp; le mary comme au parauant pic2010<text:line-break/>qua de l'autre part &amp; y fut le premier. Quand il vit<text:line-break/>sa femme il l'inte<text:span text:style-name="erreurTypo">t</text:span><text:span text:style-name="correctionTypo">r</text:span>rogua doulcemẽt si elle auoit faict<text:line-break/>ses deuotions, &amp; si elle auoit logé chez le tauernier.<text:line-break/>A ces propos la dame fut si tresfort courroucée qu'el%<text:line-break/>le ne luy fist responce. Adoncques le mary luy dist.<text:line-break/><text:span text:style-name="reg">« </text:span>Cõment mamye ie ne pensois pas que vous fussiez si<text:line-break/>enuieuse des belles relicques de sainct Michel, il me sẽ%<text:line-break/>bloit que i'estois assez suffisant pour vo<text:span text:style-name="T6">9</text:span> satisfaire,<text:line-break/>sans aller chercher le tauernier, &amp; si n'auez rien pro2010<text:line-break/>fité, car au lieu de luy ie vous ay faict ceste nuict vo2010<text:line-break/>stre besongne, &amp; pource n'y retournez plus<text:span text:style-name="reg"> »</text:span>. A ces<text:line-break/>propos la bonne dame fut tellement peneuse qu'elle<text:line-break/><text:span text:style-name="_3c_pb_3e_">[f. l3v]</text:span><text:line-break/>n'eust autre recours, fors qu'à ses yeulx, recognois2010<text:line-break/>sant son mal faict, &amp; requist pardon à son mary.</text:p>
      <text:h text:style-name="P14" text:outline-level="2"><text:soft-page-break/>❧ De la ioyeuse responce d'vn enfant qui fut<text:line-break/>interrogé par son pere qui estoit d'en2010<text:line-break/>tre les femmes qu'il auoit veues<text:line-break/>aux estuues, qui auoit le<text:line-break/>plus gros con.</text:h>
      <text:h text:style-name="P20" text:outline-level="3">Nouuelle. LXVIII.</text:h>
      <text:p text:style-name="P2"><text:span text:style-name="lettrine6">E</text:span>N ce temps vn tauernier fut en la<text:line-break/>ville D'amiens, lequel vn iour pour<text:line-break/>resiouir ses hostes, demanda à son<text:line-break/>filz aagé seullement de sept ans, ou<text:line-break/>il auoit esté apres le disner, &amp; le filz<text:line-break/>respondit regardant sa mere qu'il a%<text:line-break/>uoit esté auecques sa mere en vne maison ou il auoit<text:line-break/>veu de beaulx corps de femmes nues, &amp; ou il faisoit<text:line-break/>grand chauld, &amp; que sa mere s'y estoit despouillée<text:line-break/>comme les autres. Or dist le tauernier, dis moy, laquel%<text:line-break/>le auoit le plus gros con. Alors lenfant fut quelque<text:line-break/>peu honteux craignant sa mere, toutesfois apres lon%<text:line-break/>gues instigations &amp; poursuytes il declara qu'il y a2010<text:line-break/>uoit bien regardé, mais qu'il n'en auoit point veu de<text:line-break/>plus gros que celuy de sa mere, ne qui eust de plus<text:line-break/>grand nez. De ceste responce furent l'hoste &amp; l'ho2010<text:line-break/>stesse si fort honteux qu'ilz ne sceurent que dire, &amp;<text:line-break/><text:span text:style-name="_3c_pb_3e_">[f. l4r]</text:span><text:line-break/>furent contrainctz de rire auecques les autres.</text:p>
      <text:h text:style-name="P14" text:outline-level="2">❧ D'vne sentence donnée par vn official, par<text:line-break/>laquelle vne cordonniere fut demariée<text:line-break/>d'auecques vn barbier, &amp; rema2010<text:line-break/>ryée auecques vn sien amy<text:line-break/>qui au parauant luy a%<text:line-break/>uoit promis maria%<text:line-break/>ge en accom2010<text:line-break/>plissãt son<text:line-break/>desir.</text:h>
      <text:h text:style-name="P20" text:outline-level="3">Nouuelle. LXIX.</text:h>
      <text:p text:style-name="P2"><text:span text:style-name="lettrine9">A</text:span><text:span text:style-name="Police_20_par_20_défaut"> </text:span>La ville de Paris fut vn riche<text:line-break/>personnage de robbe lõgue,<text:line-break/>lequel s'admoura d'vne sien2010<text:line-break/>ne voysine tres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text:soft-page-break/>à l'entretenir. Aduint que le cordonnier deceda peu<text:line-break/>de temps apres au grand souhait de la dame, laquel2010<text:line-break/>le depuis fist grandes diligences enuers son amy à fin<text:line-break/>d'accomplir sa promesse, par quoy neantmoins le2010<text:line-break/>dit amant ne vouloit satisfaire craignant la honte<text:line-break/>de ses bons parens &amp; amys. Et pource luy donna à<text:line-break/>entendre qu'il estoit beneficier &amp; qu'il ne pouuoit<text:line-break/><text:span text:style-name="_3c_pb_3e_">[f. l4v]</text:span><text:line-break/>hõnestement fournir à sa promesse sans estre reprins<text:line-break/>par le pape &amp; la court de parlement, qui est conserua%<text:line-break/>trice des droictz apostolicques. Et par telz &amp; autres<text:line-break/>moyens la persuada à prendre pour espoux vng bar2010<text:line-break/>bier de la ville, auquel il donna vne grande somme de<text:line-break/>derniers pour estre depeschée de la cordonniere. Tou2010<text:line-break/>tesfois depuis aduint que le personnage fut fiancé à<text:line-break/>vne riche &amp; notable damoyselle, dont la cordonnie2010<text:line-break/>re ne fut contente. Et pource s'opposa auant la con%<text:line-break/>sommation de maryage dudict seigneur son amy, Et<text:line-break/>tellement poursuyuit sa cause pardeuant L'official<text:line-break/>de Paris en verifiant par tesmoings suffisans la pro2010<text:line-break/>messe de maryage que ledict personnage luy auoit<text:line-break/>faicte à quoy elle s'estoit accordée &amp; soubz telle pro%<text:line-break/>messe elle cestoit habandonnée. Toutesfois qu'il luy<text:line-break/>auoit faict promettre maryage à vng barbier par vng<text:line-break/>dol euident &amp; soubz couleur des ordes de l'eglise<text:line-break/>qu'il disoit auoir prinses à fin d'estre prebstre, ce<text:line-break/>qu'<text:span text:style-name="correctionTypo">e</text:span>lle n'eust autrement voulu accorder. Et pource<text:line-break/>concluoit à fin d'estre separée d'auecques le barbier<text:line-break/>&amp; que ledict personnage fut contrainct par voyes rai%<text:line-break/>sõnables à l'espouser. Parties ouyes, par L'official fut<text:line-break/>le maryage du barbier &amp; de la cordonniere declar<text:span text:style-name="erreurTypo">e</text:span><text:span text:style-name="correctionTypo">é</text:span><text:line-break/>nul &amp; ledict personnage condemne à espouser ladi2010<text:line-break/>cte cordonniere suyuant la promesse qu'il luy auoit<text:line-break/>faicte au parauant auecques copulation charnelle.<text:line-break/>Et ainsi fut le pauure barbier desprouueu de sa fem%<text:line-break/>me &amp; luy, fut permis de chercher argent fraitz autre<text:line-break/>part dont il fut tresaise.</text:p>
      <text:p text:style-name="_3c_p_3e_"><text:span text:style-name="_3c_pb_3e_">[f. l5r]</text:span></text:p>
      <text:h text:style-name="P14" text:outline-level="2"><text:soft-page-break/>❧ D'vne notable damoyselle que ses parens con2010<text:line-break/>traignerent à soy remaryer, pour la longue de2010<text:line-break/>meure de son premier mary. Et com2010<text:line-break/>ment au retour d'icelluy elle mou%<text:line-break/>rut au grand regret de<text:line-break/>l'auoir delaissé.</text:h>
      <text:h text:style-name="P20" text:outline-level="3">Nouuelle. LXX.</text:h>
      <text:p text:style-name="P2"><text:span text:style-name="lettrine8">A</text:span>V temps de la guerre du Roy<text:line-break/>de hongrie &amp; du Duc Iehan à<text:line-break/>l'encontre du Turc, fut vn che%<text:line-break/>uallier de la ville de Gand, le2010<text:line-break/>quel fut prins par le Turc &amp;<text:line-break/>faict exclaue, ou il demoura vn2010<text:line-break/>ze ou douze ans sans le faire<text:line-break/>scauoir à sa femme. Laquelle<text:line-break/>apres neuf ans accompliz par l'aduis &amp; contraincte<text:line-break/>de ses parens se remarya, auecques vng notable gen2010<text:line-break/>tilhomme du pays. Toutesfois elle auoit en tous2010<text:line-break/>iours vne si grande amytié auecques le premier es2010<text:line-break/>poux qu'elle ne pouuoit oublier &amp; le regretoit tous<text:line-break/>les iours. Aduint deux ans apres la consommation<text:line-break/>dudict second maryage que le bon cheuallier eschap%<text:line-break/>pa d'entre les mains des Turcz &amp; se mist en chemin<text:line-break/>pour retourner en son pays &amp; ainsi qu'il fut à dix li2010<text:line-break/>eües pres de sa maison il fist vne lectre a sa femme<text:line-break/>pour la resiouir &amp; luy mandoit qu'elle luy enuoyast<text:line-break/>argent pour se remonter à fin qu'il ne fust cogneu au<text:line-break/>pays ainsi mal en ordre. Et quand la bonne demoy2010<text:line-break/><text:span text:style-name="_3c_pb_3e_">[f. l5v]</text:span><text:line-break/>selle eust receu ces lettres, incontinent ellle cheut tou%<text:line-break/>te pasmée, considerant la grande faulte qu'elle auoit<text:line-break/>commise d'auoir prins nouuel espoux en la vie de ce2010<text:line-break/>luy qu'elle aymoit tant. Et pource apres auoir satis2010<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ainsi la damoyselle mourut trois iours apres en gran%<text:line-break/>des tribulations, non sans regretz qu'elle eut apres<text:line-break/>son trespas, tant de la part du second espoux &amp; autres<text:line-break/>ses parentz &amp; amys que du premier mary, lequel in2010<text:line-break/>formé de la grande amytié d'elle vers luy print vn<text:line-break/>autre si grand dueil que en brief temps <text:span text:style-name="T5">apres il f</text:span>in<text:span text:style-name="correctionTypo"> </text:span>a<text:line-break/>ses iours.</text:p>
      <text:h text:style-name="P14" text:outline-level="2"><text:soft-page-break/>❧ De la responce que fist vn tauernier quant il<text:line-break/>trouua vn hoste cheuauchant sa femme<text:line-break/>qu'il auoit laisse lhuys ouuert.</text:h>
      <text:h text:style-name="P20" text:outline-level="3">Nouuelle. LXX.</text:h>
      <text:p text:style-name="P2"><text:span text:style-name="lettrine7">E</text:span>S limites de Picardie fut en ce tẽps<text:line-break/>vn bon gentilhomme, lequel tra2010<text:line-break/>uersant le pays fut loger chez vn ta%<text:line-break/>uernier pres saincte Barbe en Auge<text:lin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fort pressé d'executer lẽtreprinse qu'il <text:span text:style-name="T5">neust</text:span> le loy2010<text:line-break/>sir d'aduiser si lhuys de la chambre estoit bien fer2010<text:line-break/>mé : doncques ainsi que le mary passoit par la cham2010<text:line-break/>bre il s'aduisa d'entrer dedans, pour scauoir s'il déf2010<text:line-break/>failloit rines au seruice de ses hostes, ou il aduisa le<text:line-break/>bon gentilhomme fort empesché auecques sa femme :<text:line-break/>adõc il dist tout chaudemẽt, &amp; par la mort bie<text:span text:style-name="erreurTypo">u</text:span><text:span text:style-name="correctionTypo">n</text:span> vous<text:line-break/>estes bien meschantes gens, &amp; que ne regardez vous<text:line-break/>mieulx à vostre faict &amp; fermer l'huys sur vous quant<text:line-break/>vous voulez faire telles choses, pencez que si vn autre<text:line-break/>sy fut rencõtré qu'il vous eut faict beau veoir ensem%<text:line-break/>ble. Ces propos estonnerent vn peu les cõbatans : tou2010<text:line-break/>tesfois quant ilz cogneurent que l'hoste auoit fermé<text:line-break/>lhuys ilz furent vn peu plus asseurez &amp; acheuerent<text:line-break/>leurs entreprises, puys sen allerẽt lung d'vn costé lau%<text:line-break/>tre de lautre, sans en faire mine ne semblant : toutes2010<text:line-break/>fois le bon gentilhõme considerant le pauure cueur<text:line-break/>du tauernier il nous reuela telle aduenture affin de<text:line-break/>le publier.</text:p>
      <text:h text:style-name="Heading_20_2" text:outline-level="2">❧ <text:s/>Comment vn gentilhomme contre2010<text:line-break/>fit le dyable pour euader la sur2010<text:line-break/>prinse du mary de samye.</text:h>
      <text:h text:style-name="Heading_20_3" text:outline-level="3">Nouuelle. LXXII.</text:h>
      <text:p text:style-name="_3c_p_3e_"><text:span text:style-name="_3c_pb_3e_">[f. l6v]</text:span></text:p>
      <text:p text:style-name="P2"><text:span text:style-name="lettrine5">E</text:span>S limites de Picardie fut vng ieune gen2010<text:line-break/>til homme lequel estoit fort amoureux<text:line-break/>d'vne noble damoyselle du pays. Et tous<text:line-break/>deux espioyẽt de iour en iour les moyẽs<text:line-break/>pour acomplir leur desir sans le sceu du<text:line-break/>mary d'elle. Aduint vng iour ainsi que nature procu%<text:line-break/>re aux aymans leurs loysirs que le cheualier mary de<text:line-break/>la déesse sen alla dehors pour pouruoir à ses affaires,<text:line-break/><text:soft-page-break/>&amp; dit à sa femme que il ne pouuoit retourner au lo2010<text:line-break/>gis pour la necessité de ses affaires plutost que deux<text:line-break/>iours, donc la damoyselle fut bien ayse, &amp; si tost que<text:line-break/>le mary fut party elle enuoye querir son <text:span text:style-name="T5">mary (ami?)</text:span>, auec2010<text:line-break/>ques lequel elle print partiẽment le desduict tant de2010<text:line-break/>siré, &amp; se delibererent les mignons de coucher ensem%<text:line-break/>ble la nuict pour acomplir plus amplemẽt leur desir<text:line-break/>&amp; en faire leur caresme prenant. Toutesfois de mal2010<text:line-break/>heur le mary rencontra en chemin quelque personna%<text:line-break/>ge quil luy rapporta nouuelles certaines de son affai%<text:line-break/>re au moyen dequoy fut ledict cheualier contrainct<text:line-break/>retourner dont il estoit venu, &amp; de son arriuée furẽt<text:line-break/>la damoyselle &amp; le mignon si estonnez quil ne sca2010<text:line-break/>uoyent que pencer, ne le moyen deschapper du lieu,<text:line-break/>&amp; ne peult le mignon autremẽt faire pour la surprin%<text:line-break/>se, sinon se cacher en vn petit retraict qui estoit de2010<text:line-break/>dans la chãbre derriere leur lict ou il fut durant le<text:line-break/>soupper du cheualier, nõ toutesfois sans endurer grã%<text:line-break/>des froidures dont luy suruint vne toux qui plus le<text:line-break/>molestoit, or fut le mignon en telle perplexité en re2010<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line-break/>bre fist vn si horrible crit que le cheualier tõba tout<text:line-break/>esuanouy cuidãt q̃ ce fut vn dyable. Ainsi eschappa<text:line-break/>nostre amoureux, &amp; fit vn si horrible bruict &amp; tẽpe2010<text:line-break/>ste non seulemẽt par la chãbre, mais par toute la mai%<text:line-break/>son que les seruans en furẽt si fort effrayez qu'ilz ne<text:line-break/>scauoiẽt que dire ou pẽcer, &amp; ne se apreceurẽt iamais<text:line-break/>du bon tour du mignon, lequel sen retorna sain &amp;<text:line-break/>saulue en son hostel.</text:p>
      <text:h text:style-name="P14" text:outline-level="2">❧ D'vn curé qui fut trouué encloz dedãs vne<text:line-break/>huche &amp; comment il fut promené.</text:h>
      <text:h text:style-name="P20" text:outline-level="3">Nouuelle LXXIII.</text:h>
      <text:p text:style-name="P2"><text:span text:style-name="lettrine6">A</text:span>V dict temps en vng village de gen2010<text:line-break/>tilly pres Paris, fut vng notable cu2010<text:line-break/>ré lequel fut amoureux d'vne tres2010<text:line-break/>belle &amp; courtoisse parroysienne, à<text:line-break/>laquelle il fist plusieurs beaulx dons<text:line-break/>pour paruenir au poinct tant desiré,<text:line-break/><text:soft-page-break/>ce que il fist auecques le temps dont plusieurs des voi%<text:line-break/>sins n'en furent contens &amp; pource en aduertirent le<text:line-break/><text:span text:style-name="_3c_pb_3e_">[f. l7v]</text:span><text:line-break/>mary de la mignonne, lequel vn iour voulut deraci2010<text:line-break/>ner ce grand mal, &amp; ne sceut autre chose findre, sinon<text:line-break/>de faire ses appareilz pour mener vendre du bled en<text:line-break/>la ville de Paris &amp; dit à sa femme qu'il partiroit sur<text:line-break/>la mynuict dont elle fut bien ayse &amp; de ce en aduer2010<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line-break/>mes le curé, lequel ne sceut trouuer autre place pour<text:line-break/>se cacher, sinon que dedans vne huche, ou il entra par<text:line-break/>le conseil de sa femme. Et quant le laboureur eut de2010<text:line-break/>steler les cheuaulx il s'adresse à sa femme, &amp; luy dict<text:line-break/>que en allant il luy estoit venue apprehention qu'el2010<text:line-break/>le cestoit habandonnée au curé du village, lequel in2010<text:line-break/>continent qu'il estoit party estoit arriué leans pour<text:line-break/>coucher auecques elle, &amp; qu'il ne pouuoit encores<text:line-break/>oster sa fantaisie qu'ainsi ne fut &amp; sapprocha du lict<text:line-break/>ou il vit deux places foullées, adõc cherché par la chã%<text:line-break/>bre desoubz le lict &amp; autres lieux, &amp; quant il ne le<text:line-break/>trouua il pensa que le curé estoit dedans la huche,<text:line-break/>quant la femme eut entendu la conception de son<text:line-break/>mary elle commenca<text:span text:style-name="T5"> </text:span>à crier &amp; se plaindre de ce que<text:line-break/>son mary laccusoit tant iniustement auecques autres<text:line-break/>protestations &amp; maledictions, &amp; pource le mary luy<text:line-break/>dict gracieusement ma femme puis qu'il vous sem2010<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La dame<text:line-break/>à ce n'oza contredire de peur d'exciter le mary à<text:line-break/>regarder dedans la huche, &amp; pource elle si conscent,<text:line-break/>le mary premier prend la huche, la femme vn coffre<text:line-break/>au linge, puis en continuant firent tant qu'ilz fu2010<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2010<text:line-break/>re en maniere quelconques, &amp; partant le laissa tres2010<text:line-break/>bien &amp; honestement charger. Et ainsi comment le2010<text:line-break/>dict vallet le menoit &amp; conduysoit au marché, au be2010<text:line-break/><text:soft-page-break/>au meilleu du chemin il commenca à sescrier. <text:span text:style-name="reg">« </text:span>Et<text:line-break/>mon amy pour Dieu la vie saulue, ie te prie pour<text:line-break/>l'hõneur de dieu &amp; de tous les sainctz de paradis deli%<text:line-break/>ure moy &amp; me laisse aller la ou ie pourray aller<text:span text:style-name="reg"> »</text:span>.<text:line-break/>Quand le vallet telz ouyt telz propos &amp; telles ex2010<text:line-break/>clamations piteuses &amp; terribles, il fut fort estonné &amp;<text:line-break/>laissa son charroir, &amp; cheuaux &amp; tout ce qu'il y auoit<text:line-break/>&amp; s'en va vers son maistre auquel il racõpta la nouel2010<text:line-break/>le, &amp; le maistre icyeux du cas s'en va droict vers sa<text:line-break/>charrette &amp; appella quatre ou cinq de ses voisins aus%<text:line-break/>quelz il racõpta le fact, Et quãd ilz furẽt au lieu le la<text:line-break/>boureur ouurit la huche ou fut trouué nostre curé<text:line-break/>en chemise tout barbouille d'oeufz &amp; fourmes, le2010<text:line-break/>quel ne peult tant faire par ses remonstrance qu'il<text:line-break/><text:span text:style-name="_3c_pb_3e_">[f. l8v]</text:span><text:line-break/>ne fut tresbien farcé, par la compaignie &amp; ainsi fut re%<text:line-break/>mené en son presbitaire auecques grandes risées de<text:line-break/>tous ses parroysiens qui sortirẽt de leurs maisons au<text:line-break/>bruict &amp; clameur que lon en faisoit. Ainsi fut chastié<text:line-break/>le curé lequel peu de temps apres fut contrainct prẽ2010<text:line-break/>dre autre habitation &amp; renoncer à sa cure.</text:p>
      <text:h text:style-name="P14" text:outline-level="2">❧ De la cautelle que fist vng pauure sot espie<text:line-break/>des bourguignons, pour faire prendre pri2010<text:line-break/>sonniers, le baillif &amp; autres marchãs de<text:line-break/>Troyes leurs aduersaires.</text:h>
      <text:h text:style-name="P20" text:outline-level="3">Nouuelle. LXXIIII.</text:h>
      <text:p text:style-name="P2"><text:span text:style-name="lettrine5">A</text:span>V temps que les bourguignons assiege2010<text:line-break/>rent les armignacz citoyens de Troyes<text:line-break/>en champaigne fut vng ieune espie de la<text:line-break/>part des bourguignõs, lequel tant fut<text:line-break/>follet qu'il se delibera de faire prendre<text:line-break/>les plus gros personnages des habitans de la ville de<text:line-break/>Troyes que les bourguignons assailloient, en la ma2010<text:line-break/>niere qu'il ensuyt. Mes amys dist il à ses compagnons<text:line-break/>si vous voullez ie vous deliureray des plus gros per2010<text:line-break/>sonnages des armignacz &amp; pour ce faire, ceste nuict<text:line-break/>ie m<text:span text:style-name="correctionTypo">'</text:span>e<text:span text:style-name="T5">n iray</text:span> pres de Troyes, illec faignant les espier &amp;<text:line-break/>ie scay que incontinent ie seray prins prisonnier &amp;<text:line-break/>condemme à estre pendu &amp; estranglé par sentence du<text:line-break/>baillif. Toutefois ie feray tant que lon me menera<text:line-break/>hors la ville des le grand matin &amp; vous serez en em2010<text:line-break/>busche derriere tel boys &amp; sortirez pour me secou2010<text:line-break/><text:span text:style-name="_3c_pb_3e_">[f. m1r]</text:span><text:line-break/>rir lors que vous verrez les armignacz assemblez à<text:line-break/>lentour de moy que l'on vouldra prendre, lesquelz<text:line-break/>vous prendrez à renson, &amp; ne deliurez d'entre leurs<text:line-break/>mains. Cest aduis fut trouué tresbon par sa compa2010<text:line-break/><text:soft-pag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2010<text:line-break/>uoit accusé les meilleures maison, ce que le compai2010<text:line-break/>gnon desnyoit asseurement, requerant misericorde<text:line-break/>luy estre faicte à tout le moins pour la honte du mon%<text:line-break/>de qu'il fust pendu le plus matin que lon pourroit &amp;<text:line-break/>hors la ville, &amp; le Baillif luy dist que l'on luy feroit<text:line-break/>grace, &amp; neantmoins le condempna à estre pendu. Et<text:line-break/>quand il fut trois heures du matin le baillif bien ac2010<text:line-break/>compagné de plusieurs bourgeoys de la ville qui estoi%<text:line-break/>ent tresayses de la prinse de <text:span text:style-name="T5">lespie</text:span>, le mena hors la vil2010<text:line-break/>le, &amp; de malheur pres du lieu de lembusche pour eu<text:line-break/>faire execution. Et quand lespie fut pres de la poten2010<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mourir à faulte de secours, il requist au Baillif qu'il<text:line-break/>luy fust permis encores vne fois iouer de sa musette<text:line-break/><text:span text:style-name="_3c_pb_3e_">[f. m1v]</text:span><text:line-break/>qu'il auoit laissée au bas de la potence, dont il estoit<text:line-break/>tresexpert, &amp; le Baillif luy octroya. Adonc la pauure<text:line-break/>espie enfla sa musette &amp; commenca à iouer, &amp; chan2010<text:line-break/>ter vne chanson, qui se commensoit, <text:span text:style-name="reg">« </text:span>tu demeure trop<text:line-break/>Robin, tu demeure trop<text:span text:style-name="reg"> »</text:span>, auquel son s'esueilla vne<text:line-break/>guyde que ses compagnons auoient faict monter sur<text:line-break/>vn arbre, pour les aduertir du faict quand il seroit<text:line-break/>temps, laquelle guyde tant fut precipitée qu'elle se<text:line-break/>laissa cheoir du hault de l'arbre ; &amp; fist tresgrande di%<text:line-break/>ligence pour en aduertir ses compagnons, lesquelz<text:line-break/>au son de la trompette vindrent au secours du pau2010<text:line-break/>ure espie qui acheuoit sa chanson, ilz prindrent le<text:line-break/>Baillif à renson, &amp; plusieurs autres des plus gros de<text:line-break/>la ville, les autres furent tuez iusques au nombre de<text:line-break/>plus de deux cens, &amp; mesme le bourreau, lequel re2010<text:line-break/>quist à l'espie qu'il luy fist tant de bien de le sauuer,<text:line-break/>à quoy lespie respondit par la mort b<text:span text:style-name="T5">ie</text:span><text:span text:style-name="erreurTypo">u</text:span><text:span text:style-name="correctionTypo">n</text:span> tu m'as vou2010<text:line-break/>lu haster ma mort, &amp; maintenant ie te feray aller de2010<text:line-break/>uant, &amp; disoit lespie à ses compagnons, prenez cestuy<text:line-break/>la, cest vn riche marchant, prenez vn tel cest vn vsu2010<text:line-break/>rier, &amp; tuez telz &amp; telz, se sont pauures locqueteurs.<text:line-break/>Ainsi le pauure fol eschappa, &amp; tous ceulx qui sorti2010<text:line-break/>rent de la ville, aucuns tuez, autres prins prisonniers,<text:line-break/><text:soft-page-break/>&amp; n'y en rẽtra vn seul dedãs la ville qu'il n'eust mal2010<text:line-break/>le fortune.</text:p>
      <text:h text:style-name="P14" text:outline-level="2">❧ Du gentilhomme qui print l'instrument<text:line-break/>de son Chappellain au laz, voulant<text:line-break/>besongner sa femme.</text:h>
      <text:h text:style-name="P20" text:outline-level="3">Nouuelle. LXXV.</text:h>
      <text:p text:style-name="P1"><text:span text:style-name="_3c_pb_3e_">[f. m2r]</text:span></text:p>
      <text:p text:style-name="P2"><text:span text:style-name="lettrine5">A</text:span>V mesme temps vers Lyon fut vn gen2010<text:line-break/>til homme fort riche, qui auoit espou2010<text:line-break/>sé vne tresbelle &amp; bonne Damoyselle, de<text:line-break/>laquelle vn chappellain de sa maison fut<text:line-break/>moult amoureux, or aduint pour la<text:line-break/>grande gayette d'elle, que le chappellain s'appriuoy2010<text:line-break/>sa, &amp; s'aduentura de luy declarer son amour, dont la<text:line-break/>bonne Damoyselle fut mal contente, &amp; pource le re2010<text:line-break/>uella à son mary, lequel considerant la bonté &amp; preu%<text:line-break/>dhomie d'elle, luy dist qu'elle le fist languir sans luy<text:line-break/>accorder sa demande iusques à quelque temps, ce<text:line-break/>qu'elle accorda. Et le chappellain tousiours poursuy%<text:line-break/>uoit en se riant &amp; deuisant familierement auecques<text:line-break/>elle, se presentant pour faire chose agreable à sa da2010<text:line-break/>me, à fin d'en auoir retribution. Aduint vn iour que<text:line-break/>ledict gentil homme trouua que le Chappellain se<text:line-break/>iouoit auecques la Damoyselle si fort prieuement que<text:line-break/>de prime face l'on eust estimé autre chose. Adonc le<text:line-break/>gentil homme luy dist qu'il sembloit qu'il fust a2010<text:line-break/>moureux de sa femme, &amp; qu'il sen gardast bien, car<text:line-break/>autrement il luy coupperoit les couilles. Et le chap2010<text:line-break/>pellain s'excusa tresbien, &amp; dist que pour la vie il ne<text:line-break/>vouldroit faire diffame en la maison, n'attenter l'hon%<text:line-break/>neur de la Damoyselle, combien que le gentil hom2010<text:line-break/>me sceust le contraire. Aduint depuis que de rechef<text:line-break/>ledict chappellain poursuyuit son entreprinse, &amp; re2010<text:line-break/>quist fort la damoyselle de le faire iouir du plaisir de<text:line-break/>grace, ce que la dame ne luy reffusa totalement : mais<text:line-break/>luy tenoit le bec en l'eaue &amp; luy promettoit qu'elle<text:line-break/>luy feroit quelquefois vne partie de son bõ vouloir,<text:line-break/><text:span text:style-name="_3c_pb_3e_">[f. m2v]</text:span><text:line-break/>dont le prebstre fut ioyeulx de la responce, &amp; la nuict<text:line-break/>la Damoyselle racompta à son mary comment le cha%<text:line-break/>pelain perseueroit en ses folles entreprinses. Adonc<text:line-break/>le gentil homme dist à sa femme qu'elle luy accor2010<text:line-break/>dast ce qu'il demandoit, à scauoir pour la nuict suy2010<text:line-break/>uant, &amp; qu'il se trouuast en la ruelle de leur lict, &amp;<text:line-break/>puis dist il, ie mettray vn laz entre voz iambes &amp;<text:line-break/>faindray de dormir, &amp; quand ie sentiray qu'il sera<text:line-break/>prins au las alors ie parleray. Ces parolles furent re2010<text:line-break/><text:soft-page-break/>ceues &amp; accordées par la Damoyselle, &amp; deux iours<text:line-break/>apres le chapellain p<text:span text:style-name="erreurTypo">rou</text:span><text:span text:style-name="correctionTypo">our</text:span>chassa de rechef sa maistres2010<text:line-break/>se pour en auoir iouyssance, laquelle se fist longue2010<text:line-break/>ment prier, &amp; en fin luy dist, <text:span text:style-name="reg">« </text:span>messire Iehan mon amy,<text:line-break/>il y à tant long temps que vous me poursuyuez en a2010<text:line-break/>mour, &amp; mauez requise, dont i'ay esté fachée, toutes2010<text:line-break/>fois à present par voz doulces parolles tant m'auez<text:line-break/>persuadée que ie suis contente vous accorder voz de2010<text:line-break/>mandes, mais vous cognoissez que ie ne puis faire ce<text:line-break/>que me demandez en lieu que mon mary ne le sca2010<text:line-break/>che, car vous scauez qu'il est assez vmbrageux de<text:line-break/>moy, toutesfois i'ay pensé qu'il vauldroit mieulx que<text:line-break/>ceste nuict vous vinsiez en la ruelle de mon lict &amp; ie<text:line-break/>feray tant que vous y aurez place, &amp; quand mon ma2010<text:line-break/>ry dormira, alors vous acomplirez vostre souhait à<text:line-break/>vostre bon plaisir<text:span text:style-name="reg"> »</text:span>. Ces parolles furent tresagreables<text:line-break/>au chappelain. Et quand la nuict fut venue &amp; que le<text:line-break/>gentil homme &amp; la Damoyselle, furent couchez, le<text:line-break/>Chappellain entra sans bruict dedans la chambre, &amp;<text:line-break/>se retira en la ruelle &amp; esueilla sa Damoyselle, laquel2010<text:line-break/>le auoit aduerty s<text:span text:style-name="erreurTypo">õ</text:span><text:span text:style-name="correctionTypo">o</text:span>n mary du faict &amp; assignation qui<text:line-break/><text:span text:style-name="_3c_pb_3e_">[f. m3r]</text:span><text:line-break/>contresist tresbien le dormeur, &amp; tenoit tousiours le<text:line-break/>bout du laz qu'il auoit mis à lentour du con de sa<text:line-break/>femme, &amp; quand il apperceut que le bon chappellain<text:line-break/>auoit mis son billouard dedans, alors il tira tresfort<text:line-break/>le laz, &amp; commenca à taster sur sa femme, &amp; dem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asprement reprint de la faulte &amp; oul%<text:line-break/>trecuydance, puis le laissa aller ayant le pauure vit à<text:line-break/>demy rompu, &amp; depuis le chappellain n'eust le cou2010<text:line-break/>rage de faire tel acte.</text:p>
      <text:h text:style-name="P14" text:outline-level="2">❧ De la mere qui souuent disoit à son en2010<text:line-break/>fant qu'elle se mouroit, &amp; de la res%<text:line-break/>ponce que lenfant luy fai2010<text:line-break/>soit.</text:h>
      <text:h text:style-name="P20" text:outline-level="3">Nouuelle. LXXVI.</text:h>
      <text:p text:style-name="P2"><text:span text:style-name="lettrine5">A</text:span>V pays de Flandres, fut vn ieune gen2010<text:line-break/>til homme, lequel par succession de<text:line-break/>temps auoit faict vne telle chere, &amp; tãt<text:line-break/>despendu de bien qu'il ne luy restoit<text:line-break/>que bien peu, &amp; pource souuent demã2010<text:line-break/><text:soft-page-break/><text:span text:style-name="_3c_pb_3e_">[f. m3v]</text:span><text:line-break/>doit l'abreuiation de la vie de sa mere, pour plus tost<text:line-break/>ouir de son futur heritage, laquelle mere souuent il<text:line-break/><text:span text:style-name="T5">v</text:span><text:span text:style-name="T7">i</text:span><text:span text:style-name="T5">sitoit</text:span>, &amp; à chascune visitation il la trouuoit mala2010<text:line-break/>de, &amp; elle luy disoit qu'elle s'en alloit en brief, &amp; qu'el%<text:line-break/>le ne pouuoit plus soustenir le faiz de la maladie, dõt<text:line-break/>l'enfant se resiouyssoit fort. Or il y fut tant souuent<text:line-break/>qu'vne fois il dist à sa mere qu'elle print plus long ter%<text:line-break/>me, &amp; qu'elle ne faillist point, car elle languissoit<text:line-break/>d'vne part &amp; luy de l'autre. Adonc dist la mere <text:span text:style-name="reg">« </text:span>mon<text:line-break/>enfant ie veulx deuant que mourir que tu faces faire<text:line-break/>ta robbe de deuil, car ie veulx scauoir comment tu te<text:line-break/>gouuerneras apres ma mort<text:span text:style-name="reg"> »</text:span>, &amp; luy bailla argent pour<text:line-break/>leuer du drap. Trois iours apres aduint que la bonne<text:line-break/>dame fut vn peu affoyblie, elle demanda son filz. Et<text:line-break/>quand les gardes l'eurent appellé, il respondit fasce2010<text:line-break/>tieusement, en disant que sa mere auoit prins encores<text:line-break/>plus long terme, &amp; qu'elle attenderoit bien qu'il eust<text:line-break/>faict acheuer sa robbe, toutesfois tant fut precipité<text:line-break/>qu'il fut cõtraict vestir sa robbe sans manches qu'ilz<text:line-break/>n'y estoient encores cousues. Et quand sa mere le vit<text:line-break/>en tel poinct, elle luy demanda ou elles estoient. Et il<text:line-break/>luy respondit, <text:span text:style-name="reg">« </text:span>ie scauoys dist il que vous n'auiez gar2010<text:line-break/>de encores de mourir : mais les gardes m'ont tant pres%<text:line-break/>sé que ie n'ay eu le loysir de faire attacher mes man2010<text:line-break/>ches<text:span text:style-name="reg"> »</text:span>. Et quand la robbe fut faicte, elle pria son filz de<text:line-break/>la porter &amp; commencer son dueil, ce qu'il fist libere2010<text:line-break/>ment, &amp; depuis la bonne mere tant vescut que la rob%<text:line-break/>be fut vsée. A donc dist la mere, ie croy que les robbes<text:line-break/>de dueil me font viure, &amp; pource elle employa secret%<text:line-break/>tement tout l'argent qu'elle auoit amassé à son filz<text:line-break/><text:span text:style-name="_3c_pb_3e_">[f. m4r]</text:span><text:line-break/><text:span text:style-name="correctionTypo">e</text:span>n habitz de dueil, &amp; en frustra son filz, lequel peu<text:line-break/>de temps apres la mort d'elle, alla de vie à trespas de<text:line-break/>grand dueil qu'il en auoit prins, &amp; ne vint à temps de<text:line-break/>se resiouir de ce qu'il auoit tant longuemẽt attendu.</text:p>
      <text:h text:style-name="P14" text:outline-level="2"><text:soft-page-break/>❧ D'vn cheualier qui voulut finement scauoir le<text:line-break/>mauuais gouuernement de sa femme, en<text:line-break/>faignant estre prebstre, &amp; la con2010<text:line-break/>fesser. Et comment il fut<text:line-break/>deceu par sa femme,<text:line-break/>&amp; persuadé de<text:line-break/>croire le con%<text:line-break/>traire.</text:h>
      <text:h text:style-name="P20" text:outline-level="3">Nouuelle LXXVII.</text:h>
      <text:p text:style-name="P2"><text:span text:style-name="lettrine6">A</text:span>V bon pays de Braban fut vn gen2010<text:line-break/>til homme, lequel s'ingera d'accom%<text:line-break/>pagner l'armée du Roy de France à<text:line-break/>lencontre des infidelles, ou il fut<text:line-break/>longuement : ce pendant sa femme<text:line-break/>au pays s'amoura d'vn tresbeau<text:line-break/>gentil homme, duquel elle tira plusieurs gros de2010<text:line-break/>niers &amp; de fort belles bagues, &amp; puis le delaissa pour<text:line-break/>adherer à vn autre gros cheualier tres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sumptueusement<text:line-break/>son hostel pour recepuoir son mary, lequel estoit en<text:line-break/>voye pour retourner au pays, auecques l'honneur<text:line-break/>d'auoir obtenu lordre de cheualerie. Et quand il fut<text:line-break/>arriué, &amp; vit vne si tresgrande magnificense en son<text:line-break/>hostel, considerant si peu de biens qu'il y auoit lais2010<text:line-break/>sé, il fut en vne moult grande pensée, &amp; n'en sca2010<text:line-break/>uoit que iuger, &amp; toutesfois il en touchoit souuent<text:line-break/>quelque propos à sa femme pour en scauoir la veri2010<text:line-break/>tà, ce qu'il cognoissoit impossible, &amp; pource s'abilla<text:line-break/>d'vn surply de prebstre, &amp; se retira en vne chappelle<text:line-break/>de l'Eglise ou sa femme auoit accoustumé de soy con%<text:line-break/>fesser, &amp; la bonne dame sans y songer s'en alla pro2010<text:line-break/>sterner deuant luy &amp; luy confessa tous ses pechez,<text:line-break/>&amp; mesmes comment elle s'estoit habandonnée pre2010<text:line-break/>mierement à vn gentil homme qu'elle auoit bien ay2010<text:line-break/>mé, duquel elle auoit attiré beaucoup d'escus, &amp; de2010<text:line-break/>puis à vn cheualier, finablement à vn prebstre.</text:p>
      <text:p text:style-name="P1">Quand le mary eut entendu qu'elle s'estoit tant de<text:line-break/>fois habandonnée, mesmement à vn prebstre, adonc<text:line-break/>il ne se peut tant contenir qu'il ne l'appellast ribaul2010<text:line-break/>de &amp; meschante qu'elle estoit d'auoir ainsi faulcé<text:line-break/>son bon mariage, &amp; à peu tint qu'il ne luy donnast<text:line-break/>quelques coups. Et quand la femme appperceut que<text:line-break/>cestoit son mary, elle fut moult fort estonnée, &amp; ne<text:line-break/><text:soft-page-break/>scauoit que dire de prime face, lors toutesfois quant<text:line-break/>elle fut vn peu remise, elle dist à son bon &amp; tresloyal<text:line-break/>mary, qu'il estoit moult bien abusé de prendre<text:line-break/>telles parolles en mal, car dist elle, <text:span text:style-name="reg">« </text:span>ie scauois moult<text:line-break/>bien que vous estiez celuy à qui ie me <text:span text:style-name="T5">confesloye</text:span>,<text:line-break/><text:span text:style-name="_3c_pb_3e_">[f. m5r]</text:span><text:line-break/>Et pource se vous ay dit que premierement ie me e2010<text:line-break/>stoys habõdonnée à vng simple gentil hõme cõment<text:line-break/>estiez au cõmẽmẽt<text:span text:style-name="correctionTypo"> </text:span>le iour d'hyer &amp; finablement à vn<text:line-break/>prebstre cõme estes au iour d'huy. Par telles parolles<text:line-break/>fut le pauure cheuallier vaincu &amp; fut cõtrainct croi2010<text:line-break/>re que sa femme estoit preude &amp; sage sans autre mal<text:line-break/>pencer.</text:p>
      <text:h text:style-name="P14" text:outline-level="2">❧ D'vn pauure homme de village qui retrou2010<text:line-break/>ua son asne qu'il auoit esgarée par le moyẽ<text:line-break/>d'vn chlistaire q'vn medecin luy<text:line-break/>auoit baille.</text:h>
      <text:h text:style-name="P20" text:outline-level="3">Nouuelle LXXVIII.</text:h>
      <text:p text:style-name="P2"><text:span text:style-name="lettrine5">E</text:span>S pays de Bourbonnois ou croyssent les<text:line-break/>belles oreilles, fut iadis vn medecin tres<text:line-break/>fameux lequel pour toutes medecines a2010<text:line-break/>uoit accoutumé bailler à ses patiens des<text:line-break/>chlistaires dont de bõheur il faisoit plu%<text:lin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text:span text:style-name="correctionTypo"> </text:span>fort troublé. Et ainsi<text:line-break/>qu'<text:span text:style-name="correctionTypo">i</text:span>l alloit par les destroictz querant cest asne, il ren2010<text:line-break/>contra en son chemin vne bonne vieille femme qui<text:line-break/>luy demanda qu'il auoit à se tourmenter ainsi, à la2010<text:line-break/>quelle il fist responce qu'il auoit perdu son asne &amp;<text:line-break/>qu'il en estoit si fort courroucé qu'il en perdoit le<text:line-break/>boire &amp; menger. Alors la vieille luy enseigna la mai2010<text:line-break/><text:span text:style-name="_3c_pb_3e_">[f. m5v]</text:span><text:line-break/>son de ce medecin, auquel elle enuoya ce pauure hõ2010<text:line-break/>me, l'aduertissant q̃ de toutes choses perdues il disoi<text:span text:style-name="T7">t</text:span><text:line-break/>certaines nouuelles sans faulte, dont le bon hõme fut<text:line-break/>tresaise &amp; pource print son chemin vers led<text:span text:style-name="erreurTypo"> </text:span><text:span text:style-name="correctionTypo">i</text:span>ct mede%<text:line-break/>cin. Et quand il fut en son logis &amp; il vit tant de gens<text:line-break/>à l'entour de luy, qui empeschoient d'aprocher il fut<text:line-break/>fort ennuyé, &amp; pource il cõmenca à crier <text:span text:style-name="reg">« </text:span>helas mõ2010<text:line-break/>sieut pour dieu rendez moy mon asne, cest toute ma<text:line-break/>vie, ie vous prie ne la cachez point, lon m'a dict que<text:line-break/>vous lauez ou me l'enseignez<text:span text:style-name="reg"> »</text:span>, &amp; reitera telles parol2010<text:line-break/>les par plusieurs fois criant tousiours plus hault, dõt<text:line-break/>le medecin fut ennuyé. Et pource le regarda en face<text:line-break/><text:soft-page-break/>&amp; cuidant qu'il fust hors de son entẽdement, il com%<text:line-break/>manda à ses seruiteurs qu'ilz luy baillassent vng chli%<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2010<text:line-break/>uoir &amp; prudence de sondict medecin &amp; commẽt par<text:line-break/>son moyen il auoit trouué son asne, dont le medecin<text:line-break/>fut encores d'auantage &amp; bea<text:span text:style-name="correctionTypo">u</text:span>coup plus estimé que ia%<text:line-break/>mais n'auoi<text:span text:style-name="correctionTypo">t</text:span> esté.</text:p>
      <text:p text:style-name="_3c_p_3e_"><text:span text:style-name="_3c_pb_3e_">[f. m6r]</text:span></text:p>
      <text:h text:style-name="P14" text:outline-level="2">❧ D'vne ieune femme qui fut mal contente<text:line-break/>de son mary par ce qu'il n'auoit aussi gros<text:line-break/>&amp; long manche que l'asne de sa<text:line-break/>maison.</text:h>
      <text:h text:style-name="P20" text:outline-level="3">Nouuelle. LXXIX.</text:h>
      <text:p text:style-name="P2"><text:span text:style-name="lettrine5">E</text:span>N<text:span text:style-name="erreurTypo">n</text:span> ce tẽps la fut vne ieune femme ma2010<text:line-break/>riée a vng riche &amp; beau ieune homme<text:line-break/>laboureur, lequel ce mettoit en tous<text:line-break/>debuoirs de luy aggreer en la mettant<text:line-break/>en appetit d'auoir enfans. Et quand<text:line-break/>elle fut vng peu affriandée de ce mestier, elle ne vou2010<text:line-break/>loit faire autre chose, à quoy le mary, tãt fut vaillant,<text:line-break/>ne reboucha oncques. Vng iour ainsi comme<text:line-break/>elle estoit en la maison de son pere elle aduisa &amp; ap2010<text:line-break/>perceut vng petit asne qui auoit son manche hors du<text:line-break/>corps long de trois quartiers ou enuiron. Et lors el2010<text:line-break/>le se prent à penser &amp; songea qu'elle estoit bien mal2010<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text:span text:style-name="erreurTypo">u</text:span><text:span text:style-name="correctionTypo">n</text:span>ia tous ses parẽs a2010<text:line-break/>uecques le pere &amp; mere de sa femme, ausquelz a2010<text:line-break/>pres disner il reuella que ceste femme n'auoit cessé de<text:line-break/><text:soft-page-break/><text:span text:style-name="_3c_pb_3e_">[f. m6v]</text:span><text:line-break/>plorer depuis quinze iours, dont il en estoit fort do2010<text:line-break/>lent. Et les supplia de scauoir d'elle la cause de cest<text:line-break/>courroux &amp; elle commenca à plorer tendrement. A2010<text:line-break/>dont la mere l'enquist de ce faict tant par belles pa2010<text:line-break/>rolles que menaces, mais la ieune femme n'y vouloit<text:line-break/>respondre &amp; ne cessoit à plorer sans vouloir autre<text:line-break/>chose dire. Toutesfois quand elle eust esté bien con2010<text:line-break/>traincte, elle dist que lon luy auoit faict vn grãd tort<text:line-break/>de l'auoir mariée auecques cestuy &amp; qu'elle en eust<text:line-break/>mieulx aymé vng autre qui n'eust pas esté si riche &amp;<text:line-break/>qui eust esté mieulx amanché, <text:span text:style-name="reg">« </text:span>car cestuy cy (dist elle)<text:line-break/>n'en à pas pour me satisfaire, dont i'en meurs sur le<text:line-break/>pied<text:span text:style-name="reg"> »</text:span>. Et quad le mary eut ouy ceste nouuelle pour<text:line-break/>sanluer son honneur, il detacha sa braguette &amp; se cõ2010<text:line-break/>fiant au iugement des assistans mist sur table son in2010<text:line-break/>strument roide &amp; long à l'aduenant, dont aucunes de<text:line-break/>la compagnie en furent bien edifiées &amp; l'eaue leur en<text:line-break/>venoit en la bouche. Et dist le compagnon, <text:span text:style-name="reg">« </text:span>tenez mes<text:line-break/>amys voyez quel vstil ie porte a elle cause de se plaĩ2010<text:line-break/>dre<text:span text:style-name="reg"> »</text:span>.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2010<text:line-break/>le, <text:span text:style-name="reg">« </text:span>voire dit elle, nostre petit asne qui na que vn an en<text:line-break/>a six foys plus, &amp; lay bien mesuré<text:span text:style-name="reg"> »</text:span>, &amp; en disant cela el%<text:line-break/>le haulsa sa main, &amp; dict il, en a vne couldée &amp; plus :<text:line-break/>mais la mere qui l'aymoit fort, luy remonstra gra2010<text:line-break/>cieusement que les hommes n'en auoient tant que<text:line-break/>les cheuaulx, &amp; que se seroit assez pour faire mourir<text:line-break/><text:span text:style-name="_3c_pb_3e_">[f. m7r]</text:span><text:line-break/>les femmes, &amp; pource dit elle, <text:span text:style-name="reg">« </text:span>ma fille cõtentez vous<text:line-break/>de raison, car nous serions bien heureuses si noz ma2010<text:line-break/>ris en auoient chacun autant que vostre mary, &amp; si<text:line-break/>ne le voulez croire il vous sera monstré par experiẽ2010<text:line-break/>ce<text:span text:style-name="reg"> »</text:span>, adonc elle pria les assistãs de mõstrer leurs beaulx<text:line-break/>manches pour veoir la comparaison, ce qu'ilz firent<text:line-break/>lũg apres lautre, &amp; lors la ieune femme aperceut que<text:line-break/>lon luy auoit dit la verité, &amp; se appaisa courtoise2010<text:line-break/>mẽt, &amp; oncques puis ne fut mescõtente de son mary</text:p>
      <text:h text:style-name="P14" text:outline-level="2">❧ Des aduentures d'vn gentilhomme ay2010<text:line-break/>mant deux damoyselles.</text:h>
      <text:h text:style-name="P20" text:outline-level="3">Nouuelle. LXXX.</text:h>
      <text:p text:style-name="P2"><text:span text:style-name="lettrine8">I</text:span>L fut es pays de Braban vn ieune<text:line-break/>gentilhomme trescourtoys &amp;<text:line-break/>beau par excellence, lequel fut a2010<text:line-break/>moureux d'vne damoyselle du<text:line-break/><text:soft-page-break/>pays, &amp; pource qu'il cognoissoit<text:line-break/>que ceste damoyselle n'estoit de<text:line-break/>si hault parentage ne riche a le2010<text:line-break/>quipolent il n'en tenoit grans<text:line-break/>comptes, &amp; par maniere dacquit luy fournissoit da2010<text:line-break/>moureuse distribution dont il fut incontinent resai%<text:line-break/>sié : mais aduint que apres d'illec estoit vne autre<text:line-break/>plus ieune, plus riche, &amp; de meilleure grace qu'il tro%<text:line-break/>ua quelque foys leans, à laquelle il auoit mis son a2010<text:line-break/>mour &amp; cherchoit tous moyens de l'acointer, fina2010<text:line-break/>blemẽt fist tant par longues menées, qu'il trouua le<text:line-break/><text:span text:style-name="_3c_pb_3e_">[f. m7v]</text:span><text:line-break/>moyen de deuiser auecques elle &amp; luy dist sa descon2010<text:line-break/>uenue, mais elle se mõstroit fort rebelle enuers luy &amp;<text:line-break/>ne luy voulut oncques octroyer pour lors ce qu'il<text:line-break/>pourchassoit, toutesfois encores n'en fut lassé. Aduĩt<text:line-break/>que le gentilhõme vn iour se trouua en la compagnie<text:line-break/>d'autres escuyers auecques lesquelz il fut à la chasse,<text:line-break/>ou ilz s'enuicterẽt. Et de bon heur estoiẽt pres le cha%<text:line-break/>steau de ceste<text:span text:style-name="correctionTypo"> </text:span>belle damoyselle tant aymée. Quand le<text:line-break/>gentilhõme vit que ses cõpagnons se fachoient de ce<text:line-break/>qu'ilz estoient si loing de leurs logis &amp; que la pluye<text:line-break/>les surprenoit il s'auance &amp; dist, <text:span text:style-name="reg">« </text:span>beaulx cousins ie co%<text:line-break/>gnois icy pres vn tel seigneur de mes amys, allons nous<text:line-break/>reposer<text:span text:style-name="reg"> »</text:span>, il pleut à la compagnie à l'adueu du <text:span text:style-name="erreurTypo">h</text:span><text:span text:style-name="correctionTypo">g</text:span>entilhõ%<text:line-break/>me qui pensoit encores queque chose. Et quand ilz<text:line-break/>furent à la porte ilz hurtent hardiment &amp; demande2010<text:line-break/>rent le seigneur. Et lon leur fist respõce qu'il n'estoit<text:line-break/>leans, mais que la damoyselle y estoit seulle, dont le<text:line-break/>gentilhomme fut plus ioyeux. Et lors dist à la cham%<text:line-break/>briere qu'elle allast dire à la damoyselle que telz &amp;<text:line-break/>telz estoient auecques vng tel quelle cognoist<text:span text:style-name="T5">.</text:span> la sup%<text:line-break/>pliant de les loger. Et la damoyselle fist responce<text:line-break/>qu'elle estoit toute seulle &amp; qu'elle n'auoit ceste liber%<text:line-break/>té de les loger à l'absence de son mary, dont les pau2010<text:line-break/>ures gens furẽr fort fachez. Et pource sans faire plus<text:line-break/>long seiour le gentilhomme les mena chez ceste da2010<text:line-break/>moyselle dont il auoit iouy au parauant ou ilz furẽt<text:line-break/>tr<text:span text:style-name="erreurTypo">r</text:span>esbien <text:span text:style-name="T5">cecueilliz</text:span> &amp; à grand chere. Et ledict gentil<text:line-break/>hõme en deuisant auoit cõclud de coucher auecques<text:line-break/>sa damoyselle sans contredict. Mais aduint qui la pre%<text:line-break/>miere damoyselle qui auoit faict le refus de les loger<text:line-break/><text:span text:style-name="_3c_pb_3e_">[f. m8r]</text:span><text:line-break/>fut picquée en son cueur &amp; luy despleut d'auoir ref2010<text:line-break/>fuzé, principallement celuy qui luy auoit tant de fois<text:line-break/>faict la court, &amp; estima biẽ qu'au reff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text:soft-page-break/>par deuers elle &amp; il iouyroit du bien si long temps pre%<text:line-break/>tendu. Quand le messager fut arriué il demanda le<text:line-break/>gentilhomme &amp; ne voulut oncques reueler à person%<text:line-break/>ne du monde ce qui luy vouloit dire &amp; pour ce le gen%<text:line-break/>tilhomme alla parler à luy, auquel il bailla ses let2010<text:line-break/>tres. Et quand le gentilhomme les eut leues il fut t<text:span text:style-name="T5">res</text:span>%<text:line-break/>ioyeux. Et incontinent print congé de son hostes2010<text:line-break/>se &amp; des escuyers &amp; leur donna à entendre que vng<text:line-break/>capitaine le mãdoit en poste pour aller pardeuers luy<text:line-break/>en sa necessité, qu'il failloit partit incontinent, ce<text:line-break/>que lon creut facillement. Et des lors il s'en partit<text:line-break/>auecques sa guyde. Quandt il fut arriué audict ho%<text:line-break/>stel il trouua que le seigneur mary de la damoyselle<text:line-break/>estoit arriué leans dont il fut tresdeplaisant &amp; ne<text:line-break/>scauoit qu'elle excuse prendre ne trouuer sinonqu'il<text:line-break/>dist qu'il s'estoit esgaré par les chemins en chassãt, a2010<text:line-break/>ueques telz &amp; telz &amp; ne scauoit ou ilz s'estoiẽt reti2010<text:line-break/>res ou logez &amp; quand il a rencontré ceste guyde il<text:line-break/>la suyuie suppliãt le seigneur de le loger pour la nuict<text:line-break/>ce que le seigneur accorda à bõnechere, &amp; le fist soup%<text:line-break/>per perechef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h text:style-name="P14" text:outline-level="2">❧ Du bergier hacquin qui reffuza la ber2010<text:line-break/>gere au ieu d'amourettes.</text:h>
      <text:h text:style-name="P20" text:outline-level="3">Nouuelle. LXXXI.</text:h>
      <text:p text:style-name="P2"><text:span text:style-name="lettrine6">I</text:span>L fut compté d'vn bergier nomme<text:line-break/>Hacquin, lequel estoit le mieulx à%<text:line-break/><text:span text:style-name="T5">manché</text:span> du<text:span text:style-name="correctionTypo"> </text:span>village, &amp; pource estoit<text:line-break/>il plus souhetté des femmes &amp; fil2010<text:line-break/>les, il ne portoit point de hault de<text:line-break/>chausses par coustumes, &amp; si auoit<text:line-break/>vn habit trescourt, en sorte qu'il se baissoit comme<text:line-break/>pour amasser vne pierre, il monstroit par derriere en%<text:line-break/>uiron vn pied &amp; demy d'instrument, &amp; ne sen sou2010<text:line-break/>cioit gueres : aduint quelquefoys qu'vne ieune fem2010<text:line-break/>me du village aperceut ses belles relicques, à quoy el2010<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text:soft-page-break/>iour elle menoit ses brebis pres de hacquin, &amp; illec di%<text:line-break/>uisoient ensemble ioyeusement : tousiours inuitoit<text:line-break/>hacquin a rire, le chastoilloit, mordoit, frappoit par<text:line-break/><text:span text:style-name="_3c_pb_3e_">[f. n1r]</text:span><text:line-break/>la ioue, &amp; par ses dendrilles, &amp; l'appelloit grand cha2010<text:line-break/>tré, &amp; fist tant qu'elle appriuoysa Hacquin, lequel<text:line-break/>quand il eut assez enduré, il la rua par terre ioyeuse2010<text:line-break/>ment, &amp; luy dist qu'il luy feroit son cas si elle vou2010<text:line-break/>loit, mais elle sen sioit, &amp; luy disoit qu'il n'auoit l'es2010<text:line-break/>prit. Et quand elle vit que Hacquin auoit ia la queue<text:line-break/>dressée, &amp; qu'il se mettoit en effort de faire son ou2010<text:line-break/>urage, elle s'escria, &amp; dist à Hacquin qu'elle ne le<text:line-break/>pourroit plus endurer tout dedans, &amp; pource print<text:line-break/>vne meure sauuage &amp; marcqua combien elle en vou%<text:line-break/>loit recepuoir dedans son ventre. Et quand Hacquin<text:line-break/>fut iuché, elle luy fist tout mettre, &amp; luy dist qu'en2010<text:line-break/>cores elle n'en auoit pas à demy, &amp; ne voulut oncques<text:line-break/>lacher Hacquin qu'il n'eust faict trois fois sans deiu2010<text:line-break/>cher de leans, dont Hacquin se sentit si lassé que onc2010<text:line-break/>ques puis il n'y voulut retourner, &amp; quelque mine,<text:line-break/>promesse ou don que la bourgeoise luy fist, il n'en<text:line-break/>tint compte, &amp; quand elle vit que Hacquin luy ref2010<text:line-break/>fusoit, elle dist, <text:span text:style-name="reg">« </text:span>Hacquin ie te donneray demain vn<text:line-break/>guillernardon de lard &amp; me viens encores faire cela<text:span text:style-name="reg"> »</text:span>,<text:line-break/><text:span text:style-name="reg">« </text:span>i'ayme dist il mieulx manger mon pain tout sec, car il<text:line-break/>n'y à si fort homme qui n'en deuienne cassé<text:span text:style-name="reg"> »</text:span>. Ainsi da2010<text:line-break/>moura maistre.</text:p>
      <text:h text:style-name="P14" text:outline-level="2">❧ De la responce d'vn clerc de Paris qui<text:line-break/>trouua sa maistresse en l'hostel<text:line-break/>d'vne macquerelle.</text:h>
      <text:h text:style-name="P20" text:outline-level="3">Nouuelle LXXXII.</text:h>
      <text:p text:style-name="P1"><text:span text:style-name="_3c_pb_3e_">[f. n1v]</text:span></text:p>
      <text:p text:style-name="P2"><text:span text:style-name="lettrine6">E</text:span>En la ville de Paris fut vn prasticiẽ,<text:line-break/>lequel auoit vne tresbelle femme<text:line-break/>&amp; fort deliberée, &amp; pour ceste cau2010<text:line-break/>se elle fut soubhaictée de plusieurs<text:line-break/>personnages, ausquelz voluntiers<text:line-break/>elle adheroit &amp; frãchissoit le fault,<text:line-break/>à quoy tellement elle continua en ses ieunesses qu'el%<text:line-break/>le se communicquoit à toutes gens sans distinction<text:line-break/>de personnes, en sorte qu'incontinent qu'elle estoit<text:line-break/>mandée elle y alloit. Or aduint qu'ẽ son hostel estoit<text:line-break/>vn tresbeau ieune clerc, qui faisoit la principalle char%<text:line-break/>ge de son maistre, lequel estimant sa maistresse pu2010<text:line-break/>dicque, n'auoit iamais voulu entreprendre de la prier<text:line-break/>d'amours, &amp; aymoit tousiours mieulx payer deux<text:line-break/>testons à vne macquerelle pour iouir d'vne autre, à<text:line-break/><text:soft-page-break/>fin d'euiter tout scandalle. Le clerc dont ie vous par2010<text:line-break/>le s'adressa vn iour à vne macquerelle, &amp; luy bailla<text:line-break/>d'auance vn teston pour faire le preparatif du banc2010<text:line-break/>quet à fin qu'elle luy admenast quelque belle dame,<text:line-break/>ce que la macquerelle luy promist faire à l'heure cer2010<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line-break/>se qui la menoit, &amp; si elle le vouloit accuser enuers<text:line-break/>son maistre, toutesfois quand la macquerelle vit que<text:line-break/>se clerc ne luy faisoit assez grand chere, elle luy dist<text:line-break/>priuement, <text:span text:style-name="reg">« </text:span>or ca monsieur vous estes le bien venu voi%<text:line-break/>cy ma dame qui me faict cest honneur de me venir<text:line-break/><text:span text:style-name="_3c_pb_3e_">[f. n2r]</text:span><text:line-break/>veoir, ne luy voulez vous pas donner la collation<text:span text:style-name="T5"> ?</text:span><text:line-break/>n'est elle pas assez belle, il me semble qu'elle vault biẽ<text:line-break/>trouuer vn amy<text:span text:style-name="reg"> »</text:span>. Alors le clerc fut plus asseuré, &amp;<text:line-break/>s'approcha d'elle, laquelle fut de sa part aussi honteu%<text:line-break/>se que son clerc, mais elle n'en faisoit le semblant. Et<text:line-break/>apres plusieurs petis deuis, la dame luy dist, <text:span text:style-name="reg">« </text:span>vrayemẽt<text:line-break/>mon amy vous estes de lourd esprit de consummer<text:line-break/>vostre argent auecques macquerelles, au danger de<text:line-break/>la verolle, ne nous eust il pas doncques mieulx valu le<text:line-break/>faire en nostre maison ou nous eussions esté plus as2010<text:line-break/>seurez<text:span text:style-name="reg"> »</text:span>. <text:span text:style-name="reg">« </text:span>Vrayement dist le clerc, madame ie suis mar2010<text:line-break/>ry que ie ne scauois le bon vouloir que vous me por2010<text:line-break/>tez, &amp; ie vous asseure que ie n'eusse faict telz pro2010<text:line-break/>chatz<text:span text:style-name="reg"> »</text:span>, de ceste heure le clerc &amp; la dame s'allierét en2010<text:line-break/>semble, &amp; oncques puis n'en fut nouuelle chez les<text:line-break/>macquerelles</text:p>
      <text:h text:style-name="P14" text:outline-level="2">❧ De la responce que faisoit vn ma2010<text:line-break/>ry à sa mauuaise femme.</text:h>
      <text:h text:style-name="P20" text:outline-level="3">Nouuelle. LXXXIII.</text:h>
      <text:p text:style-name="P2"><text:span text:style-name="lettrine8">L</text:span>L fut au pays de Normandie vn<text:line-break/>ieune homme tresdebonnaire, le2010<text:line-break/>quel de fortune rẽcõtra vne belle<text:line-break/>femme, mais elle estoit mauuaise,<text:line-break/>&amp; n'eust iamais peu estre en patiẽ%<text:line-break/>ce auec elle, car de toutes choses<text:line-break/>qu'il cõmandoit. elle cõtredisoit<text:line-break/>tousiours, au moyẽ dequoy le pau%<text:line-break/>ure martir fut cõtraict soy absenter d'elle, pour auoir<text:line-break/><text:span text:style-name="_3c_pb_3e_">[f. n2v]</text:span><text:line-break/>allegement de ses peines. Aduint vn iour qu'elle le<text:line-break/>rencontra par chemin, &amp; lors elle commenca à crier<text:line-break/>haultement, &amp; à belles iniures le publioit le plus mes%<text:line-break/><text:soft-page-break/>chant, le plus <text:span text:style-name="T5">detraué</text:span> &amp; desloyal qu'il fut oncques.<text:line-break/>Et quand elle vit qu'il n'en tenoit compte, &amp; quil s'ẽ<text:line-break/>alloit autant auant sans dire mot, elle le poursuyuit<text:line-break/>fort roydement. Et par les chemins elle crioyt, <text:span text:style-name="reg">« </text:span>viens<text:line-break/>ca trahystre, parle à moy, ie suis à toy<text:span text:style-name="reg"> »</text:span>. Et lors respon2010<text:line-break/>dit le mary, <text:span text:style-name="reg">« </text:span>i'en donne ma part au dyable<text:span text:style-name="reg"> »</text:span>, laquelle res%<text:line-break/>ponce il cõtinuoit toutesfois &amp; quantes qu'elle l'ap2010<text:line-break/>pelloit, &amp; dura la risée iusques à ce qu'il fust en son<text:line-break/>hostel. Et depuis aduint que la femme trespassa, au<text:line-break/>moyen dequoy, ceulx qui cognoissoient le personna2010<text:line-break/>ge s'efforsoient de le marier, mais oncques ne voulut<text:line-break/>craignant ce qu'il auoit ia souffert,</text:p>
      <text:h text:style-name="P14" text:outline-level="2">❧ Comment vn curé fut pugny pour auoir<text:line-break/>esté trouué sur vne orfauaresse.</text:h>
      <text:h text:style-name="P20" text:outline-level="3">Nouuelle. LXXXIIII.</text:h>
      <text:p text:style-name="P2"><text:span text:style-name="lettrine6">E</text:span>N la ville D'anuers fut vn tressage<text:line-break/>homme orfeure, lequel s'efforsoit<text:line-break/>merueilleusement à faire tout deb2010<text:line-break/>uoir pour enrichir sa maison, &amp;<text:line-break/>pource se leuoit tousiours des qua2010<text:line-break/>tre heures du matin &amp; se couchoit<text:line-break/>tard, &amp; tousiours trauailloit en sa besongne, dont il<text:line-break/><text:span text:style-name="_3c_pb_3e_">[f. n3r]</text:span><text:line-break/><text:span text:style-name="T7">a</text:span>uoit ia acquis plusieurs gros biens, &amp; en estoit tres<text:line-break/><text:span text:style-name="T7">e</text:span>stimé en la ville, mais ce pendant sa femme qui ieu2010<text:line-break/>ne &amp; belle estoit &amp; deliberée autant qu'il estoit pos2010<text:line-break/>sible n'en estoit guere contente, car ce pendant elle<text:line-break/>ieusnoit de ce, dont elle estoit plus enuieuse. Et pour2010<text:line-break/>ce aduint quelque fois qu'elle s'araisonna auecques<text:line-break/>son curé qui estoit prochain voysin, auecques lequel<text:line-break/>tant de fois elle deuisa qu'elle fut seduicte, &amp; s'aban2010<text:line-break/>donna voluntairement audict curé, &amp; pour mieulx<text:line-break/>faire donna assignation à quatre ou à cinq heures du<text:line-break/>matin qui estoit l'heure que son mary estoit en sa<text:line-break/>bouticque, ce que le curé trouua tresbon, &amp; ainsi exe%<text:line-break/>cuteroient leur amoureuse pensée, voire tant &amp; si lon%<text:line-break/>guement, que quelque fois le seruiteur de leãs en eut<text:line-break/>fantasie, &amp; apperceut tel train, dont il fut mal con2010<text:line-break/>tent. Vn iour il espia l'affaire, &amp; vit que le curé ou2010<text:line-break/>ura l'huys d'vne faulce clef qu'il auoit, &amp; puis s'en<text:line-break/>alla droict en la chambre de sa maistresse, dont il fut<text:line-break/>fort faché, &amp; pource sans delay il s'en alla vers son<text:line-break/>maistre, auquel il reuella laffaire. Quand le maistre<text:line-break/>eut entendu le cas, il fut fort ennuyé, &amp; sans autre<text:line-break/>chose enguerre, il dist à son seruiteur qu'il fust secret<text:line-break/>des affaires de la maison, &amp; se gardast bien de le re2010<text:line-break/>ueller à autruy, puis le mena en sa chambre pour luy<text:line-break/>ayder au besoing. Et quand il fut leans, il trouua le<text:line-break/><text:soft-page-break/>maistre curé tout nud en chemise, dedans le lict tè2010<text:line-break/>nant sa femme accollée, dont l'orfeure fut fort cour2010<text:line-break/>roucé, toutesfois il ne monstra pour lors autre sem2010<text:line-break/>blant au curé, sinon qu'il luy dist qu'il se rapporte2010<text:line-break/>roit à iustice du tort qu'il luy faisoit, &amp; qu'il vouloit<text:line-break/><text:span text:style-name="_3c_pb_3e_">[f. n3v]</text:span><text:line-break/>le representer ainsi cõme il auoit trouué, dont le curé<text:line-break/>n'estoit content, &amp; pour prieres qu'il fist, &amp; promes2010<text:line-break/>ses de luy fournir argent, iamais l'orfeure ne le vou2010<text:line-break/>lut laisser aller, &amp; luy lya les deux mains &amp; les deux<text:line-break/>piedz de belles cordes, puis auecques <text:span text:style-name="T5">layde</text:span> de son ser2010<text:line-break/>uiteur le deualla en bas en vne trespetite loge ou lor2010<text:line-break/>feure aucunes fois se retiroit pour besongner en aucu%<text:line-break/>nes affaires de son mestier, &amp; luy attacha la pouchet2010<text:line-break/>te de ses deux testiculles à deux clouz contre vn bil2010<text:line-break/>lot de boys, &amp; à belle paille mist le feu leans, ce faict<text:line-break/>sortit hors de sa maison &amp; commenca à crier au feu<text:line-break/>qui estoit en son hostel requerant <text:span text:style-name="T5">layde</text:span> de ses voy2010<text:line-break/>sins, lesquelz y vindrent à grande haste, mais ce pen2010<text:line-break/>dant le pauure curé qui se veoit assailly du feu de<text:line-break/>tous costez, pour obuier à tel danger il ayma mieulx<text:line-break/>laisser vne partie de ses genitoires, &amp; eschapper du<text:line-break/>feu, ce qu'il fist, &amp; de grande force il rompit tout &amp;</text:p>
      <text:p text:style-name="P5">s'en alla, &amp; en fuyant il rencontra ses voysins<text:line-break/>tous effrayez qui luy demanderent que<text:line-break/>c'estoit, &amp; il leur dist qu'il n'y auoit<text:line-break/>plus de feu &amp; que ce n'estoit riẽs,<text:line-break/>&amp; ainsi euada le pauure curé,<text:line-break/>toutesfois depuis ne ves2010<text:line-break/>quit long temps, qu'il<text:line-break/>ne mourust de<text:line-break/>telle mala2010<text:line-break/>die.</text:p>
      <text:p text:style-name="P1"><text:span text:style-name="_3c_pb_3e_">[f. n4r]</text:span></text:p>
      <text:h text:style-name="P14" text:outline-level="2">❧ Du proces meu entre vne belle mere &amp;<text:line-break/>son gendre, pour n'auoir depucel2010<text:line-break/>lé sa fille la premiere nuict.</text:h>
      <text:h text:style-name="P20" text:outline-level="3">Nouuelle. LXXXV.</text:h>
      <text:p text:style-name="P2"><text:span text:style-name="lettrine9">A</text:span>V pays de Lymosin fut faict<text:line-break/>nopces entre vne ieune fille<text:line-break/>aagée de dixhuict ans, ou en%<text:line-break/>uiron, &amp; vn bon garson de<text:line-break/>village tresbien amãché. Or<text:line-break/>aduint que le compagnon<text:line-break/>des la premiere nuict se mist<text:line-break/>en debuoir d'accomplir loeu%<text:line-break/>ure de son mariage, &amp; pour<text:line-break/><text:soft-page-break/>gratiffier à sa tendre espousée luy bailla au parauant<text:line-break/>son manche à tenir pour luy donner enuye de la se2010<text:line-break/>courir à son affaire : mais quand la pauure fille l'eut<text:line-break/>tenu &amp; aperceu qu'il estoit si gros, elle ne voulut onc%<text:line-break/>ques que le marié luy mist au ventre de peur qu'il ne<text:line-break/>la blessast, &amp; tousiours craignoit la lutte, dont le ma%<text:line-break/>rié fut tresfort ennuyé, &amp; quoy qu'il peust faire ia2010<text:line-break/>mais ne peut persuader la mariée de luy faire beau<text:line-break/>ieu, au moyen dequoy il fut cõtrainct pour la nuict<text:line-break/>sen passer. Et quand le iour fut venu, la mere sen alla<text:line-break/>pardeuers sa fille, pour scauoir cõmẽt elle cestoit por%<text:line-break/>tée la nuict auecques son mary, &amp; comment il luy a2010<text:line-break/>uoit faict, &amp; la ieune femme fist responce qu'ilz n'a2010<text:line-break/>uoient rien faict. Comment dist la mere vostre mary<text:line-break/><text:span text:style-name="_3c_pb_3e_">[f. n4v]</text:span><text:line-break/>est doncques chatré. Alors comme furieuse s'en alla<text:line-break/>au conseil de l'Eglise, à fin de faire demarier sa fille,<text:line-break/>soubz le donné a entendre que son gendre n'estoit<text:line-break/>habille à engendrer. Et en ceste collere elle le fist ci2010<text:line-break/>ter à fin qu'il luy fust permis de marier sa fille a aul2010<text:line-break/>truy, dont le pauure marié fut tresmal content, con2010<text:line-break/>siderant qu'il n'auoit offencé, ne donné le moyen<text:line-break/>pour estre ainsi deshonnoré. Et quand ilz furent<text:line-break/>tous par deuant monsieur l'official, &amp; que la deman2010<text:line-break/>deresse eut requis separation de sa fille, &amp; son gen2010<text:line-break/>dre, &amp; pour ses moyens dist que la nuict de ses nop2010<text:line-break/>ces, il ne voulut &amp; ne peut oncques faire loeuure de<text:line-break/>mariage à sa fille, &amp; qu'il estoit chatré. A donc le gen%<text:line-break/>dre au contraire se defendit tresbien, &amp; dist qu'il e2010<text:line-break/>stoit aussi bien fourny de lance que sa femme estoit<text:line-break/>de cul, &amp; ne demandoit autre chose que lutter, mais<text:line-break/>sa femme n'y voulut oncques entendre &amp; fist la can2010<text:line-break/>ne, au moyen dequoy il n'auoit peu riens faire. A2010<text:line-break/>donc l'official demanda à la ieune espousée si elle l'a2010<text:line-break/>uoit reffusé, &amp; elle luy dist que ouy, au moyen de ce<text:line-break/>que son mary l'auoit si gros, &amp; qu'elle craignoit com%<text:line-break/>me encores elle faisoit qu'il la blessast, car elle espe2010<text:line-break/>roit en apres beaucoup plus tost la mort que la vie.<text:line-break/>Quand la mere eut entendu ceste confession &amp; que<text:line-break/>par telz moyens elle debuoit estre condempnée, el2010<text:line-break/>le supplia au iuge d'asseoir les despens sur sa fille, at2010<text:line-break/>tendu qu'elle auoit esté cause de ce proces, toutes2010<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2010<text:line-break/>du la <text:span text:style-name="T5">quatité</text:span> des parties.</text:p>
      <text:h text:style-name="P14" text:outline-level="2"><text:soft-page-break/>❧ Commẽt vn Chirurgien s'acointa de la fem%<text:line-break/>me de son patiẽt, de la maniere commẽt<text:line-break/>il fut surprins en faisant le ieu<text:line-break/>d'amourettes.</text:h>
      <text:h text:style-name="P20" text:outline-level="3">Nouuelle. LXXXVI.</text:h>
      <text:p text:style-name="P2"><text:span text:style-name="lettrine7">E</text:span>S pays de Picardie fut vng ieune<text:line-break/>escuyer lequel estoit marie à vne<text:line-break/>bõne &amp; belle damoyselle. Aduint<text:line-break/>que l'escuyer au ieu de paulme fut<text:line-break/>blessé en lœil &amp; pource il enuoya<text:line-break/>querir vng ieune chirurgien qui<text:line-break/>estoit tresbeau ieune homme &amp; de<text:line-break/>bonne grace, lequel quand il eut veu lœil ainsi blessé<text:line-break/>il dist à l'escuyer qu'il estoit en vng tres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text:span text:style-name="T5">Or'</text:span>dist le chirurgien l'expe2010<text:line-break/>dient sera que ie luy donne à entendre que pour estre<text:line-break/>plus tost guery il conuiendra que ie luy bouche en2010<text:line-break/><text:span text:style-name="_3c_pb_3e_">[f. n5v]</text:span><text:line-break/>cores l'autre oeil, ce que fut trouué tresbon. Et le len2010<text:line-break/>demain le chirurgien vient comme de coustume au2010<text:line-break/>dict hostel. Et quand il eut veu l'oeil du patient, il<text:line-break/>luy dist qu'en bref en auroit guerison, mais pour<text:line-break/>plus grãde seureté il luy seroit meilleur boucher en2010<text:line-break/>core l'autre oeil, car vo<text:span text:style-name="T6">9</text:span> auez peine d'ouurir cest oeil<text:line-break/>voyãt dist il &amp; tenir l'autre cloz, ce qu'il n'est le meil%<text:line-break/>leur, ioing que l'air n'y est pas trop bon &amp; pource si<text:line-break/>me voulez croyre ie vous boucheray cest oeil &amp; vous<text:line-break/>promez qu'en bref serez guery. L'escuyer y consent,<text:line-break/>&amp; apres que le chirurgiẽ y eut mis son appareil &amp; bou%<text:line-break/>ché les deux yeulx de ce patient, il s'adressa à la ieu%<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e en son lict, ilz execurẽt<text:line-break/>leur desir sur la couchette, dont le patient ouyt le<text:line-break/>bruict &amp; se doubta fort de cest affaire pource il get2010<text:line-break/>ta son bẽdeau, qu'il auoit deuant son bon oeil &amp; lors<text:line-break/>vit sa femme tresempeschée auecques son chirurgiẽ,<text:line-break/>dont il fut fort faché &amp; pource se leua de son lict in2010<text:line-break/><text:soft-page-break/>continent pour courir sus le chirurgien, qui fut plus<text:line-break/>habille de s'en fuyr &amp; oncques depuis n'y retourna.</text:p>
      <text:h text:style-name="P14" text:outline-level="2">❧ D'vne cautelle que inuenta vne ieune<text:line-break/>femme pour faire absenter son mary,<text:line-break/>pendãt qu'elle estoit auec2010<text:line-break/>ques son amy.</text:h>
      <text:h text:style-name="P20" text:outline-level="3">Nouuelle. LXXXVII.</text:h>
      <text:p text:style-name="P1"><text:span text:style-name="_3c_pb_3e_">[f. n6r]</text:span></text:p>
      <text:p text:style-name="P2"><text:span text:style-name="lettrine6">I</text:span>L fut es pays de la Conté de Berry<text:line-break/>quelquefois vng riche bourgeois, le%<text:line-break/>quel prenoit tout son desduict à se<text:line-break/>promener par ses fermes &amp; ainsi le<text:line-break/>plus souuẽt delaissoit sa féme seul2010<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2010<text:line-break/>me son amy estoit couché auecques elle, son mary ar%<text:line-break/>riua &amp; heurta leans bien tard qui reuenoit de iouer<text:line-break/>des champs. Quand la ieune femme cogneut &amp; ap2010<text:line-break/>perceut que cestoit son mary elle fut fort craintiue<text:line-break/>&amp; eut merueilleusement grand peur &amp; ne scauoit<text:line-break/>cõment elle en debuoit eschapper, ne commẽt elle en<text:line-break/>pourroit faire de<text:span text:style-name="correctionTypo"> </text:span><text:span text:style-name="T5">peur</text:span> qu'elle auoit que sõ mary n'ap%<text:line-break/>perceust son amytié laquelle elle auoit parfaictement<text:line-break/>&amp; si ardamment mise enuers son amy. Toutesfois<text:line-break/>quãd sondict mary fut entré, elle se presenta legiere2010<text:line-break/>ment &amp; cautelleusemẽt à luy &amp; luy dist cõme toute<text:line-break/>esplorée. <text:span text:style-name="reg">« </text:span>Helas mon mary vous estes perdu &amp; de2010<text:line-break/>struict &amp; ie vous prie treshumblent s'il est possible<text:line-break/>retournez dont vous estes party ce iourdhuy, car les<text:line-break/>sergẽs sont venuz ceãs &amp; vo<text:span text:style-name="T6">9</text:span> cherchẽt pout vo<text:span text:style-name="T6">9</text:span> met%<text:line-break/>tre prisonnier &amp; m'ont dist qu'ilz reuiendroiẽt in2010<text:line-break/>cõtinent &amp; vous prẽdroiẽt au sault du lict<text:span text:style-name="reg"> »</text:span>. Quãd le<text:line-break/>mary ouyt telles nouuelles il fut fort faché &amp; <text:span text:style-name="T5">sõgeoit</text:span><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2010<text:line-break/>ste nuict en son hostel. Et quand sa femme le vit arri%<text:line-break/>uer elle fist cacher son amy soubz le lict &amp; s'en va en2010<text:line-break/>cores au deuant &amp; luy dist, <text:span text:style-name="reg">« </text:span>helas mon mary que fe2010<text:line-break/>rez vous ie suis bien asseurée que lon vous suprendra<text:line-break/>dedans le lict &amp; serez mené prisonnier, qui vous se2010<text:line-break/><text:soft-page-break/>roit vne grande honte &amp; à moy aussi, pource ie vous<text:line-break/>prie aduisons commẽt il vous sera possible euiter tel<text:line-break/>inconuenient<text:span text:style-name="reg"> »</text:span>. Et le mary luy dist qu'il scauoit assez<text:line-break/>qu'il n'auoit faict choses dont il peult estre defferé, à<text:line-break/>iustice. Toutesfois s'il auoit aulcuns ennemys qui<text:line-break/>l'eussént accusé il ne scauoit que c'estoit, &amp; en ce es2010<text:line-break/>toit fort troublé. Et dist qu'il estoit trop plus expe2010<text:line-break/>dient soy retirer en vng colombier qu'il auoit audict<text:line-break/>hostel bien secret &amp; qu'a grand peine le surprẽdroit<text:line-break/>on leans ce que la femme trouua tresbon &amp; ayda à<text:line-break/>son mary à le faire monter audict colombier. Et puis<text:line-break/>quand il fut dedans elle s'en retourna coucher auec2010<text:line-break/>ques son amy, auecques lequel elle passa la nuict<text:line-break/>ioyeusement. Et le lendemain matin l'amy s'en re2010<text:line-break/>tourna, &amp; la bonne dame fist descendre son mary &amp;<text:line-break/>le laissa reposer deux ou trois heures en son lict, puis<text:line-break/>le fist leuer &amp; le renuoya aux champs pour euiter la</text:p>
      <text:p text:style-name="P5">fureur de iustice &amp; des sergens qu'elle disoit<text:line-break/>estre venuz leans. Et cependant la dame<text:line-break/>iouyt de son amy à son souhet<text:line-break/>sans contredict.</text:p>
      <text:p text:style-name="P4"><text:span text:style-name="_3c_pb_3e_">[f. n7r]</text:span></text:p>
      <text:h text:style-name="P14" text:outline-level="2">❧ D'vn curé ignorant, qui fist croyre à ses<text:line-break/>parroyssiens que Caresme n'auoit peu<text:line-break/>passer les montz pour les froidu2010<text:line-break/>res &amp; pource ne fist durer le<text:line-break/>Caresme que sept<text:line-break/>iours.</text:h>
      <text:h text:style-name="P20" text:outline-level="3">Nouuelle. LXXXVIII.</text:h>
      <text:p text:style-name="P2"><text:span text:style-name="lettrine5">E</text:span>S pays de Perigourt en certain village<text:line-break/>fut vng curé si fort ignare qu'a peine<text:line-break/>pouuoit il entẽdre partie du seruice<text:line-break/>qu'il disoit par chascun iour, en sorte<text:line-break/>que son pauure peuple en estoit moins<text:line-break/>edifié, &amp; toutesfois il estoit tresbegnin &amp; humble, &amp;<text:line-break/>pource fort aymé de la commune. Aduint qu'a cer2010<text:line-break/>tain samedy enuiron le moys d'Apuril il fut en la bõ2010<text:line-break/>ne ville de Perigueux pour ses affaires, &amp; illec aper2010<text:line-break/>ceut que les circonuoisins portoient au marché ven2010<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line-break/>uision de buys &amp; palmes &amp; les emporta sur sa iumẽt.</text:p>
      <text:p text:style-name="P1"><text:soft-page-break/>Quand il fut de retour il fist sonner toutes les clo2010<text:line-break/>ches de la parroisse pour assembler ses parroissiens,<text:line-break/>ausquelz il fist de belles remõstances, les aduertissant<text:line-break/><text:span text:style-name="_3c_pb_3e_">[f. n7v]</text:span><text:line-break/>de leur salut. Et leur dist, <text:span text:style-name="reg">« </text:span>or ca mes bõs amys ie vous<text:line-break/>veulx declarer qui m'a meu a ceste heure vous assem%<text:line-break/>bler ceans, vous aduisant que pour vostre profit &amp; sa%<text:line-break/>lut de l'ame il conuient que vous ostez voz concupi2010<text:line-break/>scences charnelles &amp; que vous ayes repentãce de voz<text:line-break/>pechez, louant dieu de ce qu'il nous à faict tãt de biẽs<text:line-break/>en ce pays de nous oster vne grande partie de la qua2010<text:line-break/>rantaine ou vous <text:span text:style-name="T5">souliez</text:span> ieuner. Ceste année vous a2010<text:line-break/>uez aperceu quelles froidures ont regné &amp; que si lõg<text:line-break/>tẽps il a neigé, en sorte que nostre sainct pere le pape<text:line-break/>nous a meintenãt mandé que caresme n'a sceu passer<text:line-break/>les mõtaignes, pour venir par deuers no<text:span text:style-name="T6">9</text:span> es enclauez<text:line-break/>&amp; temps limitez par nostre digne meresaincte esgli2010<text:line-break/>se. Or arriua il encores hyer. Et pource qu'il est ve2010<text:line-break/>nu trop tard, nous ne ieusnerons que sept iours du2010<text:line-break/>rant lesquelz vng chascun comme bon fidele se pre2010<text:line-break/>parera à recepuoir son createur dignement &amp; se con2010<text:line-break/>fessera de tous ses pechez. Ie vous ay apporté des pal2010<text:line-break/>mes pour demain, que chascũ se trouue au diuin ser2010<text:line-break/>uice. Et lors nous prirons dieu qu'il ne nous donne<text:line-break/>plus si grandes neiges &amp; froidures à fin que l'an qui<text:line-break/>vient nous ayons plus long caresme Quand les par2010<text:line-break/>roisiẽs eurent entendu ses parolles, ilz furent tresioy%<text:line-break/>eulx &amp; s'accorderent auecque lecuré, lequel ilz l'en<text:line-break/>aymerent mieulx en apres.</text:p>
      <text:h text:style-name="P14" text:outline-level="2">❧ D'vng mary qui guerist sa femme estant en<text:line-break/>extremité de maladie, en apres qu'il eut<text:line-break/>tres bien besongnée.</text:h>
      <text:h text:style-name="P20" text:outline-level="3">Nouuelle. LXXXIX.</text:h>
      <text:p text:style-name="P1"><text:span text:style-name="_3c_pb_3e_">[f. n8r]</text:span></text:p>
      <text:p text:style-name="P2"><text:span text:style-name="lettrine5">C</text:span>Est chose miraculeuse pour aucũs hõ2010<text:line-break/>mes, qui sont incredulles de l'hystoire<text:line-break/>qui aduint es pays de Braban, d'vne ieu%<text:line-break/>ne femme qui fut en son temps aymant<text:line-break/>si fort le deduict d'amours, qu'elle ne s'ẽ<text:line-break/>pouuoit saouller, toutesfois auecques son mary seul2010<text:line-break/>lement &amp; à faulte de ceste prouision souuent elle tõ2010<text:line-break/>boit en grosses maladies, dont lon en estimoit tout dã%<text:line-break/>ger en sa personne. Or aduint qu'a certain temps elle<text:line-break/>tomba en vne tresgrosse maladie, de laquelle ia les<text:line-break/>medecins desesperoient &amp; apres auoir receu son crea%<text:line-break/>teur &amp; faict toutes ses dernieres voluntez. son mary<text:line-break/>s'adressa à elle &amp; auant que mourir luy dist. <text:span text:style-name="reg">« </text:span>Or ca<text:line-break/><text:soft-page-break/>mamye vous voyez maintenant l'heure ou dieu vous<text:line-break/>appelle pour vo<text:span text:style-name="T6">9</text:span> mettre en son paradis s'il luy plaist,<text:line-break/>&amp; me faict tresmal de la departie, mais puis qu'il<text:line-break/>plaist à dieu, ie luy prie qu'il me vueille prẽdre incon%<text:line-break/>tinent apres. Et pource que nous sommes à ceste heu%<text:line-break/>re encores ensemble deuant que mourir ie vous prie<text:line-break/>que me vueillez pardõner si iamais ie vous ay offẽcée<text:span text:style-name="reg"> »</text:span>.</text:p>
      <text:p text:style-name="P1">Alors respõd la patiente, <text:span text:style-name="reg">« </text:span>helas mon amy ie vous prie<text:line-break/>me dire hardimẽt en quoy vo<text:span text:style-name="T6">9</text:span> m'auez offencée &amp; ie<text:line-break/>vous promez que le vous pardõneray. Et le mary luy<text:line-break/>dist,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text:span text:style-name="T6">9</text:span> en requerir de peur de ren<text:line-break/>greger vostre mal<text:span text:style-name="reg"> »</text:span>, <text:span text:style-name="reg">« </text:span>helas dist la patiẽte mõ amy vous<text:line-break/>ne debuiez riẽs craindre &amp; vo<text:span text:style-name="T6">9</text:span> asseure que si l'eussiez<text:line-break/><text:span text:style-name="_3c_pb_3e_">[f. n8v]</text:span><text:line-break/>faict, lors que me voyez malade, vous m'eussiez incon%<text:line-break/>tinẽt guerie &amp; ne fuz oncques malade &amp; ne suis enco%<text:line-break/>res sinon par faulte de faire ce dont vous me parlez,<text:line-break/>&amp; croy maintenant que si vous le me faisiez qu'en<text:line-break/>bref me rendriez saine<text:span text:style-name="reg"> »</text:span>. Quand le mary eut entendu<text:line-break/>ses parolles le cueur luy reuint &amp; luy dist <text:span text:style-name="reg">« </text:span>mamye, ie<text:line-break/>veulx maintenant que vous entẽdiez que ie vous ay2010<text:line-break/>me parfaictement &amp; en signe de ce vous cognoistrez,<text:line-break/>qu'à moy ne tiendra que ne recouurez santé<text:span text:style-name="reg"> »</text:span>. Et lors<text:line-break/>se rua en cuisine &amp; secoua sa dame le mieulx qu'il<text:line-break/>peult &amp; reitera par plusieurs fois en peu d'heure, dõt<text:line-break/>la patiente fut fort ayse. Et m'à lon dit, que cinq ou<text:line-break/>six heures apres elle se leua de son lict toute drue &amp; se<text:line-break/>monstra aux fenestres. Et le lendemain celle que lon<text:line-break/>estimoit morte fut veue par les rues bien saine. De2010<text:line-break/>puis le bon mary retint ceste recepte, dont il vsa sou%<text:line-break/>uent, principallemẽt quand il la veoit malade. Et ain%<text:line-break/>si depuis vescurẽt plus de quinze ans ensemble.</text:p>
      <text:h text:style-name="P14" text:outline-level="2">❧ D'vn gros personnage qui tressagement cor2010<text:line-break/>rigea sa femme, sans luy faire mal, pour<text:line-break/>l'auoir trouuée en adultaire.</text:h>
      <text:h text:style-name="P20" text:outline-level="3">Nouuelle. XC.</text:h>
      <text:p text:style-name="P2"><text:span text:style-name="lettrine5">E</text:span>N la ville de Paris fut vng notable per2010<text:line-break/>sonnage tressage &amp; de grãde literature,<text:line-break/>lequel auoit vne belle ieune damoyselle,<text:line-break/>qui s'accointa d'vn ieune gentilhomme,<text:line-break/>qu'elle faisoit coucher en son lict auec2010<text:line-break/><text:span text:style-name="_3c_pb_3e_">[f. o1r]</text:span><text:line-break/>ques elle quand son mary estoit absent de la ville, &amp;<text:line-break/><text:soft-page-break/>dabondant, pource que son mary partoit de son lo2010<text:line-break/>gis des quatre ou cinq heures du matin, &amp; ne reue2010<text:line-break/>noit qu'à dix heures, au moyen de son estat, elle fai2010<text:line-break/>soit venir son amy durant celle absence, &amp; le recep2010<text:line-break/>uoit en son lict à grande chere. Or ce ieune gentil<text:line-break/>homme auoit gaigné aucuns seruiteurs &amp; chambrie2010<text:line-break/>res de la maison pour celer son faict à force de dons,<text:line-break/>tant d'argent que autres besongnes. Aduint toutes2010<text:line-break/>fois que l'vn des seruiteurs apperceut ce mystere, &amp;<text:line-break/>pource que lon ne luy donnoit riens comme lon a2010<text:line-break/>uoit faict aux autres, il delibera d'aduertir son mai2010<text:line-break/>stre, ce qu'il fist quand il eut trouué l'opportunité<text:line-break/>seure, &amp; scachez qu'il compta au long comment vn<text:line-break/>tel gentil home venoit par chascun iour leans incon2010<text:lin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é<text:line-break/>de ce faict, &amp; qu'il ne luy reuellast sur peine de la te2010<text:line-break/>ste telle chose, si elle n'estoit veritable, &amp; le seruiteur<text:line-break/>lafferma se soubmettant à peines de mort, au cas que<text:line-break/>la verité ne fust cogneue. Adonc le maistre luy dist,<text:line-break/><text:span text:style-name="reg">« </text:span>vienca, il fault que tu demeures icy demain le matin,<text:line-break/>&amp; que tu espie que ce gentil hõme soit entré ceans &amp;<text:line-break/>couché auecques ma femme, puis tu me viẽdras que2010<text:line-break/>rir sans en aduertir personne, &amp; lors ie cognoistray si<text:line-break/>ton dire sera veritable<text:span text:style-name="reg"> »</text:span>. Le vallet si consentit, &amp; le len%<text:line-break/>demain matin il espia le gentil homme, &amp; vit quand<text:line-break/><text:span text:style-name="_3c_pb_3e_">[f. o1v]</text:span><text:line-break/>il arriua quil sen alla droict en la chãbre de son mai2010<text:line-break/>stre, &amp; se despo<text:span text:style-name="erreurTypo">n</text:span><text:span text:style-name="correctionTypo">u</text:span>illa de ses habitz, &amp; nud se couch<text:span text:style-name="T7">a</text:span><text:line-break/>en la place de son maistre, auecques la Damoyselle a2010<text:line-break/>dõc il sen alla vers son maistre, &amp; luy compta ce qu'i<text:span text:style-name="correctionTypo">l</text:span><text:line-break/>auoit veu, &amp; que tout estoit veritable à peine de la te2010<text:line-break/>ste ; le maistre le creut &amp; sen vint en la maison. Et<text:line-break/>quand il fut leans il enuoya tous ses seruiteurs &amp;<text:line-break/>chambrieres faire des messages loing de la maison à<text:line-break/>fin que le cas ne leur fust notiffié. Ce faict il fist met2010<text:line-break/>tre son vallet qui l'auoit aduerty contre la porte, &amp;<text:line-break/>luy commanda qu'il gardast bien qu'il n'euadast de<text:line-break/>la maison sans estre pugny, ce que le vallet promist<text:line-break/>faire, &amp; se deliberoit de frãc cueur faire seruice agrea%<text:line-break/>ble, ayant son espée en main. Ce pendant le maistre se<text:line-break/>garnist par dessoubz son saye armeuré de fer, &amp; prĩt<text:line-break/>en sa main vn gros baston de fagot qu'il coulla con2010<text:line-break/>tre sa robbe, puis entra en la chambre ou il aduisa son<text:line-break/>gentil homme dedans le lict pres de la Damoyselle.<text:line-break/>Et lors de tressage &amp; vertueux visage sans faire fem2010<text:line-break/>blant d'estre colleré, demanda au gentil homme qui<text:line-break/><text:soft-page-break/>l'auoit faict si hardy d'auoir attente à sa femme, &amp; de<text:line-break/>luy auoir faict tel deshonneur. Et le gentil homme<text:line-break/>tout honteux sans autre chose dire se tira en la ruel2010<text:line-break/>le, ou il trouua son espée &amp; la desgaina, mais la ver2010<text:line-break/>tu du seigneur luy donnoit tant de craincte qu'il<text:line-break/>n'eust osé l'assaillir. Quand le seigneur vit que le<text:line-break/>gentil homme se mestoit en defence, il luy dist, <text:span text:style-name="reg">« </text:span>sca2010<text:line-break/>uez vous qu'il y a, il ne fault point que vous estimiez<text:line-break/>estre assez fort pour moy, laissez l'espée &amp; vous sau2010<text:line-break/>uez si vous voulez par ceste fenestre ou i'enuoyeray<text:line-break/><text:span text:style-name="_3c_pb_3e_">[f. o2r]</text:span><text:line-break/>querir telles forces qui vous enleueront comme vn<text:line-break/>corps sainct<text:span text:style-name="reg"> »</text:span>. De telles parolles le gentil homme fut<text:line-break/>encores plus estonné, &amp; pour sauner sa vie sans plus<text:line-break/>debatre, il se precipita par ceste fenestre qui regar2010<text:line-break/>doit en vne petite ruelle qui estoit haulte de terre de<text:line-break/>toize &amp; demye, &amp; de bon heur il y auoit du <text:span text:style-name="T5">fiens</text:span> sur2010<text:line-break/>quoy il se gecta sans danger de sa personne, ce faict le<text:line-break/>seigneur luy gecta tous ses habillemens, &amp; ainsi le pau%<text:line-break/>ure gentil homme se sauua. Alors le seigneur<text:line-break/>s'adresa a sa femme &amp; tres honnestement luy remon2010<text:line-break/>stra le deshonneur qu'elle luy faisoit &amp; a tous ses pa2010<text:line-break/>rens, que telle acte meritoit repudiation &amp; honte<text:line-break/>perpetuelles d'ung chascun. Et la pauure damoysel2010<text:line-break/>le se mit a deux genoilx, luy requerant pardon &amp; mer%<text:line-break/>cy. Et promettant que iamais elle ne seroit desloyal2010<text:line-break/>le en sorte quelconque, &amp; ne feroit cy apres chose<text:line-break/>dont il en fust mal content. Soubs lesquelles pro2010<text:line-break/>messes le seigneur luy pardonna, &amp; puys appella son<text:line-break/>seruiteur qui luy auoit reuelé tel acte, &amp; luy deman2010<text:line-break/>da s'il auoit veu iceluy gentilhõme sortir. Et le val2010<text:line-break/>let respond que non. <text:span text:style-name="reg">« </text:span>Or dist le seigneur fouille par<text:line-break/>la chambre &amp; regarde si tu le trouueras<text:span text:style-name="reg"> »</text:span>. Quand le<text:line-break/>vallet eut fouillé par tout &amp; il apperceut que le gen2010<text:line-break/>til homme n'y estoit point, il dist à son seigneur qu'il<text:line-break/>ne trouuoit riens, ne les apperceuances d'icelluy.<text:line-break/>Alors le seignenr luy dist, <text:span text:style-name="reg">« </text:span>vienca est tu pas vn mau2010<text:line-break/>uais &amp; tresmechant seruiteur de m'auoir reuellé que<text:lin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2010<text:line-break/>res, ie te declare tresdesloyal &amp; meschant, pource ie<text:line-break/>veulx que des ceste heure tu partes de ma maison<text:line-break/>sans espoir d'y rentrer iamais, car ie ne veulx estre ser%<text:line-break/>uy de telles gens<text:span text:style-name="reg"> »</text:span>, Le vallet voulut de rechef affermer<text:line-break/>son dire veritable, mais il ny proffita gueres, car son<text:line-break/>maistre luy remettoit tousiours deuãt les yeulx q̃ s'il<text:line-break/>y eust esté lon l'eust apperceu, &amp; des lors le seigneur<text:line-break/><text:soft-page-break/>chassa son vallet rudement, lequel depuis il paya de<text:line-break/>ses gaiges. Pour conclure il m'a esté reuelle que la da%<text:line-break/>moyselle depuis cest si honnestement gouuernée que<text:line-break/>oncques elle ne fut trouuée malfaisant. Et en tel hon%<text:line-break/>nestete elle est decedée.</text:p>
      <text:h text:style-name="P14" text:outline-level="2">❧ Des querelles que prindrent deux mariez pour<text:line-break/>leurs femmes, &amp; comment en la fin ilz fu2010<text:line-break/>rẽt declarez coquuz par elles, pour<text:line-break/>vne piece de crespe qu'vn cha%<text:line-break/>noyne leur auoit donné<text:line-break/>pour leur sallaire.</text:h>
      <text:h text:style-name="P20" text:outline-level="3">Nouuelle. XCI.</text:h>
      <text:p text:style-name="P2"><text:span text:style-name="lettrine6">F</text:span>Vt en la ville de metz en Lorraine<text:line-break/>vne bonne bourgeoyse mariée auec<text:line-break/>vn notable personnage marchant<text:line-break/>de la ville, laquelle fut si desloyalle<text:line-break/>qu'elle ne craignoit se laisser beson%<text:line-break/>gner à tous postulans, voire mesmes<text:line-break/>par les chanoynes du pays, l'vn desquelz elle entrete2010<text:line-break/><text:span text:style-name="_3c_pb_3e_">[f. o3r]</text:span><text:line-break/>noit plus voluntiers, au moyen de sa bonne bourse<text:line-break/>qui estoit la friandise, pour laquelle elle y alloit si sou%<text:line-break/>uent. Or aduint qu'elle s'acoincta d'vne aussi bon2010<text:line-break/>ne femme bourgeoyse comme elle, qui le faisoit d'au%<text:line-break/>tre costé, à la 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2010<text:line-break/>pense de la bonne visitation, leur donna vne belle<text:line-break/>piece de crespe, ce qu'ilz accepterent tresvoluntiers,<text:line-break/>&amp; ainsi se allerent. Quand les bourgeoyses furent<text:line-break/>à moytié du chemin, la premiere demanda à sa com2010<text:line-break/>pagne combien de fois elle auoit esté secouée, &amp; la<text:line-break/>compagne respondit deux foys, <text:span text:style-name="reg">« </text:span>&amp; moy dist ceste pre%<text:line-break/>miere, il ne mela faict qu'vne fois le trahystre, ie luy<text:line-break/>en parleray bien mais que i'y retourne<text:span text:style-name="reg"> »</text:span>. <text:span text:style-name="reg">« </text:span>Ce nest pas<text:line-break/>doncques raison dist l'autre que vous participiez au%<text:line-break/>tant au butin que moy, car i'ay plus trauaillé à luy<text:line-break/>faire plaisir que vous<text:span text:style-name="reg"> »</text:span>, &amp; la premiere dist, que nonob2010<text:line-break/>stant cela elle en deuoit auoir la moytié. Sur ce s'es2010<text:line-break/>meut debat en la rue, en telle sorte qu'elles se prin2010<text:line-break/>drent à beaulx cheueulx s'entreiniuriant, &amp; s'appel2010<text:line-break/>loient paillardes, meschantes, &amp; autres iniures, dont<text:line-break/>ceulx de la rue en furent fort mal ediffiez, &amp; pource<text:line-break/><text:soft-pag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2010<text:line-break/>ferent ce que les hommes ne peurent bonnement ex2010<text:line-break/>plicquer, &amp; pource furent les femmes appellées, les2010<text:line-break/>quelles deuant ce tiers recommencerent plus fort à<text:line-break/>quereller, &amp; en fin dist la premiere à sa cõpagne qu'el%<text:line-break/>le ne valloit riens, &amp; qu'elle n'estoit qu'vne coureuse<text:line-break/>&amp; cloistriere, &amp; l'autre respondit que cestoit elle qui<text:line-break/>l'auoit menée chez tel chanoyne qui leur auoit don2010<text:line-break/>né ce crespe en recompence de leurs seruices. Quãd<text:line-break/>les mariz eurent entendu telz propos, ilz furent fort<text:line-break/>ennuyez, &amp; renuoyerent la piece de crespe en leur <text:span text:style-name="T5">nõ</text:span><text:line-break/>audit chanoyne, luy priant de n'y retourner plus, le<text:line-break/>obmettray en qu'elle sorte ses femmes furent teston2010<text:line-break/>nées par leurs maris, quand elles furent de retour en<text:line-break/>leurs maisons.</text:p>
      <text:h text:style-name="P14" text:outline-level="2">❧ De celuy qui mist sa robe rouge sur le lict,<text:line-break/>ou sa femme &amp; son amy estoient couchez<text:line-break/>ensemble sans mot dire, &amp; com2010<text:line-break/>ment depuis la Damoysel%<text:line-break/>le fut repudiée.</text:h>
      <text:h text:style-name="P20" text:outline-level="3">Nouuelle XCII.</text:h>
      <text:p text:style-name="P2"><text:span text:style-name="lettrine6">E</text:span>N la ville de Rouen fut vn notable<text:line-break/>personnage de lõgue robbe, lequel<text:line-break/>auoit espousé vne tresbelle damoy<text:line-break/>selle, &amp; deliberée, &amp; pource chaf2010<text:line-break/>cun prenoit plaisir à deuiser auec2010<text:line-break/>ques elle. Aduint qu'elle fut esprin%<text:line-break/><text:span text:style-name="_3c_pb_3e_">[f. o4r]</text:span><text:line-break/>se de lamour d'vn gentil homme dudict pays, auec2010<text:line-break/>ques lequel elle fut tant priuée, qu'elle luy accorda<text:line-break/>ce qu'il voulut auoir d'elle sans longues prieres. Or<text:line-break/>venoit tous les iours le gentil homme au logis &amp; cou%<text:line-break/>choit auecques elle pendant que son mary estoit à<text:line-break/>ses affaires, &amp; ainsi continua assez long temps ius2010<text:line-break/>ques à ce que l'vn des seruiteurs l'eut apperceut, &amp;<text:line-break/>en eust aduerty son maistre, qui en fut fort fasché,<text:line-break/>toutesfois il n'en voulut autre chose croire tãt estoit<text:line-break/>bien ediffie de la preudhomie de sa femme que prea2010<text:line-break/>lablement il n'eust veu le mystere, &amp; pource chargea<text:line-break/>son clerc despier le gentilhomme quand il entreroit<text:line-break/>leãs, à l'instant qu'il le vint querir à l'heure deue,<text:line-break/>pour surprendre les amoureux, ce que le clerc fist vo%<text:line-break/>luntiers. Et quand il eut veu le gentil homme qui en%<text:line-break/><text:soft-page-break/>troit en la chambre de sa maistresse, il sen alla par de2010<text:line-break/>uers son maistre &amp; luy declara qu'il auoit veu entrer<text:line-break/>le compagnon. Adonc le maistre sortit de la compa2010<text:line-break/>gnie, ou il estoit, auecques sa robbe rouge, &amp; sen vint<text:line-break/>droict à la maison, &amp; puis en la chambre ou il trou2010<text:line-break/>ua le gentil homme couché auecques sa femme, tous<text:line-break/>deux dormans assez fort. Adonc le seigneur despouil%<text:line-break/>la sa robbe rouge &amp; la mist dessus leur lict bien esten%<text:line-break/>due, puis print vne autre robbe, &amp; sen alla à l'Eglise.<text:line-break/>Alors quand la Damoyselle fut esueillée &amp; eut veu<text:line-break/>la robbe de son bon mary ainsi estendue sur son lict,<text:line-break/>elle fut fort faschée, car elle scauoit fort bien que c'e%<text:line-break/>stoit la robbe qu'il auoit portée le iour en lassem2010<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line-break/>tesfois le mary n'en fist aucun semblant pour lors, ne<text:line-break/>plus de six iours apres, &amp; cependant la faisoit espier<text:line-break/>chascun iour pour scauoir si elle retourneroit enco2010<text:line-break/>res en son mal, &amp; finablement apperceut qu'elle com%<text:line-break/>municquoit plus ioyeusement que deuant auec son<text:line-break/>gentil homme, en quoy il iugea qu'elle n'estoit pas en%<text:line-break/>cores corrigée, &amp; pource cõmanda que lon appareil2010<text:line-break/>last vn disner pour vingt personnes qu'il auoit con2010<text:line-break/>uiez au lendemain qui estoient tous les parens de la<text:line-break/>Damoyselle, ausquelz il fist tres bonne chere sans de2010<text:line-break/>clarer la cause de telle assemblée durant le disner, &amp;<text:line-break/>quand tout fut deseruy, il dist à la compagnie. <text:span text:style-name="reg">« </text:span>Or ca<text:line-break/>mes bons amys vous scauez qu'il ya long temps qu'il<text:line-break/>vous à pleu me dõner en mariage vostre parente que<text:line-break/>vous voyez, estimãt que ie la traicterois bien, comme<text:line-break/>i'ay faict, &amp; l'ay autant aymée que iamais ie fis crea2010<text:line-break/>ture, toutesfois elle ne ma tenu la promesse qu'elle<text:line-break/>m'auoit faicte, car elle à esté tresdesloyalle, dõt il me<text:line-break/>desplaist, il na suffit que ie laye trouuée couchée a2010<text:line-break/>uec vn paillard, &amp; pensois qu'elle sen chastiast, mais<text:line-break/>ie voy qu'elle à le cueurs si endurcy qu'il n'ya esperã2010<text:line-break/>ce de correction, pource ie vous declare qu'elle ne me<text:line-break/>sera iamais riens comme adultaire, ie la repudie &amp;<text:line-break/>vous la baille entre voz mains<text:span text:style-name="reg"> »</text:span>. Quand la Damoysel<text:line-break/>le eut entendu ceste sentence elle se mist a genoulx &amp;<text:line-break/><text:span text:style-name="_3c_pb_3e_">[f. o5r]</text:span><text:line-break/><text:span text:style-name="T7">r</text:span>equist pardon en plorant amerement, promettant<text:line-break/><text:span text:style-name="T7">i</text:span>amais ne contreuenir aux commandemẽs de son ma%<text:line-break/>ry si luy plaist la reprendre. Mais elle n'y gaigna riens<text:line-break/><text:soft-page-break/>car oncques puis le mary ne la voulut veoir ne regar2010<text:line-break/>der. Et pour telle repudiation elle en print vne si gran%<text:line-break/>de facherie qu'en bref elle en mourut.</text:p>
      <text:h text:style-name="P14" text:outline-level="2">❧ D'vne cautelle d'vn mary enuers sa femme<text:line-break/>qui demandoit des nouuelles bagues &amp;<text:line-break/>habillemens pour se parer. Et cõmẽt<text:line-break/>elle en fut frustrée</text:h>
      <text:h text:style-name="Heading_20_3" text:outline-level="3">Nouuelle. XCIII.</text:h>
      <text:p text:style-name="P2"><text:span text:style-name="lettrine5">E</text:span>N cest an que lon comptoit mil.<text:span text:style-name="reg"> </text:span>v.<text:span text:style-name="reg"> </text:span>c<text:line-break/>xlix. Fut vng homme practicien du<text:line-break/>Pallais de Paris lequel auoit vne fem2010<text:line-break/>me tant mondaine que rien plus. Et<text:line-break/>par telz moyẽs elle consommoit tout<text:line-break/>l'auoir &amp; gaing de son mary, encores n'y suffisoit il,<text:line-break/>car d'ailleurs elle en gaignoit le plus souuent à la su2010<text:line-break/>eur de son gentil corps. Aduint que le Roy Henry à<text:line-break/>qui dieu doint bonne vie fist publier vn edict par le2010<text:line-break/>quel il defendit à toutes personnes de ne porter tant<text:line-break/>de doreures ne d'habillemens superfluz comme lon<text:line-break/>auoit accoustumé, faire, principallement aux bour2010<text:line-break/>geoises de Paris sur la peine de mil escutz. Quand la<text:line-break/>bonne dame eut entendu le cryt, elle eust plus gran2010<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bien que les peines estoient trop grandes &amp; qu'il<text:line-break/>en seroit incontinent destruit. Mais elle n'en tenoit<text:line-break/>compte. Et plus le mary reculloit, plus instãment elle<text:line-break/>le pressoit de ce faire. Et quãd le mary fut ennuyé de<text:line-break/>telles pou<text:span text:style-name="correctionTypo">r</text:span>suyttes, il luy accorda<text:span text:style-name="correctionTypo"> </text:span>sa requeste et luy dist.<text:line-break/><text:span text:style-name="reg">« </text:span>Mamye vous m'auez tant de fois solicité de vous fai2010<text:line-break/>re iolye, ce que ie desire encores plus que vous, mais<text:line-break/>i'auois tousiours peur que incontinẽt qu'auriez por%<text:line-break/>té ses beaulx habitz &amp; chaisnes, que me demãdez que<text:line-break/>le Roy ou ses deleguez n'en fussent les maistres. Tou%<text:line-break/>tesfois i'ay sceu de mes compagnons, qu'il n'y<text:span text:style-name="correctionTypo"> </text:span>a si grãd<text:line-break/>danger, attendu nostre qualité, &amp; pource aussi vous<text:line-break/>fauldroit vne robbe pour voz festes annuez. Portez<text:line-break/>doncques la meilleure que vous ayez maintenãt, de2010<text:line-break/>main qui sera dimenche auecques les chaisnes &amp; bra%<text:line-break/>celletz que vous auez à fin que ie vous voye en bon<text:line-break/>estat, car ie vous estime plus belle quand auez voz<text:line-break/>beaulx habitz, &amp; la sepmaine prochaine nous ache2010<text:line-break/>pterons du drap &amp; soyes, pour vous faire vne plus bel%<text:line-break/>le robbe &amp; changerons voz chaisnes<text:span text:style-name="reg"> »</text:span>. La femme s'y<text:line-break/><text:soft-page-break/>accorda, ignorante de la conception de son mary, le2010<text:line-break/>quel auoit atiltré vng sergent royal pour le lende2010<text:line-break/>main en plain public luy oster toutes ses bagues &amp;<text:line-break/>faindre encores de la mener prisonniere. Le lende2010<text:line-break/>main, ma dame la bourgeoise se para tres#richement<text:line-break/>de ses belles bagues &amp; habitz, en maniere q<text:span text:style-name="correctionTypo">u</text:span>'vng cha2010<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2010<text:line-break/>de force, dont elle fut tres#faschée. Et pource manda<text:line-break/>son mary, lequel vint incontinent au deuant d'elle,<text:line-break/>contre faisant le courroucé &amp; supplia fort les sergens<text:line-break/>de rendre les bagues à sa femme, ce qu'ilz ne vou2010<text:line-break/>loient faire, mais tousiours persistoient pour la me2010<text:line-break/>ner prisonniere, à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fluz, ce<text:line-break/>qu'elle promist faire. Ainsi la laisserent aller, mais<text:line-break/>depuis lesdictz sergens rendirent largent audict ma2010<text:line-break/>ry, lequel fist que oncques depuis sa femme n'eust si<text:line-break/>grand desir de porter habitz superfluz &amp; ne solicita<text:line-break/>oncques puis son mary de luy en bailler, ce qui est no%<text:line-break/>table pour les pauures mariez, qui consomment le<text:line-break/>plus souuent plus de bien qu'ilz n'ont, à parer leurs<text:line-break/>femmes au gré d'aultruy.</text:p>
      <text:h text:style-name="P14" text:outline-level="2">❧ De Triboullet fol du Roy Francois<text:line-break/>&amp; de ses fascetieulx<text:line-break/>gestes.</text:h>
      <text:h text:style-name="Heading_20_3" text:outline-level="3">Nouuelle. XCIIII.</text:h>
      <text:p text:style-name="P1"><text:span text:style-name="_3c_pb_3e_">[f. o6v]</text:span></text:p>
      <text:p text:style-name="P2"><text:span text:style-name="lettrine7">L</text:span>E defunct Roy Francoys premier de<text:line-break/>ce nom, que dieu absolue, fut tres#uer%<text:line-break/>tueulx &amp; prince magnanime, lequel<text:line-break/>nourrissoit vng pauure idiot pour<text:line-break/>aucunesfois en auoir quelques esba2010<text:line-break/>tement apres son trauail es affaires<text:line-break/>du royaulme de France &amp; le faisoit<text:line-break/>voluntiers marcher deuant luy quãd il cheuauchoit<text:line-break/>par les chemins. Aduint quelque iour ainsi que Tri2010<text:line-break/><text:soft-page-break/>boullet marchoit deuant le Roy deuisant tousiours<text:line-break/>de quelque sornete amanchée au <text:span text:style-name="T15">boutillisible</text:span> d'vn baston,<text:line-break/>son cheual fist six ou huict petz, dont triboullet fut<text:line-break/>fort courroucé. Et pour ce, il descendit incontinent<text:line-break/>&amp; deselle son cheual &amp; prent la selle sur son doz &amp;<text:line-break/>dist au Roy, <text:span text:style-name="reg">« </text:span>cousin vous m'auez ce iourdhuy baillé le<text:line-break/>plus meschãt cheual qui fut oncques, cest vng yuron%<text:line-break/>gne, apres qu'il a bien beu il ne faict que peter, par<text:line-break/>dieu il yra à pied, haha il à pete deuant le Roy<text:span text:style-name="reg"> »</text:span> &amp; de sa<text:line-break/>massue frapoit sõ cheual, &amp; luy estoit tousiours char%<text:line-break/>gé de la selle, ainsi fist enuiron demye lieue à pied.<text:line-break/>Vne autre fois aduint que le Roy entra en sa saincte<text:line-break/>chappelle pour ouyr vespres, &amp; triboullet le suyuoit,<text:line-break/>&amp; d'entrée il vit la plus grande silence leans qu'il es2010<text:line-break/>toit possible, peu de temps apres vn euesque commẽ2010<text:line-break/>ca <text:span text:style-name="reg">« </text:span><text:span text:style-name="latin">Deus in adiutorium</text:span><text:span text:style-name="reg"> »</text:span> assez bellement, &amp; inconti2010<text:line-break/>nent apres tous les chantres respondirent en music2010<text:line-break/>que en sorte que lon n'eust pas ouy tonner leans. A<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text:span text:style-name="reg">« </text:span>da da mon cou%<text:line-break/>sin quãd nous sommes entrez ceans il n'y auoit point<text:line-break/>de bruict &amp; cestuy cy a commencé la noyse, cest donc%<text:line-break/>ques luy qui fault pugnir.<text:span text:style-name="reg"> »</text:span> Vne autre fois triboullet<text:line-break/>vendoit son cheual pour auoir du foing, autre fois il<text:line-break/>vendoit son foing pour auoir vne massue &amp; ainsi ves%<text:line-break/>cut tousiours folliant iusques a la mort qui fut bien<text:line-break/>regretée, car on dict qu'il estoit plus heureux que sa2010<text:line-break/>ge.</text:p>
      <text:h text:style-name="P14" text:outline-level="2">❧ D'vn secretain de religieuses qui contrefist<text:line-break/>la parolle de l'ange du ciel, pour iouir<text:line-break/>des plus belles religieuses<text:line-break/>de leans.</text:h>
      <text:h text:style-name="Heading_20_3" text:outline-level="3">Nouuelle. XCV.</text:h>
      <text:p text:style-name="P2"><text:span text:style-name="lettrine5">E</text:span>S contez de Braban en certain monaste%<text:line-break/>re de religieuse, fut vng bon compagnõ<text:line-break/>ieune et fort, duquel les religieuses se ser%<text:line-break/>uoient pour serrer les aornemens &amp; au2010<text:line-break/>tres sainctuaires de leans &amp; l'appelloiẽt<text:line-break/>tout le monde par ce que souuent il leur auoit dict<text:line-break/>que quand lon le veoit lon veoit tout le monde &amp; d'i%<text:line-break/>celuy en faisoiẽt leur secretain. Et pource qu'il estoit<text:line-break/>plaisant &amp; fort recreatif, il fut fort aymé &amp; le plus<text:line-break/>souuẽt estoit en l'eglise auecques elles plus de quatre<text:line-break/><text:soft-page-break/>heures à deuiser famillierement, pour laquelle pri2010<text:line-break/>uaulté il en estoit quelque peu plus hardy. Et volun2010<text:line-break/>tiers les eust prechées plus tost à luy faire quelque<text:line-break/><text:span text:style-name="_3c_pb_3e_">[f. o7v]</text:span><text:line-break/>courtoysie en amours que de les aduertir de leur sa2010<text:line-break/>lut. Or par continuation le feu s'alluma au cueur<text:line-break/>dudict secretain, en sorte qu'il eut vng tres#grand de2010<text:line-break/>sir de les auoir à son plaisir, &amp; pource se delibera de<text:line-break/>trouuer quelque expedient captieux pour les attrai2010<text:line-break/>re. Et apres longues pensées il ne peult trouuer cho2010<text:line-break/>se plus seure, qu'auoir vne longue aronde qu'aucuns<text:line-break/>appellent <text:span text:style-name="T15">sarba</text:span><text:span text:style-name="erreurTypo">t</text:span><text:span text:style-name="correctionTypo">c</text:span><text:span text:style-name="T15">anne</text:span>, qui est vng long baston creux<text:line-break/>par dedans, dont plusieurs vsent à getter des galletz.<text:line-break/>Par telle aronde il delibera parler de nuict au reli2010<text:line-break/>gieuses estant en leur <text:span text:style-name="T15">dortoer</text:span>, ce qu'il fist, &amp; enuiron<text:line-break/>dix heures de nuict, il eschella vne haulte fenestre ser%<text:line-break/>uant de veue audict dortoir, &amp; par dedans ilz mist<text:line-break/>son aronde, qui respondoit d'vng bout au meilleu<text:line-break/>d'icelluy dortoir. Puis par lau<text:span text:style-name="restitution">t</text:span>re bout il aprocha<text:line-break/>sa bouche &amp; dist, oyez leurs en dieu, oyez seurs en<text:line-break/>dieu, oyez ce que dieu vous mande. Telles parolles<text:line-break/>estonnerent fort les seurs &amp; ne peurent iamais respõ%<text:line-break/>dre pour ceste nuict. Lautre nuict sequente le secre2010<text:line-break/>tain fist le pareil &amp; les religieuses se cacherent dedans<text:line-break/>leurs lictz. Toutesfois le secretain auoit parlé si doul%<text:line-break/>cement qu'elles estimerent fermement que ce fust<text:line-break/>vng ange du ciel. Et pource quand leurs espritz fu2010<text:line-break/>rent reuenuz ilz se leuerent toutes ensemble &amp; com2010<text:line-break/>mencerent toutes d'vn commun accord à crier. <text:span text:style-name="reg">« </text:span>He2010<text:line-break/>las nostre bon ange anoncez nous la volunté de dieu.<text:span text:style-name="reg"> »</text:span><text:line-break/>Le secretain oyant la responce des religieuses fut mer%<text:line-break/>ueilleusement resiouy. Et par ceste mesme aronde<text:line-break/>dist, <text:span text:style-name="reg">« </text:span>la volunté de dieu est que le monde vous cognois%<text:line-break/>se &amp; couche auecques vous<text:span text:style-name="reg"> »</text:span>. Quand ilz eurent ouy<text:line-break/><text:span text:style-name="_3c_pb_3e_">[f. o8r]</text:span><text:line-break/>telles parolles ilz doubterẽt que ce ne fust l'ange de<text:line-break/>dieu &amp; ne croyoient que dieu eust ce vouloir qu'el2010<text:line-break/>les fussent puplicques à toutes personnes. Mais elles<text:line-break/>interpreterent de tout le monde leur secretain, &amp; cõ2010<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line-break/>chery &amp; disoit, que s'il debuoit mourir qu'il ne le fe2010<text:line-break/>roit point. Mais par prieres des seurs il s'accorda de<text:line-break/>meilleur cueur qu'il ne demonstroit. Et quand il fut<text:line-break/>enfermé au petit conclaue, qui est vng petit oratoire<text:line-break/>de labbesse, la plus ancienne fut par deuers luy, &amp;<text:line-break/><text:soft-page-break/>quand elle eut gaigné les pardons &amp; indulgẽces tout<text:line-break/>à son ayse elle commenca à chanter haultement. <text:span text:style-name="reg">« </text:span><text:span text:style-name="latin">Le2010<text:line-break/>tata sum in his que dicta sunt michi</text:span><text:span text:style-name="reg"> »</text:span>. Apres elle<text:line-break/>y entra la secõde, laquelle apres auoir esté tresbien &amp;<text:line-break/>longuement frotée elle commenca à chanter d'vne<text:line-break/>voix gaye &amp; ioyeuse. <text:span text:style-name="reg">« </text:span><text:span text:style-name="latin">Te deum laudamus</text:span><text:span text:style-name="reg"> »</text:span>. La<text:line-break/>troisiesme chansta. <text:span text:style-name="reg">« </text:span><text:span text:style-name="latin">Letabitur iustus in domino</text:span><text:span text:style-name="reg"> »</text:span>. La<text:line-break/>quatreiesme. <text:span text:style-name="reg">« </text:span><text:span text:style-name="latin">Gaudeamus omnes</text:span><text:span text:style-name="reg"> »</text:span>. Et le secretain co%<text:line-break/>gnissant qu'il y en auoit encores beaucoup &amp; qu'il<text:line-break/>n'auoit plus de matiere, ouurit le cabinet &amp; en sortãt<text:line-break/>crioit à haulte voix, <text:span text:style-name="reg">« </text:span><text:span text:style-name="latin">mihi autẽ nimis</text:span><text:span text:style-name="reg"> »</text:span>.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line-break/>hetté faire.</text:p>
      <text:h text:style-name="P14" text:outline-level="2">❧ D'vne fascerieuse responce d'vne vieille<text:line-break/>contre les procureurs &amp; aduocatz</text:h>
      <text:h text:style-name="P20" text:outline-level="3">Nouuelle. XCVI.</text:h>
      <text:p text:style-name="P2"><text:span text:style-name="lettrine7">N</text:span>Ostre maistre Iehan Gerson, do2010<text:line-break/>cteur, refere que de son temps il vit<text:line-break/>en la ville d'Orleans vne assez an2010<text:line-break/>cienne femme, riche toutesfois &amp;<text:line-break/>oppulente en biens, laquelle estoit<text:line-break/>illec venue d'estrange nation pour<text:line-break/>faire certaine negociation &amp; trafi2010<text:line-break/>que de marchandise. Vngiour qu'elle se promenoit<text:line-break/>par ladicte ville, vit sortir des escolles de loix vng co2010<text:line-break/>pieux nombre descolliers tresbien en ordre. Et lors<text:line-break/>s'enquist qu'ilz estoient, lon luy dist que c'estoient<text:line-break/>enfans de bonnes maisons, qui estoient illec venuz<text:line-break/>pour estudier en la loy ciuile. Dea dist elle que leur<text:line-break/>seruira ceste loy ciuile. Et lon luy dist, que quelque<text:line-break/>fois ilz en pourroient gaigner leur vie. Et à quel me2010<text:line-break/>stier dist elle. <text:span text:style-name="reg">« </text:span>Certes respond l'autre, à plaidoier pour<text:line-break/>aultruy &amp; aduocasser comme vous voyez par tout.<text:span text:style-name="reg"> »</text:span><text:line-break/><text:span text:style-name="reg">« </text:span>Dea dist elle, comment sera il possible que lon puisse<text:line-break/>estre en paix, à lors, par ma foy il n'y a que deux aduo%<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fera<text:line-break/>il doncques quand tant d'escolliers seront procu2010<text:line-break/><text:soft-page-break/>reurs &amp; aduocatz, ie croy qu'il n'y aura plus de rai2010<text:line-break/>son au monde.<text:span text:style-name="reg"> »</text:span></text:p>
      <text:h text:style-name="P14" text:outline-level="2">❧ Ioyeulx comptes, de la sauetiere, du<text:line-break/>presbstre, &amp; du sauetier</text:h>
      <text:h text:style-name="P20" text:outline-level="3">Nouuelle XCVII.</text:h>
      <text:p text:style-name="P2"><text:span text:style-name="lettrine7">I</text:span>L fut à Pontoyse vn sauetier de2010<text:line-break/>liberé à merueiueilles, lequel par<text:line-break/>coustume, voluntiers brocardoit<text:line-break/>vn chascun passant par son ou2010<text:line-break/>uroir, or auoit il vne femme, la2010<text:line-break/>quelle ce pendant se resiouyssoit<text:line-break/>d'autre part, &amp; souuent s'acom2010<text:line-break/>paignoit du curé de leur parrois2010<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de sa maison aux iours de festes que le curé venoit<text:line-break/>heurter leans, ou le plus souuent il les trouuoit tous<text:line-break/>deux ensemble audict hostel deuisant ioyeusement,<text:line-break/>&amp; aux propos qu'ilz tenoient, il les estimoit bien pri%<text:line-break/>uez, dont il fut quelque peu fasché, non pas ialoux,<text:line-break/>car il estoit ia las de sa femme, mais si ne vouloit il a2010<text:line-break/>uoir grand diffame, &amp; estre appellé coqu ou huet, &amp;<text:line-break/>pource vn iour fist semblant de vouloir aller à la foi2010<text:lin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fẽme de bõne grace, le fist desieuner<text:line-break/>puis le commanda à Dieu. Et quand elle vit assez<text:line-break/>loing, elle sen alla chez monsieur le curé, &amp; laduer2010<text:line-break/>tist de labsence de son mary, dont le curé fut tresay2010<text:line-break/>se, pource luy promist incontinent se rendre en son<text:line-break/>hostel, en telle asseurance, la sauetiere sen alla deuant<text:line-break/>pour apprester ce qu'il conuenoit pour festoyer son<text:line-break/>amy le curé, mais elle ny peust estre si tost que son ma%<text:line-break/>ry le Sauetier, lequel quand il fut en vne Eglise des<text:line-break/>faulxbourgs, il cacha dedans vn coffre qu'il trouua<text:line-break/>ouuert tous ses souilliers &amp; brodequins, &amp; emplit sa<text:line-break/><text:soft-page-break/>couuerture de cailloux qu'il amassa illec pres, puis<text:line-break/>sen retourna à la maison, &amp; droict monta à son gre2010<text:line-break/>nier, par ou il vit rentrer sa<text:span text:style-name="correctionTypo"> </text:span>bonne femme &amp; assez lõg<text:line-break/>temps apres, le maistre curé. Or la femme qui ne sca%<text:line-break/>uoit pas que son mary fust si pres, quand elle enten2010<text:line-break/><text:span text:style-name="_3c_pb_3e_">[f. p2r]</text:span><text:line-break/>dit le curé à la porte elle sen alla au deuant, &amp; luy de2010<text:line-break/>manda qu'il l'auoit faict si long temps demourer, &amp;<text:line-break/>dist qu'elle en estoit fort ennuyée, &amp; le curé fist res2010<text:line-break/>ponce qu'il auoit esté empesché à se mer des orges, &amp;<text:line-break/>la bonne dame desirant son proffit haulsa ses robbes<text:line-break/>&amp; luy monstroit iusques au nombril tout son deuãt,<text:line-break/>en luy disant. Mon amy, ie prie à Dieu qu'il luy plai2010<text:line-break/>se multiplier aussi dur voz orges cõme le poil de ma<text:line-break/>petite motte que ie te monstre. Et le curé incontinẽt<text:line-break/>aualla ses chausses, &amp; dist <text:span text:style-name="reg">« </text:span>mamye, aussi ie prie qu'il<text:line-break/>ne menuoye les espitz moings longs que ce manche<text:line-break/>que ie vous mõstre, tenãt son gros vstil en sa main<text:span text:style-name="reg"> »</text:span>,<text:line-break/>&amp; le mary qui veoit tout par son grenier en get2010<text:line-break/>tant tous ses cailloux sur la teste du curé, &amp; sur cel2010<text:line-break/>le de sa femme, &amp; dist. <text:span text:style-name="reg">« </text:span>Ie prie à Dieu qu'il n'enuoyé<text:line-break/>gresle qu'elle ne soit aussi grosse &amp; dommagable<text:line-break/>pour ruyner les orges comme sont mes cailloux<text:span text:style-name="reg"> »</text:span>. A<text:line-break/>telles parolles &amp; gresles desdictz cailloux furent si<text:line-break/>fort estonnez les pauures amans, &amp; aussi tellement<text:line-break/>blessez qu'oncques puis ilz n'eurent vouloit eulx as2010<text:line-break/>sembler pour accomplir leurs amourettes.</text:p>
      <text:h text:style-name="P14" text:outline-level="2">❧ D'vne piteuse aduenture d'vn ieu2010<text:line-break/>ne gentil homme, &amp; d'vne Da2010<text:line-break/>moyselle amye, &amp; de leur<text:line-break/>cruelle mort.</text:h>
      <text:h text:style-name="P20" text:outline-level="3">Nouuelle. XCVIII.</text:h>
      <text:p text:style-name="P4"><text:span text:style-name="_3c_pb_3e_">[f. p2v]</text:span></text:p>
      <text:p text:style-name="P2"><text:span text:style-name="lettrine9">A</text:span>V pays du conte du Maine<text:line-break/>fut iadis vn tresriche gentil<text:line-break/>hõme, lequel n'auoit qu'vne<text:line-break/>fille pour to<text:span text:style-name="T6">9</text:span> les enfans que<text:line-break/>nature luy auoit departy en<text:line-break/>ce monde. Et quand ceste<text:line-break/>noble fille eut attainct l'aa2010<text:line-break/>ge de quinze ans, elle fut es2010<text:line-break/>prinse de lamour d'vn tres2010<text:line-break/>beau gentil hõme, assez prochain voisin du chasteau<text:line-break/>du pere de la fille, lequel gentil homme, pource sou2010<text:line-break/>uent prenoit les occasions d'aller visiter son ieune a2010<text:line-break/>mour, &amp; tant continua qu'ilz eurent certaines parol%<text:line-break/>les &amp; promesses de mariage de l'vn a l'autre. Or ad2010<text:line-break/><text:soft-page-break/>uint que le pere &amp; mere de la ieune Damoyselle su2010<text:line-break/>rent en parolles de faire le mariage de leur fille auec2010<text:line-break/>ques vn riche gentil homme fort vieil, dõ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2010<text:line-break/>en des richesses du vieillard, &amp; pource dist à sõ amy,<text:line-break/><text:span text:style-name="reg">« </text:span>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text:span text:style-name="correctionTypo"> </text:span>vous<text:line-break/>asseure que vous me trouuerez loyalle<text:span text:style-name="reg"> »</text:span>. Et le ieune gẽ%<text:line-break/>til homme respondit honnestement, &amp; dist <text:span text:style-name="reg">« </text:span>ma Da2010<text:line-break/><text:span text:style-name="_3c_pb_3e_">[f. p3r]</text:span><text:line-break/>selle il vous à pleu par cy deuant me recepuoir en vo2010<text:line-break/>stre bonne amytié, ce qui est maintenant si fort impri%<text:line-break/>mé en mon cueur qu'à peine sans mourit me seroit<text:line-break/>il possible y obuier &amp; vous del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line-break/>stre mariage, &amp; en apres auecques layde de Dieu i'es2010<text:line-break/>pere que vostre pere &amp; mere cognoissãs nostre amy2010<text:line-break/>tié y consentiront<text:span text:style-name="reg"> »</text:span>. Ces parolles furent agreables à la<text:line-break/>ieune Damoyselle, &amp; le lendemain le ieune gentil hõ2010<text:line-break/>me retrourna vers la ieune damoyselle, &amp; trouua moy%<text:line-break/>en subtil auecques layde d'icelle qu'ilz mõterent to<text:span text:style-name="T6">9</text:span><text:line-break/>deux sur vn cheual, &amp; sans qu'ilz fussent veuz se par2010<text:line-break/>tirent du chasteau du pere, puis quand ilz eurent lon%<text:line-break/>guement cheminé, ilz arrieurent en vn petit bourg,<text:line-break/>ou il y auoit vne grande assemblée de gens, au moyen<text:line-break/>de la frire du lieu. Adonc le gentil homme auecques<text:line-break/>sa Damoyselle arriuerent en vne hostellerie, &amp; illec<text:line-break/>au moyen de la <text:span text:style-name="T5">lasseté</text:span> de la ieune Damoyselle, fut ap%<text:line-break/>porté force boys, &amp; à lentrée de la table du potage &amp;<text:line-break/>autres choses. Et ainsi qu'ilz deuisoient ensemble, ar2010<text:line-break/>riuerent en l'hostellerie quatre mauuais garsons bri2010<text:line-break/>gans, lesquelz s'adressoient à l'hoste de leans, &amp; luy<text:line-break/>dirent qu'ilz auoient veu entrer leans vn ruffian qui<text:line-break/>auoit amené vne ribaul de auecques luy, l'hoste se def%<text:line-break/>fendit honnestement, &amp; à belles parolles il leur remõ%<text:line-break/><text:span text:style-name="_3c_pb_3e_">[f. p3v]</text:span><text:line-break/>stra qu'il cognoissoit le gentil homme &amp; que la Da2010<text:line-break/>moyselle estoit sa cousine, &amp; pource pria affectueu2010<text:line-break/><text:soft-page-break/>sement ses brigans d'eulx deporter de telles choses,<text:line-break/>mais les brigans n'en tindrent compte, &amp; en blasphe2010<text:line-break/>mant le nom de Dieu disoient que iamais ne parti2010<text:line-break/>roient du lieu qu'ilz n'eussent iouy à leur plaisir de<text:line-break/>la dame. Alors l'hoste de leans fist descendre le gen2010<text:line-break/>til homme à fin de parler à eulx, lequel apres plusi2010<text:line-break/>eurs doulces parolles fut contrainct mettre la main à<text:line-break/>l'espée, &amp; apres plusieurs coups ruez d'vne part &amp;<text:line-break/>d'autre, l'vn des quatre tira vn estoc vers le gentil hõ%<text:line-break/>me, duquel coup, le pauure gẽtil homme tomba tout<text:line-break/>royde mort contre les degrez, &amp; ses brigans monte2010<text:line-break/>rent en la chambre de la Damoyselle, &amp; rompirent<text:line-break/>l'huys, puis vindrent rudement à elle, &amp; luy dirent<text:line-break/>qu'il cõuenoit qu'elle fust viollée par chascun d'eulx<text:line-break/>l'vn apres l'autre, &amp; la bonne dame ploroit les sup2010<text:line-break/>pliant à deux genoulx de luy pardonner, mais elle ne<text:line-break/>gainnoit riens, &amp; tousiours la poursuyuoient en l'ap2010<text:line-break/>pellant paillarde, ribaulde, &amp; autres iniures luy di2010<text:line-break/>soient, dont elle estoit fort desconfortée, aussi qu'el2010<text:line-break/>le scauoit bien que son amy auoit esté tué pour elle,<text:line-break/>&amp; pource quand elle vit qu'il n'y auoit plus de reme2010<text:line-break/>de, elle les supplia qu'il n'y en eust qu'vn qui demou2010<text:line-break/>rast, &amp; que l'vn fust apres l'autre, &amp; ilz accorderent,<text:line-break/>&amp; pource la firent esl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plaisoit à Dieu qu'elle peust retourner en la maison<text:line-break/>de son pere, elle luy feroit donner mille escus, mais tel%<text:line-break/>les parolles ne luy proffiterent de reins, car le mes2010<text:line-break/>chant tendoit tousiours à paruenir au poinct de pail%<text:line-break/>lardise, &amp; iura qu'il iouiroit à l'heure de son corps, &amp;<text:line-break/>quand elle vit qu'il n'y auoit remede, elle pria le ruf2010<text:line-break/>fien de fermer les fenestres, ce qu'il accorda, cepen2010<text:line-break/>dant la pauure desollée tira de sa guaine vn petit cou%<text:line-break/>steau, dont elle se couppa la gorge, &amp; illec tomba tou%<text:line-break/>te roy de morte, dont le ruffien fut estonné, &amp; l'alla<text:line-break/>dire à ses compagnons. Ce pendant la iustice arriua<text:line-break/>leans, &amp; print ses mauldictz, dont ilz furent treshon%<text:line-break/>teusement pugnniz.</text:p>
      <text:h text:style-name="P14" text:outline-level="2"><text:soft-page-break/>❧ D'vn sergent qui fut trouué couché avec2010<text:line-break/>ques sa chambriere, &amp; comment<text:line-break/>il en fut mocqué.</text:h>
      <text:h text:style-name="P20" text:outline-level="3">Nouuelle. XCIX.</text:h>
      <text:p text:style-name="P2"><text:span text:style-name="lettrine6">E</text:span>N la ville de Troys fut iadis vn ser2010<text:line-break/>gent royal tresriche &amp; tresioyeulx<text:line-break/>aux dames, lequel fut amoureux de<text:line-break/>sa chambriere qui estoit ieune &amp; de<text:line-break/>bonne grace, &amp; pource la sollicita,<text:line-break/>tellement qu'en fin il obtint ce, dõt<text:line-break/>il l'auoit tant poursuyuie, &amp; continua iusques à ce<text:line-break/>qu'en certain iour il contrefist le malade, pour plus<text:line-break/>asseurement iouyr d'elle, &amp; sans que sa femme ne sen<text:line-break/>apperceut en aucuue maniere, &amp; pource il sẽ alla cou%<text:line-break/><text:span text:style-name="_3c_pb_3e_">[f. p4v]</text:span><text:line-break/>cher de bonne heure, &amp; commanda que lon le lais2010<text:line-break/>salt dormir à son ayse sans bruict ce qui fut faict, &amp;<text:line-break/>pource sa femme fist diligemment coucher tous ses<text:line-break/>gens sans mot dire, puis elle se coucha pres de luy. Or<text:line-break/>quand il fut l'heure de minuict, &amp; que le mignon ser%<text:line-break/>gent eut apperceu que sa femme reposoit, il se leua<text:line-break/>&amp; sen alla coucher auecques sa mignone la chambrie%<text:line-break/>re, &amp; s'efforca de toute sa puissance de faire son deb%<text:line-break/>uoir, en sorte qu'estant lassé de la besongne il sen dor%<text:line-break/>mit pres d'elle. Et quand la maistresse fut esueillée<text:line-break/>elle tasta si son mary estoit bien couuert &amp; s'il suoit<text:line-break/>point, mais elle ne le trouua pas, dont elle fut esba2010<text:line-break/>hie, &amp; pource elle appella sa chambriere, à fin de luy<text:line-break/>allumer de la chandelle, &amp; quand elle apperceut que<text:line-break/>la chambriere ne respondoit point, elle mesme se le2010<text:line-break/>ua de son lict &amp; alluma de la chandelle, ce faict s'en<text:line-break/>alla droict à la couchette pour appeller de rechef sa<text:line-break/>chambriere ou elle apperceut son mary qui ronfloit<text:line-break/>tresfort, &amp; tenoit la chambriere bien accollée. Alors<text:line-break/>ceste bonne dame fut mal cõtente, &amp; pource elle sen<text:line-break/>alla en l'autre chambre &amp; esueilla ses enfans &amp; serui%<text:line-break/>teurs, &amp; leurs monstra leur pere qui estroit couché a2010<text:line-break/>uec la chambriere, à fin que le lendemain ilz luy ser2010<text:line-break/>uissent de tesmoĩgs, puis les fist recoucher, &amp; elle mes%<text:line-break/>mes se coucha en son lict sans faire semblant d'auoir<text:line-break/>rien apeprceu de laffaire, Et quand fut au lendemain<text:line-break/>la femme donna le bon iour à son mary, &amp; luy de2010<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text:span text:style-name="reg">« </text:span>mon amy i'en suis tresaise, il vous fault pren2010<text:line-break/>dre quelque resiouyffance à fin que ne soyes plus ma%<text:line-break/><text:soft-page-break/>lade<text:span text:style-name="reg"> »</text:span>, <text:span text:style-name="reg">« </text:span>ie le veulx bien<text:span text:style-name="reg"> »</text:span> dist il. <text:span text:style-name="reg">« </text:span>Mais, dist la fẽme, si nous<text:line-break/>enuoyons querir ce iourdhuy' vostre filz &amp; vostre<text:line-break/>fille auecques deux ou trois voisins pour disner ceãs,<text:line-break/><text:span text:style-name="reg">« </text:span>ie le veulx bien dist il, faictes ainsi que l'entendrez<text:span text:style-name="reg"> »</text:span>.</text:p>
      <text:p text:style-name="P1">Adonc elle faict appareiller vne quãtité de gras chap%<text:line-break/>pons &amp; puis s'en alla chez son filz, qui estoit maryé<text:line-break/>&amp; l'inuita à disner auecques trois ou quatre bons gau%<text:line-break/>disseurs de ses voisins. Et quãd le disner fut appareil2010<text:line-break/>lé chascun se met à table selon sa dignité &amp; ioyeuse2010<text:line-break/>ment deuiserent de tous menuz propos a qui mieulx<text:line-break/>en compteroit, en telles ioyeuses deuises de la dame dist<text:line-break/>haultement à son mary. <text:span text:style-name="reg">« </text:span>Mon amy ie boy à vous<text:span text:style-name="reg"> »</text:span> : &amp;<text:line-break/>le mary la reme<text:span text:style-name="correctionTypo">r</text:span>cia. Et puis elle regardant sa cham2010<text:line-break/>briere, elle luy dist, <text:span text:style-name="reg">« </text:span>ma compagne ie boy à vous d'au2010<text:line-break/>si bon cueur que mon mary vous ayme<text:span text:style-name="reg"> »</text:span>. Adonc le ma%<text:line-break/>ry reprend sa femme &amp; luy dist, <text:span text:style-name="reg">« </text:span>dea mamye commẽt<text:line-break/>vous aduẽturez vous de parler ainsi, ne craignez vous<text:line-break/>point que la compagnie n'y pense à mal<text:span text:style-name="reg"> »</text:span>. <text:span text:style-name="reg">« </text:span>Vrayement<text:line-break/>dist la femme, mon amy ie les estime aussi bons com2010<text:line-break/>pagnons que vous &amp; croy que s'ilz auoient aussi bel2010</text:p>
      <text:p text:style-name="P1">le chambriere que vous qu'ilz n'en feroiẽt pas moins<text:line-break/>que vous auez faict ceste nuict, &amp; contreferoiẽt aus2010<text:line-break/>si bien le malade comme vous auez faict, à fin d'auoir<text:line-break/>occasion de coucher auecques leurs chambrieres cõ2010<text:line-break/>me vous auez faict<text:span text:style-name="reg"> »</text:span>. <text:span text:style-name="reg">« </text:span>Comment dist le sergent, mamye<text:line-break/>entẽdez vous bien ce que vous dictes<text:span text:style-name="reg"> »</text:span>. <text:span text:style-name="reg">« </text:span>Ouy certes dist<text:line-break/>elle, ceste nuict ie m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2010<text:line-break/>le estoit si fort endormie qu'elle ne me respondit &amp;<text:line-break/>fuz contraincte de me leuer &amp; aller allumer de la chã%<text:line-break/>delle, ce faict ie vous apperceuz couché auecques ce2010<text:line-break/>ste chambriere, dont ie ne fuz si marrie que si eussiez<text:line-break/>eu pire fortune. I'appellay lors voz seruiteurs &amp; voz<text:line-break/>enfans &amp; vous recogneurent, les voyla presens, demã%<text:line-break/>des leur s'ilz ne vous ont veu embrassant vostre chã2010<text:line-break/>briere<text:span text:style-name="reg"> »</text:span>. Et les enfans &amp; seruiteurs le certifierent cle2010<text:line-break/>rement, dont le sergent fut fort marry &amp; lors fut<text:line-break/>tresbien gaudy &amp; farcé de la compagnie. Toutes2010<text:line-break/>fois encores fut il si malheureux qu'apres le disner,<text:line-break/>il s'adressa à son filz aisné. Et confessant le faict, le<text:line-break/>requist de sauluer son honneur &amp; qu'il comptast a2010<text:line-break/>uecques sa chambriere &amp; la payast à son gré, car dist<text:line-break/>il ie scay que cy apres ie u'auré paix auecques ta<text:line-break/>mere.</text:p>
      <text:h text:style-name="P14" text:outline-level="2"><text:soft-page-break/>❧ Comment vng ieune escollier preserua<text:line-break/>la femme d'vn marchant, de rompre son<text:line-break/>mariage par les abstinences &amp; ieus2010<text:line-break/>nes qu'il fistr faire à la dicte femme,<text:line-break/>en quoy lescollier merita<text:line-break/>grandes louanges.</text:h>
      <text:h text:style-name="P20" text:outline-level="3">Nouuelle. C.</text:h>
      <text:p text:style-name="P1"><text:span text:style-name="_3c_pb_3e_">[f. p6r]</text:span></text:p>
      <text:p text:style-name="P2"><text:span text:style-name="lettrine7">E</text:span>N la ville de boulongne fut vng hõ%<text:line-break/>neste marchant frequentant sur la<text:line-break/>mer occeane ou par longues veilles<text:line-break/>il auoit acquis grandz thresors &amp;<text:line-break/>biens temporelz. Or aduint que e2010<text:line-break/>stant ia aagé de cinquante ans non<text:line-break/>maryé. Il vit vng iour les petis en2010<text:line-break/>fans de la ville qui faisoiẽt leurs mõstres publicques.</text:p>
      <text:p text:style-name="P1">Et donnant glire à leur pere dist. <text:span text:style-name="reg">« </text:span>Or voy<text:span text:style-name="correctionTypo"> </text:span>ie bien que<text:line-break/>l'hõme est trop plus heureux soy maryer &amp; auoir en2010<text:line-break/>fans que acquerir biẽs tẽporelz seulemẽt, qui sont tãt<text:line-break/>difficiles à garder, si ie me fusse lõg tẽps à maryé ain2010<text:line-break/>si que autres fois mes amys me l'auoiẽt persuadé ie eus%<text:line-break/>se des beaulx enfans dont i'eusse plaisir maintenãt.<text:span text:style-name="reg"> »</text:span> Et<text:line-break/>deslors eut vouloir de trouuer femme, ce qu'il fist &amp;<text:line-break/>espousa l'vne des plus sages mieulx cõduicte de<text:span text:style-name="correctionTypo"> </text:span>tou%<text:line-break/>te la cõté, de laquelle en bref il eust enfans. Or aduint<text:line-break/>que le marchãt eut de retourner sur la mer prof%<text:line-break/>fiter &amp; cognoissant la fragilité des femmes, luy dist.<text:line-break/><text:span text:style-name="reg">« </text:span>Mamye il me cõuient pour quelque tẽps encores me<text:line-break/>remettre sur la mer que i'ay long tẽps à, accoustumé,<text:line-break/>ne vous souciez ie vo<text:span text:style-name="T6">9</text:span> laisse tous mes biẽ, ie vo<text:span text:style-name="T6">9</text:span> prie<text:line-break/>d'en disposez cõme bõne mesnagere, il cõuiẽt que vo<text:span text:style-name="T8">9</text:span><text:line-break/>occuper vostre esprit de peur de malle pẽsée vous ex2010<text:line-break/>ercerez telle marchãdise ou vous pourrez profitez. Et<text:line-break/>pour ce qu'il seroit difficiele que vo<text:span text:style-name="T6">9</text:span> pussiez vous cõ%<text:line-break/>tenir sãs auoir quelques attaĩctes du peché de la chair<text:line-break/>veu vostre ieunesse, ie vo<text:span text:style-name="T6">9</text:span> prie que si tel vouloir vous<text:line-break/>aduiẽt vous choisissez vng hõme secret auecques le2010<text:line-break/>quel puissiez passer vostre ieunesse sãs vo<text:span text:style-name="T6">9</text:span> habãdõner<text:line-break/><text:span text:style-name="_3c_pb_3e_">[f. p6v]</text:span><text:line-break/>à tant de gens comme font plusieurs meschantes fem%<text:line-break/>mes du pays qui vous seront exemple à fin que ne fa2010<text:line-break/>ciez cõme elles, cognoissant que par tout ilz en sont<text:line-break/>diffamées<text:span text:style-name="reg"> »</text:span>. Ces parolles finies, la pauure ieune fem%<text:line-break/>me se palma à force de plorer tendrement, &amp; dist à<text:line-break/>son amy. <text:span text:style-name="reg">« </text:span>Mõ amy ie vous prie ne vueillez me estimer<text:line-break/>telle que ie puisse mettre mon amytié auecques au2010<text:line-break/>tre, pour mourir ie ne le vouldroye faire, &amp; vous iure<text:line-break/>ma foy que iamais ne m'aduiendra telle fortune.<text:span text:style-name="reg"> »</text:span> A2010<text:line-break/><text:soft-page-break/>pres ces responces le marchant print congé d'elle &amp;<text:line-break/>se met sur mer, d'ou il ne reuint de deux ans, ce pen2010<text:line-break/>dant plusieurs ieunes marchans de la ville s'en alloiẽt<text:line-break/>en sa bouticque pour la pẽser seduire &amp; iouir de son<text:line-break/>amytié (car elle eftoit <text:span text:style-name="erreurTypo">r</text:span><text:span text:style-name="correctionTypo">t</text:span>resbelle &amp; ieune) mais ilz n'y<text:line-break/>gaigerent riens. Or au bout des deux ans, la bonne<text:line-break/>dame aduisa vng ieune homme nouuellemeut reue2010<text:line-break/>nu des escolles, lequel passoit souuent par le logis.<text:line-break/>Et pour sa beaulté &amp; bonne grace, considerant qu'el%<text:line-break/>le ne pouuoit plus soy consentir, &amp; ayant souuenan2010<text:line-break/>ce des parolles de son mary, elle en fut fort ferue de<text:line-break/>son amytie, &amp; toufiours la bonne dame espioit l'heu%<text:line-break/>re que le ieune homme debuoit passer par la, allant<text:line-break/>ou retournant de sa maison, &amp; lors elle se prefentoit<text:line-break/>a luy pour le faluer. mais il nen farfoit grand compte<text:line-break/>ce qui plus la tourmentoit, &amp; quãt elle sentit son feu<text:line-break/>si fort embrazé, qu'elle ni pouuoit plus resister :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text:span text:style-name="reg">« </text:span>monsieur ie vous prie de me fai2010<text:line-break/>re tant de bien, que par vous mon fait ne soit reuellé<text:span text:style-name="reg"> »</text:span>,<text:line-break/>&amp; le ieune homme luy promist que non feroit il, adõc<text:line-break/>la dame cõsiderant l'honnestete du personnage plus<text:line-break/>hardiment elle luy compta, comment elle estoit ma2010<text:line-break/>riée a vn des plus riche marchant de la ville lequel<text:line-break/>prenant congé d'elle pour aller sur mer luy pria que<text:line-break/>si elle estoit quelquesfois perfecutée du peché de lu2010<text:line-break/>xure &amp; qu'elle n'y peust resister,il luy fouuint d'eslire<text:line-break/>vng home loyal, sans plus, auecques lequel elle pour2010<text:line-break/>roit passer sa ieunesse. Et pour ce que des long temps<text:line-break/>elle lauoit cogneu si modeste, luy pria s'il n'en auoit<text:line-break/>une autre qu'il luy pleust la secourir en sa necessité<text:line-break/>&amp; il cognoistroit qu'elle luy feroit tresloyaile &amp; s'il<text:line-break/>auoit affaire de quelque chose qui fuft en la maison,<text:line-break/>il n'en seroit esconduit. Et le ieune homme regarda<text:line-break/>ceste ieune femme, considerant qu'elle n'auoit enco2010<text:line-break/>res offencé en la loy de maryage, pensa en foy qu'il ne<text:line-break/>seroit encores celluy qui la laisseroit offencer &amp; qu'il<text:line-break/>y remediroit bien. Adonc luy dift. <text:span text:style-name="reg">« </text:span>Ma dame ie vous<text:line-break/>promez qu'oncques ne m'aduint telle bonne aduen2010<text:line-break/>ture &amp; seroys bien marry que ie n'en fiffe mon deb2010<text:line-break/>oir vous affeurant que me congnoistrez celluy que<text:line-break/>desires trouuer. Toutesfois il reste vng poinct qui<text:line-break/>m'est trefennuyeulx &amp; me desplaist qu'il faille que<text:line-break/>le sachez<text:span text:style-name="reg"> »</text:span>. <text:span text:style-name="reg">« </text:span>Et quoy<text:span text:style-name="reg"> »</text:span> dist la dame. <text:span text:style-name="reg">« </text:span>Cest dist il, qu'il y a<text:line-break/>vng an que i'estoye en la ville d'Orleans estudiant ou<text:line-break/>il y eut quelque mutinerie d'escoliers &amp; plusieurs<text:line-break/><text:soft-page-break/>d'iceulx tuez &amp; pource qu'il y auoit en la compa2010<text:line-break/>gnie des mutins, aucuns de mes compagnons auec2010<text:line-break/><text:span text:style-name="_3c_pb_3e_">[f. p7v]</text:span><text:line-break/>ques lesquelz ie fuz trouué, lon me mena prisõnier &amp;<text:line-break/>lors ie fiz veu à dieu que fi ie pouuois eschapper des<text:line-break/>mains de iustice que ie ieuneroye vng an au pain &amp; à<text:line-break/>leaue, ce que i'ay commencé à faire &amp; reste encores<text:line-break/>quarante iours. Et pource que le temps est long s'il<text:line-break/>vous plaifoit me ayder &amp; ieusner seullement quinze<text:line-break/>iours au pain &amp; eaue, i'espererois vous faire tous les<text:line-break/>feruices du monde.<text:span text:style-name="reg"> »</text:span> A lors la dame, qui estoit si fort<text:line-break/>rauie de lamytié du ieune homme luy accorda. Et<text:line-break/>ainsi s'en partirent l'vn d'auecques l'autre. Le ieune<text:line-break/>hõme retourna au bout des .viii. iours, &amp; trouua sa da%<text:line-break/>me encores perfeuerant en telle amytié, dõt il ne dist<text:line-break/>mot. Et quand ce fut au douziesme elle le manda en<text:line-break/>sa maison &amp; il y vint &amp; la trouua tres debilitée en f<text:span text:style-name="T5">õ<text:line-break/>lict</text:span>. Laquelle luy dist, <text:span text:style-name="reg">« </text:span>dea mon amy ie voys que ie ne<text:line-break/>puis plus accomplir vostre veu &amp; vous affeure que ie<text:line-break/>fuis maintenant si fort refroidie qu'il ne m'est possi2010<text:line-break/>ble penser en choe quelconques.<text:span text:style-name="reg"> »</text:span> Alors le ieune ho%<text:line-break/>me luy dist. <text:span text:style-name="reg">« </text:span>Ma dame ie vous ay par ces moyẽs aprins<text:line-break/>cõment vous resisterez aux tentations du mõde pour<text:line-break/>ce que lon vous, baille maintenant de la chair &amp; fai2010<text:line-break/>ctes bonne chere. Et lors qu'aurez enuie de ce dont<text:line-break/>vous m'auiez requis ie vous prie de ieusner &amp; croyez<text:line-break/>que l'ennemy n'aura puissance sur vous.<text:span text:style-name="reg"> »</text:span> Trois moys<text:line-break/>apres le bon mary reuint de sa marchandise &amp; trou2010<text:line-break/>ua la femme toute mesgre &amp; fort alengorée, dont il<text:line-break/>s'estonna fort &amp; lenquist dont procedoit telle lan2010<text:line-break/>gueur. Et elle luy cõpta toute l'histoire comment el2010<text:line-break/>le s'estoit iadis gouuernée à son absence &amp; comment<text:line-break/>elle auoit requis le ieune homme &amp; de l'execution<text:line-break/><text:span text:style-name="_3c_pb_3e_">[f. p8r]</text:span><text:line-break/>comme i'ay dict cy deuant. Quand le mary eut enten%<text:line-break/>du cefaict il loua dieu &amp; la vierge marie de ce faict &amp;<text:line-break/>deflors delaissa son train &amp; adhera iusques à la mort<text:line-break/>auecques sa femme. Et recompensa tresbien le ieune<text:line-break/>escollier lequel il fift creer iuge du lieu &amp; l'aduanca<text:line-break/>de ses deniers.</text:p>
      <text:h text:style-name="P14" text:outline-level="2"><text:soft-page-break/>❧ De la cautelle d'vne femme qui enferma vug petit<text:line-break/>asne au lieu de son amy, que son mary auoit<text:line-break/>enfermé pour la diffamer enuers ses<text:line-break/>parens &amp; de lyffue de l'afne.</text:h>
      <text:h text:style-name="P20" text:outline-level="3">Nouuelle. CI.</text:h>
      <text:p text:style-name="P2"><text:span text:style-name="lettrine5">E</text:span>S pays de Braban &amp; Conte de hainault<text:line-break/>me fut cõpté vne histoire veritable par<text:line-break/>aulcuns d'iceulx qui y furent presens au<text:line-break/>ieu, &amp; fut tel, en certaine ville de hai2010<text:line-break/>nault fut vne ie une marchande, laquel2010<text:line-break/>le pour les longues absences de son mary s'amoura<text:line-break/>d'vn ieune clerc d'eglise &amp; tant continua que les voi%<text:line-break/>sins s'en apperceurent &amp; pource quant le mary fut<text:line-break/>de retour, l'vng d'iceulx qui estoit de sa parenté l'en<text:line-break/>aduertit &amp; luy dist qu'il y print garde pour son hon2010<text:line-break/>neur. Et pource le mary fut fort marry &amp; delibera<text:line-break/>d'en faire vne fin &amp; extirper ceste mauuaise entrepri%<text:line-break/>se &amp; ne se garda oncques d'en aduertir sa femme &amp;<text:line-break/>luy dist qu'elle s'en gardaft si elle vouloit, car ou il la<text:line-break/>pourroit suprẽdre qu'elle ne mourroit d'aultre main<text:line-break/><text:span text:style-name="_3c_pb_3e_">[f. p8v]</text:span><text:line-break/>que de la sienne. Or pour abreger, peu de temps apres<text:line-break/>ce mary fift acroyre a sa femme qu'il s'en alloit de2010<text:line-break/>hors &amp; ne debuoit estre de retour plus tost que huict<text:line-break/>iours, mais il nalla pas loing,car incontinent il mist<text:line-break/>le pied à terre &amp; logea son cheual à certaine hostelle2010<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menoit par la rue<text:line-break/>gettant toufiours l'oeil aux fenestsres de la maison,ce<text:line-break/>que le mary veoit bien, lequel quand il eut assez en2010<text:line-break/>duré, il s'en alla vers le clerc &amp; luy dist, <text:span text:style-name="reg">« </text:span>monsieur il y<text:line-break/>a long temps que ie vous guettoye icy,ma maistresse<text:line-break/>ma dit que ie vous meine au logis &amp; qu'elle reuiẽdra<text:line-break/>incontinent.<text:span text:style-name="reg"> »</text:span> Le clerc estimant que ce mary fuft le ser%<text:line-break/>uiteur de leans le creut &amp; le suyuit &amp; le mary le me2010<text:line-break/>na en vne chambre de derriere &amp; luy dist mõsieur en<text:line-break/>attendant &amp; de peur que mon maistre ne vienne &amp; il<text:line-break/>vous trouue, il vaudroit mieulx que vous entrez de2010<text:line-break/>dans ce coffre &amp; ie vous enfermeray leans, il n'y a que<text:line-break/>moy qui ait la clef, i'espere que vous ferez en feureté,<text:line-break/>le clerc le croyoit &amp; se laissa enfermer par le mary. A%<text:line-break/>donc ce mary fort de la maison &amp; dist à son voisin<text:line-break/>que le rat estoit prins &amp; luy compta tous les moyens<text:line-break/>qu'il auoit trouuez, puis s'en alla par deuers tous les<text:line-break/>parens de sa femme les prier incontinent se trouer en<text:line-break/><text:soft-page-break/>sa maison. Cependant sa dame s'en alla en ceste chã2010<text:line-break/>bre de derriere pour chercher quelque chose qu'elle<text:line-break/>auoit esgaré. Et quãd le pauure prifonnier l'eut en2010<text:line-break/><text:span text:style-name="_3c_pb_3e_">[f. q1r]</text:span><text:line-break/>tendu, il la pria de luy ouurir le coffre, &amp; elle qui ne <text:line-break/>scauoit riens de cela, elle fut fort estõnée, &amp; cogneut<text:line-break/>bien que son mary auoit faict le tour pour la cuyder<text:line-break/>surprendre. Adonc legierement elle se mist en peine<text:line-break/>de chercher quelque vieilles clefz qu'elle essaya, &amp; <text:line-break/>de fortune elle en trouua l'vne, dont elle deserra le<text:line-break/>prisonnier, lequel fut tresayse, &amp; apres l'auoir quel%<text:line-break/>que foys sécouée, il voulut sen aller, &amp; lors la dame<text:line-break/>luy qu'ille esperoit auioirdhuy mourir s'ilz ne<text:line-break/>trouuoient ensemble quelque expedient pour met2010<text:line-break/>tre au lieu. <text:span text:style-name="reg">« </text:span>Et que pourriõs nous mettre<text:span text:style-name="reg"> »</text:span> dist leclerc,<text:line-break/><text:span text:style-name="reg">« </text:span>dea ie ne scay, dist la dame, sinon que nous y mestions<text:line-break/>nostre petit asnon qui est leans en lestable.<text:span text:style-name="reg"> »</text:span> Cela fut<text:line-break/>trouué bon, &amp; le mirent soubdainement dedans, puis<text:line-break/>refermerent le coffre, &amp; le mignon sen alla legiere2010<text:line-break/>ment sans mot dire. Qnand les parens surent tous as%<text:line-break/>semblez, le mary leur dist. <text:span text:style-name="reg">« </text:span>Or sa mes amys ie vous di2010<text:line-break/>ray qui me meine de vous appeller à ceste heure, voy2010<text:line-break/>la ma femme qui me faict par chascun iour des tours<text:line-break/>villains &amp; desloyaulx, &amp; pource ie vous declare que<text:line-break/>ie ne vueil plus d'elle.<text:span text:style-name="reg"> »</text:span> <text:span text:style-name="reg">« </text:span>Comment dist le pere ie ne pen%<text:line-break/>se pas que ma fille vous ayt faict vitupere, vouldriez<text:line-break/>vous bien entreprendre à le veriffier.<text:span text:style-name="reg"> »</text:span> <text:span text:style-name="reg">« </text:span>Ouy dea dist le<text:line-break/>mary tout presentement, voyla telz &amp; telz voysins<text:line-break/>qui m'ont affermé qu'en mon absence ilz ont veu vn<text:line-break/>tel clerc d'Eglise qui ne bouge de ma maison, &amp; sca2010<text:line-break/>uent bien qu'il y à des amytiez ensemble, ie l'ay vou2010<text:line-break/>lu esprouuer, &amp; ce iourdhuy ii'ay trouué ce clerc qui<text:line-break/>ce pourmenoit alentour de ma maison, &amp; ay contre2010<text:line-break/>faict du seruiteur de ceans, &amp; l'au amené moymes2010<text:line-break/><text:span text:style-name="_3c_pb_3e_">[f. q1v]</text:span><text:line-break/>mes, &amp; ma suiuy liberement, &amp; puis ie l'ay enfermé<text:line-break/>en vne huche qui est la derriere.<text:span text:style-name="reg"> »</text:span> Alors la dame com2010<text:line-break/>penca à plorer, iurer &amp; affermer que oncques elle ne<text:line-break/>pensa à ce dont le mary l'auoit accusée, &amp; qu'elle ay2010<text:line-break/>meroit mieulx estre morte, requerant à son pere &amp;<text:line-break/>mere que si telle chose estoit veritable que presente2010<text:line-break/>ment lon luy couppast la teste, &amp; endureroit la mort<text:line-break/>patienmment. Quand le mary vit qu'elle estoit osti2010<text:line-break/>née, il luy dist, <text:span text:style-name="reg">« </text:span>veulx tu que ie te monstre presente2010<text:line-break/>ment ton meschant<text:span text:style-name="reg"> »</text:span>, <text:span text:style-name="reg">« </text:span>ie n'ay dist elle point de meschãt<text:line-break/>ceulx qui vous ont dict telles parolles, sont plus mes2010<text:line-break/>chans que moy.<text:span text:style-name="reg"> »</text:span> Alors le mary mena toute la comp2010<text:line-break/>gnie en larriere chambre, &amp; dist à sa femme qu'elle<text:line-break/>fist ouuerture de ce coffre, &amp; elle respondit qu'elle<text:line-break/>n'auoit la clef, mais qu'elle scauoit bien qu'il l'auoit<text:line-break/><text:soft-page-break/>Alors le mary dist. <text:span text:style-name="reg">« </text:span>Or<text:span text:style-name="correctionTypo"> </text:span><text:span text:style-name="T5">sa</text:span> messieurs ie vous prie de me<text:line-break/>vouloir ayder à ceste heure, &amp; que de ce meschant<text:line-break/>qui est dedans ce coffre soit faicte execution, &amp; que<text:line-break/>nous ne faillons pas à le tuer<text:span text:style-name="reg"> »</text:span>, chascun si accorda, &amp;<text:line-break/>estoient trestous à lentour du coffre lespée en main<text:line-break/>pour tuer le pauure clerc s'ilz l'eussent rencontré. Et<text:line-break/>quand ce coffre fut ouuert, &amp; que les assistans eus2010<text:line-break/>sent trouué cest anne, ce fut lors à crier apres le ma2010<text:line-break/>ry, lequel ilz cuyderent bien tuer. Ie obmettray tou2010<text:line-break/>tes les iniures qu'il receut du pere, de la mere, seurs<text:line-break/>freres &amp; cousins de la femme &amp; le contraignirent à <text:line-break/>demander pardon à sa femme, la quelle depuis il n'oza<text:line-break/>suspiciõner &amp; aussi la pauurete depuis ne voulut rei2010<text:line-break/>tirer sa mauuaise vie, au moyen de quoy le mary ne<text:line-break/><text:span text:style-name="_3c_pb_3e_">[f. q2r]</text:span><text:line-break/>voisins n'eussent eu occasion en apres de l'accuser</text:p>
      <text:h text:style-name="P14" text:outline-level="2">❧ De la ruze d'vne hostesse de Callais &amp; cõ2010<text:line-break/>ment elle fut congneue par le moyen d'vng<text:line-break/>anneau trouué dedans son lict par l'vn<text:line-break/>de ses amoureux</text:h>
      <text:h text:style-name="Heading_20_3" text:outline-level="3">Nouuelle. CII.</text:h>
      <text:p text:style-name="P9">£</text:p>
      <text:p text:style-name="P2"><text:span text:style-name="lettrine9">A</text:span>Duint au pays de Callais que<text:line-break/>deux gentilz hommes fort<text:line-break/>familliers logerent ensem2010<text:line-break/>ble en vne hostellerie, lors<text:line-break/>qu'il fut parlementé auec2010<text:line-break/>ques les anglois pour rendre<text:line-break/>Callais en l'obeissance du<text:line-break/>Roy de France. L'hostesse<text:line-break/>de leans estoit si belle &amp; de si<text:line-break/>bonne grace que de ses deux gentilzhommes en fu2010<text:line-break/>rent amoureux &amp; pour telles choses se deffioiẽt l'vn<text:line-break/>de l'autre, car l'vng vouloit que son compagnon ne<text:line-break/>sceust son accointance &amp; l'amour qu'il auoit en elle.<text:line-break/>Or aduint que les deux gentilz hommes eurent assez<text:line-break/>longuement attendu &amp; songé &amp; requise ladicte ho2010<text:line-break/>stesse tant belle &amp; tant honneste, à fin d'obtenir la<text:line-break/>iouyssance d'elle accorda au premier<text:span text:style-name="erreurTypo">.</text:span> &amp; luy dist <text:span text:style-name="reg">« </text:span>mon<text:line-break/>amy ce iourdhuy mon mary s'en ira au guet &amp; ne<text:line-break/><text:span text:style-name="_3c_pb_3e_">[f. q2v]</text:span><text:line-break/>reuiendra qu'il ne soit mi<text:span text:style-name="erreurTypo">u</text:span><text:span text:style-name="correctionTypo">n</text:span>uict, pource vous vien%<text:line-break/>drez coucher auecques moy iusques à ladicte heur<text:span text:style-name="lettre_5f_suscrite">e</text:span><text:line-break/>&amp; accomplirons noz desirs<text:span text:style-name="reg"> »</text:span>, dont ce gentil homm<text:span text:style-name="lettre_5f_suscrite">e</text:span><text:line-break/>fut tres#ayse. Et quand le second fut venu par deuer<text:span text:style-name="lettre_5f_suscrite">s</text:span><text:line-break/>elle pour obtenir en ce qu'il l'auoit requise, elle luy<text:line-break/>dist. <text:span text:style-name="reg">« </text:span>Mon amy ie vous asseure qu'à l'heure de minuict<text:line-break/><text:soft-page-break/>mon mary partira pour aller au guet, venez vn peu a2010<text:line-break/>pres l'heure &amp; ie vous laisseray accomplir vostre de2010<text:line-break/>sir<text:span text:style-name="reg"> »</text:span>, il si accorda voluntiers, &amp; la minuict venue le pre%<text:line-break/>mier se mist en debuoir d'aller vers l'hostesse à fin<text:line-break/>d'accomplir son desir, &amp; de fortune quand ilz furent<text:line-break/>couchez ensembre, il se ioua tant auecque sa dame,<text:line-break/>que imprudẽment il laissa tomber de son doid vn sin%<text:line-break/>gulier dyamãt enchassé en vn anneau d'or, puis quãd<text:line-break/>minuict fut frappé, il se leua de son lict, &amp; secrette2010<text:line-break/>ment se retira en sa chambre. Ce pendant l'autre se<text:line-break/>mist en debuoir d'aller vers sa dame, &amp; de fortune ilz<text:line-break/>se rencontrerent, mais la nuict estoit si obscure que ce%<text:line-break/>luy qui sortoit de la chambre pensoit de l'autre que<text:line-break/>ce fust le mary qui reuenoit du guet, &amp; celuy qui vou%<text:line-break/>loit entrer en ladicte chambre , pensoit aussi de son<text:line-break/>compagnon que ce fust l'hoste qui allast au guet, ain2010<text:line-break/>si furent tous deux contens ,&amp; quand le second fut in%<text:line-break/>troduict leans, il se resiouyst fort auecques la dame, &amp;<text:line-break/>ainsi quilz se chatouilloient l'vn l'autre, ce ieune gen%<text:line-break/>til homme trouua vn anneau qu'il mist en son doid<text:line-break/>&amp; apres la nuict passée, il sen partit de la chambre.<text:line-break/>Troys ou quatre iours apres, le premier gentil hõme<text:line-break/>se complaignoit fort à son hostesse, &amp; à autres fami2010<text:line-break/>liers de la maison de ce qu'il auoit perdu vn anneau<text:line-break/><text:span text:style-name="_3c_pb_3e_">[f. q3r]</text:span><text:line-break/>ou estoit enchassé vn dyamãt, mais il n'en peut auoir<text:line-break/>nouuelles, dont il estoit fort fasché. Vn iour aduint<text:line-break/>que les deux gentilz hommes estoient ensembre, &amp; le<text:line-break/>premier aduisa son anneau à son compagnon, adonc<text:line-break/>il luy dist que tel anneau luy appartenoit, mais l'au2010<text:line-break/>tre luy desnya tres#vertueusement. Le premier perse2010<text:line-break/>euroit tousiours &amp; luy donnoit les anseignes assez<text:line-break/>euidentes, mais l'autre ny vouloit entendre. En fin<text:line-break/>ilz se submirent en l'arbitrage de l'hoste, &amp; autres il2010<text:line-break/>lec presens, &amp; le premier persistoit tousiours que tel<text:line-break/>anneau estoit à luy. L'autre au contraire dist qu'il<text:line-break/>estoit impossible qu'il eust perdu ou il l'auoit trou2010<text:line-break/>ué, car dist il <text:span text:style-name="reg">« </text:span>ie l'ay trouué dedans le lict d'vne voy2010<text:line-break/>sine d'icy pres, laquelle me donna à entendre que son<text:line-break/>mary alloit au guet, la nuict &amp; debuoit partir vng<text:line-break/>bien peu deuant minuict<text:span text:style-name="reg"> »</text:span>, &amp; l'autre ne voulut riens<text:line-break/>dire de ce, car il scauoit bien qu'il n'auoit couché a2010<text:line-break/>uecques autre femme qu'auecques son hostesse. A<text:line-break/>ceste cause l'hoste adiugea à luy cest anneau, &amp; le len%<text:line-break/>demain les parties furent autre part, &amp; ainsi qu'ilz<text:line-break/>disputoient de lanneau, le second dist que tel iour il <text:line-break/>auoit trouué lanneau au lict de son hostesse, &amp; le pre%<text:line-break/>mier dist que tel iour, depuis neuf heures iusques à <text:line-break/>minuict, il auoitr couché auecques elle, ou il auoit per%<text:line-break/>du ledict anneau, aux anseignes qu'elle auoit deux<text:line-break/><text:soft-page-break/>poireaulx deux espaulles, &amp; quel les draps estoiẽt<text:line-break/>fraiz, ce que le second creut, &amp; pource luy rendit son<text:line-break/>anneau apres confrontations faict, s<text:span text:style-name="correctionTypo">o</text:span>n l'hostesse qui<text:line-break/>confessa la verité.</text:p>
      <text:p text:style-name="P1"><text:span text:style-name="_3c_pb_3e_">[f. q3v]</text:span></text:p>
      <text:h text:style-name="P14" text:outline-level="2">❧ D'vn chanoyne qui inuita quatre de ses compa2010<text:line-break/>gnons à disner d'vn gros cochon, &amp; com2010<text:line-break/>ment il leur presenta vne grosse piece<text:line-break/>de lard gras au lieu, &amp; mangea le<text:line-break/>soupper des autres.</text:h>
      <text:h text:style-name="P20" text:outline-level="3">Nouuelle. CIII.</text:h>
      <text:p text:style-name="P2"><text:span text:style-name="lettrine6">F</text:span>V t en la ville de Beaulne vng tres2010<text:line-break/>facetieux chanoyne, lequel ne pre2010<text:line-break/>noit autre soing sinon pour <text:span text:style-name="T5">chercer</text:span><text:line-break/>ses compagnons. Or auoit il le renõ<text:line-break/>de faire tousiours bonne chere, &amp;<text:line-break/>manger des meilleures morceaulx.<text:line-break/>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2010<text:line-break/>leans, &amp; de leur faire manger d'vn gras cochon, dont<text:line-break/>ses confraires furent trescontens, &amp; pource firent ap%<text:line-break/>porter leurs pars &amp; portions qui estoient tres bon2010<text:line-break/>nes, &amp; quand le maistre chanoyne vit les bonnes vian%<text:line-break/>des que les autres auoient apportées, il fut tresayse,<text:line-break/>&amp; ce pendant que les autres deuisoient à la table at2010<text:line-break/>tendant le gras cochon il se repeu tresbien d'icelles,<text:line-break/>puis dist à ses seruiteurs qu'ilz fissent tout oster, par%<text:line-break/>ce que les autres ne mangeoient plus. Alors l'vn des2010<text:line-break/>dictz chanoynes commenca à dire. <text:span text:style-name="reg">« </text:span>Comment mon2010<text:line-break/>sieur, ou est le gras cochon que vous nous auiez pro2010<text:line-break/><text:span text:style-name="_3c_pb_3e_">[f. q4r]</text:span><text:line-break/>mis.<text:span text:style-name="reg"> »</text:span> <text:span text:style-name="reg">« </text:span>Ha dist le maistre, ie l'auoye oublié<text:span text:style-name="reg"> »</text:span>, &amp; inconti2010<text:line-break/>nẽt fist apporter ce qui estoit appareillé pour son dis%<text:line-break/>ner. Et lors fut mis sur table vne large piece de lard<text:line-break/>gras, &amp; le maistre leur iura que c'estoit d'vn ieune<text:line-break/>gorret le plus gras qui fust oncques, &amp; ainsi frustra<text:line-break/>ses compaignons de leur disner, qui pour ce iour fu2010<text:line-break/>rent contrains attendre iusques au soupper, ce ne fut<text:line-break/>toutesfois sans iniurier le maistre chanoyne, lequel<text:line-break/>leur dist qu'il engressoit de maledictions &amp; s'en moc2010<text:line-break/>qua tres bien deulx mesmes.</text:p>
      <text:h text:style-name="P14" text:outline-level="2"><text:soft-page-break/>❧ De la cautelle d'vne Damoyselle pour faire iouyr<text:line-break/>son amy de lamoureuse distribution en<text:line-break/>la presence du mary qui te2010<text:line-break/>noit la teste à sa femme<text:line-break/>pendant qu'on luy<text:line-break/>faisoit sa beson2010<text:line-break/>gne.</text:h>
      <text:h text:style-name="P20" text:outline-level="3">Nouuelle. CIIII.</text:h>
      <text:p text:style-name="P2"><text:span text:style-name="lettrine6">E</text:span>N la ville dangiers fut depuis na2010<text:line-break/>gueres vne bonne Damoyselle, la-<text:line-break/>quelle estant conuiée auecques son<text:line-break/>mary, à certain bancquet fut cour2010<text:line-break/>toisement entretenue par vn escol2010<text:line-break/>lier de bõne maison de Paris, lequel<text:line-break/><text:span text:style-name="_3c_pb_3e_">[f. q4v]</text:span><text:line-break/>fist tant qu'il obtint d'icelle la grace &amp; promesse de<text:line-break/>coucher la nuict mesmes auecques elle &amp; pource elle<text:line-break/>luy dist, <text:span text:style-name="reg">« </text:span>iay mon mary qui m'est vng peu fascheux &amp;<text:line-break/>doubte que s'il me veoit longuement auecques vous<text:line-break/>qu'il ne pense que vous me requeriez de cecy. Mais ie<text:line-break/>vous diray, il fault que vous vous offriez à nous con%<text:line-break/>duire iusques à nostre hostel &amp; ie prieray mon mary<text:line-break/>qu'il vous retiẽne à coucher au logis &amp; que vous au2010<text:line-break/>rez assez place auecques mon enfant en ma chambre<text:line-break/>ce qu'il fera &amp; ne fault que vous vous laissiez long<text:line-break/>temps prier. Quand ie seray couchée incontinent 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text:span text:style-name="reg"> »</text:span>, lescollier s'y accorda. Ainsi quand<text:line-break/>l'heure fut venue, qu'ils s'en failloit retirer, l'escollier<text:line-break/>s'ingera tres fort de aller conduire le mary de ceste da%<text:line-break/>moyselle &amp; cependant la femme fist tant enuers son<text:line-break/>dict mary qu'il retint au coucher ledict escollier<text:line-break/>lequel s'en fist quelque peu prier &amp; toutesfois demou%<text:line-break/>ra à toutes fins &amp; de son bon gré, &amp; luy fut faicte la<text:line-break/>collation honneste, puis fut conduict iusques en l'ar2010<text:line-break/>riere chambre pour coucher auecques son enfant.</text:p>
      <text:p text:style-name="P1">Or fault entẽdre que l'huis d'icelle ne fermoit point<text:line-break/>en sorte que sans empeschement lon pouuoit aller<text:line-break/>d'vne chambre en l'autre &amp; oyoit on d'vne desdictes<text:line-break/>chambres ce qui estoit faict en l'autre. Et quand vn2010<text:lin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2010<text:line-break/><text:soft-page-break/>uoit se garder de dormir. Adonc quãd la damoysel2010<text:line-break/>le vit que son mary estoit si fort matte &amp; endormy,<text:line-break/>elle toussa pour la premiere fois, à quoy l'escollier le2010<text:line-break/>uoit les oreilles. Et finablement quand la damoysel2010<text:line-break/>le apperceut que son mary ne pouuoit plus veiller el2010<text:line-break/>le toussa de rechef &amp; le compagnõ se leua du lict tout<text:line-break/>doulcement sans faire bruict &amp; s'en alla à la ruelle du<text:line-break/>lict de sa damoyselle ou elle l'attendoit &amp; illec les a2010<text:line-break/>mans accomplirent tresioyeusement leurs desirs par<text:line-break/>ou quatre fois sans que le mary s'en eueillast, com2010<text:line-break/>bien qu'il eust tousiours l'vne de ses mains sur le frõt<text:line-break/>de sa femme, ce faict le cõpagnon se retira en son lict.<text:line-break/>Et quand fut au lendemain le mary se leua &amp; se com2010<text:line-break/>plaignoit fort de ce qu'il n'auoit reposé au moyen de<text:line-break/>la maladie de sa femme, dont l'escollier fut ioyeux<text:line-break/>scachant par la, qu'il n'auoit esté aperceu.</text:p>
      <text:h text:style-name="P14" text:outline-level="2">❧ De celluy qui fist faire l'esprit pour per2010<text:line-break/>suader à sa femme de vendre<text:line-break/>sa maison.</text:h>
      <text:h text:style-name="P20" text:outline-level="3">Nouuelle. CV.</text:h>
      <text:p text:style-name="P2"><text:span text:style-name="lettrine5">E</text:span>N la ville d'Orleans, fut puis nagueres<text:line-break/>vn bon citoyen, lequel auoit employé<text:line-break/>la plus grande partie de son tẽps à boi2010<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2010<text:line-break/>eurs deniers. Et pource qu'il n'auoit aulcun moyen<text:line-break/>pour y satisfaire, sinon vendre vne maison ou il e2010<text:line-break/>stoit demourant estant du bien patrimonial de sa fẽ2010<text:line-break/>me. Il solicita plusieurs fois ceste femme à fin de la<text:line-break/>faire conuertir à vendre pour payer telles debtes dõt<text:line-break/>il estoit tant importuné. Mais la bõne dame n'y voul2010<text:line-break/>loit aulcunemẽt consentir, &amp; disoit que c'estoit pour<text:line-break/>luy suruenir au temps futur &amp; tousiours continua à<text:line-break/>telles parolles. Quand le mary vit qu'il ne trouuoit<text:line-break/>expedient autre, il attira deux bons garsons qu'il co2010<text:line-break/>gnoissoit de long temps &amp; leur promist argent &amp;<text:line-break/>qu'il s'en vissent la nuict ensuyuant coucher en sa<text:line-break/>maison &amp; leur declara sa conception, puis leur dist<text:line-break/><text:span text:style-name="reg">« </text:span>vous coucherez à ma deuxiesme chambre &amp; quand<text:line-break/>aurez aperceu que ma femme &amp; moy seront couchez<text:line-break/>vous vous leuerez sur les vnze ou douze heures &amp;<text:line-break/>descarrelerez la chãbre, ferez grand bruict comme si<text:line-break/><text:soft-page-break/>c'estoient espritz. Cependant l'vn de vous viendra en<text:line-break/>ma chambre, car ie laisseray l'huis ouuret &amp; decoul2010<text:line-break/>lerez noz custodes &amp; d'vne verge ou houssine frap2010<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text:span text:style-name="reg"> »</text:span> Les cõpagnons furẽt ioy2010<text:line-break/>eulx &amp; se delibererẽt d'obeir à ce bourgeois. Et quãd<text:line-break/><text:span text:style-name="_3c_pb_3e_">[f. q6r]</text:span><text:line-break/>ce vint le soir le bourgeois les mena en sa maison &amp;<text:line-break/>les fist mõter en la chambre. Quand l'heure de my2010<text:line-break/>nuict fut sõnée ses cõpagnõs se leuerẽt &amp; a force d'vn<text:line-break/>gros bastõ ilz cõgnoiẽt aulcunesfois trois coups, au2010<text:line-break/>tresfois deux et le faisoiẽt rouller par la place puis des%<text:line-break/>carrellerẽt les carreaulx de la chãbre &amp; les gettoient<text:line-break/>par les degrez dõt ilz faisoiẽt vng merueilleux bruit.<text:line-break/>Cependant le bourgeois iouoit son mistere &amp; faisoit<text:line-break/>acroire à sa femme qu'il pẽsoit que ce fussent espritz<text:line-break/>&amp; se recommandoit à dieu. Toutesfois les espritz ne<text:line-break/>cessoient à rauacher, dont la pauure femme &amp; la chã2010<text:line-break/>brierefurent fort fachez. Or l'vn d'ceulx deualla en<text:line-break/>la c<text:span text:style-name="erreurTypo">ãh</text:span><text:span text:style-name="correctionTypo">hã</text:span>bre &amp; apporta des casses &amp; escuelles &amp; les get2010<text:line-break/>ta par la chambre, puis vint aux rideaux &amp; custodes<text:line-break/>du lict du maistre &amp; les faisoiẽt couller, recouller en<text:line-break/>forte que la pauure fẽme ne scauoit que dire &amp; pen2010<text:line-break/>soit estre morte &amp; qui pis est d'vn gros, baston cest<text:line-break/>esprit frappoit sur les iambes tant de l'homme que de<text:line-break/>la femme, dont ilz endurerẽt du mal. Puis vindrent<text:line-break/>au lict de la chambriere qui estoit assez ieune &amp; bon2010<text:line-break/>ne galloysse &amp; la secouerent tresbien, l'vn apres l'au2010<text:line-break/>tre sans qu'elle ozast iamais parler ne dire mot, dont<text:line-break/>le bourgeois en fut quelque peu marry, car il l'auoit<text:line-break/>au parauant tousiours hantée &amp; entretenue. Et<text:line-break/>quand deux heures furent sonnées lesdictz compa2010<text:line-break/>gnons s'en retournerent en leur chambre ou ilz dor2010<text:line-break/>mirent iusques à cinq heures du matin puis s'en alle2010<text:line-break/>rent. Et quand il fut temps de disner le bourgeois fist<text:line-break/>appeller des voysins ausquelz il declara qu'il y auoit<text:lin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2010<text:line-break/>riage, lequel debuoit beaucoup &amp; pource disoit qu'il<text:line-break/>conuenoit trouuer argent pour y satisfaire. Et lors<text:line-break/>la dame dist qu'elle n'auoit point d'argent. <text:span text:style-name="reg">« </text:span>Il fault<text:line-break/>doncques dist il que vous consentiez que ceste mai2010<text:line-break/>son soit vendue, car ie n'y demourray plus.<text:span text:style-name="reg"> »</text:span> A lors el2010<text:line-break/><text:soft-page-break/>le pria son mary qu'il eust encores patience iusques<text:line-break/>au lendemain &amp; que si les espritz venoient de rechef<text:line-break/>qu'elle consentiroit la vente. Le mary toutesfois di2010<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2010<text:line-break/>chepter a ceste charge.</text:p>
      <text:h text:style-name="P14" text:outline-level="2">❧ Comment par vng petit enfant les amours<text:line-break/>d'vne marchande &amp; d'vng prebstre furẽt<text:line-break/>reuellez au marchant.</text:h>
      <text:h text:style-name="P20" text:outline-level="3">Nouuelle. CVI.</text:h>
      <text:p text:style-name="P1"><text:span text:style-name="_3c_pb_3e_">[f. q7r]</text:span></text:p>
      <text:p text:style-name="P2"><text:span text:style-name="lettrine8">I</text:span>Adis fut es pays de Picardie vn<text:line-break/>notable marchant, lequel auoit<text:line-break/>espousé vne tres belle femme &amp;<text:line-break/>de bonne grace, &amp; pource estoit<text:line-break/>fort enuiée des mignons de la vil%<text:line-break/>le, dont le marchãt en estoit mal<text:line-break/>content, &amp; craignant qu'elle fust<text:line-break/>quelque fois deceue à son desa2010<text:line-break/>uãtage (toutes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2010<text:line-break/>chant eut affaire en la ville de Paris pour exercer sa<text:line-break/>negociation, &amp; pource il dist à sa femme. <text:span text:style-name="reg">« </text:span>Mamye ie<text:line-break/>voys que le temps est propre maintenant pour faire<text:lin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text:span text:style-name="reg"> »</text:span>, &amp; la dame luy accor%<text:line-break/>da fort humainement, &amp; luy dist. <text:span text:style-name="reg">« </text:span>Mon amy vous sca2010<text:line-break/>uez de qu'elle amytié ie vous ay tousiours aymé, &amp;<text:line-break/>vous prometz qu'a moy ne tiendra que nous ne fa2010<text:line-break/>cions tres heureux mesnage, &amp; pource reposez vous<text:line-break/>sur moy.<text:span text:style-name="reg"> »</text:span> Or ce marchant auoit vn seul filz ia aagé de<text:line-break/>six ans, fort esueille autant qu'vn autre de son aage,<text:line-break/>lequel il aymoit fort, &amp; tousiours l'auoit entre ses<text:line-break/>bras, &amp; luy <text:span text:style-name="correctionTypo">dist</text:span> <text:span text:style-name="reg">« </text:span>ca mon amy ie mẽ vois à Paris, que<text:line-break/>voulez vo<text:span text:style-name="correctionTypo"><text:span text:style-name="T6">9</text:span></text:span> dist, <text:span text:style-name="T5">ore</text:span> vous apporte<text:span text:style-name="reg"> »</text:span>, &amp; lenfant luy res2010<text:line-break/><text:span text:style-name="_3c_pb_3e_">[f. q7v]</text:span><text:line-break/><text:soft-page-break/>põndit <text:span text:style-name="reg">« </text:span>mõ pere apportez moy quelque chose de beau.<text:span text:style-name="reg"> »</text:span><text:line-break/><text:span text:style-name="reg">« </text:span>Or dict le pere mon amy ie le feray, mais regarde biẽ<text:line-break/>qui viẽdra ceans &amp; qui parlera à ta mere &amp; quand ie<text:line-break/>sceray venu tu me le diras.<text:span text:style-name="reg"> »</text:span> Adonc le mary print con2010<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line-break/>mignarder en luy dõnant des friandises. Et quelque<text:line-break/>fois elle luy dist, <text:span text:style-name="reg">« </text:span>or ca mon amy quãd vostre pere sera<text:line-break/>reuenu qui luy direz vous qui aura couché auecques<text:line-break/>moy, il fault que dizies qu'il nya eu que dieu &amp; vo<text:span text:style-name="T6">9</text:span><text:span text:style-name="reg"> »</text:span> &amp;<text:line-break/>l'enfant luy accorda. Et quãd le marchãt fut retour2010<text:line-break/>né en sa maison, l'enfãt s'<text:span text:style-name="correctionTypo">e</text:span>n alla audeuãt de luy &amp; luy<text:line-break/>demãda s'il luy auoit riens apporté &amp; le pere luy dist,<text:line-break/>qu'il luy auoit apporté de belles besongnes qu'il luy<text:line-break/>dõneroit s'il luy disoit qui estoit venu leans &amp; qui a2010<text:line-break/>uoit couché auecques sa mere. <text:span text:style-name="reg">« </text:span>En nenda dist le petit<text:line-break/>filz, mon pere il n'y a eu que dieu &amp; moy.<text:span text:style-name="reg"> »</text:span> A lors le pere<text:line-break/>se contenta &amp;, fist tresbonne chere à sa fẽme la baisa<text:line-break/>ioyeusement &amp; luy sceut tresbon gré de ce qu'elle se<text:line-break/>estoit si hõnestement gouuernée. Mais de malle fortu%<text:line-break/>ne le marchãt inuita le prebstre pour disner auecques<text:line-break/>luy &amp; quãd ilz furẽt à table en deuisãt, le pere dem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h text:style-name="P14" text:outline-level="2">❧ D'vn Lymosin qui amena vne grande quanti2010<text:line-break/>te de chiens, pour vendre à Paris.</text:h>
      <text:h text:style-name="P20" text:outline-level="3"><text:line-break/>Nouuelle finalle.</text:h>
      <text:p text:style-name="P2"><text:span text:style-name="lettrine6">A</text:span>V mesmes temps fut vn Lymosin.<text:line-break/>lequel eut affaire en la ville de Pa%<text:line-break/>ris, &amp; illec arriué vit qu'vn croche<text:line-break/>teur vendit vn petit chien dix es2010<text:line-break/>cus, &amp; pource desirant faire quel2010<text:line-break/>que train de marchandise en icel2010<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 &amp; il<text:line-break/>respondit qu'il auoit veu vendre vn petit chien dix<text:line-break/><text:soft-page-break/>escus, &amp; quil en auoit amené de grans tous nourris,<text:line-break/>il en esperoit auoir dauantage, &amp; pource fut enuoyé<text:line-break/>au marché, ou il fut longuement sans les vendre, &amp;<text:line-break/>quand il vit que chascun se mocquoit de luy, &amp; qu'il<text:line-break/>n'auoit assez d'argent pour satisfaire à leur despence<text:line-break/>il les mena par les boucheries, ou il les laissa viure at2010<text:line-break/>tendant qu'il eust recouuert argent du pays, &amp; dict<text:line-break/>on que ses chiẽs sont encors la attendãt leur maistre.</text:p>
      <text:p text:style-name="P2"/>
      <text:p text:style-name="_3c_p_3e_">❧ Cy finissent les fascetieux deuitz des cent nouuel2010<text:line-break/>les nouuelles, veues, corrigées &amp; additiõnées se2010<text:line-break/>lon leur sens naturel, &amp; langaige plus practiqué<text:line-break/>en Francoys par le seigneur de la Motte Lyon2010<text:line-break/>noys, &amp; imprimé a Paris par Iehan Real, Impri2010<text:line-break/>meur de ladicte v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text-align="center" style:justify-single-word="false" fo:keep-together="always" fo:hyphenation-ladder-count="no-limit" fo:keep-with-next="always"/>
      <style:text-properties fo:color="#e16173" style:font-name="Cambria" fo:font-family="Cambria" style:font-family-generic="roman" style:font-pitch="variable" style:font-name-asian="Times New Roman" style:font-family-asian="'Times New Roman'" style:font-family-generic-asian="roman" style:font-pitch-asian="variable"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Style1" style:family="paragraph" style:parent-style-name="Heading_20_4" style:default-outline-level="4" style:list-style-name="">
      <style:paragraph-properties fo:line-height="100%" fo:hyphenation-ladder-count="no-limit"/>
      <style:text-properties style:use-window-font-color="true" fo:font-size="10pt" fo:font-style="normal" fo:font-weight="normal" style:font-size-asian="10pt" style:font-style-asian="normal" style:font-weight-asian="normal" fo:hyphenate="false"/>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style:style>
    <style:style style:name="_3c_h4.sub_3e_" style:display-name="&lt;h4.sub&gt;" style:family="paragraph" style:parent-style-name="Style1" style:default-outline-level="4">
      <style:paragraph-properties fo:hyphenation-ladder-count="no-limit"/>
      <style:text-properties fo:font-size="9pt" style:font-size-asian="9pt" fo:hyphenate="false"/>
    </style:style>
    <style:style style:name="Style2" style:family="paragraph" style:parent-style-name="Normal">
      <style:paragraph-properties fo:margin-left="0cm" fo:margin-right="0cm" fo:margin-top="0cm" fo:margin-bottom="0cm" loext:contextual-spacing="false" fo:line-height="100%" fo:hyphenation-ladder-count="no-limit" fo:text-indent="0.42cm" style:auto-text-indent="false"/>
      <style:text-properties fo:font-size="12pt" style:font-size-asian="12pt" style:font-size-complex="12pt" fo:hyphenate="false"/>
    </style:style>
    <style:style style:name="_3c_p_3e_" style:display-name="&lt;p&gt;" style:family="paragraph" style:parent-style-name="Style2">
      <style:paragraph-properties fo:hyphenation-ladder-count="no-limit" style:border-line-width-left="0.004cm 0.004cm 0.004cm" fo:padding-left="0.199cm" fo:padding-right="0.199cm" fo:padding-top="0.101cm" fo:padding-bottom="0.101cm" fo:border-left="0.31pt double #d62e4e" fo:border-right="none" fo:border-top="none" fo:border-bottom="none"/>
      <style:text-properties style:font-name="Times New Roman" fo:font-family="'Times New Roman'" style:font-family-generic="roman" style:font-pitch="variable" fo:hyphenate="false"/>
    </style:style>
    <style:style style:name="_3c_noindent_3e_" style:display-name="&lt;noindent&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_3c_list_3e_" style:display-name="&lt;list&gt;" style:family="paragraph"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style:style>
    <style:style style:name="_3c_ab_3e_" style:display-name="&lt;ab&gt;"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_3c_l_3e_" style:display-name="&lt;l&gt;" style:family="paragraph" style:parent-style-name="Normal">
      <style:paragraph-properties fo:margin-left="0cm" fo:margin-right="0cm" fo:margin-top="0cm" fo:margin-bottom="0cm" loext:contextual-spacing="false" fo:line-height="100%" fo:hyphenation-ladder-count="no-limit" fo:text-indent="0.42cm" style:auto-text-indent="false"/>
      <style:text-properties style:font-name="Times New Roman" fo:font-family="'Times New Roman'" style:font-family-generic="roman" style:font-pitch="variable" fo:font-size="12pt" style:font-size-asian="12pt" fo:hyphenate="false"/>
    </style:style>
    <style:style style:name="_3c_figure_3e_" style:display-name="&lt;figure&gt;" style:family="paragraph" style:parent-style-name="Normal">
      <style:paragraph-properties fo:margin-top="0cm" fo:margin-bottom="0cm" loext:contextual-spacing="false" fo:line-height="100%" fo:text-align="center" style:justify-single-word="false" fo:hyphenation-ladder-count="no-limit"/>
      <style:text-properties fo:color="#ff0000" fo:hyphenate="false"/>
    </style:style>
    <style:style style:name="_3c_trailer_3e_" style:display-name="&lt;trailer&gt;" style:family="paragraph" style:parent-style-name="Normal">
      <style:paragraph-properties fo:margin-top="0cm" fo:margin-bottom="0cm" loext:contextual-spacing="false" fo:line-height="100%" fo:hyphenation-ladder-count="no-limit"/>
      <style:text-properties style:font-name="Times New Roman" fo:font-family="'Times New Roman'" style:font-family-generic="roman" style:font-pitch="variable" fo:font-size="12pt" style:font-size-asian="12pt" fo:hyphenate="false"/>
    </style:style>
    <style:style style:name="Style3" style:family="paragraph" style:parent-style-name="Normal">
      <style:paragraph-properties fo:margin-top="0.423cm" fo:margin-bottom="0.423cm" loext:contextual-spacing="false" fo:line-height="100%" fo:text-align="center" style:justify-single-word="false" fo:hyphenation-ladder-count="no-limit"/>
      <style:text-properties style:font-name="Times New Roman" fo:font-family="'Times New Roman'" style:font-family-generic="roman" style:font-pitch="variable" fo:hyphenate="false"/>
    </style:style>
    <style:style style:name="_3c_signed_3e_" style:display-name="&lt;signed&gt;" style:family="paragraph" style:parent-style-name="Normal">
      <style:paragraph-properties fo:margin-top="0cm" fo:margin-bottom="0cm" loext:contextual-spacing="false" fo:line-height="100%" fo:text-align="end" style:justify-single-word="false" fo:hyphenation-ladder-count="no-limit"/>
      <style:text-properties style:font-name="Times New Roman" fo:font-family="'Times New Roman'" style:font-family-generic="roman" style:font-pitch="variable" fo:font-size="12pt" style:font-size-asian="12pt" style:font-size-complex="12pt" fo:hyphenate="false"/>
    </style:style>
    <style:style style:name="Style4" style:family="paragraph" style:parent-style-name="Normal">
      <style:paragraph-properties fo:margin-left="1cm" fo:margin-right="0cm" fo:margin-top="0.212cm" fo:margin-bottom="0.212cm" loext:contextual-spacing="false" fo:line-height="100%" fo:hyphenation-ladder-count="no-limit" fo:text-indent="0cm" style:auto-text-indent="false">
        <style:tab-stops/>
      </style:paragraph-properties>
      <style:text-properties style:font-name="Times New Roman" fo:font-family="'Times New Roman'" style:font-family-generic="roman" style:font-pitch="variable"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term_3e_" style:display-name="&lt;term&gt;" style:family="paragraph" style:parent-style-name="Standard">
      <loext:graphic-properties draw:fill="solid" draw:fill-color="#dddddd" draw:opacity="100%"/>
      <style:paragraph-properties fo:hyphenation-ladder-count="no-limit" fo:background-color="#dddddd" fo:padding="0cm" fo:border="0.26pt solid #000000" style:shadow="none"/>
      <style:text-properties style:font-name="Arial Unicode MS" fo:font-family="'Arial Unicode MS'" style:font-family-generic="swiss" style:font-pitch="variable" fo:hyphenate="false"/>
    </style:style>
    <style:style style:name="_3c_Pagedetitre_5f_titre_3e_" style:display-name="&lt;Pagedetitre_titre&gt;" style:family="paragraph" style:parent-style-name="Text_20_body">
      <style:paragraph-properties fo:text-align="center" style:justify-single-word="false" fo:hyphenation-ladder-count="no-limit"/>
      <style:text-properties fo:font-size="32pt" style:font-size-asian="32pt" style:font-size-complex="32pt" fo:hyphenate="false"/>
    </style:style>
    <style:style style:name="_3c_Pagedetitre_5f_sous-titre_3e_" style:display-name="&lt;Pagedetitre_sous-titre&gt;" style:family="paragraph" style:parent-style-name="_3c_Pagedetitre_5f_titre_3e_">
      <style:paragraph-properties fo:hyphenation-ladder-count="no-limit"/>
      <style:text-properties fo:font-style="italic" style:font-style-asian="italic" style:font-style-complex="italic" fo:hyphenate="false"/>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3pt" style:font-weight-complex="bold"/>
    </style:style>
    <style:style style:name="Titre_20_3_20_Car" style:display-name="Titre 3 Car" style:family="text" style:parent-style-name="Police_20_par_20_défaut">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weight-complex="bold"/>
    </style:style>
    <style:style style:name="Titre_20_4_20_Car" style:display-name="Titre 4 Car" style:family="text" style:parent-style-name="Police_20_par_20_défau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_3c_cb_3e_" style:display-name="&lt;c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erreurTypo" style:family="text">
      <style:text-properties fo:color="#158466" fo:font-weight="bold" fo:background-color="#8e86ae"/>
    </style:style>
    <style:style style:name="correctionTypo" style:family="text">
      <style:text-properties fo:color="#00a933" fo:background-color="#99ff99"/>
    </style:style>
    <style:style style:name="latin" style:family="text">
      <style:text-properties fo:color="#8d1d75" fo:font-style="italic" fo:background-color="#e0c2cd"/>
    </style:style>
    <style:style style:name="lettre_5f_suscrite" style:display-name="lettre_suscrite" style:family="text">
      <style:text-properties style:text-position="super 58%" fo:background-color="#cc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ig" style:family="text">
      <style:text-properties fo:background-color="#ff33ff"/>
    </style:style>
    <style:style style:name="reg" style:family="text" style:parent-style-name="orig">
      <style:text-properties fo:background-color="#ff0066"/>
    </style:style>
    <style:style style:name="lettrine9" style:family="text" style:parent-style-name="Police_20_par_20_défaut">
      <style:text-properties fo:color="#55308d" fo:font-weight="bold" fo:background-color="#ffffff"/>
    </style:style>
    <style:style style:name="Majuscule" style:family="text">
      <style:text-properties fo:background-color="transparent"/>
    </style:style>
    <style:style style:name="restitution" style:family="text" style:parent-style-name="correctionTypo">
      <style:text-properties fo:color="#81d41a" fo:font-weight="bold" fo:background-color="#fff5ce"/>
    </style:style>
    <style:style style:name="Numbering_20_Symbols" style:display-name="Numbering Symbols" style:family="text"/>
    <style:style style:name="dedicace" style:family="text"/>
    <style:style style:name="lettrine3" style:family="text" style:parent-style-name="Police_20_par_20_défaut">
      <style:text-properties fo:color="#ffbf00" fo:font-weight="bold" fo:background-color="#ffffff"/>
    </style:style>
    <style:style style:name="lettrine4" style:family="text" style:parent-style-name="reg">
      <style:text-properties fo:color="#ff8000" fo:font-weight="bold" fo:background-color="#ffffff"/>
    </style:style>
    <style:style style:name="lettrine2" style:family="text">
      <style:text-properties fo:color="#ffff00" fo:font-style="normal" fo:font-weight="bold" fo:background-color="#ffffff"/>
    </style:style>
    <style:style style:name="lettrine5" style:family="text">
      <style:text-properties fo:color="#ff4000" fo:font-weight="bold" fo:background-color="#ffffff"/>
    </style:style>
    <style:style style:name="lettrine8" style:family="text" style:parent-style-name="lettrine2">
      <style:text-properties fo:color="#800080" fo:font-weight="bold" fo:background-color="#ffffff"/>
    </style:style>
    <style:style style:name="lettrine7" style:family="text" style:parent-style-name="lettrine5">
      <style:text-properties fo:color="#bf0041" fo:background-color="#ffffff"/>
    </style:style>
    <style:style style:name="lettrine6" style:family="text" style:parent-style-name="erreurTypo">
      <style:text-properties fo:color="#ff0000" fo:font-weight="bold" fo:background-color="#fffff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User</meta:initial-creator>
    <meta:creation-date>2019-03-18T16:39:00Z</meta:creation-date>
    <dc:date>2019-06-14T16:23:56.552000000</dc:date>
    <meta:editing-cycles>426</meta:editing-cycles>
    <meta:editing-duration>P2DT14H54M41S</meta:editing-duration>
    <meta:document-statistic meta:table-count="0" meta:image-count="0" meta:object-count="0" meta:page-count="162" meta:paragraph-count="471" meta:word-count="64680" meta:character-count="365635" meta:non-whitespace-character-count="301407"/>
    <meta:template xlink:type="simple" xlink:actuate="onRequest" xlink:title="" xlink:href="Normal.dotm"/>
  </office:meta>
</office:document-meta>
</file>